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text-properties officeooo:rsid="0011b025" officeooo:paragraph-rsid="0011b025"/>
    </style:style>
    <style:style style:name="P17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8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9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4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5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6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1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2" style:family="paragraph" style:parent-style-name="Standard">
      <style:text-properties fo:font-style="italic" officeooo:paragraph-rsid="013013d9" style:font-style-asian="italic" style:font-style-complex="italic"/>
    </style:style>
    <style:style style:name="P33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4" style:family="paragraph" style:parent-style-name="Standard">
      <style:text-properties fo:font-style="italic" officeooo:paragraph-rsid="01408f03" style:font-style-asian="italic" style:font-style-complex="italic"/>
    </style:style>
    <style:style style:name="P35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6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1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97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02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29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36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37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38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39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40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41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42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43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44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45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146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147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148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149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150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51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52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53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54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55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56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57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58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59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60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61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62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63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64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65" style:family="paragraph" style:parent-style-name="Standard">
      <style:text-properties officeooo:rsid="0015f1ff" officeooo:paragraph-rsid="0015f1ff"/>
    </style:style>
    <style:style style:name="P166" style:family="paragraph" style:parent-style-name="Standard">
      <style:text-properties officeooo:rsid="0015f1ff" officeooo:paragraph-rsid="0013268f"/>
    </style:style>
    <style:style style:name="P167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68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70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71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72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74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76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77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78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90" style:family="paragraph" style:parent-style-name="Standard">
      <style:text-properties fo:font-style="normal" officeooo:paragraph-rsid="02be3c45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02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11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12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18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24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25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26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39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246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247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248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249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50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51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252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53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54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55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256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257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258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59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60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261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262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263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264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265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266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267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268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269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270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271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272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273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274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275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276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277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278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279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280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281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282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283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285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86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87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88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89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90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91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92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93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94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95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96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97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98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99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300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301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02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03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304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305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306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307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308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309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310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311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312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13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14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15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16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17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19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20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357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358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382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383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384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385" style:family="paragraph" style:parent-style-name="Standard">
      <style:text-properties officeooo:rsid="0033fbdf" officeooo:paragraph-rsid="0033fbdf"/>
    </style:style>
    <style:style style:name="P386" style:family="paragraph" style:parent-style-name="Standard">
      <style:text-properties officeooo:rsid="0034ed8b" officeooo:paragraph-rsid="0106c767"/>
    </style:style>
    <style:style style:name="P387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388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389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390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391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392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393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394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395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396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397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398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399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400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401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402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403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404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405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406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407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408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409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410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411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412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413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414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415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416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417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418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419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420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421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422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423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424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425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426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427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428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429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430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431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432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433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434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435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436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437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438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439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440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441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442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443" style:family="paragraph" style:parent-style-name="Standard">
      <style:text-properties officeooo:rsid="0012a0dc" officeooo:paragraph-rsid="0012a0dc"/>
    </style:style>
    <style:style style:name="P444" style:family="paragraph" style:parent-style-name="Standard">
      <style:text-properties officeooo:paragraph-rsid="003eeb50"/>
    </style:style>
    <style:style style:name="P445" style:family="paragraph" style:parent-style-name="Standard">
      <style:text-properties officeooo:rsid="00205d85" officeooo:paragraph-rsid="005f7223"/>
    </style:style>
    <style:style style:name="P446" style:family="paragraph" style:parent-style-name="Standard">
      <style:text-properties officeooo:rsid="002436f5" officeooo:paragraph-rsid="00ed9297"/>
    </style:style>
    <style:style style:name="P447" style:family="paragraph" style:parent-style-name="Standard">
      <style:text-properties officeooo:rsid="0056d959" officeooo:paragraph-rsid="0056d959"/>
    </style:style>
    <style:style style:name="P448" style:family="paragraph" style:parent-style-name="Standard">
      <style:paragraph-properties fo:line-height="150%"/>
      <style:text-properties officeooo:paragraph-rsid="0013268f"/>
    </style:style>
    <style:style style:name="P449" style:family="paragraph" style:parent-style-name="Standard">
      <style:paragraph-properties fo:line-height="150%"/>
      <style:text-properties officeooo:paragraph-rsid="0040eb9d"/>
    </style:style>
    <style:style style:name="P450" style:family="paragraph" style:parent-style-name="Standard">
      <style:paragraph-properties fo:line-height="150%"/>
      <style:text-properties officeooo:paragraph-rsid="00c6421c"/>
    </style:style>
    <style:style style:name="P451" style:family="paragraph" style:parent-style-name="Standard">
      <style:paragraph-properties fo:line-height="150%"/>
      <style:text-properties officeooo:paragraph-rsid="0106c767"/>
    </style:style>
    <style:style style:name="P452" style:family="paragraph" style:parent-style-name="Standard">
      <style:paragraph-properties fo:line-height="150%"/>
      <style:text-properties officeooo:paragraph-rsid="01d80854"/>
    </style:style>
    <style:style style:name="P453" style:family="paragraph" style:parent-style-name="Standard">
      <style:paragraph-properties fo:line-height="150%"/>
      <style:text-properties officeooo:paragraph-rsid="020068b3"/>
    </style:style>
    <style:style style:name="P454" style:family="paragraph" style:parent-style-name="Standard">
      <style:paragraph-properties fo:line-height="150%"/>
      <style:text-properties officeooo:paragraph-rsid="0265f14b"/>
    </style:style>
    <style:style style:name="P455" style:family="paragraph" style:parent-style-name="Standard">
      <style:paragraph-properties fo:line-height="150%"/>
      <style:text-properties officeooo:paragraph-rsid="00cab904"/>
    </style:style>
    <style:style style:name="P456" style:family="paragraph" style:parent-style-name="Standard">
      <style:paragraph-properties fo:line-height="150%"/>
      <style:text-properties officeooo:paragraph-rsid="0339abb7"/>
    </style:style>
    <style:style style:name="P457" style:family="paragraph" style:parent-style-name="Standard">
      <style:paragraph-properties fo:line-height="150%"/>
      <style:text-properties officeooo:paragraph-rsid="031857c7"/>
    </style:style>
    <style:style style:name="P458" style:family="paragraph" style:parent-style-name="Standard">
      <style:paragraph-properties fo:line-height="150%"/>
      <style:text-properties officeooo:paragraph-rsid="0347bb43"/>
    </style:style>
    <style:style style:name="P459" style:family="paragraph" style:parent-style-name="Standard">
      <style:paragraph-properties fo:line-height="150%"/>
      <style:text-properties officeooo:paragraph-rsid="03af7bf7"/>
    </style:style>
    <style:style style:name="P460" style:family="paragraph" style:parent-style-name="Standard">
      <style:paragraph-properties fo:line-height="150%"/>
      <style:text-properties officeooo:paragraph-rsid="03becfb9"/>
    </style:style>
    <style:style style:name="P461" style:family="paragraph" style:parent-style-name="Standard">
      <style:paragraph-properties fo:line-height="150%"/>
      <style:text-properties officeooo:paragraph-rsid="03e90de3"/>
    </style:style>
    <style:style style:name="P462" style:family="paragraph" style:parent-style-name="Standard">
      <style:paragraph-properties fo:line-height="150%"/>
      <style:text-properties officeooo:paragraph-rsid="03ffa765"/>
    </style:style>
    <style:style style:name="P463" style:family="paragraph" style:parent-style-name="Standard">
      <style:paragraph-properties fo:line-height="150%"/>
      <style:text-properties officeooo:paragraph-rsid="04226783"/>
    </style:style>
    <style:style style:name="P464" style:family="paragraph" style:parent-style-name="Standard">
      <style:text-properties officeooo:paragraph-rsid="00883289"/>
    </style:style>
    <style:style style:name="P465" style:family="paragraph" style:parent-style-name="Standard">
      <style:text-properties officeooo:rsid="008872eb" officeooo:paragraph-rsid="008872eb"/>
    </style:style>
    <style:style style:name="P466" style:family="paragraph" style:parent-style-name="Standard">
      <style:text-properties officeooo:paragraph-rsid="00a75993"/>
    </style:style>
    <style:style style:name="P467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468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469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470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538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539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55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55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55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56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56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56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56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56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56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566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567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568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569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570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571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572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573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574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575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576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577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578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579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580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665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666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667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668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669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670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671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672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673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67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675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678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67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68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681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682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683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684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685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686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687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688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689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690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69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69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694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69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69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697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69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699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700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70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702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703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704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705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706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707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710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711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71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713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714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71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716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717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718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71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720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721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72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72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72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72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72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73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731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732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733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734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73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73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73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73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73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74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74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74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74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74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74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74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74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74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74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75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75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7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7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756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7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758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759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760" style:family="paragraph" style:parent-style-name="Standard">
      <style:text-properties style:use-window-font-color="true" officeooo:paragraph-rsid="02be3c45"/>
    </style:style>
    <style:style style:name="P761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76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76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76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76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76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76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76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76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77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77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77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773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774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775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776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777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778" style:family="paragraph" style:parent-style-name="Standard">
      <style:text-properties style:use-window-font-color="true" officeooo:paragraph-rsid="02ecf51e"/>
    </style:style>
    <style:style style:name="P779" style:family="paragraph" style:parent-style-name="Standard">
      <style:paragraph-properties fo:line-height="150%"/>
      <style:text-properties style:use-window-font-color="true" officeooo:paragraph-rsid="02edc963"/>
    </style:style>
    <style:style style:name="P780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781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783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784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785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78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787" style:family="paragraph" style:parent-style-name="Standard">
      <style:text-properties officeooo:paragraph-rsid="00ba4170"/>
    </style:style>
    <style:style style:name="P788" style:family="paragraph" style:parent-style-name="Standard">
      <style:text-properties officeooo:paragraph-rsid="00bbbf73"/>
    </style:style>
    <style:style style:name="P789" style:family="paragraph" style:parent-style-name="Standard">
      <style:text-properties officeooo:rsid="00beb82f" officeooo:paragraph-rsid="00beb82f"/>
    </style:style>
    <style:style style:name="P790" style:family="paragraph" style:parent-style-name="Standard">
      <style:text-properties officeooo:paragraph-rsid="00beb82f"/>
    </style:style>
    <style:style style:name="P791" style:family="paragraph" style:parent-style-name="Standard">
      <style:text-properties officeooo:rsid="00c0d7c6" officeooo:paragraph-rsid="00c0d7c6"/>
    </style:style>
    <style:style style:name="P792" style:family="paragraph" style:parent-style-name="Standard">
      <style:text-properties officeooo:rsid="005521a3" officeooo:paragraph-rsid="005521a3"/>
    </style:style>
    <style:style style:name="P793" style:family="paragraph" style:parent-style-name="Standard">
      <style:text-properties officeooo:paragraph-rsid="00d2fc06"/>
    </style:style>
    <style:style style:name="P794" style:family="paragraph" style:parent-style-name="Standard">
      <style:paragraph-properties fo:line-height="150%"/>
      <style:text-properties officeooo:rsid="00d5826a" officeooo:paragraph-rsid="00d5826a"/>
    </style:style>
    <style:style style:name="P795" style:family="paragraph" style:parent-style-name="Standard">
      <style:text-properties officeooo:paragraph-rsid="00d77d7d"/>
    </style:style>
    <style:style style:name="P796" style:family="paragraph" style:parent-style-name="Standard">
      <style:text-properties officeooo:rsid="00d9c9e4" officeooo:paragraph-rsid="00d9c9e4"/>
    </style:style>
    <style:style style:name="P797" style:family="paragraph" style:parent-style-name="Standard">
      <style:text-properties officeooo:paragraph-rsid="00e5f586"/>
    </style:style>
    <style:style style:name="P798" style:family="paragraph" style:parent-style-name="Standard">
      <style:text-properties officeooo:paragraph-rsid="00eb50e0"/>
    </style:style>
    <style:style style:name="P799" style:family="paragraph" style:parent-style-name="Standard">
      <style:paragraph-properties fo:line-height="150%"/>
      <style:text-properties officeooo:rsid="00f2503e" officeooo:paragraph-rsid="00f2503e"/>
    </style:style>
    <style:style style:name="P800" style:family="paragraph" style:parent-style-name="Standard">
      <style:text-properties officeooo:rsid="00f2503e" officeooo:paragraph-rsid="01222be5"/>
    </style:style>
    <style:style style:name="P801" style:family="paragraph" style:parent-style-name="Standard">
      <style:text-properties officeooo:rsid="00d1487d" officeooo:paragraph-rsid="00d2fc06"/>
    </style:style>
    <style:style style:name="P802" style:family="paragraph" style:parent-style-name="Standard">
      <style:text-properties officeooo:paragraph-rsid="00f5260b"/>
    </style:style>
    <style:style style:name="P803" style:family="paragraph" style:parent-style-name="Standard">
      <style:text-properties officeooo:paragraph-rsid="010c486e"/>
    </style:style>
    <style:style style:name="P804" style:family="paragraph" style:parent-style-name="Standard">
      <style:text-properties officeooo:paragraph-rsid="00367935"/>
    </style:style>
    <style:style style:name="P805" style:family="paragraph" style:parent-style-name="Standard">
      <style:text-properties officeooo:paragraph-rsid="011fc384"/>
    </style:style>
    <style:style style:name="P806" style:family="paragraph" style:parent-style-name="Standard">
      <style:text-properties officeooo:paragraph-rsid="0122678f"/>
    </style:style>
    <style:style style:name="P807" style:family="paragraph" style:parent-style-name="Standard">
      <style:text-properties officeooo:paragraph-rsid="012dfde8"/>
    </style:style>
    <style:style style:name="P808" style:family="paragraph" style:parent-style-name="Standard">
      <style:text-properties officeooo:paragraph-rsid="0130fd48"/>
    </style:style>
    <style:style style:name="P809" style:family="paragraph" style:parent-style-name="Standard">
      <style:text-properties officeooo:paragraph-rsid="013282b3"/>
    </style:style>
    <style:style style:name="P810" style:family="paragraph" style:parent-style-name="Standard">
      <style:text-properties officeooo:paragraph-rsid="013f3c54"/>
    </style:style>
    <style:style style:name="P811" style:family="paragraph" style:parent-style-name="Standard">
      <style:text-properties officeooo:paragraph-rsid="0152f194"/>
    </style:style>
    <style:style style:name="P812" style:family="paragraph" style:parent-style-name="Standard">
      <style:text-properties officeooo:paragraph-rsid="0150aafa"/>
    </style:style>
    <style:style style:name="P813" style:family="paragraph" style:parent-style-name="Standard">
      <style:paragraph-properties fo:line-height="100%"/>
      <style:text-properties officeooo:paragraph-rsid="016aa5ac"/>
    </style:style>
    <style:style style:name="P814" style:family="paragraph" style:parent-style-name="Standard">
      <style:paragraph-properties fo:line-height="100%"/>
      <style:text-properties officeooo:paragraph-rsid="016d2800"/>
    </style:style>
    <style:style style:name="P815" style:family="paragraph" style:parent-style-name="Standard">
      <style:paragraph-properties fo:line-height="100%"/>
      <style:text-properties officeooo:paragraph-rsid="0171553b"/>
    </style:style>
    <style:style style:name="P816" style:family="paragraph" style:parent-style-name="Standard">
      <style:paragraph-properties fo:line-height="100%"/>
      <style:text-properties officeooo:paragraph-rsid="0176ee1b"/>
    </style:style>
    <style:style style:name="P817" style:family="paragraph" style:parent-style-name="Standard">
      <style:paragraph-properties fo:line-height="100%"/>
      <style:text-properties officeooo:paragraph-rsid="017941db"/>
    </style:style>
    <style:style style:name="P818" style:family="paragraph" style:parent-style-name="Standard">
      <style:paragraph-properties fo:line-height="100%"/>
      <style:text-properties officeooo:paragraph-rsid="017a7161"/>
    </style:style>
    <style:style style:name="P819" style:family="paragraph" style:parent-style-name="Standard">
      <style:paragraph-properties fo:line-height="100%"/>
      <style:text-properties officeooo:paragraph-rsid="018105ab"/>
    </style:style>
    <style:style style:name="P820" style:family="paragraph" style:parent-style-name="Standard">
      <style:paragraph-properties fo:line-height="100%"/>
      <style:text-properties officeooo:paragraph-rsid="01aaba73"/>
    </style:style>
    <style:style style:name="P821" style:family="paragraph" style:parent-style-name="Standard">
      <style:paragraph-properties fo:line-height="100%"/>
      <style:text-properties officeooo:paragraph-rsid="01abda5f"/>
    </style:style>
    <style:style style:name="P822" style:family="paragraph" style:parent-style-name="Standard">
      <style:paragraph-properties fo:line-height="100%"/>
      <style:text-properties officeooo:paragraph-rsid="01d3aa7e"/>
    </style:style>
    <style:style style:name="P823" style:family="paragraph" style:parent-style-name="Standard">
      <style:paragraph-properties fo:line-height="100%"/>
      <style:text-properties officeooo:paragraph-rsid="01e2b86d"/>
    </style:style>
    <style:style style:name="P824" style:family="paragraph" style:parent-style-name="Standard">
      <style:paragraph-properties fo:line-height="100%"/>
      <style:text-properties officeooo:paragraph-rsid="01e7ea9a"/>
    </style:style>
    <style:style style:name="P825" style:family="paragraph" style:parent-style-name="Standard">
      <style:paragraph-properties fo:line-height="100%"/>
      <style:text-properties officeooo:paragraph-rsid="01f79ca2"/>
    </style:style>
    <style:style style:name="P826" style:family="paragraph" style:parent-style-name="Standard">
      <style:paragraph-properties fo:line-height="100%"/>
      <style:text-properties officeooo:paragraph-rsid="020068b3"/>
    </style:style>
    <style:style style:name="P827" style:family="paragraph" style:parent-style-name="Standard">
      <style:paragraph-properties fo:line-height="100%"/>
      <style:text-properties officeooo:paragraph-rsid="0200b58e"/>
    </style:style>
    <style:style style:name="P828" style:family="paragraph" style:parent-style-name="Standard">
      <style:paragraph-properties fo:line-height="100%"/>
      <style:text-properties officeooo:paragraph-rsid="020131ae"/>
    </style:style>
    <style:style style:name="P829" style:family="paragraph" style:parent-style-name="Standard">
      <style:paragraph-properties fo:line-height="100%"/>
      <style:text-properties officeooo:paragraph-rsid="0212a48a"/>
    </style:style>
    <style:style style:name="P830" style:family="paragraph" style:parent-style-name="Standard">
      <style:paragraph-properties fo:line-height="100%"/>
      <style:text-properties officeooo:paragraph-rsid="01d522fe"/>
    </style:style>
    <style:style style:name="P831" style:family="paragraph" style:parent-style-name="Standard">
      <style:paragraph-properties fo:line-height="100%"/>
      <style:text-properties officeooo:paragraph-rsid="021920c6"/>
    </style:style>
    <style:style style:name="P832" style:family="paragraph" style:parent-style-name="Standard">
      <style:paragraph-properties fo:line-height="100%"/>
      <style:text-properties officeooo:paragraph-rsid="021bfb0f"/>
    </style:style>
    <style:style style:name="P833" style:family="paragraph" style:parent-style-name="Standard">
      <style:paragraph-properties fo:line-height="100%"/>
      <style:text-properties officeooo:paragraph-rsid="021d76dd"/>
    </style:style>
    <style:style style:name="P834" style:family="paragraph" style:parent-style-name="Standard">
      <style:paragraph-properties fo:line-height="100%"/>
      <style:text-properties officeooo:paragraph-rsid="01ec8e18"/>
    </style:style>
    <style:style style:name="P835" style:family="paragraph" style:parent-style-name="Standard">
      <style:paragraph-properties fo:line-height="100%"/>
      <style:text-properties officeooo:paragraph-rsid="0228bd00"/>
    </style:style>
    <style:style style:name="P836" style:family="paragraph" style:parent-style-name="Standard">
      <style:paragraph-properties fo:line-height="100%"/>
      <style:text-properties officeooo:paragraph-rsid="0239e044"/>
    </style:style>
    <style:style style:name="P837" style:family="paragraph" style:parent-style-name="Standard">
      <style:paragraph-properties fo:line-height="100%"/>
      <style:text-properties officeooo:paragraph-rsid="023e217a"/>
    </style:style>
    <style:style style:name="P838" style:family="paragraph" style:parent-style-name="Standard">
      <style:paragraph-properties fo:line-height="100%"/>
      <style:text-properties officeooo:paragraph-rsid="0245c9e7"/>
    </style:style>
    <style:style style:name="P839" style:family="paragraph" style:parent-style-name="Standard">
      <style:paragraph-properties fo:line-height="100%"/>
      <style:text-properties officeooo:paragraph-rsid="0248e2f5"/>
    </style:style>
    <style:style style:name="P840" style:family="paragraph" style:parent-style-name="Standard">
      <style:paragraph-properties fo:line-height="100%"/>
      <style:text-properties officeooo:paragraph-rsid="024d9b01"/>
    </style:style>
    <style:style style:name="P841" style:family="paragraph" style:parent-style-name="Standard">
      <style:paragraph-properties fo:line-height="100%"/>
      <style:text-properties officeooo:paragraph-rsid="02540cb9"/>
    </style:style>
    <style:style style:name="P842" style:family="paragraph" style:parent-style-name="Standard">
      <style:paragraph-properties fo:line-height="100%"/>
      <style:text-properties officeooo:paragraph-rsid="02656310"/>
    </style:style>
    <style:style style:name="P843" style:family="paragraph" style:parent-style-name="Standard">
      <style:paragraph-properties fo:line-height="100%"/>
      <style:text-properties officeooo:paragraph-rsid="0265f14b"/>
    </style:style>
    <style:style style:name="P844" style:family="paragraph" style:parent-style-name="Standard">
      <style:paragraph-properties fo:line-height="100%"/>
      <style:text-properties officeooo:paragraph-rsid="02778926"/>
    </style:style>
    <style:style style:name="P845" style:family="paragraph" style:parent-style-name="Standard">
      <style:paragraph-properties fo:line-height="100%"/>
      <style:text-properties officeooo:paragraph-rsid="0279658f"/>
    </style:style>
    <style:style style:name="P846" style:family="paragraph" style:parent-style-name="Standard">
      <style:paragraph-properties fo:line-height="100%"/>
      <style:text-properties officeooo:paragraph-rsid="027b57d1"/>
    </style:style>
    <style:style style:name="P847" style:family="paragraph" style:parent-style-name="Standard">
      <style:paragraph-properties fo:line-height="100%"/>
      <style:text-properties officeooo:paragraph-rsid="02819040"/>
    </style:style>
    <style:style style:name="P848" style:family="paragraph" style:parent-style-name="Standard">
      <style:paragraph-properties fo:line-height="100%"/>
      <style:text-properties officeooo:paragraph-rsid="028add40"/>
    </style:style>
    <style:style style:name="P849" style:family="paragraph" style:parent-style-name="Standard">
      <style:paragraph-properties fo:line-height="100%"/>
      <style:text-properties officeooo:paragraph-rsid="02939b7b"/>
    </style:style>
    <style:style style:name="P850" style:family="paragraph" style:parent-style-name="Standard">
      <style:paragraph-properties fo:line-height="100%"/>
      <style:text-properties officeooo:paragraph-rsid="0293a523"/>
    </style:style>
    <style:style style:name="P851" style:family="paragraph" style:parent-style-name="Standard">
      <style:paragraph-properties fo:line-height="100%"/>
      <style:text-properties officeooo:paragraph-rsid="0297c923"/>
    </style:style>
    <style:style style:name="P852" style:family="paragraph" style:parent-style-name="Standard">
      <style:paragraph-properties fo:line-height="100%"/>
      <style:text-properties officeooo:paragraph-rsid="029bb505"/>
    </style:style>
    <style:style style:name="P853" style:family="paragraph" style:parent-style-name="Standard">
      <style:paragraph-properties fo:line-height="100%"/>
      <style:text-properties officeooo:paragraph-rsid="02a71f0b"/>
    </style:style>
    <style:style style:name="P854" style:family="paragraph" style:parent-style-name="Standard">
      <style:paragraph-properties fo:line-height="100%"/>
      <style:text-properties officeooo:paragraph-rsid="027c1b85"/>
    </style:style>
    <style:style style:name="P855" style:family="paragraph" style:parent-style-name="Standard">
      <style:paragraph-properties fo:line-height="100%"/>
      <style:text-properties officeooo:paragraph-rsid="0045286d"/>
    </style:style>
    <style:style style:name="P856" style:family="paragraph" style:parent-style-name="Standard">
      <style:paragraph-properties fo:line-height="100%"/>
      <style:text-properties officeooo:paragraph-rsid="02bd01a2"/>
    </style:style>
    <style:style style:name="P857" style:family="paragraph" style:parent-style-name="Standard">
      <style:paragraph-properties fo:line-height="100%"/>
      <style:text-properties officeooo:paragraph-rsid="02d5eaee"/>
    </style:style>
    <style:style style:name="P858" style:family="paragraph" style:parent-style-name="Standard">
      <style:paragraph-properties fo:line-height="100%"/>
      <style:text-properties officeooo:paragraph-rsid="02e4f960"/>
    </style:style>
    <style:style style:name="P859" style:family="paragraph" style:parent-style-name="Standard">
      <style:paragraph-properties fo:line-height="100%"/>
      <style:text-properties officeooo:paragraph-rsid="02eac01d"/>
    </style:style>
    <style:style style:name="P860" style:family="paragraph" style:parent-style-name="Standard">
      <style:paragraph-properties fo:line-height="100%"/>
      <style:text-properties officeooo:paragraph-rsid="02f17ec6"/>
    </style:style>
    <style:style style:name="P861" style:family="paragraph" style:parent-style-name="Standard">
      <style:paragraph-properties fo:line-height="100%"/>
      <style:text-properties officeooo:paragraph-rsid="02fda6ef"/>
    </style:style>
    <style:style style:name="P862" style:family="paragraph" style:parent-style-name="Standard">
      <style:paragraph-properties fo:line-height="100%"/>
      <style:text-properties officeooo:paragraph-rsid="03040c1c"/>
    </style:style>
    <style:style style:name="P863" style:family="paragraph" style:parent-style-name="Standard">
      <style:paragraph-properties fo:line-height="100%"/>
      <style:text-properties officeooo:paragraph-rsid="03049b98"/>
    </style:style>
    <style:style style:name="P864" style:family="paragraph" style:parent-style-name="Standard">
      <style:paragraph-properties fo:line-height="100%"/>
      <style:text-properties officeooo:paragraph-rsid="0305aebe"/>
    </style:style>
    <style:style style:name="P865" style:family="paragraph" style:parent-style-name="Standard">
      <style:paragraph-properties fo:line-height="100%"/>
      <style:text-properties officeooo:paragraph-rsid="03061f93"/>
    </style:style>
    <style:style style:name="P866" style:family="paragraph" style:parent-style-name="Standard">
      <style:paragraph-properties fo:line-height="100%"/>
      <style:text-properties officeooo:paragraph-rsid="03153caa"/>
    </style:style>
    <style:style style:name="P867" style:family="paragraph" style:parent-style-name="Standard">
      <style:paragraph-properties fo:line-height="100%"/>
      <style:text-properties officeooo:paragraph-rsid="03343ce6"/>
    </style:style>
    <style:style style:name="P868" style:family="paragraph" style:parent-style-name="Standard">
      <style:paragraph-properties fo:line-height="100%"/>
      <style:text-properties officeooo:paragraph-rsid="03349842"/>
    </style:style>
    <style:style style:name="P869" style:family="paragraph" style:parent-style-name="Standard">
      <style:paragraph-properties fo:line-height="100%"/>
      <style:text-properties officeooo:paragraph-rsid="033f17a3"/>
    </style:style>
    <style:style style:name="P870" style:family="paragraph" style:parent-style-name="Standard">
      <style:paragraph-properties fo:line-height="100%"/>
      <style:text-properties officeooo:paragraph-rsid="034172a0"/>
    </style:style>
    <style:style style:name="P871" style:family="paragraph" style:parent-style-name="Standard">
      <style:paragraph-properties fo:line-height="100%"/>
      <style:text-properties officeooo:paragraph-rsid="034adc9b"/>
    </style:style>
    <style:style style:name="P872" style:family="paragraph" style:parent-style-name="Standard">
      <style:paragraph-properties fo:line-height="100%"/>
      <style:text-properties officeooo:paragraph-rsid="034f33b6"/>
    </style:style>
    <style:style style:name="P873" style:family="paragraph" style:parent-style-name="Standard">
      <style:paragraph-properties fo:line-height="100%"/>
      <style:text-properties officeooo:paragraph-rsid="034f680a"/>
    </style:style>
    <style:style style:name="P874" style:family="paragraph" style:parent-style-name="Standard">
      <style:paragraph-properties fo:line-height="100%"/>
      <style:text-properties officeooo:paragraph-rsid="035051aa"/>
    </style:style>
    <style:style style:name="P875" style:family="paragraph" style:parent-style-name="Standard">
      <style:paragraph-properties fo:line-height="100%"/>
      <style:text-properties officeooo:paragraph-rsid="0369854f"/>
    </style:style>
    <style:style style:name="P876" style:family="paragraph" style:parent-style-name="Standard">
      <style:paragraph-properties fo:line-height="100%"/>
      <style:text-properties officeooo:paragraph-rsid="03963307"/>
    </style:style>
    <style:style style:name="P877" style:family="paragraph" style:parent-style-name="Standard">
      <style:paragraph-properties fo:line-height="100%"/>
      <style:text-properties officeooo:paragraph-rsid="039c640b"/>
    </style:style>
    <style:style style:name="P878" style:family="paragraph" style:parent-style-name="Standard">
      <style:paragraph-properties fo:line-height="100%"/>
      <style:text-properties officeooo:paragraph-rsid="039e9821"/>
    </style:style>
    <style:style style:name="P879" style:family="paragraph" style:parent-style-name="Standard">
      <style:paragraph-properties fo:line-height="100%"/>
      <style:text-properties officeooo:paragraph-rsid="03a073aa"/>
    </style:style>
    <style:style style:name="P880" style:family="paragraph" style:parent-style-name="Standard">
      <style:paragraph-properties fo:line-height="100%"/>
      <style:text-properties officeooo:paragraph-rsid="03b1fbc9"/>
    </style:style>
    <style:style style:name="P881" style:family="paragraph" style:parent-style-name="Standard">
      <style:paragraph-properties fo:line-height="100%"/>
      <style:text-properties officeooo:paragraph-rsid="03c51260"/>
    </style:style>
    <style:style style:name="P882" style:family="paragraph" style:parent-style-name="Standard">
      <style:paragraph-properties fo:line-height="100%"/>
      <style:text-properties officeooo:paragraph-rsid="03eb005c"/>
    </style:style>
    <style:style style:name="P883" style:family="paragraph" style:parent-style-name="Standard">
      <style:paragraph-properties fo:line-height="100%"/>
      <style:text-properties officeooo:paragraph-rsid="03f0c84b"/>
    </style:style>
    <style:style style:name="P884" style:family="paragraph" style:parent-style-name="Standard">
      <style:paragraph-properties fo:line-height="100%"/>
      <style:text-properties officeooo:paragraph-rsid="03e90de3"/>
    </style:style>
    <style:style style:name="P885" style:family="paragraph" style:parent-style-name="Standard">
      <style:paragraph-properties fo:line-height="100%"/>
      <style:text-properties officeooo:paragraph-rsid="03f27278"/>
    </style:style>
    <style:style style:name="P886" style:family="paragraph" style:parent-style-name="Standard">
      <style:paragraph-properties fo:line-height="100%"/>
      <style:text-properties officeooo:paragraph-rsid="03fd5e01"/>
    </style:style>
    <style:style style:name="P887" style:family="paragraph" style:parent-style-name="Standard">
      <style:paragraph-properties fo:line-height="100%"/>
      <style:text-properties officeooo:paragraph-rsid="0400a6e4"/>
    </style:style>
    <style:style style:name="P888" style:family="paragraph" style:parent-style-name="Standard">
      <style:paragraph-properties fo:line-height="100%"/>
      <style:text-properties officeooo:paragraph-rsid="0404aa05"/>
    </style:style>
    <style:style style:name="P889" style:family="paragraph" style:parent-style-name="Standard">
      <style:paragraph-properties fo:line-height="100%"/>
      <style:text-properties officeooo:paragraph-rsid="04102973"/>
    </style:style>
    <style:style style:name="P890" style:family="paragraph" style:parent-style-name="Standard">
      <style:paragraph-properties fo:line-height="100%"/>
      <style:text-properties officeooo:paragraph-rsid="041e6a3e"/>
    </style:style>
    <style:style style:name="P891" style:family="paragraph" style:parent-style-name="Standard">
      <style:paragraph-properties fo:line-height="100%"/>
      <style:text-properties officeooo:paragraph-rsid="03a31e81"/>
    </style:style>
    <style:style style:name="P892" style:family="paragraph" style:parent-style-name="Standard">
      <style:paragraph-properties fo:line-height="100%"/>
      <style:text-properties officeooo:paragraph-rsid="043fc929"/>
    </style:style>
    <style:style style:name="P893" style:family="paragraph" style:parent-style-name="Standard">
      <style:paragraph-properties fo:line-height="100%"/>
      <style:text-properties officeooo:paragraph-rsid="043a0ede"/>
    </style:style>
    <style:style style:name="P894" style:family="paragraph" style:parent-style-name="Standard">
      <style:paragraph-properties fo:line-height="100%"/>
      <style:text-properties officeooo:paragraph-rsid="04518e70"/>
    </style:style>
    <style:style style:name="P895" style:family="paragraph" style:parent-style-name="Standard">
      <style:paragraph-properties fo:line-height="100%"/>
      <style:text-properties officeooo:paragraph-rsid="04592f7c"/>
    </style:style>
    <style:style style:name="P896" style:family="paragraph" style:parent-style-name="Standard">
      <style:paragraph-properties fo:line-height="100%"/>
      <style:text-properties officeooo:paragraph-rsid="03becfb9"/>
    </style:style>
    <style:style style:name="P897" style:family="paragraph" style:parent-style-name="Standard">
      <style:paragraph-properties fo:line-height="100%"/>
      <style:text-properties officeooo:paragraph-rsid="0473548b"/>
    </style:style>
    <style:style style:name="P898" style:family="paragraph" style:parent-style-name="Standard">
      <style:paragraph-properties fo:line-height="100%"/>
      <style:text-properties officeooo:paragraph-rsid="0411d16e"/>
    </style:style>
    <style:style style:name="P899" style:family="paragraph" style:parent-style-name="Standard">
      <style:paragraph-properties fo:line-height="100%"/>
      <style:text-properties officeooo:paragraph-rsid="041746e7"/>
    </style:style>
    <style:style style:name="P900" style:family="paragraph" style:parent-style-name="Standard">
      <style:paragraph-properties fo:line-height="100%"/>
      <style:text-properties officeooo:paragraph-rsid="043c6125"/>
    </style:style>
    <style:style style:name="P901" style:family="paragraph" style:parent-style-name="Standard">
      <style:paragraph-properties fo:line-height="100%"/>
      <style:text-properties officeooo:paragraph-rsid="04472f62"/>
    </style:style>
    <style:style style:name="P902" style:family="paragraph" style:parent-style-name="Standard">
      <style:paragraph-properties fo:line-height="100%"/>
      <style:text-properties officeooo:paragraph-rsid="03fc17c3"/>
    </style:style>
    <style:style style:name="P903" style:family="paragraph" style:parent-style-name="Standard">
      <style:paragraph-properties fo:line-height="100%"/>
      <style:text-properties officeooo:paragraph-rsid="039292f6"/>
    </style:style>
    <style:style style:name="P904" style:family="paragraph" style:parent-style-name="Standard">
      <style:paragraph-properties fo:line-height="100%"/>
      <style:text-properties officeooo:paragraph-rsid="0486c03e"/>
    </style:style>
    <style:style style:name="P905" style:family="paragraph" style:parent-style-name="Standard">
      <style:paragraph-properties fo:line-height="100%"/>
      <style:text-properties officeooo:paragraph-rsid="048ffd4a"/>
    </style:style>
    <style:style style:name="P906" style:family="paragraph" style:parent-style-name="Standard">
      <style:paragraph-properties fo:line-height="100%"/>
      <style:text-properties officeooo:paragraph-rsid="04915c32"/>
    </style:style>
    <style:style style:name="P907" style:family="paragraph" style:parent-style-name="Standard">
      <style:paragraph-properties fo:line-height="100%"/>
      <style:text-properties officeooo:paragraph-rsid="0496a172"/>
    </style:style>
    <style:style style:name="P908" style:family="paragraph" style:parent-style-name="Standard">
      <style:paragraph-properties fo:line-height="100%"/>
      <style:text-properties officeooo:paragraph-rsid="04a08898"/>
    </style:style>
    <style:style style:name="P909" style:family="paragraph" style:parent-style-name="Standard">
      <style:paragraph-properties fo:line-height="100%"/>
      <style:text-properties officeooo:paragraph-rsid="04a6679a"/>
    </style:style>
    <style:style style:name="P910" style:family="paragraph" style:parent-style-name="Standard">
      <style:paragraph-properties fo:line-height="100%"/>
      <style:text-properties officeooo:paragraph-rsid="04ad05fc"/>
    </style:style>
    <style:style style:name="P911" style:family="paragraph" style:parent-style-name="Standard">
      <style:paragraph-properties fo:line-height="100%"/>
      <style:text-properties officeooo:paragraph-rsid="04b3c5c0"/>
    </style:style>
    <style:style style:name="P912" style:family="paragraph" style:parent-style-name="Standard">
      <style:paragraph-properties fo:line-height="100%"/>
      <style:text-properties officeooo:paragraph-rsid="04ba1b39"/>
    </style:style>
    <style:style style:name="P913" style:family="paragraph" style:parent-style-name="Standard">
      <style:paragraph-properties fo:line-height="100%"/>
      <style:text-properties officeooo:paragraph-rsid="04bc7059"/>
    </style:style>
    <style:style style:name="P914" style:family="paragraph" style:parent-style-name="Standard">
      <style:paragraph-properties fo:line-height="100%"/>
      <style:text-properties officeooo:paragraph-rsid="02ec4cc6"/>
    </style:style>
    <style:style style:name="P915" style:family="paragraph" style:parent-style-name="Standard">
      <style:paragraph-properties fo:line-height="100%"/>
      <style:text-properties officeooo:paragraph-rsid="04b80b14"/>
    </style:style>
    <style:style style:name="P916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917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918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921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925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926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927" style:family="paragraph" style:parent-style-name="Standard">
      <style:text-properties fo:color="#c9211e" officeooo:rsid="003eeb50" officeooo:paragraph-rsid="00ac1d69"/>
    </style:style>
    <style:style style:name="P928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929" style:family="paragraph" style:parent-style-name="Standard">
      <style:paragraph-properties fo:line-height="100%"/>
      <style:text-properties officeooo:rsid="016b9044" officeooo:paragraph-rsid="016b9044"/>
    </style:style>
    <style:style style:name="P930" style:family="paragraph" style:parent-style-name="Standard">
      <style:paragraph-properties fo:line-height="100%"/>
      <style:text-properties officeooo:rsid="01a2dcc2" officeooo:paragraph-rsid="01a2dcc2"/>
    </style:style>
    <style:style style:name="P931" style:family="paragraph" style:parent-style-name="Standard">
      <style:paragraph-properties fo:line-height="100%"/>
      <style:text-properties officeooo:rsid="01a92b83" officeooo:paragraph-rsid="01abda5f"/>
    </style:style>
    <style:style style:name="P932" style:family="paragraph" style:parent-style-name="Standard">
      <style:paragraph-properties fo:line-height="100%"/>
      <style:text-properties officeooo:rsid="01b78805" officeooo:paragraph-rsid="01b9977e"/>
    </style:style>
    <style:style style:name="P933" style:family="paragraph" style:parent-style-name="Standard">
      <style:paragraph-properties fo:line-height="100%"/>
      <style:text-properties officeooo:rsid="01b78805" officeooo:paragraph-rsid="020d39a8"/>
    </style:style>
    <style:style style:name="P934" style:family="paragraph" style:parent-style-name="Standard">
      <style:paragraph-properties fo:line-height="100%"/>
      <style:text-properties officeooo:rsid="01bcc73c" officeooo:paragraph-rsid="01bcc73c"/>
    </style:style>
    <style:style style:name="P935" style:family="paragraph" style:parent-style-name="Standard">
      <style:paragraph-properties fo:line-height="100%"/>
      <style:text-properties officeooo:rsid="01cb0c6f" officeooo:paragraph-rsid="01cb0c6f"/>
    </style:style>
    <style:style style:name="P936" style:family="paragraph" style:parent-style-name="Standard">
      <style:paragraph-properties fo:line-height="100%"/>
      <style:text-properties officeooo:rsid="01cd0839" officeooo:paragraph-rsid="01cd0839"/>
    </style:style>
    <style:style style:name="P937" style:family="paragraph" style:parent-style-name="Standard">
      <style:paragraph-properties fo:line-height="100%"/>
      <style:text-properties officeooo:rsid="01e4a612" officeooo:paragraph-rsid="01e4a612"/>
    </style:style>
    <style:style style:name="P938" style:family="paragraph" style:parent-style-name="Standard">
      <style:paragraph-properties fo:line-height="100%"/>
      <style:text-properties officeooo:rsid="022b7ea9" officeooo:paragraph-rsid="022b7ea9"/>
    </style:style>
    <style:style style:name="P939" style:family="paragraph" style:parent-style-name="Standard">
      <style:paragraph-properties fo:line-height="100%"/>
      <style:text-properties officeooo:rsid="022dff2a" officeooo:paragraph-rsid="022dff2a"/>
    </style:style>
    <style:style style:name="P940" style:family="paragraph" style:parent-style-name="Standard">
      <style:text-properties officeooo:paragraph-rsid="0275c15d"/>
    </style:style>
    <style:style style:name="P941" style:family="paragraph" style:parent-style-name="Standard">
      <style:paragraph-properties fo:line-height="100%"/>
      <style:text-properties officeooo:rsid="02819040" officeooo:paragraph-rsid="028fc45c"/>
    </style:style>
    <style:style style:name="P942" style:family="paragraph" style:parent-style-name="Standard">
      <style:paragraph-properties fo:line-height="100%"/>
      <style:text-properties officeooo:rsid="0285839b" officeooo:paragraph-rsid="0288fb00"/>
    </style:style>
    <style:style style:name="P943" style:family="paragraph" style:parent-style-name="Standard">
      <style:paragraph-properties fo:line-height="100%"/>
      <style:text-properties officeooo:rsid="0297c923" officeooo:paragraph-rsid="0297c923"/>
    </style:style>
    <style:style style:name="P944" style:family="paragraph" style:parent-style-name="Standard">
      <style:paragraph-properties fo:line-height="100%"/>
      <style:text-properties officeooo:rsid="029ac75f" officeooo:paragraph-rsid="029ac75f"/>
    </style:style>
    <style:style style:name="P945" style:family="paragraph" style:parent-style-name="Standard">
      <style:text-properties officeooo:paragraph-rsid="00bfa17d"/>
    </style:style>
    <style:style style:name="P946" style:family="paragraph" style:parent-style-name="Standard">
      <style:text-properties officeooo:paragraph-rsid="00bd11a0"/>
    </style:style>
    <style:style style:name="P947" style:family="paragraph" style:parent-style-name="Standard">
      <style:paragraph-properties fo:line-height="100%"/>
      <style:text-properties officeooo:rsid="02540cb9" officeooo:paragraph-rsid="02bd01a2"/>
    </style:style>
    <style:style style:name="P948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949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950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951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officeooo:rsid="02da5175" officeooo:paragraph-rsid="02da5175"/>
    </style:style>
    <style:style style:name="P953" style:family="paragraph" style:parent-style-name="Standard">
      <style:paragraph-properties fo:line-height="100%"/>
      <style:text-properties officeooo:rsid="02e4f960" officeooo:paragraph-rsid="02e4f960"/>
    </style:style>
    <style:style style:name="P954" style:family="paragraph" style:parent-style-name="Standard">
      <style:paragraph-properties fo:line-height="100%"/>
      <style:text-properties officeooo:rsid="02eabaea" officeooo:paragraph-rsid="02eabaea"/>
    </style:style>
    <style:style style:name="P955" style:family="paragraph" style:parent-style-name="Standard">
      <style:paragraph-properties fo:line-height="100%"/>
      <style:text-properties officeooo:rsid="02eac01d" officeooo:paragraph-rsid="02eac01d"/>
    </style:style>
    <style:style style:name="P956" style:family="paragraph" style:parent-style-name="Standard">
      <style:paragraph-properties fo:line-height="100%"/>
      <style:text-properties officeooo:rsid="02eb27fd" officeooo:paragraph-rsid="02ec089f"/>
    </style:style>
    <style:style style:name="P957" style:family="paragraph" style:parent-style-name="Standard">
      <style:text-properties officeooo:paragraph-rsid="02ecf51e"/>
    </style:style>
    <style:style style:name="P958" style:family="paragraph" style:parent-style-name="Standard">
      <style:text-properties officeooo:paragraph-rsid="02f17ec6"/>
    </style:style>
    <style:style style:name="P959" style:family="paragraph" style:parent-style-name="Standard">
      <style:paragraph-properties fo:line-height="100%"/>
      <style:text-properties officeooo:rsid="02e59398" officeooo:paragraph-rsid="03049b98"/>
    </style:style>
    <style:style style:name="P960" style:family="paragraph" style:parent-style-name="Standard">
      <style:paragraph-properties fo:line-height="150%"/>
      <style:text-properties officeooo:rsid="02e59398" officeooo:paragraph-rsid="03049b98"/>
    </style:style>
    <style:style style:name="P961" style:family="paragraph" style:parent-style-name="Standard">
      <style:paragraph-properties fo:line-height="100%"/>
      <style:text-properties officeooo:rsid="022ee1ec" officeooo:paragraph-rsid="022ee1ec"/>
    </style:style>
    <style:style style:name="P962" style:family="paragraph" style:parent-style-name="Standard">
      <style:text-properties officeooo:paragraph-rsid="03061f93"/>
    </style:style>
    <style:style style:name="P963" style:family="paragraph" style:parent-style-name="Standard">
      <style:paragraph-properties fo:line-height="100%"/>
      <style:text-properties officeooo:rsid="0346a444" officeooo:paragraph-rsid="0346a444"/>
    </style:style>
    <style:style style:name="P964" style:family="paragraph" style:parent-style-name="Standard">
      <style:text-properties officeooo:paragraph-rsid="03733aab"/>
    </style:style>
    <style:style style:name="P965" style:family="paragraph" style:parent-style-name="Standard">
      <style:paragraph-properties fo:line-height="100%"/>
      <style:text-properties officeooo:rsid="038a2c81" officeooo:paragraph-rsid="039e9821"/>
    </style:style>
    <style:style style:name="P966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967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968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971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973" style:family="paragraph" style:parent-style-name="Standard">
      <style:paragraph-properties fo:line-height="100%"/>
      <style:text-properties fo:color="#ff0000" officeooo:paragraph-rsid="042824b8"/>
    </style:style>
    <style:style style:name="P974" style:family="paragraph" style:parent-style-name="Standard">
      <style:paragraph-properties fo:line-height="100%"/>
      <style:text-properties fo:color="#ff0000" officeooo:rsid="04a2554c" officeooo:paragraph-rsid="04a3261f"/>
    </style:style>
    <style:style style:name="P975" style:family="paragraph" style:parent-style-name="Standard">
      <style:paragraph-properties fo:line-height="100%"/>
      <style:text-properties officeooo:rsid="03a4e520" officeooo:paragraph-rsid="03a4e520"/>
    </style:style>
    <style:style style:name="P976" style:family="paragraph" style:parent-style-name="Standard">
      <style:paragraph-properties fo:line-height="100%"/>
      <style:text-properties officeooo:rsid="03a073aa" officeooo:paragraph-rsid="03a073aa"/>
    </style:style>
    <style:style style:name="P977" style:family="paragraph" style:parent-style-name="Standard">
      <style:text-properties officeooo:paragraph-rsid="00c0d7c6"/>
    </style:style>
    <style:style style:name="P978" style:family="paragraph" style:parent-style-name="Standard">
      <style:text-properties officeooo:paragraph-rsid="03e93625"/>
    </style:style>
    <style:style style:name="P979" style:family="paragraph" style:parent-style-name="Standard">
      <style:text-properties officeooo:rsid="0019f535" officeooo:paragraph-rsid="03e93625"/>
    </style:style>
    <style:style style:name="P980" style:family="paragraph" style:parent-style-name="Standard">
      <style:paragraph-properties fo:line-height="100%"/>
      <style:text-properties officeooo:rsid="045a6b37" officeooo:paragraph-rsid="045a6b37"/>
    </style:style>
    <style:style style:name="P981" style:family="paragraph" style:parent-style-name="Standard">
      <style:text-properties officeooo:paragraph-rsid="00118c4a"/>
    </style:style>
    <style:style style:name="P982" style:family="paragraph" style:parent-style-name="Standard">
      <style:paragraph-properties fo:line-height="100%"/>
      <style:text-properties officeooo:rsid="048fe3f8" officeooo:paragraph-rsid="048ffd4a"/>
    </style:style>
    <style:style style:name="P983" style:family="paragraph" style:parent-style-name="Standard">
      <style:paragraph-properties fo:line-height="100%"/>
      <style:text-properties officeooo:rsid="0494bc64" officeooo:paragraph-rsid="0494bc64"/>
    </style:style>
    <style:style style:name="P984" style:family="paragraph" style:parent-style-name="Standard">
      <style:paragraph-properties fo:line-height="100%"/>
      <style:text-properties officeooo:rsid="0497dc28" officeooo:paragraph-rsid="0497dc28"/>
    </style:style>
    <style:style style:name="P985" style:family="paragraph" style:parent-style-name="Standard">
      <style:paragraph-properties fo:line-height="150%"/>
      <style:text-properties officeooo:rsid="049a8a7e" officeooo:paragraph-rsid="049a8a7e"/>
    </style:style>
    <style:style style:name="P986" style:family="paragraph" style:parent-style-name="Standard">
      <style:paragraph-properties fo:line-height="100%"/>
      <style:text-properties officeooo:rsid="049c223c" officeooo:paragraph-rsid="049c223c"/>
    </style:style>
    <style:style style:name="P987" style:family="paragraph" style:parent-style-name="Standard">
      <style:paragraph-properties fo:line-height="100%"/>
      <style:text-properties officeooo:rsid="04a08898" officeooo:paragraph-rsid="04a08898"/>
    </style:style>
    <style:style style:name="P988" style:family="paragraph" style:parent-style-name="Standard">
      <style:paragraph-properties fo:line-height="100%"/>
      <style:text-properties officeooo:rsid="04ad05fc" officeooo:paragraph-rsid="04b3c5c0"/>
    </style:style>
    <style:style style:name="P989" style:family="paragraph" style:parent-style-name="Standard">
      <style:paragraph-properties fo:line-height="100%"/>
      <style:text-properties officeooo:rsid="04ba1b39" officeooo:paragraph-rsid="04ba1b39"/>
    </style:style>
    <style:style style:name="P990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991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992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993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994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995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996" style:family="paragraph" style:parent-style-name="Standard">
      <style:paragraph-properties fo:line-height="100%"/>
      <style:text-properties officeooo:rsid="04bc7059" officeooo:paragraph-rsid="04bc7059"/>
    </style:style>
    <style:style style:name="P997" style:family="paragraph" style:parent-style-name="Standard">
      <style:paragraph-properties fo:line-height="100%"/>
      <style:text-properties officeooo:rsid="04a57ad8" officeooo:paragraph-rsid="04ba1b39"/>
    </style:style>
    <style:style style:name="P998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999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000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001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002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003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004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005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006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007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008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009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010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011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012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013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014" style:family="paragraph" style:parent-style-name="Table_20_Contents">
      <style:paragraph-properties fo:text-align="center" style:justify-single-word="false"/>
    </style:style>
    <style:style style:name="P1015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016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017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018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019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020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021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022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023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024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025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026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027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028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029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030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031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032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033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034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035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036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037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038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039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040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041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042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043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044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045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046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047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048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049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050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051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052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053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054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055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056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057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058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059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060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061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062" style:family="paragraph" style:parent-style-name="Standard">
      <style:paragraph-properties fo:line-height="150%" fo:break-before="page"/>
      <style:text-properties officeooo:paragraph-rsid="02d98b08"/>
    </style:style>
    <style:style style:name="P1063" style:family="paragraph" style:parent-style-name="Standard">
      <style:paragraph-properties fo:line-height="150%" fo:break-before="page"/>
      <style:text-properties officeooo:paragraph-rsid="03fd5e01"/>
    </style:style>
    <style:style style:name="P1064" style:family="paragraph" style:parent-style-name="Standard">
      <style:paragraph-properties fo:line-height="100%" fo:break-before="page"/>
      <style:text-properties officeooo:paragraph-rsid="024c0a42"/>
    </style:style>
    <style:style style:name="P1065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66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067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068" style:family="paragraph" style:parent-style-name="Standard">
      <style:paragraph-properties fo:break-before="page"/>
      <style:text-properties officeooo:paragraph-rsid="009622c6"/>
    </style:style>
    <style:style style:name="P1069" style:family="paragraph" style:parent-style-name="Standard">
      <style:paragraph-properties fo:break-before="page"/>
      <style:text-properties officeooo:paragraph-rsid="02be3c45"/>
    </style:style>
    <style:style style:name="P107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071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072" style:family="paragraph" style:parent-style-name="Standard" style:list-style-name="L1">
      <style:text-properties officeooo:paragraph-rsid="0013268f"/>
    </style:style>
    <style:style style:name="P1073" style:family="paragraph" style:parent-style-name="Standard" style:list-style-name="L1">
      <style:text-properties officeooo:rsid="0013268f" officeooo:paragraph-rsid="0013268f"/>
    </style:style>
    <style:style style:name="P1074" style:family="paragraph" style:parent-style-name="Standard" style:list-style-name="L2">
      <style:text-properties style:use-window-font-color="true" officeooo:paragraph-rsid="00118c4a"/>
    </style:style>
    <style:style style:name="P1075" style:family="paragraph" style:parent-style-name="Standard" style:list-style-name="L2">
      <style:text-properties style:use-window-font-color="true" officeooo:rsid="0011b025" officeooo:paragraph-rsid="0011b025"/>
    </style:style>
    <style:style style:name="P1076" style:family="paragraph" style:parent-style-name="Standard" style:list-style-name="L4">
      <style:text-properties style:use-window-font-color="true" officeooo:rsid="00a8a4b1" officeooo:paragraph-rsid="02be3c45"/>
    </style:style>
    <style:style style:name="P1077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078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079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080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081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082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083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084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085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086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087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088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089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090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091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092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093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094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95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96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97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98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99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100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101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102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103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104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105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106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107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108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109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110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11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12" style:family="paragraph" style:parent-style-name="Standard" style:list-style-name="L43">
      <style:text-properties style:use-window-font-color="true" officeooo:paragraph-rsid="02edc963"/>
    </style:style>
    <style:style style:name="P1113" style:family="paragraph" style:parent-style-name="Standard" style:list-style-name="L3">
      <style:text-properties officeooo:rsid="0012a0dc" officeooo:paragraph-rsid="0012a0dc"/>
    </style:style>
    <style:style style:name="P1114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115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116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117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118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119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120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121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122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123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124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125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26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27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28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129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1130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1131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1132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1133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1134" style:family="paragraph" style:parent-style-name="Standard">
      <style:paragraph-properties fo:line-height="100%"/>
      <style:text-properties fo:font-style="normal" fo:font-weight="normal" officeooo:rsid="04d9fb2e" officeooo:paragraph-rsid="04dad003" style:font-style-asian="normal" style:font-weight-asian="normal" style:font-style-complex="normal" style:font-weight-complex="normal"/>
    </style:style>
    <style:style style:name="P1135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1136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1137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1138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1139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40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141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42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43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44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145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146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147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148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149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150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151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152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153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154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155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156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157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158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1159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1160" style:family="paragraph" style:parent-style-name="Standard" style:list-style-name="L7">
      <style:text-properties officeooo:rsid="0033fbdf" officeooo:paragraph-rsid="0033fbdf"/>
    </style:style>
    <style:style style:name="P1161" style:family="paragraph" style:parent-style-name="Standard" style:list-style-name="L11">
      <style:text-properties officeooo:rsid="0033fbdf" officeooo:paragraph-rsid="0106c767"/>
    </style:style>
    <style:style style:name="P1162" style:family="paragraph" style:parent-style-name="Standard" style:list-style-name="L8">
      <style:text-properties officeooo:paragraph-rsid="005b5cd3"/>
    </style:style>
    <style:style style:name="P1163" style:family="paragraph" style:parent-style-name="Standard" style:list-style-name="L9">
      <style:text-properties officeooo:paragraph-rsid="00367935"/>
    </style:style>
    <style:style style:name="P1164" style:family="paragraph" style:parent-style-name="Standard" style:list-style-name="L9">
      <style:text-properties officeooo:rsid="00367935" officeooo:paragraph-rsid="00367935"/>
    </style:style>
    <style:style style:name="P1165" style:family="paragraph" style:parent-style-name="Standard" style:list-style-name="L10">
      <style:text-properties officeooo:rsid="00386ddb" officeooo:paragraph-rsid="00386ddb"/>
    </style:style>
    <style:style style:name="P1166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167" style:family="paragraph" style:parent-style-name="Standard" style:list-style-name="L20">
      <style:text-properties officeooo:paragraph-rsid="00a4ce44"/>
    </style:style>
    <style:style style:name="P1168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169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170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171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172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173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174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175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176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177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178" style:family="paragraph" style:parent-style-name="Standard">
      <style:paragraph-properties fo:line-height="100%"/>
      <style:text-properties fo:font-weight="normal" officeooo:paragraph-rsid="04dd833a"/>
    </style:style>
    <style:style style:name="P1179" style:family="paragraph" style:parent-style-name="Standard">
      <style:paragraph-properties fo:line-height="100%"/>
      <style:text-properties fo:font-weight="normal" officeooo:paragraph-rsid="04e915f4"/>
    </style:style>
    <style:style style:name="P1180" style:family="paragraph" style:parent-style-name="Standard" style:list-style-name="L25">
      <style:text-properties officeooo:paragraph-rsid="00beb82f"/>
    </style:style>
    <style:style style:name="P1181" style:family="paragraph" style:parent-style-name="Standard" style:list-style-name="L26">
      <style:text-properties officeooo:paragraph-rsid="00d139a0"/>
    </style:style>
    <style:style style:name="P1182" style:family="paragraph" style:parent-style-name="Standard" style:list-style-name="L29">
      <style:text-properties officeooo:paragraph-rsid="00f2503e"/>
    </style:style>
    <style:style style:name="P1183" style:family="paragraph" style:parent-style-name="Standard" style:list-style-name="L30">
      <style:text-properties officeooo:rsid="00f3f4f5" officeooo:paragraph-rsid="00f5260b"/>
    </style:style>
    <style:style style:name="P1184" style:family="paragraph" style:parent-style-name="Standard" style:list-style-name="L30">
      <style:text-properties officeooo:rsid="00f3f4f5" officeooo:paragraph-rsid="00f3f4f5"/>
    </style:style>
    <style:style style:name="P1185" style:family="paragraph" style:parent-style-name="Standard" style:list-style-name="L33">
      <style:paragraph-properties fo:line-height="100%"/>
      <style:text-properties officeooo:paragraph-rsid="01b5c969"/>
    </style:style>
    <style:style style:name="P1186" style:family="paragraph" style:parent-style-name="Standard" style:list-style-name="L58">
      <style:paragraph-properties fo:line-height="100%"/>
      <style:text-properties officeooo:paragraph-rsid="0346a444"/>
    </style:style>
    <style:style style:name="P1187" style:family="paragraph" style:parent-style-name="Standard" style:list-style-name="L63">
      <style:paragraph-properties fo:line-height="100%"/>
      <style:text-properties officeooo:paragraph-rsid="03ec3a95"/>
    </style:style>
    <style:style style:name="P1188" style:family="paragraph" style:parent-style-name="Standard" style:list-style-name="L64">
      <style:paragraph-properties fo:line-height="100%"/>
      <style:text-properties officeooo:paragraph-rsid="03ed0846"/>
    </style:style>
    <style:style style:name="P1189" style:family="paragraph" style:parent-style-name="Standard" style:list-style-name="L68">
      <style:paragraph-properties fo:line-height="100%"/>
      <style:text-properties officeooo:paragraph-rsid="04a57ad8"/>
    </style:style>
    <style:style style:name="P1190" style:family="paragraph" style:parent-style-name="Standard">
      <style:paragraph-properties fo:line-height="100%"/>
      <style:text-properties officeooo:paragraph-rsid="04d7b913"/>
    </style:style>
    <style:style style:name="P1191" style:family="paragraph" style:parent-style-name="Standard">
      <style:paragraph-properties fo:line-height="100%"/>
      <style:text-properties officeooo:paragraph-rsid="04dad003"/>
    </style:style>
    <style:style style:name="P1192" style:family="paragraph" style:parent-style-name="Standard">
      <style:paragraph-properties fo:line-height="100%"/>
      <style:text-properties officeooo:paragraph-rsid="04dd833a"/>
    </style:style>
    <style:style style:name="P1193" style:family="paragraph" style:parent-style-name="Standard">
      <style:paragraph-properties fo:line-height="100%"/>
      <style:text-properties officeooo:paragraph-rsid="04ddd894"/>
    </style:style>
    <style:style style:name="P1194" style:family="paragraph" style:parent-style-name="Standard">
      <style:paragraph-properties fo:line-height="100%"/>
      <style:text-properties officeooo:paragraph-rsid="04deac5d"/>
    </style:style>
    <style:style style:name="P1195" style:family="paragraph" style:parent-style-name="Standard" style:list-style-name="L72">
      <style:paragraph-properties fo:line-height="100%"/>
      <style:text-properties officeooo:paragraph-rsid="04deac5d"/>
    </style:style>
    <style:style style:name="P1196" style:family="paragraph" style:parent-style-name="Standard">
      <style:paragraph-properties fo:line-height="100%"/>
      <style:text-properties officeooo:paragraph-rsid="04ee3d5e"/>
    </style:style>
    <style:style style:name="P1197" style:family="paragraph" style:parent-style-name="Standard">
      <style:paragraph-properties fo:line-height="100%"/>
      <style:text-properties officeooo:paragraph-rsid="04ee86bb"/>
    </style:style>
    <style:style style:name="P1198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199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200" style:family="paragraph" style:parent-style-name="Standard" style:list-style-name="L44">
      <style:paragraph-properties fo:line-height="150%"/>
      <style:text-properties officeooo:paragraph-rsid="02df5c92"/>
    </style:style>
    <style:style style:name="P1201" style:family="paragraph" style:parent-style-name="Standard" style:list-style-name="L44">
      <style:paragraph-properties fo:line-height="150%"/>
      <style:text-properties officeooo:paragraph-rsid="02e142ec"/>
    </style:style>
    <style:style style:name="P1202" style:family="paragraph" style:parent-style-name="Standard">
      <style:paragraph-properties fo:line-height="150%"/>
      <style:text-properties officeooo:paragraph-rsid="04ddd894"/>
    </style:style>
    <style:style style:name="P1203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204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205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206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207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208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209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210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211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212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213" style:family="paragraph" style:parent-style-name="Standard">
      <style:paragraph-properties fo:line-height="100%"/>
      <style:text-properties fo:font-style="italic" officeooo:paragraph-rsid="04deac5d" style:font-style-asian="italic" style:font-style-complex="italic"/>
    </style:style>
    <style:style style:name="P1214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215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216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217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218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219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220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221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style:text-underline-style="none" officeooo:rsid="0297c923"/>
    </style:style>
    <style:style style:name="T6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style:font-style-asian="italic" style:font-style-complex="italic"/>
    </style:style>
    <style:style style:name="T143" style:family="text">
      <style:text-properties style:use-window-font-color="true" fo:font-style="italic" officeooo:rsid="016778b3" style:font-style-asian="italic" style:font-style-complex="italic"/>
    </style:style>
    <style:style style:name="T144" style:family="text">
      <style:text-properties style:use-window-font-color="true" fo:font-style="italic" officeooo:rsid="01e504ba" style:font-style-asian="italic" style:font-style-complex="italic"/>
    </style:style>
    <style:style style:name="T145" style:family="text">
      <style:text-properties style:use-window-font-color="true" fo:font-style="italic" officeooo:rsid="02ce8a1b" style:font-style-asian="italic" style:font-style-complex="italic"/>
    </style:style>
    <style:style style:name="T146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7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8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style:font-style-asian="normal" style:font-style-complex="normal"/>
    </style:style>
    <style:style style:name="T224" style:family="text">
      <style:text-properties style:use-window-font-color="true" fo:font-style="normal" officeooo:rsid="016860b9" style:font-style-asian="normal" style:font-style-complex="normal"/>
    </style:style>
    <style:style style:name="T225" style:family="text">
      <style:text-properties style:use-window-font-color="true" fo:font-style="normal" officeooo:rsid="0171553b" style:font-style-asian="normal" style:font-style-complex="normal"/>
    </style:style>
    <style:style style:name="T226" style:family="text">
      <style:text-properties style:use-window-font-color="true" fo:font-style="normal" officeooo:rsid="016c9d08" style:font-style-asian="normal" style:font-style-complex="normal"/>
    </style:style>
    <style:style style:name="T227" style:family="text">
      <style:text-properties style:use-window-font-color="true" fo:font-style="normal" officeooo:rsid="016778b3" style:font-style-asian="normal" style:font-style-complex="normal"/>
    </style:style>
    <style:style style:name="T228" style:family="text">
      <style:text-properties style:use-window-font-color="true" fo:font-style="normal" officeooo:rsid="01e2b86d" style:font-style-asian="normal" style:font-style-complex="normal"/>
    </style:style>
    <style:style style:name="T229" style:family="text">
      <style:text-properties style:use-window-font-color="true" fo:font-style="normal" officeooo:rsid="01e504ba" style:font-style-asian="normal" style:font-style-complex="normal"/>
    </style:style>
    <style:style style:name="T230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style:font-style-asian="normal" style:font-style-complex="normal"/>
    </style:style>
    <style:style style:name="T310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11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12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13" style:family="text">
      <style:text-properties style:use-window-font-color="true" fo:font-weight="normal" style:font-weight-asian="normal" style:font-weight-complex="normal"/>
    </style:style>
    <style:style style:name="T314" style:family="text">
      <style:text-properties style:use-window-font-color="true" fo:font-weight="normal" officeooo:rsid="016aa5ac" style:font-weight-asian="normal" style:font-weight-complex="normal"/>
    </style:style>
    <style:style style:name="T315" style:family="text">
      <style:text-properties style:use-window-font-color="true" fo:font-weight="normal" officeooo:rsid="016a5b23" style:font-weight-asian="normal" style:font-weight-complex="normal"/>
    </style:style>
    <style:style style:name="T316" style:family="text">
      <style:text-properties style:use-window-font-color="true" fo:font-weight="normal" officeooo:rsid="0171553b" style:font-weight-asian="normal" style:font-weight-complex="normal"/>
    </style:style>
    <style:style style:name="T317" style:family="text">
      <style:text-properties style:use-window-font-color="true" fo:font-weight="normal" officeooo:rsid="01aaba73" style:font-weight-asian="normal" style:font-weight-complex="normal"/>
    </style:style>
    <style:style style:name="T318" style:family="text">
      <style:text-properties style:use-window-font-color="true" fo:font-weight="normal" officeooo:rsid="01b08253" style:font-weight-asian="normal" style:font-weight-complex="normal"/>
    </style:style>
    <style:style style:name="T319" style:family="text">
      <style:text-properties style:use-window-font-color="true" fo:font-weight="normal" officeooo:rsid="0226d9d6" style:font-weight-asian="normal" style:font-weight-complex="normal"/>
    </style:style>
    <style:style style:name="T320" style:family="text">
      <style:text-properties style:use-window-font-color="true" fo:font-weight="normal" officeooo:rsid="022c7d02" style:font-weight-asian="normal" style:font-weight-complex="normal"/>
    </style:style>
    <style:style style:name="T321" style:family="text">
      <style:text-properties style:use-window-font-color="true" fo:font-weight="normal" officeooo:rsid="023b3a5d" style:font-weight-asian="normal" style:font-weight-complex="normal"/>
    </style:style>
    <style:style style:name="T322" style:family="text">
      <style:text-properties style:use-window-font-color="true" fo:font-weight="normal" officeooo:rsid="023ce39d" style:font-weight-asian="normal" style:font-weight-complex="normal"/>
    </style:style>
    <style:style style:name="T323" style:family="text">
      <style:text-properties style:use-window-font-color="true" officeooo:rsid="016f0506"/>
    </style:style>
    <style:style style:name="T324" style:family="text">
      <style:text-properties style:use-window-font-color="true" fo:font-weight="bold" style:font-weight-asian="bold" style:font-weight-complex="bold"/>
    </style:style>
    <style:style style:name="T325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26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27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28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30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31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32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35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36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37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38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39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40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41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42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43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44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45" style:family="text">
      <style:text-properties style:use-window-font-color="true" officeooo:rsid="02efc49c"/>
    </style:style>
    <style:style style:name="T346" style:family="text">
      <style:text-properties style:use-window-font-color="true" officeooo:rsid="02ce8a1b"/>
    </style:style>
    <style:style style:name="T347" style:family="text">
      <style:text-properties style:use-window-font-color="true" officeooo:rsid="02d1510f"/>
    </style:style>
    <style:style style:name="T348" style:family="text">
      <style:text-properties style:use-window-font-color="true" officeooo:rsid="02f51e47"/>
    </style:style>
    <style:style style:name="T349" style:family="text">
      <style:text-properties style:use-window-font-color="true" officeooo:rsid="0069ae25"/>
    </style:style>
    <style:style style:name="T350" style:family="text">
      <style:text-properties style:use-window-font-color="true" officeooo:rsid="02f8c777"/>
    </style:style>
    <style:style style:name="T351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2" style:family="text">
      <style:text-properties style:use-window-font-color="true" fo:background-color="transparent" loext:char-shading-value="0"/>
    </style:style>
    <style:style style:name="T353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54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55" style:family="text">
      <style:text-properties fo:font-weight="normal" style:font-weight-asian="normal" style:font-weight-complex="normal"/>
    </style:style>
    <style:style style:name="T356" style:family="text">
      <style:text-properties fo:font-weight="normal" officeooo:rsid="003c27f0" style:font-weight-asian="normal" style:font-weight-complex="normal"/>
    </style:style>
    <style:style style:name="T357" style:family="text">
      <style:text-properties fo:font-weight="normal" officeooo:rsid="003cb407" style:font-weight-asian="normal" style:font-weight-complex="normal"/>
    </style:style>
    <style:style style:name="T358" style:family="text">
      <style:text-properties fo:font-weight="normal" officeooo:rsid="00205d85" style:font-weight-asian="normal" style:font-weight-complex="normal"/>
    </style:style>
    <style:style style:name="T359" style:family="text">
      <style:text-properties fo:font-weight="normal" officeooo:rsid="00beb82f" style:font-weight-asian="normal" style:font-weight-complex="normal"/>
    </style:style>
    <style:style style:name="T360" style:family="text">
      <style:text-properties fo:font-weight="normal" officeooo:rsid="016860b9" style:font-weight-asian="normal" style:font-weight-complex="normal"/>
    </style:style>
    <style:style style:name="T361" style:family="text">
      <style:text-properties fo:font-weight="normal" officeooo:rsid="0377ec6e" style:font-weight-asian="normal" style:font-weight-complex="normal"/>
    </style:style>
    <style:style style:name="T362" style:family="text">
      <style:text-properties fo:font-weight="normal" officeooo:rsid="03778af6" style:font-weight-asian="normal" style:font-weight-complex="normal"/>
    </style:style>
    <style:style style:name="T363" style:family="text">
      <style:text-properties fo:font-weight="normal" officeooo:rsid="03886cfc" style:font-weight-asian="normal" style:font-weight-complex="normal"/>
    </style:style>
    <style:style style:name="T364" style:family="text">
      <style:text-properties fo:font-weight="normal" officeooo:rsid="038a2c81" style:font-weight-asian="normal" style:font-weight-complex="normal"/>
    </style:style>
    <style:style style:name="T365" style:family="text">
      <style:text-properties fo:font-weight="normal" officeooo:rsid="038bbdf6" style:font-weight-asian="normal" style:font-weight-complex="normal"/>
    </style:style>
    <style:style style:name="T366" style:family="text">
      <style:text-properties fo:font-weight="normal" officeooo:rsid="038d7d5e" style:font-weight-asian="normal" style:font-weight-complex="normal"/>
    </style:style>
    <style:style style:name="T367" style:family="text">
      <style:text-properties fo:font-weight="normal" officeooo:rsid="038e531a" style:font-weight-asian="normal" style:font-weight-complex="normal"/>
    </style:style>
    <style:style style:name="T368" style:family="text">
      <style:text-properties fo:font-weight="normal" officeooo:rsid="03963307" style:font-weight-asian="normal" style:font-weight-complex="normal"/>
    </style:style>
    <style:style style:name="T369" style:family="text">
      <style:text-properties fo:font-weight="normal" officeooo:rsid="039c640b" style:font-weight-asian="normal" style:font-weight-complex="normal"/>
    </style:style>
    <style:style style:name="T370" style:family="text">
      <style:text-properties fo:font-weight="normal" officeooo:rsid="039e438c" style:font-weight-asian="normal" style:font-weight-complex="normal"/>
    </style:style>
    <style:style style:name="T371" style:family="text">
      <style:text-properties fo:font-weight="normal" officeooo:rsid="03a073aa" style:font-weight-asian="normal" style:font-weight-complex="normal"/>
    </style:style>
    <style:style style:name="T372" style:family="text">
      <style:text-properties fo:font-weight="normal" officeooo:rsid="03a15cc8" style:font-weight-asian="normal" style:font-weight-complex="normal"/>
    </style:style>
    <style:style style:name="T373" style:family="text">
      <style:text-properties fo:font-weight="normal" officeooo:rsid="03a31e81" style:font-weight-asian="normal" style:font-weight-complex="normal"/>
    </style:style>
    <style:style style:name="T374" style:family="text">
      <style:text-properties fo:font-weight="normal" officeooo:rsid="03ac69a7" style:font-weight-asian="normal" style:font-weight-complex="normal"/>
    </style:style>
    <style:style style:name="T375" style:family="text">
      <style:text-properties fo:font-weight="normal" officeooo:rsid="03af7bf7" style:font-weight-asian="normal" style:font-weight-complex="normal"/>
    </style:style>
    <style:style style:name="T376" style:family="text">
      <style:text-properties fo:font-weight="normal" officeooo:rsid="03b1fbc9" style:font-weight-asian="normal" style:font-weight-complex="normal"/>
    </style:style>
    <style:style style:name="T377" style:family="text">
      <style:text-properties fo:font-weight="normal" officeooo:rsid="03becfb9" style:font-weight-asian="normal" style:font-weight-complex="normal"/>
    </style:style>
    <style:style style:name="T378" style:family="text">
      <style:text-properties fo:font-weight="normal" officeooo:rsid="03bf675e" style:font-weight-asian="normal" style:font-weight-complex="normal"/>
    </style:style>
    <style:style style:name="T379" style:family="text">
      <style:text-properties fo:font-weight="normal" officeooo:rsid="03bf92cd" style:font-weight-asian="normal" style:font-weight-complex="normal"/>
    </style:style>
    <style:style style:name="T380" style:family="text">
      <style:text-properties fo:font-weight="normal" officeooo:rsid="03c2a4d1" style:font-weight-asian="normal" style:font-weight-complex="normal"/>
    </style:style>
    <style:style style:name="T381" style:family="text">
      <style:text-properties fo:font-weight="normal" officeooo:rsid="03c34d65" style:font-weight-asian="normal" style:font-weight-complex="normal"/>
    </style:style>
    <style:style style:name="T382" style:family="text">
      <style:text-properties fo:font-weight="normal" officeooo:rsid="03c39617" style:font-weight-asian="normal" style:font-weight-complex="normal"/>
    </style:style>
    <style:style style:name="T383" style:family="text">
      <style:text-properties fo:font-weight="normal" officeooo:rsid="03c44ca6" style:font-weight-asian="normal" style:font-weight-complex="normal"/>
    </style:style>
    <style:style style:name="T384" style:family="text">
      <style:text-properties fo:font-weight="normal" officeooo:rsid="03c51260" style:font-weight-asian="normal" style:font-weight-complex="normal"/>
    </style:style>
    <style:style style:name="T385" style:family="text">
      <style:text-properties fo:font-weight="normal" officeooo:rsid="03c51463" style:font-weight-asian="normal" style:font-weight-complex="normal"/>
    </style:style>
    <style:style style:name="T386" style:family="text">
      <style:text-properties fo:font-weight="normal" officeooo:rsid="03c51c71" style:font-weight-asian="normal" style:font-weight-complex="normal"/>
    </style:style>
    <style:style style:name="T387" style:family="text">
      <style:text-properties fo:font-weight="normal" officeooo:rsid="03c6f534" style:font-weight-asian="normal" style:font-weight-complex="normal"/>
    </style:style>
    <style:style style:name="T388" style:family="text">
      <style:text-properties fo:font-weight="normal" officeooo:rsid="03cb2c07" style:font-weight-asian="normal" style:font-weight-complex="normal"/>
    </style:style>
    <style:style style:name="T389" style:family="text">
      <style:text-properties fo:font-weight="normal" officeooo:rsid="03d088e0" style:font-weight-asian="normal" style:font-weight-complex="normal"/>
    </style:style>
    <style:style style:name="T390" style:family="text">
      <style:text-properties fo:font-weight="normal" officeooo:rsid="03d7a2a4" style:font-weight-asian="normal" style:font-weight-complex="normal"/>
    </style:style>
    <style:style style:name="T391" style:family="text">
      <style:text-properties fo:font-weight="normal" officeooo:rsid="03d9bd6c" style:font-weight-asian="normal" style:font-weight-complex="normal"/>
    </style:style>
    <style:style style:name="T392" style:family="text">
      <style:text-properties fo:font-weight="normal" officeooo:rsid="03db91db" style:font-weight-asian="normal" style:font-weight-complex="normal"/>
    </style:style>
    <style:style style:name="T393" style:family="text">
      <style:text-properties fo:font-weight="normal" officeooo:rsid="03e4514e" style:font-weight-asian="normal" style:font-weight-complex="normal"/>
    </style:style>
    <style:style style:name="T394" style:family="text">
      <style:text-properties fo:font-weight="normal" officeooo:rsid="03e90de3" style:font-weight-asian="normal" style:font-weight-complex="normal"/>
    </style:style>
    <style:style style:name="T395" style:family="text">
      <style:text-properties fo:font-weight="normal" officeooo:rsid="03e93625" style:font-weight-asian="normal" style:font-weight-complex="normal"/>
    </style:style>
    <style:style style:name="T396" style:family="text">
      <style:text-properties fo:font-weight="normal" officeooo:rsid="03ea64bf" style:font-weight-asian="normal" style:font-weight-complex="normal"/>
    </style:style>
    <style:style style:name="T397" style:family="text">
      <style:text-properties fo:font-weight="normal" officeooo:rsid="03eb005c" style:font-weight-asian="normal" style:font-weight-complex="normal"/>
    </style:style>
    <style:style style:name="T398" style:family="text">
      <style:text-properties fo:font-weight="normal" officeooo:rsid="03ec3a95" style:font-weight-asian="normal" style:font-weight-complex="normal"/>
    </style:style>
    <style:style style:name="T399" style:family="text">
      <style:text-properties fo:font-weight="normal" officeooo:rsid="03ed0846" style:font-weight-asian="normal" style:font-weight-complex="normal"/>
    </style:style>
    <style:style style:name="T400" style:family="text">
      <style:text-properties fo:font-weight="normal" officeooo:rsid="03ede337" style:font-weight-asian="normal" style:font-weight-complex="normal"/>
    </style:style>
    <style:style style:name="T401" style:family="text">
      <style:text-properties fo:font-weight="normal" officeooo:rsid="03ee7eb1" style:font-weight-asian="normal" style:font-weight-complex="normal"/>
    </style:style>
    <style:style style:name="T402" style:family="text">
      <style:text-properties fo:font-weight="normal" officeooo:rsid="03de8421" style:font-weight-asian="normal" style:font-weight-complex="normal"/>
    </style:style>
    <style:style style:name="T403" style:family="text">
      <style:text-properties fo:font-weight="normal" officeooo:rsid="03f27278" style:font-weight-asian="normal" style:font-weight-complex="normal"/>
    </style:style>
    <style:style style:name="T404" style:family="text">
      <style:text-properties fo:font-weight="normal" officeooo:rsid="03f4b1ba" style:font-weight-asian="normal" style:font-weight-complex="normal"/>
    </style:style>
    <style:style style:name="T405" style:family="text">
      <style:text-properties fo:font-weight="normal" officeooo:rsid="03f501e7" style:font-weight-asian="normal" style:font-weight-complex="normal"/>
    </style:style>
    <style:style style:name="T406" style:family="text">
      <style:text-properties fo:font-weight="normal" officeooo:rsid="03f56006" style:font-weight-asian="normal" style:font-weight-complex="normal"/>
    </style:style>
    <style:style style:name="T407" style:family="text">
      <style:text-properties fo:font-weight="normal" officeooo:rsid="03f8c064" style:font-weight-asian="normal" style:font-weight-complex="normal"/>
    </style:style>
    <style:style style:name="T408" style:family="text">
      <style:text-properties fo:font-weight="normal" officeooo:rsid="03fc17c3" style:font-weight-asian="normal" style:font-weight-complex="normal"/>
    </style:style>
    <style:style style:name="T409" style:family="text">
      <style:text-properties fo:font-weight="normal" officeooo:rsid="03fc65b4" style:font-weight-asian="normal" style:font-weight-complex="normal"/>
    </style:style>
    <style:style style:name="T410" style:family="text">
      <style:text-properties fo:font-weight="normal" officeooo:rsid="03fd5e01" style:font-weight-asian="normal" style:font-weight-complex="normal"/>
    </style:style>
    <style:style style:name="T411" style:family="text">
      <style:text-properties fo:font-weight="normal" officeooo:rsid="040aae1c" style:font-weight-asian="normal" style:font-weight-complex="normal"/>
    </style:style>
    <style:style style:name="T412" style:family="text">
      <style:text-properties fo:font-weight="normal" officeooo:rsid="040ce935" style:font-weight-asian="normal" style:font-weight-complex="normal"/>
    </style:style>
    <style:style style:name="T413" style:family="text">
      <style:text-properties fo:font-weight="normal" officeooo:rsid="042824b8" style:font-weight-asian="normal" style:font-weight-complex="normal"/>
    </style:style>
    <style:style style:name="T414" style:family="text">
      <style:text-properties fo:font-weight="normal" officeooo:rsid="0427ec09" style:font-weight-asian="normal" style:font-weight-complex="normal"/>
    </style:style>
    <style:style style:name="T415" style:family="text">
      <style:text-properties fo:font-weight="normal" officeooo:rsid="0424a315" style:font-weight-asian="normal" style:font-weight-complex="normal"/>
    </style:style>
    <style:style style:name="T416" style:family="text">
      <style:text-properties fo:font-weight="normal" officeooo:rsid="03c13113" style:font-weight-asian="normal" style:font-weight-complex="normal"/>
    </style:style>
    <style:style style:name="T417" style:family="text">
      <style:text-properties fo:font-weight="normal" officeooo:rsid="0428c8e2" style:font-weight-asian="normal" style:font-weight-complex="normal"/>
    </style:style>
    <style:style style:name="T418" style:family="text">
      <style:text-properties fo:font-weight="normal" officeooo:rsid="045e6749" style:font-weight-asian="normal" style:font-weight-complex="normal"/>
    </style:style>
    <style:style style:name="T419" style:family="text">
      <style:text-properties fo:font-weight="normal" officeooo:rsid="04602400" style:font-weight-asian="normal" style:font-weight-complex="normal"/>
    </style:style>
    <style:style style:name="T420" style:family="text">
      <style:text-properties fo:font-weight="normal" officeooo:rsid="04161d3e" style:font-weight-asian="normal" style:font-weight-complex="normal"/>
    </style:style>
    <style:style style:name="T421" style:family="text">
      <style:text-properties fo:font-weight="normal" officeooo:rsid="041746e7" style:font-weight-asian="normal" style:font-weight-complex="normal"/>
    </style:style>
    <style:style style:name="T422" style:family="text">
      <style:text-properties fo:font-weight="normal" officeooo:rsid="041d4261" style:font-weight-asian="normal" style:font-weight-complex="normal"/>
    </style:style>
    <style:style style:name="T423" style:family="text">
      <style:text-properties fo:font-weight="normal" officeooo:rsid="0419037b" style:font-weight-asian="normal" style:font-weight-complex="normal"/>
    </style:style>
    <style:style style:name="T424" style:family="text">
      <style:text-properties fo:font-weight="normal" officeooo:rsid="04226783" style:font-weight-asian="normal" style:font-weight-complex="normal"/>
    </style:style>
    <style:style style:name="T425" style:family="text">
      <style:text-properties fo:font-weight="normal" officeooo:rsid="04329278" style:font-weight-asian="normal" style:font-weight-complex="normal"/>
    </style:style>
    <style:style style:name="T426" style:family="text">
      <style:text-properties fo:font-weight="normal" officeooo:rsid="042d7117" style:font-weight-asian="normal" style:font-weight-complex="normal"/>
    </style:style>
    <style:style style:name="T427" style:family="text">
      <style:text-properties fo:font-weight="normal" officeooo:rsid="04253c68" style:font-weight-asian="normal" style:font-weight-complex="normal"/>
    </style:style>
    <style:style style:name="T428" style:family="text">
      <style:text-properties fo:font-weight="normal" officeooo:rsid="043c6125" style:font-weight-asian="normal" style:font-weight-complex="normal"/>
    </style:style>
    <style:style style:name="T429" style:family="text">
      <style:text-properties fo:font-weight="normal" officeooo:rsid="044401b2" style:font-weight-asian="normal" style:font-weight-complex="normal"/>
    </style:style>
    <style:style style:name="T430" style:family="text">
      <style:text-properties fo:font-weight="normal" officeooo:rsid="043a3360" style:font-weight-asian="normal" style:font-weight-complex="normal"/>
    </style:style>
    <style:style style:name="T431" style:family="text">
      <style:text-properties fo:font-weight="normal" officeooo:rsid="04438193" style:font-weight-asian="normal" style:font-weight-complex="normal"/>
    </style:style>
    <style:style style:name="T432" style:family="text">
      <style:text-properties fo:font-weight="normal" officeooo:rsid="043fc929" style:font-weight-asian="normal" style:font-weight-complex="normal"/>
    </style:style>
    <style:style style:name="T433" style:family="text">
      <style:text-properties fo:font-weight="normal" officeooo:rsid="04496025" style:font-weight-asian="normal" style:font-weight-complex="normal"/>
    </style:style>
    <style:style style:name="T434" style:family="text">
      <style:text-properties fo:font-weight="normal" officeooo:rsid="04592f7c" style:font-weight-asian="normal" style:font-weight-complex="normal"/>
    </style:style>
    <style:style style:name="T435" style:family="text">
      <style:text-properties fo:font-weight="normal" officeooo:rsid="0480ffab" style:font-weight-asian="normal" style:font-weight-complex="normal"/>
    </style:style>
    <style:style style:name="T436" style:family="text">
      <style:text-properties fo:font-weight="normal" officeooo:rsid="04822256" style:font-weight-asian="normal" style:font-weight-complex="normal"/>
    </style:style>
    <style:style style:name="T437" style:family="text">
      <style:text-properties fo:font-weight="normal" officeooo:rsid="048ffd4a" style:font-weight-asian="normal" style:font-weight-complex="normal"/>
    </style:style>
    <style:style style:name="T438" style:family="text">
      <style:text-properties fo:font-weight="normal" officeooo:rsid="048fe3f8" style:font-weight-asian="normal" style:font-weight-complex="normal"/>
    </style:style>
    <style:style style:name="T439" style:family="text">
      <style:text-properties fo:font-weight="normal" officeooo:rsid="0494bc64" style:font-weight-asian="normal" style:font-weight-complex="normal"/>
    </style:style>
    <style:style style:name="T440" style:family="text">
      <style:text-properties fo:font-weight="normal" officeooo:rsid="049a8a7e" style:font-weight-asian="normal" style:font-weight-complex="normal"/>
    </style:style>
    <style:style style:name="T441" style:family="text">
      <style:text-properties fo:font-weight="normal" officeooo:rsid="04a57ad8" style:font-weight-asian="normal" style:font-weight-complex="normal"/>
    </style:style>
    <style:style style:name="T442" style:family="text">
      <style:text-properties fo:font-weight="normal" officeooo:rsid="04b2ffc5" style:font-weight-asian="normal" style:font-weight-complex="normal"/>
    </style:style>
    <style:style style:name="T443" style:family="text">
      <style:text-properties fo:font-weight="normal" officeooo:rsid="04ba1b39" style:font-weight-asian="normal" style:font-weight-complex="normal"/>
    </style:style>
    <style:style style:name="T444" style:family="text">
      <style:text-properties fo:font-weight="normal" officeooo:rsid="04b3c5c0" style:font-weight-asian="normal" style:font-weight-complex="normal"/>
    </style:style>
    <style:style style:name="T445" style:family="text">
      <style:text-properties fo:font-weight="normal" officeooo:rsid="04cce5bf" style:font-weight-asian="normal" style:font-weight-complex="normal"/>
    </style:style>
    <style:style style:name="T446" style:family="text">
      <style:text-properties fo:font-weight="normal" officeooo:rsid="04d9fb2e" style:font-weight-asian="normal" style:font-weight-complex="normal"/>
    </style:style>
    <style:style style:name="T447" style:family="text">
      <style:text-properties fo:font-weight="normal" officeooo:rsid="04e7fa58" style:font-weight-asian="normal" style:font-weight-complex="normal"/>
    </style:style>
    <style:style style:name="T448" style:family="text">
      <style:text-properties fo:font-weight="normal" officeooo:rsid="04dad003" style:font-weight-asian="normal" style:font-weight-complex="normal"/>
    </style:style>
    <style:style style:name="T449" style:family="text">
      <style:text-properties fo:font-weight="normal" officeooo:rsid="04dc0a2a" style:font-weight-asian="normal" style:font-weight-complex="normal"/>
    </style:style>
    <style:style style:name="T450" style:family="text">
      <style:text-properties fo:font-weight="normal" officeooo:rsid="04ddd894" style:font-weight-asian="normal" style:font-weight-complex="normal"/>
    </style:style>
    <style:style style:name="T451" style:family="text">
      <style:text-properties fo:font-weight="normal" officeooo:rsid="04deac5d" style:font-weight-asian="normal" style:font-weight-complex="normal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officeooo:rsid="00256ecc" style:font-style-asian="italic" style:font-style-complex="italic"/>
    </style:style>
    <style:style style:name="T454" style:family="text">
      <style:text-properties fo:font-style="italic" officeooo:rsid="006c1d47" style:font-style-asian="italic" style:font-style-complex="italic"/>
    </style:style>
    <style:style style:name="T455" style:family="text">
      <style:text-properties fo:font-style="italic" officeooo:rsid="00e09913" style:font-style-asian="italic" style:font-style-complex="italic"/>
    </style:style>
    <style:style style:name="T456" style:family="text">
      <style:text-properties fo:font-style="italic" officeooo:rsid="005b5cd3" style:font-style-asian="italic" style:font-style-complex="italic"/>
    </style:style>
    <style:style style:name="T457" style:family="text">
      <style:text-properties fo:font-style="italic" officeooo:rsid="0034ed8b" style:font-style-asian="italic" style:font-style-complex="italic"/>
    </style:style>
    <style:style style:name="T458" style:family="text">
      <style:text-properties fo:font-style="italic" officeooo:rsid="00367935" style:font-style-asian="italic" style:font-style-complex="italic"/>
    </style:style>
    <style:style style:name="T459" style:family="text">
      <style:text-properties fo:font-style="italic" officeooo:rsid="003b4e50" style:font-style-asian="italic" style:font-style-complex="italic"/>
    </style:style>
    <style:style style:name="T460" style:family="text">
      <style:text-properties fo:font-style="italic" officeooo:rsid="01758a0f" style:font-style-asian="italic" style:font-style-complex="italic"/>
    </style:style>
    <style:style style:name="T461" style:family="text">
      <style:text-properties fo:font-style="italic" officeooo:rsid="0080477a" style:font-style-asian="italic" style:font-style-complex="italic"/>
    </style:style>
    <style:style style:name="T462" style:family="text">
      <style:text-properties fo:font-style="italic" officeooo:rsid="01113d34" style:font-style-asian="italic" style:font-style-complex="italic"/>
    </style:style>
    <style:style style:name="T463" style:family="text">
      <style:text-properties fo:font-style="italic" officeooo:rsid="018c0d5b" style:font-style-asian="italic" style:font-style-complex="italic"/>
    </style:style>
    <style:style style:name="T464" style:family="text">
      <style:text-properties fo:font-style="italic" officeooo:rsid="01c64853" style:font-style-asian="italic" style:font-style-complex="italic"/>
    </style:style>
    <style:style style:name="T465" style:family="text">
      <style:text-properties fo:font-style="italic" officeooo:rsid="01d9cd4e" style:font-style-asian="italic" style:font-style-complex="italic"/>
    </style:style>
    <style:style style:name="T466" style:family="text">
      <style:text-properties fo:font-style="italic" officeooo:rsid="01dc67de" style:font-style-asian="italic" style:font-style-complex="italic"/>
    </style:style>
    <style:style style:name="T467" style:family="text">
      <style:text-properties fo:font-style="italic" officeooo:rsid="01ec8e18" style:font-style-asian="italic" style:font-style-complex="italic"/>
    </style:style>
    <style:style style:name="T468" style:family="text">
      <style:text-properties fo:font-style="italic" officeooo:rsid="019e70b3" style:font-style-asian="italic" style:font-style-complex="italic"/>
    </style:style>
    <style:style style:name="T469" style:family="text">
      <style:text-properties fo:font-style="italic" officeooo:rsid="02685e01" style:font-style-asian="italic" style:font-style-complex="italic"/>
    </style:style>
    <style:style style:name="T470" style:family="text">
      <style:text-properties fo:font-style="italic" officeooo:rsid="026b5506" style:font-style-asian="italic" style:font-style-complex="italic"/>
    </style:style>
    <style:style style:name="T471" style:family="text">
      <style:text-properties fo:font-style="italic" officeooo:rsid="0288fb00" style:font-style-asian="italic" style:font-style-complex="italic"/>
    </style:style>
    <style:style style:name="T472" style:family="text">
      <style:text-properties fo:font-style="italic" officeooo:rsid="02ccc8f6" style:font-style-asian="italic" style:font-style-complex="italic"/>
    </style:style>
    <style:style style:name="T473" style:family="text">
      <style:text-properties fo:font-style="italic" officeooo:rsid="0069ae25" style:font-style-asian="italic" style:font-style-complex="italic"/>
    </style:style>
    <style:style style:name="T474" style:family="text">
      <style:text-properties fo:font-style="italic" officeooo:rsid="0022c018" style:font-style-asian="italic" style:font-style-complex="italic"/>
    </style:style>
    <style:style style:name="T475" style:family="text">
      <style:text-properties fo:font-style="italic" officeooo:rsid="02efc49c" style:font-style-asian="italic" style:font-style-complex="italic"/>
    </style:style>
    <style:style style:name="T476" style:family="text">
      <style:text-properties fo:font-style="italic" officeooo:rsid="02ec089f" style:font-style-asian="italic" style:font-style-complex="italic"/>
    </style:style>
    <style:style style:name="T477" style:family="text">
      <style:text-properties fo:font-style="italic" officeooo:rsid="032c4fdc" style:font-style-asian="italic" style:font-style-complex="italic"/>
    </style:style>
    <style:style style:name="T478" style:family="text">
      <style:text-properties fo:font-style="italic" officeooo:rsid="0335ea2c" style:font-style-asian="italic" style:font-style-complex="italic"/>
    </style:style>
    <style:style style:name="T479" style:family="text">
      <style:text-properties fo:font-style="italic" officeooo:rsid="0346a444" style:font-style-asian="italic" style:font-style-complex="italic"/>
    </style:style>
    <style:style style:name="T480" style:family="text">
      <style:text-properties fo:font-style="italic" officeooo:rsid="03a24854" style:font-style-asian="italic" style:font-style-complex="italic"/>
    </style:style>
    <style:style style:name="T481" style:family="text">
      <style:text-properties fo:font-style="italic" officeooo:rsid="03804bbd" style:font-style-asian="italic" style:font-style-complex="italic"/>
    </style:style>
    <style:style style:name="T482" style:family="text">
      <style:text-properties fo:font-style="italic" officeooo:rsid="03aaef44" style:font-style-asian="italic" style:font-style-complex="italic"/>
    </style:style>
    <style:style style:name="T483" style:family="text">
      <style:text-properties fo:font-style="italic" officeooo:rsid="04a57ad8" style:font-style-asian="italic" style:font-style-complex="italic"/>
    </style:style>
    <style:style style:name="T484" style:family="text">
      <style:text-properties fo:font-style="italic" officeooo:rsid="04ba1b39" style:font-style-asian="italic" style:font-style-complex="italic"/>
    </style:style>
    <style:style style:name="T485" style:family="text">
      <style:text-properties fo:font-style="italic" officeooo:rsid="04a08898" style:font-style-asian="italic" style:font-style-complex="italic"/>
    </style:style>
    <style:style style:name="T486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48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88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89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490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491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92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493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494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495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496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497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498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499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00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01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02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03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04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05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06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07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08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09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10" style:family="text">
      <style:text-properties fo:font-style="italic" style:text-underline-style="none" style:font-style-asian="italic" style:font-style-complex="italic"/>
    </style:style>
    <style:style style:name="T511" style:family="text">
      <style:text-properties fo:font-style="italic" style:text-underline-style="none" officeooo:rsid="00baae4f" style:font-style-asian="italic" style:font-style-complex="italic"/>
    </style:style>
    <style:style style:name="T512" style:family="text">
      <style:text-properties fo:font-style="italic" style:text-underline-style="none" officeooo:rsid="00d708a6" style:font-style-asian="italic" style:font-style-complex="italic"/>
    </style:style>
    <style:style style:name="T513" style:family="text">
      <style:text-properties fo:font-style="italic" style:text-underline-style="none" officeooo:rsid="00beb82f" style:font-style-asian="italic" style:font-style-complex="italic"/>
    </style:style>
    <style:style style:name="T514" style:family="text">
      <style:text-properties fo:font-style="italic" style:text-underline-style="none" officeooo:rsid="00d9c9e4" style:font-style-asian="italic" style:font-style-complex="italic"/>
    </style:style>
    <style:style style:name="T515" style:family="text">
      <style:text-properties fo:font-style="italic" style:text-underline-style="none" officeooo:rsid="00f55bb2" style:font-style-asian="italic" style:font-style-complex="italic"/>
    </style:style>
    <style:style style:name="T516" style:family="text">
      <style:text-properties fo:font-style="italic" style:text-underline-style="none" officeooo:rsid="00f74e17" style:font-style-asian="italic" style:font-style-complex="italic"/>
    </style:style>
    <style:style style:name="T517" style:family="text">
      <style:text-properties fo:font-style="italic" style:text-underline-style="none" officeooo:rsid="00fde6f2" style:font-style-asian="italic" style:font-style-complex="italic"/>
    </style:style>
    <style:style style:name="T518" style:family="text">
      <style:text-properties fo:font-style="italic" style:text-underline-style="none" officeooo:rsid="0130fd48" style:font-style-asian="italic" style:font-style-complex="italic"/>
    </style:style>
    <style:style style:name="T519" style:family="text">
      <style:text-properties fo:font-style="italic" style:text-underline-style="none" officeooo:rsid="013401b3" style:font-style-asian="italic" style:font-style-complex="italic"/>
    </style:style>
    <style:style style:name="T520" style:family="text">
      <style:text-properties fo:font-style="italic" style:text-underline-style="none" officeooo:rsid="013f3c54" style:font-style-asian="italic" style:font-style-complex="italic"/>
    </style:style>
    <style:style style:name="T521" style:family="text">
      <style:text-properties fo:font-style="italic" style:text-underline-style="none" officeooo:rsid="00bfa17d" style:font-style-asian="italic" style:font-style-complex="italic"/>
    </style:style>
    <style:style style:name="T522" style:family="text">
      <style:text-properties fo:font-style="italic" style:text-underline-style="none" officeooo:rsid="02a94de9" style:font-style-asian="italic" style:font-style-complex="italic"/>
    </style:style>
    <style:style style:name="T523" style:family="text">
      <style:text-properties fo:font-style="italic" style:text-underline-style="none" officeooo:rsid="00bbbf73" style:font-style-asian="italic" style:font-style-complex="italic"/>
    </style:style>
    <style:style style:name="T524" style:family="text">
      <style:text-properties fo:font-style="italic" style:text-underline-style="none" officeooo:rsid="00a639f7" style:font-style-asian="italic" style:font-style-complex="italic"/>
    </style:style>
    <style:style style:name="T525" style:family="text">
      <style:text-properties fo:font-style="italic" style:text-underline-style="none" officeooo:rsid="00bd11a0" style:font-style-asian="italic" style:font-style-complex="italic"/>
    </style:style>
    <style:style style:name="T5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7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28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29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30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31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32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33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34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35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36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37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38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39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40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41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42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43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44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45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46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47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48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49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50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51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52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53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54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55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56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57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58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59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60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61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562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563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564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565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566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567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568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569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570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571" style:family="text">
      <style:text-properties fo:font-style="italic" fo:font-weight="normal" officeooo:rsid="04ee3d5e" style:font-style-asian="italic" style:font-weight-asian="normal" style:font-style-complex="italic" style:font-weight-complex="normal"/>
    </style:style>
    <style:style style:name="T572" style:family="text">
      <style:text-properties fo:font-style="italic" fo:font-weight="normal" officeooo:rsid="04e7fa58" style:font-style-asian="italic" style:font-weight-asian="normal" style:font-style-complex="italic" style:font-weight-complex="normal"/>
    </style:style>
    <style:style style:name="T57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7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75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576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577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578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579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580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581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582" style:family="text">
      <style:text-properties officeooo:rsid="00205d85"/>
    </style:style>
    <style:style style:name="T583" style:family="text">
      <style:text-properties officeooo:rsid="0027fcfd"/>
    </style:style>
    <style:style style:name="T584" style:family="text">
      <style:text-properties officeooo:rsid="0029525d"/>
    </style:style>
    <style:style style:name="T585" style:family="text">
      <style:text-properties officeooo:rsid="0034ed8b"/>
    </style:style>
    <style:style style:name="T586" style:family="text">
      <style:text-properties officeooo:rsid="00367935"/>
    </style:style>
    <style:style style:name="T587" style:family="text">
      <style:text-properties officeooo:rsid="00398ddf"/>
    </style:style>
    <style:style style:name="T588" style:family="text">
      <style:text-properties officeooo:rsid="003b4e50"/>
    </style:style>
    <style:style style:name="T58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90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591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592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593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594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595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596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597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598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599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00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01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02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03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04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05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06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07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08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09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10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11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12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13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14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15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16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17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18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19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20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21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22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23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24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25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26" style:family="text">
      <style:text-properties fo:font-style="normal" style:text-underline-style="none" style:font-style-asian="normal" style:font-style-complex="normal"/>
    </style:style>
    <style:style style:name="T627" style:family="text">
      <style:text-properties fo:font-style="normal" style:text-underline-style="none" officeooo:rsid="00a8a4b1" style:font-style-asian="normal" style:font-style-complex="normal"/>
    </style:style>
    <style:style style:name="T628" style:family="text">
      <style:text-properties fo:font-style="normal" style:text-underline-style="none" officeooo:rsid="00ba4170" style:font-style-asian="normal" style:font-style-complex="normal"/>
    </style:style>
    <style:style style:name="T629" style:family="text">
      <style:text-properties fo:font-style="normal" style:text-underline-style="none" officeooo:rsid="00b1e303" style:font-style-asian="normal" style:font-style-complex="normal"/>
    </style:style>
    <style:style style:name="T630" style:family="text">
      <style:text-properties fo:font-style="normal" style:text-underline-style="none" officeooo:rsid="00baae4f" style:font-style-asian="normal" style:font-style-complex="normal"/>
    </style:style>
    <style:style style:name="T631" style:family="text">
      <style:text-properties fo:font-style="normal" style:text-underline-style="none" officeooo:rsid="00bbbf73" style:font-style-asian="normal" style:font-style-complex="normal"/>
    </style:style>
    <style:style style:name="T632" style:family="text">
      <style:text-properties fo:font-style="normal" style:text-underline-style="none" officeooo:rsid="00be4749" style:font-style-asian="normal" style:font-style-complex="normal"/>
    </style:style>
    <style:style style:name="T633" style:family="text">
      <style:text-properties fo:font-style="normal" style:text-underline-style="none" officeooo:rsid="00d139a0" style:font-style-asian="normal" style:font-style-complex="normal"/>
    </style:style>
    <style:style style:name="T634" style:family="text">
      <style:text-properties fo:font-style="normal" style:text-underline-style="none" officeooo:rsid="00d1487d" style:font-style-asian="normal" style:font-style-complex="normal"/>
    </style:style>
    <style:style style:name="T635" style:family="text">
      <style:text-properties fo:font-style="normal" style:text-underline-style="none" officeooo:rsid="00d2fc06" style:font-style-asian="normal" style:font-style-complex="normal"/>
    </style:style>
    <style:style style:name="T636" style:family="text">
      <style:text-properties fo:font-style="normal" style:text-underline-style="none" officeooo:rsid="00d40111" style:font-style-asian="normal" style:font-style-complex="normal"/>
    </style:style>
    <style:style style:name="T637" style:family="text">
      <style:text-properties fo:font-style="normal" style:text-underline-style="none" officeooo:rsid="00d4c5ce" style:font-style-asian="normal" style:font-style-complex="normal"/>
    </style:style>
    <style:style style:name="T638" style:family="text">
      <style:text-properties fo:font-style="normal" style:text-underline-style="none" officeooo:rsid="00d708a6" style:font-style-asian="normal" style:font-style-complex="normal"/>
    </style:style>
    <style:style style:name="T639" style:family="text">
      <style:text-properties fo:font-style="normal" style:text-underline-style="none" officeooo:rsid="00d77d7d" style:font-style-asian="normal" style:font-style-complex="normal"/>
    </style:style>
    <style:style style:name="T640" style:family="text">
      <style:text-properties fo:font-style="normal" style:text-underline-style="none" officeooo:rsid="00d83381" style:font-style-asian="normal" style:font-style-complex="normal"/>
    </style:style>
    <style:style style:name="T641" style:family="text">
      <style:text-properties fo:font-style="normal" style:text-underline-style="none" officeooo:rsid="00d75809" style:font-style-asian="normal" style:font-style-complex="normal"/>
    </style:style>
    <style:style style:name="T642" style:family="text">
      <style:text-properties fo:font-style="normal" style:text-underline-style="none" officeooo:rsid="00dd6c8d" style:font-style-asian="normal" style:font-style-complex="normal"/>
    </style:style>
    <style:style style:name="T643" style:family="text">
      <style:text-properties fo:font-style="normal" style:text-underline-style="none" officeooo:rsid="00dedcd7" style:font-style-asian="normal" style:font-style-complex="normal"/>
    </style:style>
    <style:style style:name="T644" style:family="text">
      <style:text-properties fo:font-style="normal" style:text-underline-style="none" officeooo:rsid="00beb82f" style:font-style-asian="normal" style:font-style-complex="normal"/>
    </style:style>
    <style:style style:name="T645" style:family="text">
      <style:text-properties fo:font-style="normal" style:text-underline-style="none" officeooo:rsid="00e4290b" style:font-style-asian="normal" style:font-style-complex="normal"/>
    </style:style>
    <style:style style:name="T646" style:family="text">
      <style:text-properties fo:font-style="normal" style:text-underline-style="none" officeooo:rsid="00eb50e0" style:font-style-asian="normal" style:font-style-complex="normal"/>
    </style:style>
    <style:style style:name="T647" style:family="text">
      <style:text-properties fo:font-style="normal" style:text-underline-style="none" officeooo:rsid="00d9c9e4" style:font-style-asian="normal" style:font-style-complex="normal"/>
    </style:style>
    <style:style style:name="T648" style:family="text">
      <style:text-properties fo:font-style="normal" style:text-underline-style="none" officeooo:rsid="00ec1e8c" style:font-style-asian="normal" style:font-style-complex="normal"/>
    </style:style>
    <style:style style:name="T649" style:family="text">
      <style:text-properties fo:font-style="normal" style:text-underline-style="none" officeooo:rsid="00f0f7f8" style:font-style-asian="normal" style:font-style-complex="normal"/>
    </style:style>
    <style:style style:name="T650" style:family="text">
      <style:text-properties fo:font-style="normal" style:text-underline-style="none" officeooo:rsid="00f2503e" style:font-style-asian="normal" style:font-style-complex="normal"/>
    </style:style>
    <style:style style:name="T651" style:family="text">
      <style:text-properties fo:font-style="normal" style:text-underline-style="none" officeooo:rsid="00f5260b" style:font-style-asian="normal" style:font-style-complex="normal"/>
    </style:style>
    <style:style style:name="T652" style:family="text">
      <style:text-properties fo:font-style="normal" style:text-underline-style="none" officeooo:rsid="00f55bb2" style:font-style-asian="normal" style:font-style-complex="normal"/>
    </style:style>
    <style:style style:name="T653" style:family="text">
      <style:text-properties fo:font-style="normal" style:text-underline-style="none" officeooo:rsid="00f74e17" style:font-style-asian="normal" style:font-style-complex="normal"/>
    </style:style>
    <style:style style:name="T654" style:family="text">
      <style:text-properties fo:font-style="normal" style:text-underline-style="none" officeooo:rsid="00fbef0d" style:font-style-asian="normal" style:font-style-complex="normal"/>
    </style:style>
    <style:style style:name="T655" style:family="text">
      <style:text-properties fo:font-style="normal" style:text-underline-style="none" officeooo:rsid="00fde6f2" style:font-style-asian="normal" style:font-style-complex="normal"/>
    </style:style>
    <style:style style:name="T656" style:family="text">
      <style:text-properties fo:font-style="normal" style:text-underline-style="none" officeooo:rsid="010185dc" style:font-style-asian="normal" style:font-style-complex="normal"/>
    </style:style>
    <style:style style:name="T657" style:family="text">
      <style:text-properties fo:font-style="normal" style:text-underline-style="none" officeooo:rsid="0103be48" style:font-style-asian="normal" style:font-style-complex="normal"/>
    </style:style>
    <style:style style:name="T658" style:family="text">
      <style:text-properties fo:font-style="normal" style:text-underline-style="none" officeooo:rsid="010c486e" style:font-style-asian="normal" style:font-style-complex="normal"/>
    </style:style>
    <style:style style:name="T659" style:family="text">
      <style:text-properties fo:font-style="normal" style:text-underline-style="none" officeooo:rsid="010db770" style:font-style-asian="normal" style:font-style-complex="normal"/>
    </style:style>
    <style:style style:name="T660" style:family="text">
      <style:text-properties fo:font-style="normal" style:text-underline-style="none" officeooo:rsid="011cabfd" style:font-style-asian="normal" style:font-style-complex="normal"/>
    </style:style>
    <style:style style:name="T661" style:family="text">
      <style:text-properties fo:font-style="normal" style:text-underline-style="none" officeooo:rsid="011d9595" style:font-style-asian="normal" style:font-style-complex="normal"/>
    </style:style>
    <style:style style:name="T662" style:family="text">
      <style:text-properties fo:font-style="normal" style:text-underline-style="none" officeooo:rsid="011fc384" style:font-style-asian="normal" style:font-style-complex="normal"/>
    </style:style>
    <style:style style:name="T663" style:family="text">
      <style:text-properties fo:font-style="normal" style:text-underline-style="none" officeooo:rsid="012dfde8" style:font-style-asian="normal" style:font-style-complex="normal"/>
    </style:style>
    <style:style style:name="T664" style:family="text">
      <style:text-properties fo:font-style="normal" style:text-underline-style="none" officeooo:rsid="0130fd48" style:font-style-asian="normal" style:font-style-complex="normal"/>
    </style:style>
    <style:style style:name="T665" style:family="text">
      <style:text-properties fo:font-style="normal" style:text-underline-style="none" officeooo:rsid="013282b3" style:font-style-asian="normal" style:font-style-complex="normal"/>
    </style:style>
    <style:style style:name="T666" style:family="text">
      <style:text-properties fo:font-style="normal" style:text-underline-style="none" officeooo:rsid="013401b3" style:font-style-asian="normal" style:font-style-complex="normal"/>
    </style:style>
    <style:style style:name="T667" style:family="text">
      <style:text-properties fo:font-style="normal" style:text-underline-style="none" officeooo:rsid="013a8584" style:font-style-asian="normal" style:font-style-complex="normal"/>
    </style:style>
    <style:style style:name="T668" style:family="text">
      <style:text-properties fo:font-style="normal" style:text-underline-style="none" officeooo:rsid="013f3c54" style:font-style-asian="normal" style:font-style-complex="normal"/>
    </style:style>
    <style:style style:name="T669" style:family="text">
      <style:text-properties fo:font-style="normal" style:text-underline-style="none" officeooo:rsid="013e347a" style:font-style-asian="normal" style:font-style-complex="normal"/>
    </style:style>
    <style:style style:name="T670" style:family="text">
      <style:text-properties fo:font-style="normal" style:text-underline-style="none" officeooo:rsid="01408f03" style:font-style-asian="normal" style:font-style-complex="normal"/>
    </style:style>
    <style:style style:name="T671" style:family="text">
      <style:text-properties fo:font-style="normal" style:text-underline-style="none" officeooo:rsid="013cc971" style:font-style-asian="normal" style:font-style-complex="normal"/>
    </style:style>
    <style:style style:name="T672" style:family="text">
      <style:text-properties fo:font-style="normal" style:text-underline-style="none" officeooo:rsid="0150aafa" style:font-style-asian="normal" style:font-style-complex="normal"/>
    </style:style>
    <style:style style:name="T673" style:family="text">
      <style:text-properties fo:font-style="normal" style:text-underline-style="none" officeooo:rsid="0152f194" style:font-style-asian="normal" style:font-style-complex="normal"/>
    </style:style>
    <style:style style:name="T674" style:family="text">
      <style:text-properties fo:font-style="normal" style:text-underline-style="none" officeooo:rsid="0157e2d4" style:font-style-asian="normal" style:font-style-complex="normal"/>
    </style:style>
    <style:style style:name="T675" style:family="text">
      <style:text-properties fo:font-style="normal" style:text-underline-style="none" officeooo:rsid="015c452a" style:font-style-asian="normal" style:font-style-complex="normal"/>
    </style:style>
    <style:style style:name="T676" style:family="text">
      <style:text-properties fo:font-style="normal" style:text-underline-style="none" officeooo:rsid="0176ee1b" style:font-style-asian="normal" style:font-style-complex="normal"/>
    </style:style>
    <style:style style:name="T677" style:family="text">
      <style:text-properties fo:font-style="normal" style:text-underline-style="none" officeooo:rsid="02b807dc" style:font-style-asian="normal" style:font-style-complex="normal"/>
    </style:style>
    <style:style style:name="T678" style:family="text">
      <style:text-properties fo:font-style="normal" style:text-underline-style="none" officeooo:rsid="00bd11a0" style:font-style-asian="normal" style:font-style-complex="normal"/>
    </style:style>
    <style:style style:name="T679" style:family="text">
      <style:text-properties fo:font-style="normal" style:text-underline-style="none" officeooo:rsid="02edc963" style:font-style-asian="normal" style:font-style-complex="normal"/>
    </style:style>
    <style:style style:name="T680" style:family="text">
      <style:text-properties fo:font-style="normal" style:font-style-asian="normal" style:font-style-complex="normal"/>
    </style:style>
    <style:style style:name="T681" style:family="text">
      <style:text-properties fo:font-style="normal" officeooo:rsid="00524926" style:font-style-asian="normal" style:font-style-complex="normal"/>
    </style:style>
    <style:style style:name="T682" style:family="text">
      <style:text-properties fo:font-style="normal" officeooo:rsid="0033fbdf" style:font-style-asian="normal" style:font-style-complex="normal"/>
    </style:style>
    <style:style style:name="T683" style:family="text">
      <style:text-properties fo:font-style="normal" officeooo:rsid="0034ed8b" style:font-style-asian="normal" style:font-style-complex="normal"/>
    </style:style>
    <style:style style:name="T684" style:family="text">
      <style:text-properties fo:font-style="normal" officeooo:rsid="0052a33a" style:font-style-asian="normal" style:font-style-complex="normal"/>
    </style:style>
    <style:style style:name="T685" style:family="text">
      <style:text-properties fo:font-style="normal" officeooo:rsid="0092f82d" style:font-style-asian="normal" style:font-style-complex="normal"/>
    </style:style>
    <style:style style:name="T686" style:family="text">
      <style:text-properties fo:font-style="normal" officeooo:rsid="00c6421c" style:font-style-asian="normal" style:font-style-complex="normal"/>
    </style:style>
    <style:style style:name="T687" style:family="text">
      <style:text-properties fo:font-style="normal" officeooo:rsid="00cc5bce" style:font-style-asian="normal" style:font-style-complex="normal"/>
    </style:style>
    <style:style style:name="T688" style:family="text">
      <style:text-properties fo:font-style="normal" officeooo:rsid="0106c767" style:font-style-asian="normal" style:font-style-complex="normal"/>
    </style:style>
    <style:style style:name="T689" style:family="text">
      <style:text-properties fo:font-style="normal" officeooo:rsid="0164a6ee" style:font-style-asian="normal" style:font-style-complex="normal"/>
    </style:style>
    <style:style style:name="T690" style:family="text">
      <style:text-properties fo:font-style="normal" officeooo:rsid="0168d8d5" style:font-style-asian="normal" style:font-style-complex="normal"/>
    </style:style>
    <style:style style:name="T691" style:family="text">
      <style:text-properties fo:font-style="normal" officeooo:rsid="0179221f" style:font-style-asian="normal" style:font-style-complex="normal"/>
    </style:style>
    <style:style style:name="T692" style:family="text">
      <style:text-properties fo:font-style="normal" officeooo:rsid="017941db" style:font-style-asian="normal" style:font-style-complex="normal"/>
    </style:style>
    <style:style style:name="T693" style:family="text">
      <style:text-properties fo:font-style="normal" officeooo:rsid="017a7161" style:font-style-asian="normal" style:font-style-complex="normal"/>
    </style:style>
    <style:style style:name="T694" style:family="text">
      <style:text-properties fo:font-style="normal" officeooo:rsid="0288fb00" style:font-style-asian="normal" style:font-style-complex="normal"/>
    </style:style>
    <style:style style:name="T695" style:family="text">
      <style:text-properties fo:font-style="normal" officeooo:rsid="02f2e947" style:font-style-asian="normal" style:font-style-complex="normal"/>
    </style:style>
    <style:style style:name="T696" style:family="text">
      <style:text-properties fo:font-style="normal" officeooo:rsid="02edc963" style:font-style-asian="normal" style:font-style-complex="normal"/>
    </style:style>
    <style:style style:name="T697" style:family="text">
      <style:text-properties fo:font-style="normal" officeooo:rsid="03355d74" style:font-style-asian="normal" style:font-style-complex="normal"/>
    </style:style>
    <style:style style:name="T698" style:family="text">
      <style:text-properties fo:font-style="normal" officeooo:rsid="0335ea2c" style:font-style-asian="normal" style:font-style-complex="normal"/>
    </style:style>
    <style:style style:name="T699" style:family="text">
      <style:text-properties fo:font-style="normal" officeooo:rsid="0346a444" style:font-style-asian="normal" style:font-style-complex="normal"/>
    </style:style>
    <style:style style:name="T700" style:family="text">
      <style:text-properties fo:font-style="normal" officeooo:rsid="0347bb43" style:font-style-asian="normal" style:font-style-complex="normal"/>
    </style:style>
    <style:style style:name="T701" style:family="text">
      <style:text-properties fo:font-style="normal" officeooo:rsid="03343ce6" style:font-style-asian="normal" style:font-style-complex="normal"/>
    </style:style>
    <style:style style:name="T702" style:family="text">
      <style:text-properties fo:font-style="normal" officeooo:rsid="034dbe4d" style:font-style-asian="normal" style:font-style-complex="normal"/>
    </style:style>
    <style:style style:name="T703" style:family="text">
      <style:text-properties fo:font-style="normal" officeooo:rsid="034f33b6" style:font-style-asian="normal" style:font-style-complex="normal"/>
    </style:style>
    <style:style style:name="T704" style:family="text">
      <style:text-properties fo:font-style="normal" officeooo:rsid="035051aa" style:font-style-asian="normal" style:font-style-complex="normal"/>
    </style:style>
    <style:style style:name="T705" style:family="text">
      <style:text-properties fo:font-style="normal" officeooo:rsid="035de550" style:font-style-asian="normal" style:font-style-complex="normal"/>
    </style:style>
    <style:style style:name="T706" style:family="text">
      <style:text-properties fo:font-style="normal" officeooo:rsid="0364e15d" style:font-style-asian="normal" style:font-style-complex="normal"/>
    </style:style>
    <style:style style:name="T707" style:family="text">
      <style:text-properties fo:font-style="normal" officeooo:rsid="033e56cf" style:font-style-asian="normal" style:font-style-complex="normal"/>
    </style:style>
    <style:style style:name="T708" style:family="text">
      <style:text-properties fo:font-style="normal" officeooo:rsid="0367f8e1" style:font-style-asian="normal" style:font-style-complex="normal"/>
    </style:style>
    <style:style style:name="T709" style:family="text">
      <style:text-properties fo:font-style="normal" officeooo:rsid="0369854f" style:font-style-asian="normal" style:font-style-complex="normal"/>
    </style:style>
    <style:style style:name="T710" style:family="text">
      <style:text-properties fo:font-style="normal" officeooo:rsid="040ce935" style:font-style-asian="normal" style:font-style-complex="normal"/>
    </style:style>
    <style:style style:name="T711" style:family="text">
      <style:text-properties fo:font-style="normal" officeooo:rsid="040ea9fd" style:font-style-asian="normal" style:font-style-complex="normal"/>
    </style:style>
    <style:style style:name="T712" style:family="text">
      <style:text-properties fo:font-style="normal" officeooo:rsid="041e6a3e" style:font-style-asian="normal" style:font-style-complex="normal"/>
    </style:style>
    <style:style style:name="T713" style:family="text">
      <style:text-properties fo:font-style="normal" officeooo:rsid="04a8203c" style:font-style-asian="normal" style:font-style-complex="normal"/>
    </style:style>
    <style:style style:name="T714" style:family="text">
      <style:text-properties fo:font-style="normal" officeooo:rsid="04b80b14" style:font-style-asian="normal" style:font-style-complex="normal"/>
    </style:style>
    <style:style style:name="T715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716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717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7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19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720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721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722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723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724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725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726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727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728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729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730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731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732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733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734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735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736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737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738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739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740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741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742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743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744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745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746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747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748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749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750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751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752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753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754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755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756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757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758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759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760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761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762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763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764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765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766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767" style:family="text">
      <style:text-properties fo:font-style="normal" fo:font-weight="normal" officeooo:rsid="04dad003" style:font-style-asian="normal" style:font-weight-asian="normal" style:font-style-complex="normal" style:font-weight-complex="normal"/>
    </style:style>
    <style:style style:name="T768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769" style:family="text">
      <style:text-properties fo:font-style="normal" fo:font-weight="normal" officeooo:rsid="04dc0a2a" style:font-style-asian="normal" style:font-weight-asian="normal" style:font-style-complex="normal" style:font-weight-complex="normal"/>
    </style:style>
    <style:style style:name="T770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771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772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773" style:family="text">
      <style:text-properties fo:font-style="normal" fo:font-weight="normal" officeooo:rsid="04e7fa58" style:font-style-asian="normal" style:font-weight-asian="normal" style:font-style-complex="normal" style:font-weight-complex="normal"/>
    </style:style>
    <style:style style:name="T774" style:family="text">
      <style:text-properties fo:font-style="normal" fo:font-weight="normal" officeooo:rsid="04e915f4" style:font-style-asian="normal" style:font-weight-asian="normal" style:font-style-complex="normal" style:font-weight-complex="normal"/>
    </style:style>
    <style:style style:name="T775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776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777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778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779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780" style:family="text">
      <style:text-properties fo:font-style="normal" fo:font-weight="bold" officeooo:rsid="04d9fb2e" style:font-style-asian="normal" style:font-weight-asian="bold" style:font-style-complex="normal" style:font-weight-complex="bold"/>
    </style:style>
    <style:style style:name="T781" style:family="text">
      <style:text-properties officeooo:rsid="004d4d0b"/>
    </style:style>
    <style:style style:name="T782" style:family="text">
      <style:text-properties officeooo:rsid="0013268f"/>
    </style:style>
    <style:style style:name="T783" style:family="text">
      <style:text-properties officeooo:rsid="004f4350"/>
    </style:style>
    <style:style style:name="T784" style:family="text">
      <style:text-properties officeooo:rsid="00501b3c"/>
    </style:style>
    <style:style style:name="T785" style:family="text">
      <style:text-properties officeooo:rsid="00147dd9"/>
    </style:style>
    <style:style style:name="T786" style:family="text">
      <style:text-properties officeooo:rsid="005521a3"/>
    </style:style>
    <style:style style:name="T787" style:family="text">
      <style:text-properties fo:font-weight="bold" style:font-weight-asian="bold" style:font-weight-complex="bold"/>
    </style:style>
    <style:style style:name="T788" style:family="text">
      <style:text-properties fo:font-weight="bold" officeooo:rsid="005f7223" style:font-weight-asian="bold" style:font-weight-complex="bold"/>
    </style:style>
    <style:style style:name="T789" style:family="text">
      <style:text-properties fo:font-weight="bold" officeooo:rsid="01871851" style:font-weight-asian="bold" style:font-weight-complex="bold"/>
    </style:style>
    <style:style style:name="T790" style:family="text">
      <style:text-properties fo:font-weight="bold" officeooo:rsid="02070606" style:font-weight-asian="bold" style:font-weight-complex="bold"/>
    </style:style>
    <style:style style:name="T791" style:family="text">
      <style:text-properties fo:font-weight="bold" officeooo:rsid="0206e857" style:font-weight-asian="bold" style:font-weight-complex="bold"/>
    </style:style>
    <style:style style:name="T792" style:family="text">
      <style:text-properties fo:font-weight="bold" officeooo:rsid="03153caa" style:font-weight-asian="bold" style:font-weight-complex="bold"/>
    </style:style>
    <style:style style:name="T793" style:family="text">
      <style:text-properties fo:font-weight="bold" officeooo:rsid="03429aa5" style:font-weight-asian="bold" style:font-weight-complex="bold"/>
    </style:style>
    <style:style style:name="T794" style:family="text">
      <style:text-properties fo:font-weight="bold" officeooo:rsid="0356cf1b" style:font-weight-asian="bold" style:font-weight-complex="bold"/>
    </style:style>
    <style:style style:name="T795" style:family="text">
      <style:text-properties fo:font-weight="bold" officeooo:rsid="03c34d65" style:font-weight-asian="bold" style:font-weight-complex="bold"/>
    </style:style>
    <style:style style:name="T796" style:family="text">
      <style:text-properties fo:font-weight="bold" officeooo:rsid="03c39617" style:font-weight-asian="bold" style:font-weight-complex="bold"/>
    </style:style>
    <style:style style:name="T797" style:family="text">
      <style:text-properties fo:font-weight="bold" officeooo:rsid="03c44ca6" style:font-weight-asian="bold" style:font-weight-complex="bold"/>
    </style:style>
    <style:style style:name="T798" style:family="text">
      <style:text-properties fo:font-weight="bold" officeooo:rsid="03ea64bf" style:font-weight-asian="bold" style:font-weight-complex="bold"/>
    </style:style>
    <style:style style:name="T799" style:family="text">
      <style:text-properties fo:font-weight="bold" officeooo:rsid="03f8c064" style:font-weight-asian="bold" style:font-weight-complex="bold"/>
    </style:style>
    <style:style style:name="T800" style:family="text">
      <style:text-properties fo:font-weight="bold" officeooo:rsid="0411d16e" style:font-weight-asian="bold" style:font-weight-complex="bold"/>
    </style:style>
    <style:style style:name="T801" style:family="text">
      <style:text-properties fo:font-weight="bold" officeooo:rsid="048fe3f8" style:font-weight-asian="bold" style:font-weight-complex="bold"/>
    </style:style>
    <style:style style:name="T802" style:family="text">
      <style:text-properties fo:font-weight="bold" officeooo:rsid="048ffd4a" style:font-weight-asian="bold" style:font-weight-complex="bold"/>
    </style:style>
    <style:style style:name="T803" style:family="text">
      <style:text-properties fo:font-weight="bold" officeooo:rsid="04a08898" style:font-weight-asian="bold" style:font-weight-complex="bold"/>
    </style:style>
    <style:style style:name="T804" style:family="text">
      <style:text-properties fo:font-weight="bold" officeooo:rsid="04d9fb2e" style:font-weight-asian="bold" style:font-weight-complex="bold"/>
    </style:style>
    <style:style style:name="T805" style:family="text">
      <style:text-properties officeooo:rsid="005b5f51"/>
    </style:style>
    <style:style style:name="T806" style:family="text">
      <style:text-properties officeooo:rsid="005d12fa"/>
    </style:style>
    <style:style style:name="T807" style:family="text">
      <style:text-properties officeooo:rsid="005f7223"/>
    </style:style>
    <style:style style:name="T808" style:family="text">
      <style:text-properties style:text-underline-style="none"/>
    </style:style>
    <style:style style:name="T809" style:family="text">
      <style:text-properties style:text-underline-style="none" fo:font-weight="normal" style:font-weight-asian="normal" style:font-weight-complex="normal"/>
    </style:style>
    <style:style style:name="T810" style:family="text">
      <style:text-properties style:text-underline-style="none" fo:font-weight="normal" officeooo:rsid="00721e09" style:font-weight-asian="normal" style:font-weight-complex="normal"/>
    </style:style>
    <style:style style:name="T811" style:family="text">
      <style:text-properties style:text-underline-style="none" fo:font-weight="normal" officeooo:rsid="00722a19" style:font-weight-asian="normal" style:font-weight-complex="normal"/>
    </style:style>
    <style:style style:name="T812" style:family="text">
      <style:text-properties style:text-underline-style="none" fo:font-weight="normal" officeooo:rsid="006a9ead" style:font-weight-asian="normal" style:font-weight-complex="normal"/>
    </style:style>
    <style:style style:name="T813" style:family="text">
      <style:text-properties style:text-underline-style="none" fo:font-weight="normal" officeooo:rsid="00a639f7" style:font-weight-asian="normal" style:font-weight-complex="normal"/>
    </style:style>
    <style:style style:name="T814" style:family="text">
      <style:text-properties style:text-underline-style="none" fo:font-weight="normal" officeooo:rsid="00a69bec" style:font-weight-asian="normal" style:font-weight-complex="normal"/>
    </style:style>
    <style:style style:name="T815" style:family="text">
      <style:text-properties style:text-underline-style="none" fo:font-weight="normal" officeooo:rsid="009e29ef" style:font-weight-asian="normal" style:font-weight-complex="normal"/>
    </style:style>
    <style:style style:name="T816" style:family="text">
      <style:text-properties style:text-underline-style="none" fo:font-weight="normal" officeooo:rsid="00a75993" style:font-weight-asian="normal" style:font-weight-complex="normal"/>
    </style:style>
    <style:style style:name="T817" style:family="text">
      <style:text-properties style:text-underline-style="none" fo:font-weight="normal" officeooo:rsid="00e7b674" style:font-weight-asian="normal" style:font-weight-complex="normal"/>
    </style:style>
    <style:style style:name="T818" style:family="text">
      <style:text-properties style:text-underline-style="none" fo:font-weight="normal" officeooo:rsid="0123bb39" style:font-weight-asian="normal" style:font-weight-complex="normal"/>
    </style:style>
    <style:style style:name="T819" style:family="text">
      <style:text-properties style:text-underline-style="none" fo:font-weight="normal" officeooo:rsid="02e59398" style:font-weight-asian="normal" style:font-weight-complex="normal"/>
    </style:style>
    <style:style style:name="T820" style:family="text">
      <style:text-properties style:text-underline-style="none" fo:font-weight="normal" officeooo:rsid="0043121f" style:font-weight-asian="normal" style:font-weight-complex="normal"/>
    </style:style>
    <style:style style:name="T821" style:family="text">
      <style:text-properties style:text-underline-style="none" fo:font-weight="normal" officeooo:rsid="04329278" style:font-weight-asian="normal" style:font-weight-complex="normal"/>
    </style:style>
    <style:style style:name="T822" style:family="text">
      <style:text-properties style:text-underline-style="none" fo:font-weight="bold" style:font-weight-asian="bold" style:font-weight-complex="bold"/>
    </style:style>
    <style:style style:name="T823" style:family="text">
      <style:text-properties style:text-underline-style="none" fo:font-weight="bold" officeooo:rsid="00a75993" style:font-weight-asian="bold" style:font-weight-complex="bold"/>
    </style:style>
    <style:style style:name="T824" style:family="text">
      <style:text-properties style:text-underline-style="none" fo:font-weight="bold" officeooo:rsid="013013d9" style:font-weight-asian="bold" style:font-weight-complex="bold"/>
    </style:style>
    <style:style style:name="T825" style:family="text">
      <style:text-properties style:text-underline-style="none" fo:font-weight="bold" officeooo:rsid="01408f03" style:font-weight-asian="bold" style:font-weight-complex="bold"/>
    </style:style>
    <style:style style:name="T826" style:family="text">
      <style:text-properties style:text-underline-style="none" officeooo:rsid="00bbbf73"/>
    </style:style>
    <style:style style:name="T827" style:family="text">
      <style:text-properties style:text-underline-style="none" officeooo:rsid="00d40111"/>
    </style:style>
    <style:style style:name="T828" style:family="text">
      <style:text-properties style:text-underline-style="none" officeooo:rsid="00d708a6"/>
    </style:style>
    <style:style style:name="T829" style:family="text">
      <style:text-properties style:text-underline-style="none" officeooo:rsid="00d5826a"/>
    </style:style>
    <style:style style:name="T830" style:family="text">
      <style:text-properties style:text-underline-style="none" officeooo:rsid="00d9c9e4"/>
    </style:style>
    <style:style style:name="T831" style:family="text">
      <style:text-properties style:text-underline-style="none" officeooo:rsid="00ec1e8c"/>
    </style:style>
    <style:style style:name="T832" style:family="text">
      <style:text-properties style:text-underline-style="none" officeooo:rsid="00fde6f2"/>
    </style:style>
    <style:style style:name="T833" style:family="text">
      <style:text-properties style:text-underline-style="none" officeooo:rsid="013013d9"/>
    </style:style>
    <style:style style:name="T834" style:family="text">
      <style:text-properties style:text-underline-style="none" officeooo:rsid="0137af9f"/>
    </style:style>
    <style:style style:name="T835" style:family="text">
      <style:text-properties style:text-underline-style="none" officeooo:rsid="013282b3"/>
    </style:style>
    <style:style style:name="T836" style:family="text">
      <style:text-properties style:text-underline-style="none" officeooo:rsid="01408f03"/>
    </style:style>
    <style:style style:name="T837" style:family="text">
      <style:text-properties style:text-underline-style="none" officeooo:rsid="01416cb6"/>
    </style:style>
    <style:style style:name="T838" style:family="text">
      <style:text-properties style:text-underline-style="none" officeooo:rsid="01435f2a"/>
    </style:style>
    <style:style style:name="T839" style:family="text">
      <style:text-properties style:text-underline-style="none" officeooo:rsid="015f15fe"/>
    </style:style>
    <style:style style:name="T840" style:family="text">
      <style:text-properties officeooo:rsid="00722a19"/>
    </style:style>
    <style:style style:name="T841" style:family="text">
      <style:text-properties officeooo:rsid="0082538a"/>
    </style:style>
    <style:style style:name="T842" style:family="text">
      <style:text-properties officeooo:rsid="008a06de"/>
    </style:style>
    <style:style style:name="T843" style:family="text">
      <style:text-properties officeooo:rsid="00937b11"/>
    </style:style>
    <style:style style:name="T844" style:family="text">
      <style:text-properties officeooo:rsid="0093b191"/>
    </style:style>
    <style:style style:name="T845" style:family="text">
      <style:text-properties officeooo:rsid="00b502cc"/>
    </style:style>
    <style:style style:name="T846" style:family="text">
      <style:text-properties officeooo:rsid="00ba4170"/>
    </style:style>
    <style:style style:name="T847" style:family="text">
      <style:text-properties officeooo:rsid="00bbbf73"/>
    </style:style>
    <style:style style:name="T848" style:family="text">
      <style:text-properties officeooo:rsid="00bd3f9d"/>
    </style:style>
    <style:style style:name="T849" style:family="text">
      <style:text-properties officeooo:rsid="00beb82f"/>
    </style:style>
    <style:style style:name="T850" style:family="text">
      <style:text-properties officeooo:rsid="00c2a166"/>
    </style:style>
    <style:style style:name="T851" style:family="text">
      <style:text-properties officeooo:rsid="00c7406f"/>
    </style:style>
    <style:style style:name="T852" style:family="text">
      <style:text-properties officeooo:rsid="00c93592"/>
    </style:style>
    <style:style style:name="T853" style:family="text">
      <style:text-properties officeooo:rsid="00d83381"/>
    </style:style>
    <style:style style:name="T854" style:family="text">
      <style:text-properties officeooo:rsid="00e09913"/>
    </style:style>
    <style:style style:name="T855" style:family="text">
      <style:text-properties officeooo:rsid="00ed9297"/>
    </style:style>
    <style:style style:name="T856" style:family="text">
      <style:text-properties officeooo:rsid="00ef4875"/>
    </style:style>
    <style:style style:name="T857" style:family="text">
      <style:text-properties officeooo:rsid="00f0f7f8"/>
    </style:style>
    <style:style style:name="T858" style:family="text">
      <style:text-properties officeooo:rsid="00f5260b"/>
    </style:style>
    <style:style style:name="T859" style:family="text">
      <style:text-properties officeooo:rsid="010185dc"/>
    </style:style>
    <style:style style:name="T860" style:family="text">
      <style:text-properties officeooo:rsid="01095847"/>
    </style:style>
    <style:style style:name="T861" style:family="text">
      <style:text-properties officeooo:rsid="010f422a"/>
    </style:style>
    <style:style style:name="T862" style:family="text">
      <style:text-properties officeooo:rsid="01113d34"/>
    </style:style>
    <style:style style:name="T863" style:family="text">
      <style:text-properties officeooo:rsid="011bd541"/>
    </style:style>
    <style:style style:name="T864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865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866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867" style:family="text">
      <style:text-properties style:text-line-through-style="none" style:text-line-through-type="none" style:text-underline-style="none"/>
    </style:style>
    <style:style style:name="T868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869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870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871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872" style:family="text">
      <style:text-properties style:text-line-through-style="none" style:text-line-through-type="none" officeooo:rsid="03d52c7f"/>
    </style:style>
    <style:style style:name="T873" style:family="text">
      <style:text-properties style:text-line-through-style="none" style:text-line-through-type="none" officeooo:rsid="03ef2dc7"/>
    </style:style>
    <style:style style:name="T874" style:family="text">
      <style:text-properties style:text-line-through-style="none" style:text-line-through-type="none" officeooo:rsid="03ec3a95"/>
    </style:style>
    <style:style style:name="T875" style:family="text">
      <style:text-properties style:text-line-through-style="none" style:text-line-through-type="none" officeooo:rsid="03f0c84b"/>
    </style:style>
    <style:style style:name="T876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877" style:family="text">
      <style:text-properties style:text-line-through-style="none" style:text-line-through-type="none" officeooo:rsid="044cd909"/>
    </style:style>
    <style:style style:name="T878" style:family="text">
      <style:text-properties officeooo:rsid="0152f194"/>
    </style:style>
    <style:style style:name="T879" style:family="text">
      <style:text-properties officeooo:rsid="016860b9"/>
    </style:style>
    <style:style style:name="T880" style:family="text">
      <style:text-properties officeooo:rsid="01758a0f"/>
    </style:style>
    <style:style style:name="T881" style:family="text">
      <style:text-properties officeooo:rsid="01871851"/>
    </style:style>
    <style:style style:name="T882" style:family="text">
      <style:text-properties officeooo:rsid="0188ed42"/>
    </style:style>
    <style:style style:name="T883" style:family="text">
      <style:text-properties officeooo:rsid="018c0d5b"/>
    </style:style>
    <style:style style:name="T884" style:family="text">
      <style:text-properties officeooo:rsid="019479eb"/>
    </style:style>
    <style:style style:name="T885" style:family="text">
      <style:text-properties officeooo:rsid="0198a2ea"/>
    </style:style>
    <style:style style:name="T886" style:family="text">
      <style:text-properties officeooo:rsid="01c64853"/>
    </style:style>
    <style:style style:name="T887" style:family="text">
      <style:text-properties officeooo:rsid="01d80854"/>
    </style:style>
    <style:style style:name="T888" style:family="text">
      <style:text-properties officeooo:rsid="01d90cf6"/>
    </style:style>
    <style:style style:name="T889" style:family="text">
      <style:text-properties officeooo:rsid="01d9cd4e"/>
    </style:style>
    <style:style style:name="T890" style:family="text">
      <style:text-properties officeooo:rsid="01dc67de"/>
    </style:style>
    <style:style style:name="T891" style:family="text">
      <style:text-properties officeooo:rsid="01df8731"/>
    </style:style>
    <style:style style:name="T892" style:family="text">
      <style:text-properties officeooo:rsid="01e917c9"/>
    </style:style>
    <style:style style:name="T893" style:family="text">
      <style:text-properties officeooo:rsid="01e5182b"/>
    </style:style>
    <style:style style:name="T894" style:family="text">
      <style:text-properties officeooo:rsid="01e966ec"/>
    </style:style>
    <style:style style:name="T895" style:family="text">
      <style:text-properties officeooo:rsid="01eb88a9"/>
    </style:style>
    <style:style style:name="T896" style:family="text">
      <style:text-properties officeooo:rsid="01ec8e18"/>
    </style:style>
    <style:style style:name="T897" style:family="text">
      <style:text-properties officeooo:rsid="01f79ca2"/>
    </style:style>
    <style:style style:name="T898" style:family="text">
      <style:text-properties officeooo:rsid="01f9794d"/>
    </style:style>
    <style:style style:name="T899" style:family="text">
      <style:text-properties officeooo:rsid="01fb1d79"/>
    </style:style>
    <style:style style:name="T900" style:family="text">
      <style:text-properties officeooo:rsid="01fde08a"/>
    </style:style>
    <style:style style:name="T901" style:family="text">
      <style:text-properties officeooo:rsid="0200b58e"/>
    </style:style>
    <style:style style:name="T902" style:family="text">
      <style:text-properties officeooo:rsid="01c48a9e"/>
    </style:style>
    <style:style style:name="T903" style:family="text">
      <style:text-properties officeooo:rsid="020294d1"/>
    </style:style>
    <style:style style:name="T904" style:family="text">
      <style:text-properties officeooo:rsid="019e70b3"/>
    </style:style>
    <style:style style:name="T905" style:family="text">
      <style:text-properties officeooo:rsid="020131ae"/>
    </style:style>
    <style:style style:name="T906" style:family="text">
      <style:text-properties officeooo:rsid="01b08253"/>
    </style:style>
    <style:style style:name="T907" style:family="text">
      <style:text-properties officeooo:rsid="01ffec25"/>
    </style:style>
    <style:style style:name="T908" style:family="text">
      <style:text-properties officeooo:rsid="0212a48a"/>
    </style:style>
    <style:style style:name="T909" style:family="text">
      <style:text-properties officeooo:rsid="021d76dd"/>
    </style:style>
    <style:style style:name="T910" style:family="text">
      <style:text-properties officeooo:rsid="022053cd"/>
    </style:style>
    <style:style style:name="T911" style:family="text">
      <style:text-properties officeooo:rsid="01e2b86d"/>
    </style:style>
    <style:style style:name="T912" style:family="text">
      <style:text-properties officeooo:rsid="022dff2a"/>
    </style:style>
    <style:style style:name="T913" style:family="text">
      <style:text-properties officeooo:rsid="02540cb9"/>
    </style:style>
    <style:style style:name="T914" style:family="text">
      <style:text-properties officeooo:rsid="025798af"/>
    </style:style>
    <style:style style:name="T915" style:family="text">
      <style:text-properties officeooo:rsid="0259f4ad"/>
    </style:style>
    <style:style style:name="T916" style:family="text">
      <style:text-properties officeooo:rsid="025b11c7"/>
    </style:style>
    <style:style style:name="T917" style:family="text">
      <style:text-properties officeooo:rsid="02685e01"/>
    </style:style>
    <style:style style:name="T918" style:family="text">
      <style:text-properties officeooo:rsid="024d9b01"/>
    </style:style>
    <style:style style:name="T919" style:family="text">
      <style:text-properties officeooo:rsid="026b5506"/>
    </style:style>
    <style:style style:name="T920" style:family="text">
      <style:text-properties officeooo:rsid="02727518"/>
    </style:style>
    <style:style style:name="T921" style:family="text">
      <style:text-properties officeooo:rsid="02743cef"/>
    </style:style>
    <style:style style:name="T922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923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924" style:family="text">
      <style:text-properties officeooo:rsid="02abf8f2"/>
    </style:style>
    <style:style style:name="T925" style:family="text">
      <style:text-properties officeooo:rsid="02ac7db0"/>
    </style:style>
    <style:style style:name="T926" style:family="text">
      <style:text-properties officeooo:rsid="02b14a1d"/>
    </style:style>
    <style:style style:name="T927" style:family="text">
      <style:text-properties officeooo:rsid="02b245f2"/>
    </style:style>
    <style:style style:name="T928" style:family="text">
      <style:text-properties officeooo:rsid="004826c4"/>
    </style:style>
    <style:style style:name="T929" style:family="text">
      <style:text-properties officeooo:rsid="02b807dc"/>
    </style:style>
    <style:style style:name="T930" style:family="text">
      <style:text-properties officeooo:rsid="0063f3c5"/>
    </style:style>
    <style:style style:name="T931" style:family="text">
      <style:text-properties officeooo:rsid="00c0d7c6"/>
    </style:style>
    <style:style style:name="T932" style:family="text">
      <style:text-properties officeooo:rsid="02bfe198"/>
    </style:style>
    <style:style style:name="T933" style:family="text">
      <style:text-properties officeooo:rsid="02ccc8f6"/>
    </style:style>
    <style:style style:name="T934" style:family="text">
      <style:text-properties officeooo:rsid="02e142ec"/>
    </style:style>
    <style:style style:name="T935" style:family="text">
      <style:text-properties officeooo:rsid="02ec089f"/>
    </style:style>
    <style:style style:name="T936" style:family="text">
      <style:text-properties officeooo:rsid="008d7148"/>
    </style:style>
    <style:style style:name="T937" style:family="text">
      <style:text-properties officeooo:rsid="0069ae25"/>
    </style:style>
    <style:style style:name="T938" style:family="text">
      <style:text-properties officeooo:rsid="02edc963"/>
    </style:style>
    <style:style style:name="T939" style:family="text">
      <style:text-properties officeooo:rsid="03049b98"/>
    </style:style>
    <style:style style:name="T940" style:family="text">
      <style:text-properties officeooo:rsid="0304fd19"/>
    </style:style>
    <style:style style:name="T941" style:family="text">
      <style:text-properties officeooo:rsid="030f0c9b"/>
    </style:style>
    <style:style style:name="T942" style:family="text">
      <style:text-properties style:text-underline-style="solid" style:text-underline-width="auto" style:text-underline-color="font-color"/>
    </style:style>
    <style:style style:name="T943" style:family="text">
      <style:text-properties style:text-underline-style="solid" style:text-underline-width="auto" style:text-underline-color="font-color" officeooo:rsid="030f0c9b"/>
    </style:style>
    <style:style style:name="T944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945" style:family="text">
      <style:text-properties officeooo:rsid="0329fac1"/>
    </style:style>
    <style:style style:name="T946" style:family="text">
      <style:text-properties officeooo:rsid="032c4fdc"/>
    </style:style>
    <style:style style:name="T947" style:family="text">
      <style:text-properties officeooo:rsid="032e6032"/>
    </style:style>
    <style:style style:name="T948" style:family="text">
      <style:text-properties officeooo:rsid="033f17a3"/>
    </style:style>
    <style:style style:name="T949" style:family="text">
      <style:text-properties officeooo:rsid="03182d82"/>
    </style:style>
    <style:style style:name="T950" style:family="text">
      <style:text-properties officeooo:rsid="03153caa"/>
    </style:style>
    <style:style style:name="T951" style:family="text">
      <style:text-properties officeooo:rsid="03429aa5"/>
    </style:style>
    <style:style style:name="T952" style:family="text">
      <style:text-properties officeooo:rsid="0346a444"/>
    </style:style>
    <style:style style:name="T953" style:family="text">
      <style:text-properties officeooo:rsid="034adc9b"/>
    </style:style>
    <style:style style:name="T954" style:family="text">
      <style:text-properties officeooo:rsid="034c7df6"/>
    </style:style>
    <style:style style:name="T955" style:family="text">
      <style:text-properties officeooo:rsid="034f33b6"/>
    </style:style>
    <style:style style:name="T956" style:family="text">
      <style:text-properties officeooo:rsid="034f5b13"/>
    </style:style>
    <style:style style:name="T957" style:family="text">
      <style:text-properties officeooo:rsid="034f680a"/>
    </style:style>
    <style:style style:name="T958" style:family="text">
      <style:text-properties officeooo:rsid="031fc4b1"/>
    </style:style>
    <style:style style:name="T959" style:family="text">
      <style:text-properties officeooo:rsid="0354d22d"/>
    </style:style>
    <style:style style:name="T960" style:family="text">
      <style:text-properties officeooo:rsid="0356cf1b"/>
    </style:style>
    <style:style style:name="T961" style:family="text">
      <style:text-properties officeooo:rsid="035fe67f"/>
    </style:style>
    <style:style style:name="T962" style:family="text">
      <style:text-properties officeooo:rsid="035ffaa8"/>
    </style:style>
    <style:style style:name="T963" style:family="text">
      <style:text-properties officeooo:rsid="036197c0"/>
    </style:style>
    <style:style style:name="T964" style:family="text">
      <style:text-properties officeooo:rsid="037541ab"/>
    </style:style>
    <style:style style:name="T965" style:family="text">
      <style:text-properties officeooo:rsid="037607bd"/>
    </style:style>
    <style:style style:name="T966" style:family="text">
      <style:text-properties officeooo:rsid="03804bbd"/>
    </style:style>
    <style:style style:name="T967" style:family="text">
      <style:text-properties officeooo:rsid="03886cfc"/>
    </style:style>
    <style:style style:name="T968" style:family="text">
      <style:text-properties officeooo:rsid="03a24854"/>
    </style:style>
    <style:style style:name="T969" style:family="text">
      <style:text-properties officeooo:rsid="03a27e76"/>
    </style:style>
    <style:style style:name="T970" style:family="text">
      <style:text-properties officeooo:rsid="03a4e520"/>
    </style:style>
    <style:style style:name="T971" style:family="text">
      <style:text-properties officeooo:rsid="03778af6"/>
    </style:style>
    <style:style style:name="T972" style:family="text">
      <style:text-properties officeooo:rsid="03aaef44"/>
    </style:style>
    <style:style style:name="T973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974" style:family="text">
      <style:text-properties officeooo:rsid="03bf675e"/>
    </style:style>
    <style:style style:name="T975" style:family="text">
      <style:text-properties officeooo:rsid="03c34d65"/>
    </style:style>
    <style:style style:name="T976" style:family="text">
      <style:text-properties officeooo:rsid="03d26e6d"/>
    </style:style>
    <style:style style:name="T977" style:family="text">
      <style:text-properties fo:color="#008000"/>
    </style:style>
    <style:style style:name="T978" style:family="text">
      <style:text-properties fo:color="#008000" fo:font-style="italic" style:font-style-asian="italic" style:font-style-complex="italic"/>
    </style:style>
    <style:style style:name="T979" style:family="text">
      <style:text-properties fo:color="#008000" officeooo:rsid="03153caa" fo:background-color="transparent" loext:char-shading-value="0"/>
    </style:style>
    <style:style style:name="T980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981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982" style:family="text">
      <style:text-properties fo:color="#008000" officeooo:rsid="03429aa5"/>
    </style:style>
    <style:style style:name="T983" style:family="text">
      <style:text-properties fo:color="#008000" officeooo:rsid="03886cfc"/>
    </style:style>
    <style:style style:name="T984" style:family="text">
      <style:text-properties officeooo:rsid="03e2358d"/>
    </style:style>
    <style:style style:name="T985" style:family="text">
      <style:text-properties officeooo:rsid="03e6bad7"/>
    </style:style>
    <style:style style:name="T986" style:family="text">
      <style:text-properties officeooo:rsid="03e718ea"/>
    </style:style>
    <style:style style:name="T987" style:family="text">
      <style:text-properties officeooo:rsid="03e90de3"/>
    </style:style>
    <style:style style:name="T988" style:family="text">
      <style:text-properties officeooo:rsid="0015f1ff"/>
    </style:style>
    <style:style style:name="T989" style:family="text">
      <style:text-properties officeooo:rsid="03e93625"/>
    </style:style>
    <style:style style:name="T990" style:family="text">
      <style:text-properties officeooo:rsid="0019f535"/>
    </style:style>
    <style:style style:name="T991" style:family="text">
      <style:text-properties officeooo:rsid="03ec3a95"/>
    </style:style>
    <style:style style:name="T992" style:family="text">
      <style:text-properties officeooo:rsid="03ed0846"/>
    </style:style>
    <style:style style:name="T993" style:family="text">
      <style:text-properties officeooo:rsid="03ee7eb1"/>
    </style:style>
    <style:style style:name="T994" style:family="text">
      <style:text-properties officeooo:rsid="03f0c84b"/>
    </style:style>
    <style:style style:name="T995" style:family="text">
      <style:text-properties officeooo:rsid="03f27278"/>
    </style:style>
    <style:style style:name="T996" style:family="text">
      <style:text-properties officeooo:rsid="03f7049e"/>
    </style:style>
    <style:style style:name="T997" style:family="text">
      <style:text-properties officeooo:rsid="04045fb5"/>
    </style:style>
    <style:style style:name="T998" style:family="text">
      <style:text-properties officeooo:rsid="0411d16e"/>
    </style:style>
    <style:style style:name="T999" style:family="text">
      <style:text-properties officeooo:rsid="0437fd59"/>
    </style:style>
    <style:style style:name="T1000" style:family="text">
      <style:text-properties officeooo:rsid="043c6125"/>
    </style:style>
    <style:style style:name="T1001" style:family="text">
      <style:text-properties officeooo:rsid="045019c0"/>
    </style:style>
    <style:style style:name="T1002" style:family="text">
      <style:text-properties officeooo:rsid="0455d30c"/>
    </style:style>
    <style:style style:name="T1003" style:family="text">
      <style:text-properties officeooo:rsid="046a1124"/>
    </style:style>
    <style:style style:name="T1004" style:family="text">
      <style:text-properties officeooo:rsid="046a9d46"/>
    </style:style>
    <style:style style:name="T1005" style:family="text">
      <style:text-properties officeooo:rsid="046fb62d"/>
    </style:style>
    <style:style style:name="T1006" style:family="text">
      <style:text-properties officeooo:rsid="04719231"/>
    </style:style>
    <style:style style:name="T1007" style:family="text">
      <style:text-properties officeooo:rsid="040ce935"/>
    </style:style>
    <style:style style:name="T1008" style:family="text">
      <style:text-properties officeooo:rsid="048bee3c"/>
    </style:style>
    <style:style style:name="T1009" style:family="text">
      <style:text-properties officeooo:rsid="048df38c"/>
    </style:style>
    <style:style style:name="T1010" style:family="text">
      <style:text-properties officeooo:rsid="048ffd4a"/>
    </style:style>
    <style:style style:name="T1011" style:family="text">
      <style:text-properties officeooo:rsid="04915c32"/>
    </style:style>
    <style:style style:name="T1012" style:family="text">
      <style:text-properties officeooo:rsid="04a08898"/>
    </style:style>
    <style:style style:name="T1013" style:family="text">
      <style:text-properties officeooo:rsid="04a3c98b"/>
    </style:style>
    <style:style style:name="T1014" style:family="text">
      <style:text-properties officeooo:rsid="04a57ad8"/>
    </style:style>
    <style:style style:name="T1015" style:family="text">
      <style:text-properties officeooo:rsid="04a6595a"/>
    </style:style>
    <style:style style:name="T1016" style:family="text">
      <style:text-properties officeooo:rsid="04a6679a"/>
    </style:style>
    <style:style style:name="T1017" style:family="text">
      <style:text-properties officeooo:rsid="04bb11b5"/>
    </style:style>
    <style:style style:name="T1018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019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020" style:family="text">
      <style:text-properties officeooo:rsid="04bc7059"/>
    </style:style>
    <style:style style:name="T1021" style:family="text">
      <style:text-properties officeooo:rsid="04c36d3f"/>
    </style:style>
    <style:style style:name="T1022" style:family="text">
      <style:text-properties officeooo:rsid="04c627f1"/>
    </style:style>
    <style:style style:name="T1023" style:family="text">
      <style:text-properties officeooo:rsid="04cce5bf"/>
    </style:style>
    <style:style style:name="T1024" style:family="text">
      <style:text-properties officeooo:rsid="04cfcb47"/>
    </style:style>
    <style:style style:name="T1025" style:family="text">
      <style:text-properties officeooo:rsid="04d7a840"/>
    </style:style>
    <style:style style:name="T1026" style:family="text">
      <style:text-properties officeooo:rsid="04e24210"/>
    </style:style>
    <style:style style:name="T1027" style:family="text">
      <style:text-properties officeooo:rsid="04e915f4"/>
    </style:style>
    <style:style style:name="T1028" style:family="text">
      <style:text-properties officeooo:rsid="04eb130c"/>
    </style:style>
    <style:style style:name="T1029" style:family="text">
      <style:text-properties officeooo:rsid="04ec533d"/>
    </style:style>
    <style:style style:name="T1030" style:family="text">
      <style:text-properties officeooo:rsid="04ed871b"/>
    </style:style>
    <style:style style:name="T1031" style:family="text">
      <style:text-properties officeooo:rsid="04ee3d5e"/>
    </style:style>
    <style:style style:name="T1032" style:family="text">
      <style:text-properties officeooo:rsid="04ee86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0"><text:span text:style-name="T786">А</text:span>нглийско<text:span text:style-name="T786">е</text:span> предложени<text:span text:style-name="T786">е</text:span></text:p>
      <text:p text:style-name="P981"/>
      <text:p text:style-name="P448"><text:span text:style-name="T782">Слова </text:span><text:span text:style-name="T783">в предложении </text:span><text:span text:style-name="T782">делятся на </text:span><text:span text:style-name="T860">две</text:span><text:span text:style-name="T782"> смысловые группы:</text:span></text:p>
      <text:list xml:id="list3781426565" text:style-name="L1">
        <text:list-item>
          <text:p text:style-name="P1072"><text:span text:style-name="T782">главные члены предложения — подлежащее и сказуемое </text:span><text:span text:style-name="T964">(</text:span><text:span text:style-name="T989">основа</text:span><text:span text:style-name="T964"> предложения)</text:span><text:span text:style-name="T782">;</text:span></text:p>
        </text:list-item>
        <text:list-item>
          <text:p text:style-name="P1073">второстепенные члены предложения — определение, дополнение и обстоятельтсво.</text:p>
        </text:list-item>
      </text:list>
      <text:p text:style-name="P166"/>
      <text:p text:style-name="P977">Подлежащее — эт<text:span text:style-name="T880">о</text:span> автор действия (существительное).</text:p>
      <text:p text:style-name="P791">Сказуемое — это действие совершенное автором (глагол).</text:p>
      <text:p text:style-name="P165"/>
      <text:p text:style-name="P978"><text:span text:style-name="T988">Дополнение — это то, на </text:span><text:span text:style-name="T987">кого </text:span><text:span text:style-name="T989">или на что</text:span><text:span text:style-name="T988"> направлено действие. </text:span><text:span text:style-name="T989">В</text:span><text:span text:style-name="T988">ыражено существительным, </text:span>перед которым может <text:span text:style-name="T989">быть</text:span> предлог или глаголом <text:span text:style-name="T989">с</text:span> частиц<text:span text:style-name="T989">ей</text:span> <text:span text:style-name="T452">to</text:span><text:span text:style-name="T595">. </text:span>Обычно стоит <text:span text:style-name="T976">во второй половине предложения, после </text:span><text:span text:style-name="T989">сказуемого</text:span><text:span text:style-name="T976">.</text:span></text:p>
      <text:p text:style-name="P165"/>
      <text:p text:style-name="P979">Обстоятельство — это слово или группа слов, отвечающая на вопросы: как? когда? </text:p>
      <text:p text:style-name="P978"><text:span text:style-name="T990">каким образом? </text:span><text:span text:style-name="T989">О</text:span><text:span text:style-name="T990">бозначает: время, место, способ или причину действия.</text:span></text:p>
      <text:p text:style-name="P165"/>
      <text:p text:style-name="P444"><text:span text:style-name="T785">В английском </text:span><text:span text:style-name="T786">языке</text:span><text:span text:style-name="T785"> не бывает предложений без подлежащего и сказуемого.</text:span></text:p>
      <text:p text:style-name="P792">Исключение составляют разговорные фразы: <text:span text:style-name="T452">nice to meet you</text:span><text:span text:style-name="T471">, come here, have fun </text:span><text:span text:style-name="T694">и пр</text:span><text:span text:style-name="T680">.</text:span></text:p>
      <text:p text:style-name="P1"/>
      <text:p text:style-name="P167"><text:span text:style-name="T850">Порядок слов в у</text:span>тведрдительны<text:span text:style-name="T850">х</text:span> и отрицательны<text:span text:style-name="T850">х</text:span> предложения<text:span text:style-name="T850">х</text:span>:</text:p>
      <text:list xml:id="list1041795768" text:style-name="L2">
        <text:list-item>
          <text:p text:style-name="P1074"><text:span text:style-name="T14">подлежащее</text:span><text:span text:style-name="T1">;</text:span></text:p>
        </text:list-item>
        <text:list-item>
          <text:p text:style-name="P1074"><text:span text:style-name="T24">сказуемое</text:span><text:span text:style-name="T2">;</text:span></text:p>
        </text:list-item>
        <text:list-item>
          <text:p text:style-name="P1075"><text:span text:style-name="T977">дополнение</text:span>;</text:p>
        </text:list-item>
        <text:list-item>
          <text:p text:style-name="P1075"><text:span text:style-name="T10">обстоятельство</text:span>.</text:p>
        </text:list-item>
      </text:list>
      <text:p text:style-name="P16"/>
      <text:p text:style-name="P17"><text:span text:style-name="T13">We</text:span> <text:span text:style-name="T23">do</text:span> <text:span text:style-name="T977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17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977">their work</text:span> <text:span text:style-name="T10">in time</text:span> — <text:span text:style-name="T22">Они не закончили работу вовремя.</text:span></text:p>
      <text:p text:style-name="P18"><text:span text:style-name="T13">I</text:span> <text:span text:style-name="T3">will</text:span><text:span text:style-name="T23"> give</text:span> <text:span text:style-name="T977">you money</text:span> — Я дам тебе деньги.</text:p>
      <text:p text:style-name="P16"/>
      <text:p text:style-name="P178"><text:span text:style-name="T850">Порядок слов в в</text:span>опросительны<text:span text:style-name="T850">х</text:span> предложения<text:span text:style-name="T850">х</text:span>:</text:p>
      <text:list xml:id="list833095250" text:style-name="L3">
        <text:list-item>
          <text:p text:style-name="P1113"><text:span text:style-name="T38">вопросительное слово</text:span>;</text:p>
        </text:list-item>
        <text:list-item>
          <text:p text:style-name="P1113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113"><text:span text:style-name="T13">подлежащее</text:span>;</text:p>
        </text:list-item>
        <text:list-item>
          <text:p text:style-name="P1113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113"><text:span text:style-name="T8">дополнение</text:span>;</text:p>
        </text:list-item>
        <text:list-item>
          <text:p text:style-name="P1113"><text:span text:style-name="T10">обстоятельство</text:span>.</text:p>
        </text:list-item>
      </text:list>
      <text:p text:style-name="P443"/>
      <text:p text:style-name="P19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582">—</text:span> Что ты здесь делаешь?</text:p>
      <text:p text:style-name="P445"><text:span text:style-name="T4">Do</text:span><text:span text:style-name="T452"> </text:span><text:span text:style-name="T15">you</text:span><text:span text:style-name="T452"> </text:span><text:span text:style-name="T26">want</text:span><text:span text:style-name="T9"> </text:span><text:span text:style-name="T978">to live</text:span><text:span text:style-name="T9"> </text:span><text:span text:style-name="T11">in Spain</text:span><text:span text:style-name="T452">? — Ты хочешь жить в Испании?</text:span></text:p>
      <text:p text:style-name="P918"/>
      <text:p text:style-name="P918">Местоимение <text:span text:style-name="T452">I</text:span> всегда пишется с большой буквы.</text:p>
      <text:p text:style-name="P921">В английском языке всего 2 падежа: именительный и объектный. <text:s/></text:p>
      <text:p text:style-name="P927"><text:span text:style-name="T357">В предложениях, которые используют глаголы: </text:span><text:span text:style-name="T527">like, have, enjoy, need</text:span><text:span text:style-name="T356">, </text:span><text:span text:style-name="T357">подлежащие </text:span></text:p>
      <text:p text:style-name="P927"><text:span text:style-name="T357">не переводятся на русский в именительном падеже</text:span><text:span text:style-name="T358">:</text:span></text:p>
      <text:p text:style-name="P917">I like my job — Мне нравится моя работа (а не «Я нравится моя работа»).</text:p>
      <text:p text:style-name="P98"/>
      <text:p text:style-name="P358">Английское предложение, в большинстве случаем, удобнее переводить с конца.</text:p>
      <text:p text:style-name="P357"/>
      <text:p text:style-name="P129">I have something in my eye → in my eye (в моем глазу), something (что-то), I have (есть).</text:p>
      <text:p text:style-name="P904"><text:span text:style-name="T140">There </text:span><text:span text:style-name="T141">was a cup on the table → on the table (на столе), was (была), a cup (чашка).</text:span></text:p>
      <text:p text:style-name="P1069"><text:span text:style-name="T1018">Глагол и </text:span><text:span text:style-name="T1019">времена</text:span></text:p>
      <text:p text:style-name="P381"/>
      <text:p text:style-name="P760"><text:span text:style-name="T930">С</text:span><text:span text:style-name="T583">казуемое </text:span><text:span text:style-name="T930">п</text:span><text:span text:style-name="T583">очти всегда делится на </text:span><text:span text:style-name="T860">две</text:span><text:span text:style-name="T583"> части: </text:span><text:span text:style-name="T841">на </text:span><text:span text:style-name="T583">вспомогательный </text:span><text:span text:style-name="T931">глагол </text:span><text:span text:style-name="T583">и смысловой.</text:span></text:p>
      <text:p text:style-name="P760"><text:span text:style-name="T583">Вспомогательный глагол не переводится. Он </text:span><text:span text:style-name="T584">сообщает</text:span><text:span text:style-name="T583"> о том, в каком времени нужно переводить смысловой. Смысловой глогол передает суть действия.</text:span></text:p>
      <text:p text:style-name="P760"/>
      <text:p text:style-name="P759">Смысловой глагол имеет несколько форм:</text:p>
      <text:list xml:id="list1671481208" text:style-name="L4">
        <text:list-item>
          <text:p text:style-name="P1076">начальная форма (инфинитив) — форма глагола, как в словаре;</text:p>
        </text:list-item>
        <text:list-item>
          <text:p text:style-name="P1076">с окончанием <text:span text:style-name="T452">-s (-es)</text:span> — в утверждениях <text:span text:style-name="T680">Present Simple</text:span> после <text:span text:style-name="T452">he/she/it</text:span>;</text:p>
        </text:list-item>
        <text:list-item>
          <text:p text:style-name="P1076">с окончанием <text:span text:style-name="T452">-ing</text:span> (причастие) — в основном для образования <text:span text:style-name="T680">Present Continuous</text:span>;</text:p>
        </text:list-item>
        <text:list-item>
          <text:p text:style-name="P1076">2я форма <text:span text:style-name="T854">(с окончанием </text:span><text:span text:style-name="T455">-ed</text:span><text:span text:style-name="T854">)</text:span> — для образования <text:span text:style-name="T680">Past Simple</text:span>;</text:p>
        </text:list-item>
        <text:list-item>
          <text:p text:style-name="P1077">3я форма (прошедшее причастие) — для времен группы Perfect и пассивного залога.</text:p>
        </text:list-item>
      </text:list>
      <text:p text:style-name="P98"/>
      <text:p text:style-name="P317">Самыми распорстраненными являются 2 формы — инфинитив и глагол с окончанием -ing.</text:p>
      <text:p text:style-name="P317">Они входят в состав разных времен и используются в связке с модальными глаголами.</text:p>
      <text:p text:style-name="P319"/>
      <text:p text:style-name="P318">Инфинитив используется в след. ситуациях:</text:p>
      <text:list xml:id="list1088200187" text:style-name="L5">
        <text:list-item>
          <text:p text:style-name="P1114">после модальных глаголов;</text:p>
        </text:list-item>
        <text:list-item>
          <text:p text:style-name="P1114">после вспомогательных глаголов в Present <text:span text:style-name="T945">Simple и </text:span>Past Simple;</text:p>
        </text:list-item>
        <text:list-item>
          <text:p text:style-name="P1114">в конструкциях going to, have to, used to, would like to.</text:p>
        </text:list-item>
      </text:list>
      <text:p text:style-name="P317"/>
      <text:p text:style-name="P318">Глагол с окончанием -ing используется:</text:p>
      <text:list xml:id="list140221826" text:style-name="L6">
        <text:list-item>
          <text:p text:style-name="P1115">во временах группы Continuous;</text:p>
        </text:list-item>
        <text:list-item>
          <text:p text:style-name="P1116">в форме герундия.</text:p>
        </text:list-item>
      </text:list>
      <text:p text:style-name="P99"/>
      <text:p text:style-name="P320">Глагол с окончанием -ing грамматически является существительным.</text:p>
      <text:p text:style-name="P99"/>
      <text:p text:style-name="P5"><text:span text:style-name="T856">Настоящее.</text:span> Present</text:p>
      <text:p text:style-name="P314"/>
      <text:p text:style-name="P314">Present Simple (я делаю это сейчас):</text:p>
      <text:p text:style-name="P101">I live in Spain — Я живу в испании (факт).</text:p>
      <text:p text:style-name="P315"/>
      <text:p text:style-name="P314">Present Continuous (я делаю это прямо сейчас):</text:p>
      <text:p text:style-name="P31">I am reading a book — Я читаю книгу (именно сейчас).</text:p>
      <text:p text:style-name="P316"/>
      <text:p text:style-name="P314">Present Perfect (я сделал это ранее, но именно сейчас это важно):</text:p>
      <text:p text:style-name="P100">I have lost the keys — Я потерял ключи (результат).</text:p>
      <text:p text:style-name="P100"/>
      <text:p text:style-name="P314">Present Perfect <text:span text:style-name="T855">Continuous (я делаю это уже какое-то время):</text:span></text:p>
      <text:p text:style-name="P446"><text:span text:style-name="T453">I have been reading for 2 hours — </text:span><text:span text:style-name="T500">Я читаю уже 2 часа</text:span></text:p>
      <text:p text:style-name="P146"/>
      <text:p text:style-name="P232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255"/>
      <text:p text:style-name="P6">Present Simple</text:p>
      <text:p text:style-name="P385"/>
      <text:p text:style-name="P168">Используется чтобы:</text:p>
      <text:list xml:id="list13689009" text:style-name="L7">
        <text:list-item>
          <text:p text:style-name="P1160">сообщить факты настоящего, описать текущую реальность;</text:p>
        </text:list-item>
        <text:list-item>
          <text:p text:style-name="P1160">говорить о событиях, которые происходят с какой-то регулярностью.</text:p>
        </text:list-item>
      </text:list>
      <text:p text:style-name="P202"><text:soft-page-break/>В утверждениях глагол используется в 2х вариантах:</text:p>
      <text:list xml:id="list2978966336" text:style-name="L8">
        <text:list-item>
          <text:p text:style-name="P1162">без изменений, если подлежащее в первом лице или множеств<text:span text:style-name="T841">ен.</text:span> числе <text:span text:style-name="T452">(</text:span><text:span text:style-name="T456">I</text:span><text:span text:style-name="T452">, </text:span><text:span text:style-name="T456">you</text:span><text:span text:style-name="T452">, </text:span><text:span text:style-name="T456">we,</text:span><text:span text:style-name="T452"> </text:span><text:span text:style-name="T456">they</text:span><text:span text:style-name="T452">)</text:span>;</text:p>
        </text:list-item>
        <text:list-item>
          <text:p text:style-name="P1162"><text:span text:style-name="T585">с окончанием </text:span><text:span text:style-name="T457">-s </text:span><text:span text:style-name="T458">(-es)</text:span><text:span text:style-name="T585">, если подлежащ</text:span><text:span text:style-name="T805">ее</text:span><text:span text:style-name="T585"> в третьем лице, единств</text:span><text:span text:style-name="T806">ен</text:span><text:span text:style-name="T841">ном</text:span><text:span text:style-name="T585"> числе </text:span><text:span text:style-name="T457">(</text:span><text:span text:style-name="T456">he</text:span><text:span text:style-name="T457">, </text:span><text:span text:style-name="T456">she</text:span><text:span text:style-name="T457">, </text:span><text:span text:style-name="T456">it</text:span><text:span text:style-name="T457">)</text:span></text:p>
        </text:list-item>
      </text:list>
      <text:p text:style-name="P948"/>
      <text:p text:style-name="P804"><text:span text:style-name="T864">I </text:span><text:span text:style-name="T29">live</text:span><text:span text:style-name="T864"> in New York — Я живу в Нью Йорке.</text:span></text:p>
      <text:p text:style-name="P806"><text:span text:style-name="T864">Peter </text:span><text:span text:style-name="T29">work</text:span><text:span text:style-name="T30">s</text:span><text:span text:style-name="T864"> in New York — Питер работает в Нью Йорке;</text:span></text:p>
      <text:p text:style-name="P170"/>
      <text:p text:style-name="P169">Окончание <text:span text:style-name="T452">-es</text:span> ставится, если глагол заканчивается: на гласную букву, </text:p>
      <text:p text:style-name="P171">на шипящий звук <text:span text:style-name="T452">(sh, ch)</text:span> <text:span text:style-name="T784">или</text:span> на букву <text:span text:style-name="T452">s/x</text:span>:</text:p>
      <text:list xml:id="list591328351" text:style-name="L9">
        <text:list-item>
          <text:p text:style-name="P1164"><text:span text:style-name="T587">go — </text:span>goes;</text:p>
        </text:list-item>
        <text:list-item>
          <text:p text:style-name="P1164"><text:span text:style-name="T587">teach — </text:span>teaches;</text:p>
        </text:list-item>
        <text:list-item>
          <text:p text:style-name="P1163"><text:span text:style-name="T587">mix — </text:span><text:span text:style-name="T586">mixes.</text:span></text:p>
        </text:list-item>
      </text:list>
      <text:p text:style-name="P385"/>
      <text:p text:style-name="P173">Если глагол заканчивается на букву y, перед которой согласная, то вместо y </text:p>
      <text:p text:style-name="P172">пишется <text:span text:style-name="T452">i</text:span> <text:span text:style-name="T588">(помимо добавления </text:span><text:span text:style-name="T459">-es</text:span><text:span text:style-name="T588">)</text:span>:</text:p>
      <text:list xml:id="list869382456" text:style-name="L10">
        <text:list-item>
          <text:p text:style-name="P1165">fly — flies; </text:p>
        </text:list-item>
        <text:list-item>
          <text:p text:style-name="P1165">cry — cries.</text:p>
        </text:list-item>
      </text:list>
      <text:p text:style-name="P385"/>
      <text:p text:style-name="P451"><text:span text:style-name="T681">П</text:span><text:span text:style-name="T682">еред сказуемым часто </text:span><text:span text:style-name="T684">стоят</text:span><text:span text:style-name="T682"> маячки времени </text:span><text:span text:style-name="T688">(</text:span><text:span text:style-name="T682">наречия частности</text:span><text:span text:style-name="T688">)</text:span><text:span text:style-name="T683">:</text:span></text:p>
      <text:list xml:id="list461556489" text:style-name="L11">
        <text:list-item>
          <text:p text:style-name="P1161">always - <text:span text:style-name="T585">всегда</text:span>;</text:p>
        </text:list-item>
        <text:list-item>
          <text:p text:style-name="P1161">usually - <text:span text:style-name="T585">обычно</text:span>;</text:p>
        </text:list-item>
        <text:list-item>
          <text:p text:style-name="P1161">often - <text:span text:style-name="T585">часто</text:span>;</text:p>
        </text:list-item>
        <text:list-item>
          <text:p text:style-name="P1161">sometimes - <text:span text:style-name="T585">иногда</text:span>;</text:p>
        </text:list-item>
        <text:list-item>
          <text:p text:style-name="P1161">never — <text:span text:style-name="T585">никогда</text:span>.</text:p>
        </text:list-item>
      </text:list>
      <text:p text:style-name="P20"/>
      <text:p text:style-name="P386"><text:span text:style-name="T452">I </text:span><text:span text:style-name="T526">always</text:span><text:span text:style-name="T452"> wash my hands before eating — Я всегда мою руки перед едой.</text:span></text:p>
      <text:p text:style-name="P385"/>
      <text:p text:style-name="P2">Отрицания в Present Simple</text:p>
      <text:p text:style-name="P2"/>
      <text:p text:style-name="P449"><text:span text:style-name="T592">Использу</text:span><text:span text:style-name="T593">ю</text:span><text:span text:style-name="T592">тся чтобы сказать о том, что что-либо:</text:span></text:p>
      <text:list xml:id="list3409402329" text:style-name="L12">
        <text:list-item>
          <text:p text:style-name="P1166">не является фактом настоящего <text:span text:style-name="T806">или истиной</text:span>;</text:p>
        </text:list-item>
        <text:list-item>
          <text:p text:style-name="P1166">не происходит с какой-то регулярностью.</text:p>
        </text:list-item>
      </text:list>
      <text:p text:style-name="P442"/>
      <text:p text:style-name="P441">За отрицание отвечает частица <text:span text:style-name="T452">not</text:span>, которая идет в паре со вспомогательным глаголом <text:span text:style-name="T452">do</text:span>.</text:p>
      <text:p text:style-name="P441">Если подлежащее <text:span text:style-name="T452">he/she/it</text:span>, то испольузется <text:span text:style-name="T452">does</text:span>. <text:span text:style-name="T781">Смысловой глагол без изменений.</text:span></text:p>
      <text:p text:style-name="P440"/>
      <text:p text:style-name="P136">People <text:span text:style-name="T3">do </text:span><text:span text:style-name="T43">not</text:span> <text:span text:style-name="T23">live</text:span> in space — Люди не живут в космосе.</text:p>
      <text:p text:style-name="P136">Water <text:span text:style-name="T3">does </text:span><text:span text:style-name="T43">not</text:span> <text:span text:style-name="T23">boil</text:span> at 50 degrees Celsius — Вода не кипит при 50 грудусах.</text:p>
      <text:p text:style-name="P136"/>
      <text:p text:style-name="P855"><text:span text:style-name="T590">Практически всегда </text:span><text:span text:style-name="T502">do/</text:span><text:span text:style-name="T503">does</text:span><text:span text:style-name="T502"> not</text:span><text:span text:style-name="T590"> использу</text:span><text:span text:style-name="T591">е</text:span><text:span text:style-name="T590">тся в сокращении: </text:span></text:p>
      <text:p text:style-name="P137">We don`t drink whisky — Мы не пьем виски. <text:span text:style-name="T928">He doesn`t drink tea — Он не пьет чай.</text:span></text:p>
      <text:p text:style-name="P252"/>
      <text:p text:style-name="P252">Вопросы в Present Simple</text:p>
      <text:p text:style-name="P137"/>
      <text:p text:style-name="P212">Используюся чтобы:</text:p>
      <text:list xml:id="list405735958" text:style-name="L13">
        <text:list-item>
          <text:p text:style-name="P1139">узнать о фактах настоящего;</text:p>
        </text:list-item>
        <text:list-item>
          <text:p text:style-name="P1139">о событиях, которые происходят с какой-то регулярностью.</text:p>
        </text:list-item>
      </text:list>
      <text:p text:style-name="P211"/>
      <text:p text:style-name="P211"><text:soft-page-break/>Вопрос задается с помощью вспомогательного глагола <text:span text:style-name="T452">do/</text:span><text:span text:style-name="T460">does</text:span>, который ставится перед подлежащим. Смысловой глагол без изменений (в начальной форме).</text:p>
      <text:p text:style-name="P951"/>
      <text:p text:style-name="P447"><text:span text:style-name="T5">Do</text:span><text:span text:style-name="T589"> you </text:span><text:span text:style-name="T28">like</text:span><text:span text:style-name="T589"> action movies? </text:span><text:span text:style-name="T488">— </text:span><text:span text:style-name="T589">Тебе нравятся экшен фильмы? </text:span></text:p>
      <text:p text:style-name="P71"><text:span text:style-name="T809">What books </text:span><text:span text:style-name="T6">do</text:span><text:span text:style-name="T809"> you </text:span><text:span text:style-name="T32">read</text:span><text:span text:style-name="T809">? </text:span><text:span text:style-name="T820">—</text:span><text:span text:style-name="T809"> Какие книги тебе нравятся?</text:span></text:p>
      <text:p text:style-name="P144"/>
      <text:p text:style-name="P246">Present Continuous</text:p>
      <text:p text:style-name="P213"/>
      <text:p text:style-name="P213">Указывает на событие, происходящее именно сейчас и которое еще не закончилось.</text:p>
      <text:p text:style-name="P217">Состоит из связки вспомогательного глагола <text:span text:style-name="T452">be</text:span> и смыслового с окончанием <text:span text:style-name="T452">-ing</text:span>:</text:p>
      <text:p text:style-name="P214"/>
      <text:p text:style-name="P138">She <text:span text:style-name="T787">is</text:span> driv<text:span text:style-name="T787">ing</text:span> to work. <text:span text:style-name="T840">—</text:span> Она (сейчас) едет на работу.</text:p>
      <text:p text:style-name="P140">You <text:span text:style-name="T787">are</text:span> do<text:span text:style-name="T787">ing</text:span> great! <text:span text:style-name="T840">—</text:span> У тебя отлично получается!</text:p>
      <text:p text:style-name="P213"/>
      <text:p text:style-name="P464"><text:span text:style-name="T596">Если глагол заканчивается на </text:span><text:span text:style-name="T494">-e</text:span><text:span text:style-name="T596">, то при добавлении </text:span><text:span text:style-name="T494">-ing</text:span><text:span text:style-name="T596"> она выпадает: </text:span><text:span text:style-name="T494">make → making.</text:span></text:p>
      <text:p text:style-name="P216">Если глагол заканчивается на <text:span text:style-name="T452">-ie</text:span>, то при добавлении <text:span text:style-name="T452">-ing</text:span> оно меняется на <text:span text:style-name="T452">-y</text:span>: <text:span text:style-name="T452">lie → lying. </text:span></text:p>
      <text:p text:style-name="P139"/>
      <text:p text:style-name="P216">Если глагол из 1 слога, с одной гласной буквой, после которой солгасная, то при </text:p>
      <text:p text:style-name="P464"><text:span text:style-name="T596">добавлении </text:span><text:span text:style-name="T494">-ing</text:span><text:span text:style-name="T596"> согласная удваивается: </text:span><text:span text:style-name="T494">hit → hitting, sit → sitting.</text:span></text:p>
      <text:p text:style-name="P215"/>
      <text:p text:style-name="P465"><text:span text:style-name="T596">В </text:span><text:span text:style-name="T589">окончании </text:span><text:span text:style-name="T487">-ing</text:span><text:span text:style-name="T589"> буква </text:span><text:span text:style-name="T487">g</text:span><text:span text:style-name="T589"> не произносится. Сочетание </text:span><text:span text:style-name="T487">ng</text:span><text:span text:style-name="T589"> образет необычный звук, которого нет в русском языке — носовой </text:span><text:span text:style-name="T487">n</text:span><text:span text:style-name="T589"> (при произнесении пускается воздух через нос).</text:span></text:p>
      <text:p text:style-name="P217"/>
      <text:p text:style-name="P218"><text:span text:style-name="T845">Слова-м</text:span>аячки Present Continuous:</text:p>
      <text:list xml:id="list1163257629" text:style-name="L14">
        <text:list-item>
          <text:p text:style-name="P1140">look — смотри;</text:p>
        </text:list-item>
        <text:list-item>
          <text:p text:style-name="P1140">now — сейчас (обычно стоит в конце);</text:p>
        </text:list-item>
        <text:list-item>
          <text:p text:style-name="P1140">at the moment — в этот момент (обычно в конце).</text:p>
        </text:list-item>
      </text:list>
      <text:p text:style-name="P215"/>
      <text:p text:style-name="P140">I am working right <text:span text:style-name="T787">now</text:span>. — Прямо сейчас я работаю.</text:p>
      <text:p text:style-name="P140"><text:span text:style-name="T787">Look</text:span> out of the window! It`s raining. — Посмотри в окно. Идет дождь.</text:p>
      <text:p text:style-name="P219"/>
      <text:p text:style-name="P245">Отрицания в Present Continuous</text:p>
      <text:p text:style-name="P245"/>
      <text:p text:style-name="P220">Используется чтобы сказать, что что-то не происходит именно сейчас.</text:p>
      <text:p text:style-name="P220">Для этого к глаголу <text:span text:style-name="T452">be</text:span> добавляется частица <text:span text:style-name="T452">not</text:span>.</text:p>
      <text:p text:style-name="P220"/>
      <text:p text:style-name="P141">I`m not listening to you. <text:span text:style-name="T842">—</text:span> Я не слушаю тебя.</text:p>
      <text:p text:style-name="P141">He isn`t cleaning the carpet. <text:span text:style-name="T842">—</text:span> Он не чистит ковер.</text:p>
      <text:p text:style-name="P141"/>
      <text:p text:style-name="P249">Вопросы в Present Continuous</text:p>
      <text:p text:style-name="P142"/>
      <text:p text:style-name="P1070">Здесь использ<text:span text:style-name="T844">уются</text:span> теже правила, что при составлении вопросов в </text:p>
      <text:p text:style-name="P1071">Present Simple с глаголом <text:span text:style-name="T452">be</text:span>:</text:p>
      <text:p text:style-name="P142">Am I listening? <text:span text:style-name="T842">—</text:span> Я слушаю?</text:p>
      <text:p text:style-name="P142">Are you playing? Yes, I am. <text:span text:style-name="T842">—</text:span> Ты играешь? Да.</text:p>
      <text:p text:style-name="P142">Where is he going? <text:span text:style-name="T842">—</text:span> Куда он идет?</text:p>
      <text:p text:style-name="P143">What book is she reading? <text:span text:style-name="T842">— </text:span>Какую книгу она читает? <text:span text:style-name="T843">(сейчас)</text:span></text:p>
      <text:p text:style-name="P143"/>
      <text:p text:style-name="P260"/>
      <text:p text:style-name="P1068"><text:span text:style-name="T622">Глаголы, которые не использ</text:span><text:span text:style-name="T625">уются</text:span><text:span text:style-name="T622"> в </text:span><text:span text:style-name="T623">Continuous</text:span></text:p>
      <text:p text:style-name="P247"/>
      <text:p text:style-name="P221">Это глаголы, обозначающие состояние, которое не меняется под дейсвтием момента.</text:p>
      <text:p text:style-name="P962"><text:span text:style-name="T601">Как правило это </text:span><text:span text:style-name="T602">описание</text:span><text:span text:style-name="T601"> чувств или мыслей. </text:span></text:p>
      <text:p text:style-name="P222"/>
      <text:p text:style-name="P964"><text:span text:style-name="T602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18">(могут </text:span><text:span text:style-name="T619">встречаться </text:span><text:span text:style-name="T618">с </text:span><text:span text:style-name="T507">-ing </text:span><text:span text:style-name="T618">в форме герундия)</text:span><text:span text:style-name="T602">:</text:span></text:p>
      <text:p text:style-name="P223"/>
      <text:p text:style-name="P224">Глаголы восприятия:</text:p>
      <text:list xml:id="list304054878" text:style-name="L15">
        <text:list-item>
          <text:p text:style-name="P1141">see — видеть;</text:p>
        </text:list-item>
        <text:list-item>
          <text:p text:style-name="P1141">hear — слышать;</text:p>
        </text:list-item>
        <text:list-item>
          <text:p text:style-name="P1141">feel — чувствовать;</text:p>
        </text:list-item>
        <text:list-item>
          <text:p text:style-name="P1141">taste — чувствовать вкус (пробовать);</text:p>
        </text:list-item>
        <text:list-item>
          <text:p text:style-name="P1141">smell — чувствовать запах (нюхать).</text:p>
        </text:list-item>
      </text:list>
      <text:p text:style-name="P223"/>
      <text:p text:style-name="P224">Глаголы для выражения мнения:</text:p>
      <text:list xml:id="list4278155360" text:style-name="L16">
        <text:list-item>
          <text:p text:style-name="P1142">belive — верить;</text:p>
        </text:list-item>
        <text:list-item>
          <text:p text:style-name="P1142">doubt — сомневаться;</text:p>
        </text:list-item>
        <text:list-item>
          <text:p text:style-name="P1142">think — думать.</text:p>
        </text:list-item>
      </text:list>
      <text:p text:style-name="P225"/>
      <text:p text:style-name="P224">Глаголы, показывающие состояние мыслей:</text:p>
      <text:list xml:id="list1432108524" text:style-name="L17">
        <text:list-item>
          <text:p text:style-name="P1143">forget — забывать;</text:p>
        </text:list-item>
        <text:list-item>
          <text:p text:style-name="P1143">imagine — представлять;</text:p>
        </text:list-item>
        <text:list-item>
          <text:p text:style-name="P1143">know — знать;</text:p>
        </text:list-item>
        <text:list-item>
          <text:p text:style-name="P1143">understand — понимать.</text:p>
        </text:list-item>
      </text:list>
      <text:p text:style-name="P223"/>
      <text:p text:style-name="P226">Глаголы, указывающие на эмоции и желания:</text:p>
      <text:list xml:id="list2651147446" text:style-name="L18">
        <text:list-item>
          <text:p text:style-name="P1144">love — любить;</text:p>
        </text:list-item>
        <text:list-item>
          <text:p text:style-name="P1144">like — нравиться;</text:p>
        </text:list-item>
        <text:list-item>
          <text:p text:style-name="P1144">hate — ненавидеть;</text:p>
        </text:list-item>
        <text:list-item>
          <text:p text:style-name="P1144">hope — надеяться;</text:p>
        </text:list-item>
        <text:list-item>
          <text:p text:style-name="P1144">want — хотеть;</text:p>
        </text:list-item>
        <text:list-item>
          <text:p text:style-name="P1144">wish — желать.</text:p>
        </text:list-item>
      </text:list>
      <text:p text:style-name="P227"/>
      <text:p text:style-name="P226">Другие глаголы:</text:p>
      <text:list xml:id="list2533302710" text:style-name="L19">
        <text:list-item>
          <text:p text:style-name="P1145">look — выглядеть;</text:p>
        </text:list-item>
        <text:list-item>
          <text:p text:style-name="P1145">have — иметь.</text:p>
        </text:list-item>
      </text:list>
      <text:p text:style-name="P227"/>
      <text:p text:style-name="P147">I think Amy is a strange girl. - Я думаю, Эмми странная девушка.</text:p>
      <text:p text:style-name="P147">Do you know this man? - Вы знаете этого мужчину?</text:p>
      <text:p text:style-name="P147">You look great! - Ты выглядишь отлично!</text:p>
      <text:p text:style-name="P250"/>
      <text:p text:style-name="P250">Present Perfect</text:p>
      <text:p text:style-name="P228"/>
      <text:p text:style-name="P466"><text:span text:style-name="T609">У</text:span><text:span text:style-name="T605">казывает на дейсвтие совершенное когда-то в прошлом, но подчеркивает, что результат важен сейчас </text:span><text:span text:style-name="T606">(т. е. к какому результату в итоге это привело)</text:span><text:span text:style-name="T605">.</text:span></text:p>
      <text:p text:style-name="P229"/>
      <text:p text:style-name="P957"><text:span text:style-name="T605">С</text:span><text:span text:style-name="T608">остоит и</text:span><text:span text:style-name="T610">з </text:span><text:span text:style-name="T611">2х частей:</text:span><text:span text:style-name="T608"> вспомогат</text:span><text:span text:style-name="T611">ельного</text:span><text:span text:style-name="T608"> глагола </text:span><text:span text:style-name="T504">have</text:span><text:span text:style-name="T608"> и смыслового глагола </text:span></text:p>
      <text:p text:style-name="P957"><text:span text:style-name="T608">в 3й форме (</text:span><text:span text:style-name="T617">передает значение</text:span><text:span text:style-name="T612"> «сделанный»</text:span><text:span text:style-name="T608">).</text:span></text:p>
      <text:p text:style-name="P466"><text:soft-page-break/><text:span text:style-name="T605">На русский язык Present Perfect переводится в прошлом </text:span><text:span text:style-name="T607">(иногда настоящ</text:span><text:span text:style-name="T609">и</text:span><text:span text:style-name="T607">м, </text:span><text:span text:style-name="T609">для удобства</text:span><text:span text:style-name="T607">)</text:span><text:span text:style-name="T605">, </text:span></text:p>
      <text:p text:style-name="P230">а в английском принадлежит к катергории настоящих времен.</text:p>
      <text:p text:style-name="P230"/>
      <text:p text:style-name="P21"><text:span text:style-name="T814">I </text:span><text:span text:style-name="T822">have</text:span><text:span text:style-name="T809"> already </text:span><text:span text:style-name="T822">seen</text:span><text:span text:style-name="T809"> this movie. </text:span><text:span text:style-name="T815">—</text:span><text:span text:style-name="T809"> Я уже видел этот фильм (просмотрел, т. е. опыт).</text:span></text:p>
      <text:p text:style-name="P21"><text:span text:style-name="T809">You </text:span><text:span text:style-name="T822">have</text:span><text:span text:style-name="T809"> </text:span><text:span text:style-name="T822">broken</text:span><text:span text:style-name="T809"> the vase. </text:span><text:span text:style-name="T815">— </text:span><text:span text:style-name="T809">Ты разбил вазу. (есть очевидный результат, кот. случился ранее) </text:span></text:p>
      <text:p text:style-name="P22"><text:span text:style-name="T816">It`s the fitst time I </text:span><text:span text:style-name="T823">have</text:span><text:span text:style-name="T816"> </text:span><text:span text:style-name="T823">driven</text:span><text:span text:style-name="T816"> a car — Это впервые, когда я веду машину. (в настоящем)</text:span></text:p>
      <text:p text:style-name="P237"/>
      <text:p text:style-name="P238">Как проявляется результат:</text:p>
      <text:list xml:id="list769728483" text:style-name="L20">
        <text:list-item>
          <text:p text:style-name="P1168"><text:span text:style-name="T627">это </text:span><text:span text:style-name="T626">очевидные изменения;</text:span></text:p>
        </text:list-item>
        <text:list-item>
          <text:p text:style-name="P1167"><text:span text:style-name="T606">полученный </text:span><text:span text:style-name="T610">ранее</text:span><text:span text:style-name="T606"> опыт или впечатления;</text:span></text:p>
        </text:list-item>
        <text:list-item>
          <text:p text:style-name="P1146">недавно произошедшие события или новая информация.</text:p>
        </text:list-item>
      </text:list>
      <text:p text:style-name="P231"/>
      <text:p text:style-name="P231">Также Present Perfect используют, если что-то произошло впервые:</text:p>
      <text:p text:style-name="P145">It`s the first time something has happend. - Этой первый раз, когда что-то произошло.</text:p>
      <text:p text:style-name="P145">(вместо first можно указать любое порядковое число: second, third)</text:p>
      <text:p text:style-name="P231"/>
      <text:p text:style-name="P231">Present Perferct — яркий пример того, что нельзя переводить английские </text:p>
      <text:p text:style-name="P190"><text:span text:style-name="T813">предложения слово в слово: </text:span><text:span text:style-name="T510">I have done. </text:span><text:span text:style-name="T505">—</text:span><text:span text:style-name="T510"> Я сделал (</text:span><text:span text:style-name="T524">досл. </text:span><text:span text:style-name="T510">Я имею сделанным).</text:span></text:p>
      <text:p text:style-name="P311"/>
      <text:p text:style-name="P312">Есть 2 варианта образования 3й формы глагола:</text:p>
      <text:list xml:id="list1087786549" text:style-name="L21">
        <text:list-item>
          <text:p text:style-name="P1148">если глагол правильный, то добавляем к его начальной форме окончание <text:span text:style-name="T452">-ed</text:span>;</text:p>
        </text:list-item>
        <text:list-item>
          <text:p text:style-name="P1148">если неправильный, то находим в таблице неправильных глаголов.</text:p>
        </text:list-item>
      </text:list>
      <text:p text:style-name="P261"/>
      <text:p text:style-name="P787"><text:span text:style-name="T628">Н</text:span><text:span text:style-name="T629">еправильны</text:span><text:span text:style-name="T628">й</text:span><text:span text:style-name="T629"> глагол </text:span><text:span text:style-name="T628">это </text:span><text:span text:style-name="T629">тот, который во 2й или 3й форме </text:span><text:span text:style-name="T643">записывается</text:span><text:span text:style-name="T629"> </text:span><text:span text:style-name="T643">по особенному</text:span><text:span text:style-name="T629">. </text:span></text:p>
      <text:p text:style-name="P262">Самые популярные неправильные глаголы нужно заучить (см. таблицу ниже).</text:p>
      <text:p text:style-name="P261"/>
      <text:p text:style-name="P264">Слова-маячки Present Perfect:</text:p>
      <text:list xml:id="list466903062" text:style-name="L22">
        <text:list-item>
          <text:p text:style-name="P1149">just — только что;</text:p>
        </text:list-item>
        <text:list-item>
          <text:p text:style-name="P1149">already — уже;</text:p>
        </text:list-item>
        <text:list-item>
          <text:p text:style-name="P1149">yet — еще не;</text:p>
        </text:list-item>
      </text:list>
      <text:p text:style-name="P266"/>
      <text:p text:style-name="P788"><text:span text:style-name="T511">Just</text:span><text:span text:style-name="T630"> и </text:span><text:span text:style-name="T511">already</text:span><text:span text:style-name="T630"> используются в утверждениях. </text:span><text:span text:style-name="T511">Yet</text:span><text:span text:style-name="T630"> — в вопросах и отрицаниях</text:span><text:span text:style-name="T631">. </text:span></text:p>
      <text:p text:style-name="P946"><text:span text:style-name="T631">(</text:span><text:span text:style-name="T525">already</text:span><text:span text:style-name="T678"> также </text:span><text:span text:style-name="T677">иногда можно встретить</text:span><text:span text:style-name="T678"> в вопросах).</text:span></text:p>
      <text:p text:style-name="P268"/>
      <text:p text:style-name="P267">Место <text:span text:style-name="T452">just</text:span>, <text:span text:style-name="T452">already</text:span> в предложении — между <text:span text:style-name="T452">have</text:span> и 3й формой глагола. </text:p>
      <text:p text:style-name="P267">Слово <text:span text:style-name="T452">yet</text:span> стоит <text:span text:style-name="T929">всегда </text:span>в конце предложения.</text:p>
      <text:p text:style-name="P265"/>
      <text:p text:style-name="P148">I have <text:span text:style-name="T787">just</text:span> eaten a sandwich. <text:span text:style-name="T846">—</text:span> Я только что съел бутерброд.</text:p>
      <text:p text:style-name="P148">We have n<text:span text:style-name="T849">o</text:span>t finished <text:span text:style-name="T787">yet</text:span>. <text:span text:style-name="T846">—</text:span> Мы еще не закончили.</text:p>
      <text:p text:style-name="P263"/>
      <text:p text:style-name="P269">Другие указатели времени:</text:p>
      <text:list xml:id="list99516443" text:style-name="L23">
        <text:list-item>
          <text:p text:style-name="P1150">ever — когда либо;</text:p>
        </text:list-item>
        <text:list-item>
          <text:p text:style-name="P1150">never — никогда;</text:p>
        </text:list-item>
        <text:list-item>
          <text:p text:style-name="P1150">recently — в последнее время;</text:p>
        </text:list-item>
        <text:list-item>
          <text:p text:style-name="P1150">these days — в последние дни;</text:p>
        </text:list-item>
        <text:list-item>
          <text:p text:style-name="P1150">словосочетание с this (this mornig, this week).</text:p>
        </text:list-item>
      </text:list>
      <text:p text:style-name="P268"/>
      <text:p text:style-name="P268">Место <text:span text:style-name="T452">ever</text:span>, <text:span text:style-name="T452">never</text:span> — перед 3й формой глагола, <text:span text:style-name="T848">а</text:span> <text:span text:style-name="T452">recently</text:span>, <text:span text:style-name="T452">these days</text:span> и </text:p>
      <text:p text:style-name="P268">словосочетания с <text:span text:style-name="T452">this</text:span> — в конце предложения.</text:p>
      <text:p text:style-name="P268"/>
      <text:p text:style-name="P149"><text:soft-page-break/>I <text:span text:style-name="T849">ha</text:span>ve <text:span text:style-name="T787">never</text:span> been to New York. <text:span text:style-name="T847">— </text:span>Я никогда не был в Нью Йорке.</text:p>
      <text:p text:style-name="P149">I <text:span text:style-name="T849">ha</text:span>ve worked a lot <text:span text:style-name="T787">these days</text:span>. <text:span text:style-name="T847">—</text:span> Я много работал в эти дни.</text:p>
      <text:p text:style-name="P270"/>
      <text:p text:style-name="P258">Отрицания в Present Perfect</text:p>
      <text:p text:style-name="P271"/>
      <text:p text:style-name="P272">Используются, когда хотят сказать:</text:p>
      <text:list xml:id="list904470448" text:style-name="L24">
        <text:list-item>
          <text:p text:style-name="P1151">об отсутствии ожидаемого результата;</text:p>
        </text:list-item>
        <text:list-item>
          <text:p text:style-name="P1151">о том, чего автор никогда не делал или не испытывал.</text:p>
        </text:list-item>
      </text:list>
      <text:p text:style-name="P271"/>
      <text:p text:style-name="P271">Для этого ставится частица <text:span text:style-name="T452">not</text:span> после вспомогательного глагола <text:span text:style-name="T452">have</text:span>.</text:p>
      <text:p text:style-name="P271"/>
      <text:p text:style-name="P271">Также отрицательным считается предложение со словом <text:span text:style-name="T452">never</text:span>, которое передает отрицательный контекст.</text:p>
      <text:p text:style-name="P271"/>
      <text:p text:style-name="P789"><text:span text:style-name="T632">В </text:span><text:span text:style-name="T626">отрицаниях почти всегда используется сокращенная форма глагола — </text:span><text:span text:style-name="T510">haven`t</text:span><text:span text:style-name="T626">.</text:span></text:p>
      <text:p text:style-name="P790"><text:span text:style-name="T644">Сокращени</text:span><text:span text:style-name="T676">е</text:span><text:span text:style-name="T644"> </text:span><text:span text:style-name="T513">`ve not</text:span><text:span text:style-name="T644"> не используется.</text:span></text:p>
      <text:p text:style-name="P150">I have<text:span text:style-name="T355">n</text:span><text:span text:style-name="T359">`</text:span><text:span text:style-name="T355">t</text:span> expected that. <text:span text:style-name="T847">—</text:span> Я этого не ожидал.</text:p>
      <text:p text:style-name="P150">I<text:span text:style-name="T849">`</text:span>ve <text:span text:style-name="T355">never</text:span> seen this movie before. <text:span text:style-name="T847">— </text:span>Я до этого не видел этот фильм. </text:p>
      <text:p text:style-name="P257"/>
      <text:p text:style-name="P257">Вопросы в Present Perfect</text:p>
      <text:p text:style-name="P151"/>
      <text:p text:style-name="P274">Используются, если хоят узнать:</text:p>
      <text:list xml:id="list754480394" text:style-name="L25">
        <text:list-item>
          <text:p text:style-name="P1152">сделано ли дело к этом моменту, каким образом оно сделано;</text:p>
        </text:list-item>
        <text:list-item>
          <text:p text:style-name="P1180"><text:span text:style-name="T644">имеет ли человек определенный опыт </text:span><text:span text:style-name="T642">или совершил ли он </text:span><text:span text:style-name="T645">нужное</text:span><text:span text:style-name="T642"> действие</text:span><text:span text:style-name="T644">;</text:span></text:p>
        </text:list-item>
      </text:list>
      <text:p text:style-name="P273"/>
      <text:p text:style-name="P790">Для этого используется уже знакомая схема. Глагол <text:span text:style-name="T452">have</text:span> ставится перед по<text:span text:style-name="T853">д</text:span>л<text:span text:style-name="T853">е</text:span>ж<text:span text:style-name="T853">а</text:span>щим.</text:p>
      <text:p text:style-name="P790"/>
      <text:p text:style-name="P152">Why have you done it? <text:span text:style-name="T847">—</text:span> Зачем ты это сделал?</text:p>
      <text:p text:style-name="P945"><text:span text:style-name="T521">Ha</text:span><text:span text:style-name="T522">s</text:span><text:span text:style-name="T521"> </text:span><text:span text:style-name="T522">he</text:span><text:span text:style-name="T521"> ever been to Rome? </text:span><text:span text:style-name="T523">—</text:span><text:span text:style-name="T521"> </text:span><text:span text:style-name="T522">Он</text:span><text:span text:style-name="T521"> бывал в Риме?</text:span></text:p>
      <text:p text:style-name="P152"/>
      <text:p text:style-name="P248">Present Perfect Continuous</text:p>
      <text:p text:style-name="P275"/>
      <text:p text:style-name="P277">Для того, чтобы использовать, нужно чтобы совпало сразу несколько условий:</text:p>
      <text:list xml:id="list1718648092" text:style-name="L26">
        <text:list-item>
          <text:p text:style-name="P1181"><text:span text:style-name="T633">действие не закончено либо закончено не</text:span><text:span text:style-name="T637">давно</text:span><text:span text:style-name="T633">;</text:span></text:p>
        </text:list-item>
        <text:list-item>
          <text:p text:style-name="P1181"><text:span text:style-name="T633">известн</text:span><text:span text:style-name="T637">а его продолжительность </text:span><text:span text:style-name="T651">(обычно из контекста предложения)</text:span><text:span text:style-name="T637">.</text:span></text:p>
        </text:list-item>
      </text:list>
      <text:p text:style-name="P276"/>
      <text:p text:style-name="P281">Схема состоит из 3х частей: вспомогательного глагола <text:span text:style-name="T452">have</text:span>, слова <text:span text:style-name="T452">been</text:span> <text:span text:style-name="T933">(особая форма </text:span></text:p>
      <text:p text:style-name="P281"><text:span text:style-name="T933">глагола </text:span><text:span text:style-name="T472">be</text:span><text:span text:style-name="T933">) </text:span>и смыслового глагола с окончанием <text:span text:style-name="T452">-ing</text:span>. </text:p>
      <text:p text:style-name="P279"/>
      <text:p text:style-name="P801"><text:span text:style-name="T626">На русский </text:span><text:span text:style-name="T635">язык </text:span><text:span text:style-name="T614">Present Perfect Continuous</text:span><text:span text:style-name="T624"> </text:span><text:span text:style-name="T626">переводится настоящим временем</text:span></text:p>
      <text:p text:style-name="P793"><text:span text:style-name="T634">(редко в прошлом). </text:span><text:span text:style-name="T635">При этом все 3 части </text:span><text:span text:style-name="T636">переводятся</text:span><text:span text:style-name="T635"> одним словом.</text:span></text:p>
      <text:p text:style-name="P278"/>
      <text:p text:style-name="P23"><text:span text:style-name="T808">I </text:span><text:span text:style-name="T822">have been learning</text:span><text:span text:style-name="T808"> English for 2 years. </text:span><text:span text:style-name="T826">—</text:span><text:span text:style-name="T808"> Я </text:span><text:span text:style-name="T822">учу</text:span><text:span text:style-name="T808"> английский уже 2 года (и еще не закончил).</text:span></text:p>
      <text:p text:style-name="P23"><text:span text:style-name="T808">We </text:span><text:span text:style-name="T822">have been cleaning</text:span><text:span text:style-name="T808"> the flat the whole morning. </text:span><text:span text:style-name="T826">— </text:span><text:span text:style-name="T808">Мы </text:span><text:span text:style-name="T822">убирали</text:span><text:span text:style-name="T808"> </text:span><text:span text:style-name="T827">квартиру все утро.</text:span></text:p>
      <text:p text:style-name="P280"/>
      <text:p text:style-name="P282">Формы глагола <text:span text:style-name="T452">have</text:span> <text:span text:style-name="T452">verb-ing</text:span> (подобно <text:span text:style-name="T452">am/is/are verb-ing</text:span>, как в Continuous) не существует.</text:p>
      <text:p text:style-name="P282">Если у смыслового глагола окончание<text:span text:style-name="T452"> -ing</text:span>, то <text:span text:style-name="T452">have</text:span> применяется только с <text:span text:style-name="T452">been</text:span>.</text:p>
      <text:p text:style-name="P282"/>
      <text:p text:style-name="P794"><text:span text:style-name="T637">С</text:span><text:span text:style-name="T626">лова-маячки Present Perfect Continuous:</text:span></text:p>
      <text:list xml:id="list1410305117" text:style-name="L27">
        <text:list-item>
          <text:p text:style-name="P1153">for — в течении;</text:p>
        </text:list-item>
        <text:list-item>
          <text:p text:style-name="P1153"><text:soft-page-break/>since — с какого-то времени;</text:p>
        </text:list-item>
        <text:list-item>
          <text:p text:style-name="P1153">how long — как долго.</text:p>
        </text:list-item>
      </text:list>
      <text:p text:style-name="P284"/>
      <text:p text:style-name="P283">Дополнительно могут использоваться указатели периода:</text:p>
      <text:list xml:id="list4277339533" text:style-name="L28">
        <text:list-item>
          <text:p text:style-name="P1154">all — весь (день/год);</text:p>
        </text:list-item>
        <text:list-item>
          <text:p text:style-name="P1154">the whole — целый (день/вечер); </text:p>
        </text:list-item>
      </text:list>
      <text:p text:style-name="P278"/>
      <text:p text:style-name="P24"><text:span text:style-name="T808">He</text:span><text:span text:style-name="T828">`</text:span><text:span text:style-name="T809">s been playing</text:span><text:span text:style-name="T808"> for an hour. — Он </text:span><text:span text:style-name="T809">играет</text:span><text:span text:style-name="T808"> уже час </text:span><text:span text:style-name="T828">(в течении часа).</text:span></text:p>
      <text:p text:style-name="P25"><text:span text:style-name="T828">W</text:span><text:span text:style-name="T808">e`</text:span><text:span text:style-name="T809">ve been staying</text:span><text:span text:style-name="T808"> in this hotel since Tuesday. </text:span><text:span text:style-name="T829">— </text:span><text:span text:style-name="T808">Мы </text:span><text:span text:style-name="T809">находимся</text:span><text:span text:style-name="T808"> в этом отеле со вторника.</text:span></text:p>
      <text:p text:style-name="P285"/>
      <text:p text:style-name="P797"><text:span text:style-name="T638">В утверждениях глагол </text:span><text:span text:style-name="T512">have</text:span><text:span text:style-name="T638"> </text:span><text:span text:style-name="T639">часто</text:span><text:span text:style-name="T638"> сокращают до </text:span><text:span text:style-name="T512">`ve</text:span><text:span text:style-name="T638">, а </text:span><text:span text:style-name="T512">has</text:span><text:span text:style-name="T638"> — до </text:span><text:span text:style-name="T512">`s</text:span><text:span text:style-name="T638"> (лего перепутать с </text:span><text:span text:style-name="T512">is</text:span><text:span text:style-name="T638">, посему здесь вспомогательный глагол можно понять только по контексту).</text:span></text:p>
      <text:p text:style-name="P286"/>
      <text:p text:style-name="P796"><text:span text:style-name="T638">Е</text:span><text:span text:style-name="T626">сли используется глагол </text:span><text:span text:style-name="T510">be</text:span><text:span text:style-name="T626"> или глаголы состояния, которые не стоят в Continuous</text:span><text:span text:style-name="T648">,</text:span><text:span text:style-name="T626"> </text:span></text:p>
      <text:p text:style-name="P287">то предложение будет в Present Perfect. </text:p>
      <text:p text:style-name="P287"/>
      <text:p text:style-name="P28"><text:span text:style-name="T809">I </text:span><text:span text:style-name="T822">have known </text:span><text:span text:style-name="T809">(</text:span><text:span text:style-name="T817">а </text:span><text:span text:style-name="T809">не have been knowing)</text:span><text:span text:style-name="T808"> Alice for 3 years. </text:span><text:span text:style-name="T638">—</text:span><text:span text:style-name="T808"> Я </text:span><text:span text:style-name="T822">знаю</text:span><text:span text:style-name="T808"> Алису уже 3 года </text:span></text:p>
      <text:p text:style-name="P29"><text:span text:style-name="T808">I </text:span><text:span text:style-name="T822">haven`t seen</text:span><text:span text:style-name="T808"> Mary for years. </text:span><text:span text:style-name="T828">— </text:span><text:span text:style-name="T808">Я н</text:span><text:span text:style-name="T822">е видел</text:span><text:span text:style-name="T808"> Мэри много лет. </text:span></text:p>
      <text:p text:style-name="P287"/>
      <text:p text:style-name="P798"><text:span text:style-name="T647">Present Perfect Continuous можно упрощать до Present Perfect с пом</text:span><text:span text:style-name="T646">.</text:span><text:span text:style-name="T647"> глаголов </text:span><text:span text:style-name="T514">live</text:span><text:span text:style-name="T647"> </text:span><text:span text:style-name="T646">и</text:span><text:span text:style-name="T647"> </text:span><text:span text:style-name="T514">work</text:span><text:span text:style-name="T647">:</text:span></text:p>
      <text:p text:style-name="P27"><text:span text:style-name="T830">I</text:span><text:span text:style-name="T808">`ve </text:span><text:span text:style-name="T822">been working</text:span><text:span text:style-name="T808"> here for 2 years → I`ve </text:span><text:span text:style-name="T822">worked</text:span><text:span text:style-name="T808"> here for 2 years. </text:span><text:span text:style-name="T831">(смысл одинаковый)</text:span></text:p>
      <text:p text:style-name="P286"/>
      <text:p text:style-name="P3"><text:span text:style-name="T638">О</text:span><text:span text:style-name="T626">трицания в Present Perfect Continuous</text:span></text:p>
      <text:p text:style-name="P288"/>
      <text:p text:style-name="P795"><text:span text:style-name="T639">Использу</text:span><text:span text:style-name="T640">ю</text:span><text:span text:style-name="T639">тся, чтобы сказать, что что-то не происходит в течении указанного времени.</text:span></text:p>
      <text:p text:style-name="P289">Для этого добавляется частица <text:span text:style-name="T452">not</text:span> после вспомогательного глагола <text:span text:style-name="T452">have</text:span>.</text:p>
      <text:p text:style-name="P289"/>
      <text:p text:style-name="P26"><text:span text:style-name="T808">I </text:span><text:span text:style-name="T809">have not been waiting</text:span><text:span text:style-name="T808"> long. </text:span><text:span text:style-name="T829">—</text:span><text:span text:style-name="T808"> Я </text:span><text:span text:style-name="T809">не жду</text:span><text:span text:style-name="T808"> долго.</text:span></text:p>
      <text:p text:style-name="P278"/>
      <text:p text:style-name="P4"><text:span text:style-name="T626">Вопросы </text:span><text:span text:style-name="T641">в Present Perfect Continuous</text:span><text:span text:style-name="T626"> </text:span></text:p>
      <text:p text:style-name="P278"/>
      <text:p text:style-name="P290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90"/>
      <text:p text:style-name="P97"><text:span text:style-name="T808">Have you been waiting long? </text:span><text:span text:style-name="T829">— </text:span><text:span text:style-name="T808">Вы давно ждете? </text:span></text:p>
      <text:p text:style-name="P97"><text:span text:style-name="T808">How long have you been waiting? </text:span><text:span text:style-name="T829">—</text:span><text:span text:style-name="T808"> Как долго вы ждете?</text:span></text:p>
      <text:p text:style-name="P253"/>
      <text:p text:style-name="P253"><text:span text:style-name="T856">Прошедшее. </text:span>Past</text:p>
      <text:p text:style-name="P291"/>
      <text:p text:style-name="P303">Past Perfect и Past Perfect Continuous относительно редки и <text:span text:style-name="T863">в</text:span> рамках начального курса </text:p>
      <text:p text:style-name="P303">не проходятся. <text:span text:style-name="T857">В художественной литературе почти всегда используется Past Simple.</text:span></text:p>
      <text:p text:style-name="P291"/>
      <text:p text:style-name="P251">Past Simple</text:p>
      <text:p text:style-name="P292"/>
      <text:p text:style-name="P294">Используется, чтобы:</text:p>
      <text:list xml:id="list3031622914" text:style-name="L29">
        <text:list-item>
          <text:p text:style-name="P1182"><text:span text:style-name="T649">сообщить факты </text:span><text:span text:style-name="T650">прошлого,</text:span><text:span text:style-name="T649"> рассказать историю, </text:span><text:span text:style-name="T657">биографию</text:span><text:span text:style-name="T649">; </text:span></text:p>
        </text:list-item>
        <text:list-item>
          <text:p text:style-name="P1155">описать действие из прошлого, результат которого не важен в настоящем.</text:p>
        </text:list-item>
      </text:list>
      <text:p text:style-name="P293"/>
      <text:p text:style-name="P802"><text:span text:style-name="T651">Для этого использются глаголы во 2й форме. </text:span><text:span text:style-name="T652">Вторая форма правильного глагола образуется добавлением окончания </text:span><text:span text:style-name="T515">-ed</text:span><text:span text:style-name="T652">. </text:span><text:span text:style-name="T660">Ф</text:span><text:span text:style-name="T652">орма </text:span><text:span text:style-name="T660">неправильного глагола </text:span><text:span text:style-name="T652">находится в таблице.</text:span></text:p>
      <text:p text:style-name="P293"/>
      <text:p text:style-name="P30"><text:soft-page-break/><text:span text:style-name="T808">Mozart </text:span><text:span text:style-name="T822">lived</text:span><text:span text:style-name="T808"> from 1756 to 1791 — Моцарт </text:span><text:span text:style-name="T822">жил</text:span><text:span text:style-name="T808"> с 1756 по 1791 год (факт прошлого). </text:span></text:p>
      <text:p text:style-name="P30"><text:span text:style-name="T808">I </text:span><text:span text:style-name="T822">visited</text:span><text:span text:style-name="T808"> my parents yesterday — Вчера я </text:span><text:span text:style-name="T822">навещал</text:span><text:span text:style-name="T808"> родителей (действие из прошлого).</text:span></text:p>
      <text:p text:style-name="P468"/>
      <text:p text:style-name="P469">Если глагол заканчивается на глухой звук, то <text:span text:style-name="T452">-ed</text:span> читается как <text:span text:style-name="T452">t</text:span>, а если на звконкий </text:p>
      <text:p text:style-name="P469">согласный или на гласный звук — то как <text:span text:style-name="T452">d</text:span>: <text:span text:style-name="T452">worked [воркт], played [плэйд]</text:span>.</text:p>
      <text:p text:style-name="P800"/>
      <text:p text:style-name="P467">Если глагол заканчивается на <text:span text:style-name="T452">d </text:span>или <text:span text:style-name="T452">t</text:span>, то <text:span text:style-name="T452">-ed</text:span> читается как <text:span text:style-name="T452">id</text:span>: <text:span text:style-name="T452">recorded [рикодид]</text:span>. </text:p>
      <text:p text:style-name="P470">Если глагол заканчивается на <text:span text:style-name="T452">-e</text:span>, то её не надо писать 2 раза: <text:span text:style-name="T452">chase</text:span> → <text:span text:style-name="T452">chased</text:span>.</text:p>
      <text:p text:style-name="P800"/>
      <text:p text:style-name="P799">Слова-маячки Past Simple:</text:p>
      <text:list xml:id="list2425700541" text:style-name="L30">
        <text:list-item>
          <text:p text:style-name="P1183">ago — <text:span text:style-name="T858">тому назад</text:span>;</text:p>
        </text:list-item>
        <text:list-item>
          <text:p text:style-name="P1184">last — <text:span text:style-name="T858">прошлый</text:span>;</text:p>
        </text:list-item>
        <text:list-item>
          <text:p text:style-name="P1156">yesterday — вчера;</text:p>
        </text:list-item>
      </text:list>
      <text:p text:style-name="P313"/>
      <text:p text:style-name="P803"><text:span text:style-name="T658">Past Simple часто путают с Present Perfect, потому что на русский они переводятся </text:span><text:span text:style-name="T659">почти</text:span><text:span text:style-name="T658"> одинаково. Главное отличие в том, что Present Perfect всегда будет сообщать доп</text:span><text:span text:style-name="T659">олнительную</text:span><text:span text:style-name="T658"> информацию, указывающ</text:span><text:span text:style-name="T659">ую </text:span><text:span text:style-name="T658">на настоящее время </text:span><text:span text:style-name="T659">(</text:span><text:span text:style-name="T660">чтобы сообщить</text:span><text:span text:style-name="T659"> результат).</text:span></text:p>
      <text:p text:style-name="P300"/>
      <text:p text:style-name="P301">Past Simple используется когда известен момент в прошлом. Если мы знаешь, </text:p>
      <text:p text:style-name="P301">когда произошло событие, то Present Perfect использовать нельзя.</text:p>
      <text:p text:style-name="P301"/>
      <text:p text:style-name="P157">Tom has lost his key — Том потерал ключ (у него сейчас нет ключа, </text:p>
      <text:p text:style-name="P157">потому что он его потерян).</text:p>
      <text:p text:style-name="P157"/>
      <text:p text:style-name="P157">Tom lost his key last weak — Том потерял ключ на прошлой неделе </text:p>
      <text:p text:style-name="P157">(не важно, есть у него ключ или нет).</text:p>
      <text:p text:style-name="P297"/>
      <text:p text:style-name="P298">В английском, если вопрос задается в настоящем, то и ответ должен быть в настоящем. </text:p>
      <text:p text:style-name="P298">Если вопрос в прошлом, то ответ также должен быть в прошлом.</text:p>
      <text:p text:style-name="P298"/>
      <text:p text:style-name="P298">Но если вопрос был в Present Perfect, а в ответе дается информация, когда именно это случилось, тогда необходимо отвечать в Past Simple.</text:p>
      <text:p text:style-name="P298"/>
      <text:p text:style-name="P155">Have you already started to learn English? Yes, I started to learn it 3 month ago — </text:p>
      <text:p text:style-name="P155">Ты уже начал учить английский? Да, 3 месяца назад (информация о времени).</text:p>
      <text:p text:style-name="P154"/>
      <text:p text:style-name="P299">Если вопрос содержит слово <text:span text:style-name="T452">when</text:span>, то он автоматически привязывает нас к моменту </text:p>
      <text:p text:style-name="P299">в прошлом. <text:span text:style-name="T862">Поэтому Present Perfect в вопросах с </text:span><text:span text:style-name="T462">when</text:span><text:span text:style-name="T862"> не используется.</text:span></text:p>
      <text:p text:style-name="P299"/>
      <text:p text:style-name="P156">Have you met him before? <text:span text:style-name="T861">—</text:span> Вы раньше с ним встречались?</text:p>
      <text:p text:style-name="P156">When did you meet him? <text:span text:style-name="T861">—</text:span> Когда вы встречались с ним?</text:p>
      <text:p text:style-name="P297"/>
      <text:p text:style-name="P254">Отрицания и вопросы в Past Simple</text:p>
      <text:p text:style-name="P296"/>
      <text:p text:style-name="P805"><text:span text:style-name="T652">Отрицание представляет связку </text:span><text:span text:style-name="T515">did</text:span><text:span text:style-name="T652"> с частицей </text:span><text:span text:style-name="T515">not</text:span><text:span text:style-name="T652">, </text:span><text:span text:style-name="T662">которая ставится перед смысловым глаголом в начальной форме. </text:span><text:span text:style-name="T653">Обычно </text:span><text:span text:style-name="T662">эта связка</text:span><text:span text:style-name="T653"> сокращается до </text:span><text:span text:style-name="T516">didn`t</text:span><text:span text:style-name="T653">.</text:span></text:p>
      <text:p text:style-name="P306"/>
      <text:p text:style-name="P805"><text:span text:style-name="T661">В вопросах </text:span><text:span text:style-name="T652">вспомогательный глагол </text:span><text:span text:style-name="T515">did</text:span><text:span text:style-name="T652"> используется </text:span><text:span text:style-name="T662">по тем же грамматическим </text:span></text:p>
      <text:p text:style-name="P805"><text:span text:style-name="T662">правилам</text:span><text:span text:style-name="T652">, </text:span><text:span text:style-name="T653">как</text:span><text:span text:style-name="T652"> </text:span><text:span text:style-name="T515">do</text:span><text:span text:style-name="T652"> для Present Simple. </text:span></text:p>
      <text:p text:style-name="P295"/>
      <text:p text:style-name="P153"><text:span text:style-name="T787">Did</text:span> you <text:span text:style-name="T787">go</text:span> to Los Angeles last week? - Ты <text:span text:style-name="T787">ездил</text:span> в Лос Анжелес на прошлой неделе?</text:p>
      <text:p text:style-name="P153">I <text:span text:style-name="T787">didn`t go</text:span> to Los Angeles, I <text:span text:style-name="T787">went</text:span> to Bostom — Я <text:span text:style-name="T787">не ездил</text:span> в Лос Анжелес, я <text:span text:style-name="T787">ездил</text:span> в Бостон.</text:p>
      <text:p text:style-name="P928"><text:soft-page-break/></text:p>
      <text:p text:style-name="P259">Past Continuous</text:p>
      <text:p text:style-name="P302"/>
      <text:p text:style-name="P808"><text:span text:style-name="T664">О</text:span><text:span text:style-name="T663">значает процесс или незаконченное действие, которое привязано к точному моменту </text:span></text:p>
      <text:p text:style-name="P808"><text:span text:style-name="T663">в </text:span><text:span text:style-name="T716">прошлом</text:span><text:span text:style-name="T663"> (т. е. действие происходило и не было закончено).</text:span></text:p>
      <text:p text:style-name="P304"/>
      <text:p text:style-name="P807"><text:span text:style-name="T663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667">обсуждаемая ситуация</text:span><text:span text:style-name="T663">).</text:span></text:p>
      <text:p text:style-name="P304"/>
      <text:p text:style-name="P809"><text:span text:style-name="T664">Состоит из 2х частей: вспомогательного глагола </text:span><text:span text:style-name="T518">be</text:span><text:span text:style-name="T664"> (</text:span><text:span text:style-name="T665">формы как в Past Simple</text:span><text:span text:style-name="T664">) и смыслового глагола с окончанием </text:span><text:span text:style-name="T518">-ing</text:span><text:span text:style-name="T664">. </text:span><text:span text:style-name="T663">На русский переводится глаголом в прошедшем времени.</text:span></text:p>
      <text:p text:style-name="P305"/>
      <text:p text:style-name="P158">Last Sunday at 5 I <text:span text:style-name="T787">was having</text:span> dinner with my friends — В прошлое воскресенье в 5 </text:p>
      <text:p text:style-name="P158">я <text:span text:style-name="T787">ужинал</text:span> со своими друзьями (привязка к точному моменту в прошлом).</text:p>
      <text:p text:style-name="P32"><text:span text:style-name="T833">My parents </text:span><text:span text:style-name="T824">were watching</text:span><text:span text:style-name="T833"> TV when I came home yesterday — Мои родители </text:span><text:span text:style-name="T824">смотрели</text:span><text:span text:style-name="T833"> телевизор, когда я пришел вчера домой (незаконченное действие </text:span><text:span text:style-name="T834">в тот момент</text:span><text:span text:style-name="T833">).</text:span></text:p>
      <text:p text:style-name="P159"/>
      <text:p text:style-name="P809"><text:span text:style-name="T665">В отрицаниях и вопросах </text:span><text:span text:style-name="T666">глагол </text:span><text:span text:style-name="T519">be</text:span><text:span text:style-name="T665"> ведет себя точно так же, как и </text:span><text:span text:style-name="T666">для</text:span><text:span text:style-name="T665"> Past Simple:</text:span></text:p>
      <text:p text:style-name="P33"><text:span text:style-name="T835">W</text:span><text:span text:style-name="T808">e weren`t reading — Мы не читали (именно тогда). Was I running? — Я бежал?</text:span></text:p>
      <text:p text:style-name="P161"/>
      <text:p text:style-name="P309">В одном предложении часто используются Past Continuous и Past Simple одновременно.</text:p>
      <text:p text:style-name="P812"><text:span text:style-name="T668">Действие, длящееся какое-то время (</text:span><text:span text:style-name="T669">Past Continuous</text:span><text:span text:style-name="T668">) может прерываться более коротким действием (</text:span><text:span text:style-name="T669">Past Simple</text:span><text:span text:style-name="T674">)</text:span><text:span text:style-name="T668"> </text:span><text:span text:style-name="T672">либо другим Past Continuous </text:span><text:span text:style-name="T675">(смотреть по контексту)</text:span><text:span text:style-name="T672">.</text:span></text:p>
      <text:p text:style-name="P307"/>
      <text:p text:style-name="P810"><text:span text:style-name="T668">В этом случае предложение может содержать слово </text:span><text:span text:style-name="T520">while</text:span><text:span text:style-name="T668"> </text:span><text:span text:style-name="T670">(в то время, как)</text:span><text:span text:style-name="T668"> в той части, которая относится к <text:s/></text:span><text:span text:style-name="T669">Past Continuous, </text:span><text:span text:style-name="T668">либо </text:span><text:span text:style-name="T520">when</text:span><text:span text:style-name="T668">, там, где используется Past Simple.</text:span></text:p>
      <text:p text:style-name="P307"/>
      <text:p text:style-name="P34"><text:span text:style-name="T825">While</text:span><text:span text:style-name="T836"> I was working in the garden, I </text:span><text:span text:style-name="T837">kicked</text:span><text:span text:style-name="T836"> my leg — Пока я работал в саду, я </text:span><text:span text:style-name="T838">пнул</text:span><text:span text:style-name="T836"> ногу.</text:span></text:p>
      <text:p text:style-name="P35"><text:span text:style-name="T808">I was working in the garden </text:span><text:span text:style-name="T822">when</text:span><text:span text:style-name="T808"> I kicked my leg — </text:span><text:span text:style-name="T837">Я работал в саду, когда </text:span><text:span text:style-name="T838">пнул</text:span><text:span text:style-name="T837"> ногу</text:span><text:span text:style-name="T808">.</text:span></text:p>
      <text:p text:style-name="P162"/>
      <text:p text:style-name="P36"><text:span text:style-name="T822">While</text:span><text:span text:style-name="T808"> Tom was reading, Amely was watching a documentary on TV — Пока </text:span><text:span text:style-name="T839">Т</text:span><text:span text:style-name="T808">ом читал, </text:span></text:p>
      <text:p text:style-name="P163">Эмили смотрела документальный фильм по телевизору.</text:p>
      <text:p text:style-name="P310"/>
      <text:p text:style-name="P811"><text:span text:style-name="T673">Если действия происходят не одновременно, а следуют одно за другим</text:span><text:span text:style-name="T671">, то в этом </text:span></text:p>
      <text:p text:style-name="P308">случае нужно использовать <text:span text:style-name="T878">только</text:span> Past Simple.</text:p>
      <text:p text:style-name="P308"/>
      <text:p text:style-name="P160">I saw Jane in the street yesterday. I stopped and said hello — Я увидел Джейн вчера на улице. </text:p>
      <text:p text:style-name="P160">Я остановился и поздоровался (сказал «привет»).</text:p>
      <text:p text:style-name="P256"/>
      <text:p text:style-name="P256">Будущие. Future</text:p>
      <text:p text:style-name="P175"/>
      <text:p text:style-name="P180">В английском языке о будущем можно говорить не только с помощью формы Future, но и </text:p>
      <text:p text:style-name="P818"><text:span text:style-name="T689">с помощью </text:span><text:span text:style-name="T693">формы</text:span><text:span text:style-name="T689"> </text:span><text:span text:style-name="T691">Present</text:span><text:span text:style-name="T689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79"/>
      <text:p text:style-name="P817"><text:span text:style-name="T690">Другие варианты Future (кроме </text:span><text:span text:style-name="T692">Future </text:span><text:span text:style-name="T690">Simple) используются редко, </text:span><text:span text:style-name="T692">т. к.</text:span><text:span text:style-name="T690"> они громоздкие и довольно неудобные. В современном английском можно обойтись без них.</text:span></text:p>
      <text:p text:style-name="P179"/>
      <text:p text:style-name="P815"><text:span text:style-name="T224">На будущ</text:span><text:span text:style-name="T225">и</text:span><text:span text:style-name="T224">е могут также указы</text:span><text:span text:style-name="T225">вать</text:span><text:span text:style-name="T224"> модальные глаголы </text:span><text:span text:style-name="T226">и оборот </text:span><text:span text:style-name="T143">be going to</text:span><text:span text:style-name="T227">, </text:span><text:span text:style-name="T226">который </text:span></text:p>
      <text:p text:style-name="P815"><text:span text:style-name="T226">в основном</text:span><text:span text:style-name="T227"> встречается </text:span><text:span text:style-name="T226">в разговорной речи и нередко используется вместо Future Simple.</text:span></text:p>
      <text:p text:style-name="P179"/>
      <text:p text:style-name="P382"/>
      <text:p text:style-name="P1059">Present Continuous в значении будущего</text:p>
      <text:p text:style-name="P181"/>
      <text:p text:style-name="P181">Используется, чтобы сказать о личных планах. В предложении обычно указывается дата </text:p>
      <text:p text:style-name="P181">или время, связанные с будущим. Переводить можно как будущим так и настоящим.</text:p>
      <text:p text:style-name="P181"/>
      <text:p text:style-name="P664">What are you doing on Satureday? <text:span text:style-name="T360">—</text:span> Что ты делаешь в субботу? (какие у тебя планы?)</text:p>
      <text:p text:style-name="P672">I am flying to London tomorrow — <text:span text:style-name="T879">Завтра я лечу в Лондон (личный план)</text:span></text:p>
      <text:p text:style-name="P672"/>
      <text:p text:style-name="P569">Present Simple в значении будущего</text:p>
      <text:p text:style-name="P673"/>
      <text:p text:style-name="P182"><text:span text:style-name="T314">Используется, чтобы сказать о том, что </text:span><text:span text:style-name="T316">что-то </text:span><text:span text:style-name="T314">должно произойти по рассписанию, либо </text:span></text:p>
      <text:p text:style-name="P182"><text:span text:style-name="T314">о собственном графике. </text:span><text:span text:style-name="T315">Переводить можно как будущим так и настоящим.</text:span></text:p>
      <text:p text:style-name="P580"/>
      <text:p text:style-name="P580">Ключевое отличие от Present Continuous в том, что расписание не зависит от говорящего, </text:p>
      <text:p text:style-name="P813"><text:span text:style-name="T151">т. е. речь может идти </text:span><text:span text:style-name="T152">о </text:span><text:span text:style-name="T151">рассписании транспорта, сеансов в кино и т. </text:span><text:span text:style-name="T152">п</text:span><text:span text:style-name="T151">.</text:span></text:p>
      <text:p text:style-name="P674">My airplane flies at 6 o`clock tomorrow — Мой самолет летит завтра в 6 (рассписание)</text:p>
      <text:p text:style-name="P929"><text:span text:style-name="T102">What time do you finish work tommorow? </text:span><text:span text:style-name="T103">— </text:span><text:span text:style-name="T102">В какое время ты заканчиваешь работу завтра?</text:span></text:p>
      <text:p text:style-name="P676"/>
      <text:p text:style-name="P570">Оборот <text:span text:style-name="T452">be going to</text:span></text:p>
      <text:p text:style-name="P581"/>
      <text:p text:style-name="P814"><text:span text:style-name="T153">Подразумевает, что человек говорит не о спонтанном решении что-либо сделать, </text:span><text:span text:style-name="T156">а о заранее </text:span><text:span text:style-name="T157">продуманных</text:span><text:span text:style-name="T156"> действиях. </text:span><text:span text:style-name="T153">На русский переводится как «собираюсь сделать».</text:span></text:p>
      <text:p text:style-name="P581"/>
      <text:p text:style-name="P184"><text:span text:style-name="T313">Чтобы использовать, нужно поставить глагол </text:span><text:span text:style-name="T102">be</text:span><text:span text:style-name="T313"> в форму </text:span><text:span text:style-name="T102">am/is/are</text:span><text:span text:style-name="T313">, а смысловой глагол оставить в начальной форме, после </text:span><text:span text:style-name="T102">going to</text:span><text:span text:style-name="T313">.</text:span></text:p>
      <text:p text:style-name="P581"/>
      <text:p text:style-name="P675">I`m going to meet my friends tomorrow — Я собираюсь встретиться с друзьями завтра.</text:p>
      <text:p text:style-name="P916"><text:span text:style-name="T41">I`m going to go</text:span><text:span text:style-name="T323"> out after I finish my work — Я собираюсь погулять после, как закончу работу.</text:span></text:p>
      <text:p text:style-name="P581"/>
      <text:p text:style-name="P816"><text:span text:style-name="T153">В разговорной </text:span><text:span text:style-name="T157">стиле</text:span><text:span text:style-name="T154"> </text:span><text:span text:style-name="T155">этот </text:span><text:span text:style-name="T154">оборот </text:span><text:span text:style-name="T153">очень часто </text:span><text:span text:style-name="T157">записывается</text:span><text:span text:style-name="T153"> как </text:span><text:span text:style-name="T104">gonna</text:span><text:span text:style-name="T153"> </text:span><text:span text:style-name="T104">[гона].</text:span></text:p>
      <text:p text:style-name="P677"/>
      <text:p text:style-name="P185"><text:span text:style-name="T313">Также его используют, когда очевидно, что вот-вот случится какое-то действие. В этом случае </text:span><text:span text:style-name="T102">be goin to </text:span><text:span text:style-name="T313">передает оттенок неизбежности происходящего и применяется по отношению </text:span></text:p>
      <text:p text:style-name="P582">к постороннему человеку или объетку.</text:p>
      <text:p text:style-name="P582"/>
      <text:p text:style-name="P678">Look! He`s going to fall — Смотри! Он сейчас упадет.</text:p>
      <text:p text:style-name="P678">The sky is dark. It`s going to rain — Небо темное. Сейчас пойдет дождь.</text:p>
      <text:p text:style-name="P572"/>
      <text:p text:style-name="P571">Future Simple</text:p>
      <text:p text:style-name="P583"/>
      <text:p text:style-name="P819"><text:span text:style-name="T158">Сообщает о будущих, еще не случившихся событиях. </text:span><text:span text:style-name="T159">Эта форма говорит о том, что человек сделает что-то в будущем, но решение он принял в момент речи, </text:span><text:span text:style-name="T160">т. е. описывает не спланированные, а спонтанные дейсвтия. </text:span></text:p>
      <text:p text:style-name="P586"/>
      <text:p text:style-name="P819"><text:span text:style-name="T161">В</text:span><text:span text:style-name="T160"> предложени</text:span><text:span text:style-name="T161">ях</text:span><text:span text:style-name="T160"> </text:span><text:span text:style-name="T161">будут </text:span><text:span text:style-name="T160">часто </text:span><text:span text:style-name="T161">попадаться слова</text:span><text:span text:style-name="T160">, </text:span><text:span text:style-name="T161">выражающие</text:span><text:span text:style-name="T160"> мнение: <text:s/></text:span><text:span text:style-name="T105">I think </text:span><text:span text:style-name="T106">(я думаю)</text:span><text:span text:style-name="T105">, </text:span></text:p>
      <text:p text:style-name="P819"><text:span text:style-name="T105">I`m sure </text:span><text:span text:style-name="T106">(я уверен), I hope (я надеюсь), </text:span><text:span text:style-name="T105">probably (возможно).</text:span><text:span text:style-name="T106"> </text:span></text:p>
      <text:p text:style-name="P590"/>
      <text:p text:style-name="P585">Схема состоит из 2х частей: вспомогательного глагола <text:span text:style-name="T452">will </text:span><text:span text:style-name="T883">(заменяет </text:span><text:span text:style-name="T463">do/did</text:span><text:span text:style-name="T883">)</text:span> </text:p>
      <text:p text:style-name="P585">и смыслового глагола в начальной форме. </text:p>
      <text:p text:style-name="P680"/>
      <text:p text:style-name="P585"><text:span text:style-name="T452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52">not</text:span>.</text:p>
      <text:p text:style-name="P584"><text:soft-page-break/>В речи и на письме <text:span text:style-name="T452">will</text:span> обычно сокращается до <text:span text:style-name="T452">`ll</text:span>, а отрицание <text:span text:style-name="T452">will</text:span> <text:span text:style-name="T452">not</text:span> д<text:span text:style-name="T882">о</text:span> <text:span text:style-name="T452">won`t</text:span>.</text:p>
      <text:p text:style-name="P584"/>
      <text:p text:style-name="P679">We <text:span text:style-name="T787">will</text:span> proobably <text:span text:style-name="T787">meet</text:span> soon — Мы, возможно, скоро <text:span text:style-name="T787">встретимся</text:span>.</text:p>
      <text:p text:style-name="P679">I hope everything <text:span text:style-name="T787">will be</text:span> fine — Надеюсь, все <text:span text:style-name="T787">будет </text:span>хорошо.</text:p>
      <text:p text:style-name="P679"><text:span text:style-name="T787">Will</text:span> you <text:span text:style-name="T787">be</text:span> at home toworrow? No, I won`t — <text:span text:style-name="T881">Ты </text:span><text:span text:style-name="T789">будешь</text:span><text:span text:style-name="T881"> завтра дома? Нет</text:span>.</text:p>
      <text:p text:style-name="P584"/>
      <text:p text:style-name="P589">Чтобы правильно подобрать нужную форму, нужно отталкиваться от контекста:</text:p>
      <text:list xml:id="list3423981631" text:style-name="L31">
        <text:list-item>
          <text:p text:style-name="P1078">I will do — я сделаю (считаю/верю, что сделаю это);</text:p>
        </text:list-item>
        <text:list-item>
          <text:p text:style-name="P1079">I am doing — я сделаю (потому что уже спланировал это);</text:p>
        </text:list-item>
        <text:list-item>
          <text:p text:style-name="P1079">I am going to do — я собираюсь сделать (ключевое слово «собираюсь»).</text:p>
        </text:list-item>
      </text:list>
      <text:p text:style-name="P587"/>
      <text:p text:style-name="P588">Нередко, вместо will используется модальный глагол might:</text:p>
      <text:p text:style-name="P682">I might do it — Наверное, я сделаю это.</text:p>
      <text:p text:style-name="P681"/>
      <text:p text:style-name="P782">Модальные глаголы</text:p>
      <text:p text:style-name="P683"/>
      <text:p text:style-name="P593">Это особенные глаголы, которые одновременно:</text:p>
      <text:list xml:id="list171339633" text:style-name="L32">
        <text:list-item>
          <text:p text:style-name="P1080">передают смысл (используются как смысловые глаголы);</text:p>
        </text:list-item>
        <text:list-item>
          <text:p text:style-name="P1080">передают время (привязывают дейсвтие к какому-то времени);</text:p>
        </text:list-item>
        <text:list-item>
          <text:p text:style-name="P1080">используются по тем же правилами, что и вспомогательные глаголы.</text:p>
        </text:list-item>
      </text:list>
      <text:p text:style-name="P591"/>
      <text:p text:style-name="P591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591">а в отрицаниях используются вместе с частицей <text:span text:style-name="T452">not</text:span>.</text:p>
      <text:p text:style-name="P591"/>
      <text:p text:style-name="P828"><text:span text:style-name="T164">Модальные глаголы не имеют окончаний и дополнительных форм. </text:span><text:span text:style-name="T186">Т. е. </text:span><text:span text:style-name="T164">не меняются в зависимости от подлежащего </text:span><text:span text:style-name="T186">(нет окончания -s, если подлежащее he/she/it и </text:span><text:span text:style-name="T187">пр</text:span><text:span text:style-name="T186">)</text:span><text:span text:style-name="T164">. </text:span></text:p>
      <text:p text:style-name="P592"/>
      <text:p text:style-name="P599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599"/>
      <text:p text:style-name="P600"><text:span text:style-name="T904">После модального глагола почти всегда </text:span><text:span text:style-name="T906">идет</text:span><text:span text:style-name="T904"> смысловой глагол в начальной форме, </text:span><text:span text:style-name="T907">но </text:span><text:span text:style-name="T904">без частицы </text:span><text:span text:style-name="T468">to. </text:span><text:span text:style-name="T905">Также смысловой глагол в начальной форме идет после модальных кострукций.</text:span></text:p>
      <text:p text:style-name="P599"/>
      <text:p text:style-name="P930"><text:span text:style-name="T186">М</text:span><text:span text:style-name="T150">одальные глаголы: </text:span><text:span text:style-name="T102">can, could, must, might, may, should, would, will, shall</text:span><text:span text:style-name="T150">.</text:span></text:p>
      <text:p text:style-name="P856"><text:span text:style-name="T176">М</text:span><text:span text:style-name="T222">одальные конструкции: </text:span><text:span text:style-name="T136">be able to, have to, used to</text:span><text:span text:style-name="T222">.</text:span></text:p>
      <text:p text:style-name="P601"/>
      <text:p text:style-name="P856"><text:span text:style-name="T311">Глаголы </text:span><text:span text:style-name="T146">w</text:span><text:span text:style-name="T147">ill</text:span><text:span text:style-name="T312"> и </text:span><text:span text:style-name="T146">s</text:span><text:span text:style-name="T147">hall</text:span></text:p>
      <text:p text:style-name="P602"/>
      <text:p text:style-name="P931"><text:span text:style-name="T150">В Future Simple </text:span><text:span text:style-name="T102">will</text:span><text:span text:style-name="T150"> используется как вспомогательный глагол. Но иногда он также</text:span></text:p>
      <text:p text:style-name="P931"><text:span text:style-name="T150">используется как модальный глагол. Это касается ситуац</text:span><text:span text:style-name="T162">и</text:span><text:span text:style-name="T150">й, когда нужно предложить свою помощь либо обратиться за помощью самому.</text:span></text:p>
      <text:p text:style-name="P603"/>
      <text:p text:style-name="P684">You luggage is heavy. I`ll help you — У вас тяжелый багаж. Я помогу вам.</text:p>
      <text:p text:style-name="P684">Will you help me? — Ты мне поможешь?</text:p>
      <text:p text:style-name="P603"/>
      <text:p text:style-name="P821"><text:span text:style-name="T162">Ситуации с </text:span><text:span text:style-name="T107">will</text:span><text:span text:style-name="T162"> переводятся будущим, а с </text:span><text:span text:style-name="T107">won`t </text:span><text:span text:style-name="T162">— настоящим. </text:span><text:span text:style-name="T107">Won`t</text:span><text:span text:style-name="T162"> означает </text:span></text:p>
      <text:p text:style-name="P595">«отказывается» (не смотря на мои ожидание, действие не происходит).</text:p>
      <text:p text:style-name="P594"/>
      <text:p text:style-name="P685"/>
      <text:p text:style-name="P1065">What`s wrong? My Car won`t start — Что случилось? Моя машина не заводится. </text:p>
      <text:p text:style-name="P685">(отказывается заводиться)</text:p>
      <text:p text:style-name="P594"/>
      <text:p text:style-name="P820"><text:span text:style-name="T163">Модальный глагол </text:span><text:span text:style-name="T108">shall</text:span><text:span text:style-name="T163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8">will</text:span><text:span text:style-name="T163">.</text:span></text:p>
      <text:p text:style-name="P596"/>
      <text:p text:style-name="P820"><text:span text:style-name="T163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8">I</text:span><text:span text:style-name="T163"> или </text:span><text:span text:style-name="T108">we</text:span><text:span text:style-name="T163">.</text:span></text:p>
      <text:p text:style-name="P596"/>
      <text:p text:style-name="P686">Shall I close the door? - Я закрою дверь? (вы не против, если я закрою дверь?)</text:p>
      <text:p text:style-name="P37"><text:span text:style-name="T317">S</text:span><text:span text:style-name="T313">hall we dance? - Потанцуем? (вы не против потанцевать?)</text:span></text:p>
      <text:p text:style-name="P594"/>
      <text:p text:style-name="P573"><text:span text:style-name="T889">Глаголы </text:span><text:span text:style-name="T465">c</text:span><text:span text:style-name="T452">an</text:span> и <text:span text:style-name="T465">c</text:span><text:span text:style-name="T452">ould</text:span></text:p>
      <text:p text:style-name="P596"/>
      <text:p text:style-name="P826"><text:span text:style-name="T120">Can</text:span><text:span text:style-name="T165"> переводится как «умею», «могу», «смогу». </text:span><text:span text:style-name="T184">С</text:span><text:span text:style-name="T165"> частицей </text:span><text:span text:style-name="T120">not</text:span><text:span text:style-name="T165"> в пишется либо </text:span></text:p>
      <text:p text:style-name="P453"><text:span text:style-name="T165">слитно — </text:span><text:span text:style-name="T120">cannot</text:span><text:span text:style-name="T165">, либо сокращенно — </text:span><text:span text:style-name="T120">can`t</text:span><text:span text:style-name="T165">. </text:span><text:span text:style-name="T184">М</text:span><text:span text:style-name="T166">ожет передавать следующие значения:</text:span></text:p>
      <text:list xml:id="list1978182599" text:style-name="L33">
        <text:list-item>
          <text:p text:style-name="P1185"><text:span text:style-name="T165">у</text:span><text:span text:style-name="T166">мственные или физические возможности, умение что-то сделать;</text:span></text:p>
        </text:list-item>
        <text:list-item>
          <text:p text:style-name="P1081">разрешение или запрет что-то cделать;</text:p>
        </text:list-item>
        <text:list-item>
          <text:p text:style-name="P1081">просьба или предложение о помощи;</text:p>
        </text:list-item>
        <text:list-item>
          <text:p text:style-name="P1081">неуверенность в совершении действия (в вопросах).</text:p>
        </text:list-item>
      </text:list>
      <text:p text:style-name="P598"/>
      <text:p text:style-name="P38"><text:span text:style-name="T318">H</text:span><text:span text:style-name="T313">e can understand my English — Он может понимать мой английский.</text:span></text:p>
      <text:p text:style-name="P687">You can`t smoke here — Ты не можешь сдесь курить.</text:p>
      <text:p text:style-name="P687">Can I help you? - Я могу вам помочь?</text:p>
      <text:p text:style-name="P604"/>
      <text:p text:style-name="P932"><text:span text:style-name="T165">В </text:span><text:span text:style-name="T150">разговорной речи </text:span><text:span text:style-name="T102">can</text:span><text:span text:style-name="T150"> широко используется именно, когда нужно спросить разрешение </text:span></text:p>
      <text:p text:style-name="P933"><text:span text:style-name="T150">что-то сделать. </text:span><text:span text:style-name="T190">Е</text:span><text:span text:style-name="T188">сли нужно спросить разрешение вежливо, то используется may.</text:span></text:p>
      <text:p text:style-name="P640"/>
      <text:p text:style-name="P829"><text:span text:style-name="T122">Can</text:span><text:span text:style-name="T123"> I use your phone? / May I use your phone? - Я мог</text:span><text:span text:style-name="T122">у</text:span><text:span text:style-name="T123"> воспольз</text:span><text:span text:style-name="T122">оваться</text:span><text:span text:style-name="T123"> </text:span></text:p>
      <text:p text:style-name="P829"><text:span text:style-name="T122">твоим/</text:span><text:span text:style-name="T123">вашим телефоном?</text:span></text:p>
      <text:p text:style-name="P597"/>
      <text:p text:style-name="P934"><text:span text:style-name="T102">Could [куд] </text:span><text:span text:style-name="T150">переводится как «мог», «мог бы» и является прошедшей формой от </text:span><text:span text:style-name="T102">can</text:span><text:span text:style-name="T150">. </text:span></text:p>
      <text:p text:style-name="P605">Его следует использовать, когда мы говорим о том, что что-то умели или могли в прошлом.</text:p>
      <text:p text:style-name="P639">Также <text:span text:style-name="T452">could</text:span> <text:span text:style-name="T908">применяется</text:span> в качестве официальной формы обращения.</text:p>
      <text:p text:style-name="P605"/>
      <text:p text:style-name="P688">I could read at the age of 4 — Я мог читать в 4 года.</text:p>
      <text:p text:style-name="P688">This story could be true — Эта история могла бы быть правдой.</text:p>
      <text:p text:style-name="P578"/>
      <text:p text:style-name="P578"><text:span text:style-name="T887">К</text:span>онструкция <text:span text:style-name="T452">be able to</text:span></text:p>
      <text:p text:style-name="P606"/>
      <text:p text:style-name="P607">Дублирует по значению модальные глаголы <text:span text:style-name="T452">can/could</text:span>. Говорит о возможности </text:p>
      <text:p text:style-name="P607">соверишить действие. <text:span text:style-name="T902">В настоящем времени </text:span><text:span text:style-name="T886">заменяется модальным глаголом </text:span><text:span text:style-name="T464">can</text:span><text:span text:style-name="T902">.</text:span></text:p>
      <text:p text:style-name="P607"/>
      <text:p text:style-name="P608">В этой конструкции глагол <text:span text:style-name="T452">be</text:span> передает время:</text:p>
      <text:list xml:id="list1425834105" text:style-name="L34">
        <text:list-item>
          <text:p text:style-name="P1082">am/is/are able to — могу/может/могут (есть возможность);</text:p>
        </text:list-item>
        <text:list-item>
          <text:p text:style-name="P1082">was/were able to — смог/смогли;</text:p>
        </text:list-item>
        <text:list-item>
          <text:p text:style-name="P1082">will be able to — смогу/сможет/смогут.</text:p>
        </text:list-item>
      </text:list>
      <text:p text:style-name="P609"/>
      <text:p text:style-name="P822"><text:span text:style-name="T109">B</text:span><text:span text:style-name="T110">e able to</text:span><text:span text:style-name="T167"> передает оттенок </text:span><text:span text:style-name="T168">того, что </text:span><text:span text:style-name="T171">человек</text:span><text:span text:style-name="T168"> обычно не может сделать, но именно тогда </text:span></text:p>
      <text:p text:style-name="P822"><text:span text:style-name="T168">смог (в прошедшем) или сможет (в будущем).</text:span><text:span text:style-name="T167"> </text:span><text:span text:style-name="T168">Т</text:span><text:span text:style-name="T167">. е. не «мог</text:span><text:span text:style-name="T168">у</text:span><text:span text:style-name="T167">», а «</text:span><text:span text:style-name="T168">смогу</text:span><text:span text:style-name="T167">».</text:span></text:p>
      <text:p text:style-name="P610"/>
      <text:p text:style-name="P689"><text:soft-page-break/>Stacey talked rather quickly, but I was able to understand her — Стэйси говорила довольно быстро, но я смог понять её.</text:p>
      <text:p text:style-name="P689"/>
      <text:p text:style-name="P689">If I learn French, I will be able to understand it — Если я буду учить французский, </text:p>
      <text:p text:style-name="P689">я смогу понимать его.</text:p>
      <text:p text:style-name="P689"/>
      <text:p text:style-name="P574"><text:span text:style-name="T889">Глаголы </text:span><text:span text:style-name="T465">m</text:span><text:span text:style-name="T452">ight</text:span> и <text:span text:style-name="T465">m</text:span><text:span text:style-name="T452">ay</text:span></text:p>
      <text:p text:style-name="P689"/>
      <text:p text:style-name="P827"><text:span text:style-name="T185">M</text:span><text:span text:style-name="T113">ight [майт]</text:span><text:span text:style-name="T169"> переводится как «может» или «мог бы», </text:span><text:span text:style-name="T176">а</text:span><text:span text:style-name="T891"> т</text:span>акже <text:span text:style-name="T169">наречием </text:span><text:span text:style-name="T174">«возможно», «вероятно», </text:span><text:span text:style-name="T175">«должно быть», </text:span><text:span text:style-name="T174">«наверное»</text:span><text:span text:style-name="T169">. </text:span></text:p>
      <text:p text:style-name="P636"/>
      <text:p text:style-name="P611">Он указывает на вероятность того, что ситуация может происходить сейчас или произойти </text:p>
      <text:p text:style-name="P611">в ближайшем будущем. Является синонимом фразе <text:span text:style-name="T452">it is possible that</text:span> (возможно, что).</text:p>
      <text:p text:style-name="P707"/>
      <text:p text:style-name="P935"><text:span text:style-name="T102">Look at the sky. It might rain — Посмотри на небо. Возможно </text:span><text:span text:style-name="T112">пойдет дождь.</text:span></text:p>
      <text:p text:style-name="P936"><text:span text:style-name="T112">M</text:span><text:span text:style-name="T102">ight Tom call in the evening? - Том может позвонить вечером? (может</text:span><text:span text:style-name="T114"> ли он позвонить</text:span><text:span text:style-name="T102">?)</text:span></text:p>
      <text:p text:style-name="P689"/>
      <text:p text:style-name="P864"><text:span text:style-name="T185">Отрицание</text:span><text:span text:style-name="T170"> </text:span><text:span text:style-name="T111">might</text:span><text:span text:style-name="T170"> </text:span><text:span text:style-name="T111">not</text:span><text:span text:style-name="T170"> </text:span><text:span text:style-name="T185">сокращается до</text:span><text:span text:style-name="T170"> </text:span><text:span text:style-name="T111">mightn`t [майтэнт]</text:span><text:span text:style-name="T170">.</text:span></text:p>
      <text:p text:style-name="P637"/>
      <text:p text:style-name="P864"><text:span text:style-name="T169">Модальный глагол </text:span><text:span text:style-name="T113">may</text:span><text:span text:style-name="T169"> в современном английском используется </text:span><text:span text:style-name="T170">редко</text:span><text:span text:style-name="T169">. Но его часто применяют, когда нужно предложить помощь незнакомому человеку. </text:span><text:span text:style-name="T189">Он п</text:span><text:span text:style-name="T169">ереводится как «иметь возможность» и по сути </text:span><text:span text:style-name="T170">взаимозаменяем с</text:span><text:span text:style-name="T169"> </text:span><text:span text:style-name="T113">might</text:span><text:span text:style-name="T169">.</text:span></text:p>
      <text:p text:style-name="P690"/>
      <text:p text:style-name="P690">May I help you, sir? Я могу вам помочь, сэр? (имею ли я возможность вам помочь?)</text:p>
      <text:p text:style-name="P638"/>
      <text:p text:style-name="P575"><text:span text:style-name="T890">Глагол </text:span><text:span text:style-name="T466">m</text:span><text:span text:style-name="T452">ust</text:span></text:p>
      <text:p text:style-name="P612"/>
      <text:p text:style-name="P830"><text:span text:style-name="T191">О</text:span><text:span text:style-name="T175">дин из самых распространенных в речи модальных глаголов. </text:span><text:span text:style-name="T192">И</text:span><text:span text:style-name="T175">спользуется в настоящем времени. Переводится как «должен», «обязан» или «должно быть», «</text:span><text:span text:style-name="T172">наверное»</text:span><text:span text:style-name="T175">.</text:span></text:p>
      <text:p text:style-name="P613"/>
      <text:p text:style-name="P452"><text:span text:style-name="T172">П</text:span><text:span text:style-name="T166">ереда</text:span><text:span text:style-name="T172">ет</text:span><text:span text:style-name="T166"> следующие значения</text:span><text:span text:style-name="T173">:</text:span></text:p>
      <text:list xml:id="list3995731986" text:style-name="L35">
        <text:list-item>
          <text:p text:style-name="P1083">необходимость, обязанность, долг;</text:p>
        </text:list-item>
        <text:list-item>
          <text:p text:style-name="P1084">настойчивый совет, приказ, запрет (в отрицаниях);</text:p>
        </text:list-item>
      </text:list>
      <text:p text:style-name="P708"/>
      <text:p text:style-name="P708">I must go — Я должен идти. </text:p>
      <text:p text:style-name="P693">He must not be at home now — <text:s/><text:span text:style-name="T901">О</text:span>н не должен сейчас быть дома.</text:p>
      <text:p text:style-name="P856"><text:span text:style-name="T137">Must we hurry? — Нам нужно торопиться? </text:span><text:span text:style-name="T138">(должны ли мы торопиться?)</text:span></text:p>
      <text:p text:style-name="P693"/>
      <text:p text:style-name="P856"><text:span text:style-name="T173">Отрицание </text:span><text:span text:style-name="T121">must not</text:span><text:span text:style-name="T173"> </text:span><text:span text:style-name="T185">означает</text:span><text:span text:style-name="T173"> «нельзя», «запрещено». Сокращается до </text:span><text:span text:style-name="T121">musn`t [мазнт]</text:span><text:span text:style-name="T173">.</text:span></text:p>
      <text:p text:style-name="P691">You musn`t park here — Здесь нельзя парковаться.</text:p>
      <text:p text:style-name="P613"/>
      <text:p text:style-name="P614">Когда <text:span text:style-name="T452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614"/>
      <text:p text:style-name="P692">She has worked so hard these days. She must<text:span text:style-name="T787"> </text:span>be very tired — </text:p>
      <text:p text:style-name="P692">Она так много работала в эти дни. Она, наверное, очень <text:span text:style-name="T888">уставшая.</text:span></text:p>
      <text:p text:style-name="P694"/>
      <text:p text:style-name="P576">Конструкция <text:span text:style-name="T452">have to</text:span></text:p>
      <text:p text:style-name="P615"/>
      <text:p text:style-name="P617">Дублирует по значению модальный глагол <text:span text:style-name="T452">must</text:span>. Говорит об обязанностях, </text:p>
      <text:p text:style-name="P617">которые человек вынежден выполнять <text:span text:style-name="T903">не по свое воле</text:span>. </text:p>
      <text:p text:style-name="P616"/>
      <text:p text:style-name="P616"><text:soft-page-break/>В настоящем времени <text:span text:style-name="T452">have to</text:span> и <text:span text:style-name="T452">must</text:span> взаимозаменяемы и часто разницы между ними нет.</text:p>
      <text:p text:style-name="P616">Однако <text:span text:style-name="T452">must</text:span> означает необходимость, которая исходит от самого человека, </text:p>
      <text:p text:style-name="P616">а <text:span text:style-name="T452">have to</text:span> говорит о необходимости, исходящей извне.</text:p>
      <text:p text:style-name="P616"/>
      <text:p text:style-name="P695">I must do it — Я должен это сделать (это мой долг).</text:p>
      <text:p text:style-name="P695">I have to do it — Я должен это сделать (того требуют обстоятельства).</text:p>
      <text:p text:style-name="P616"/>
      <text:p text:style-name="P823"><text:span text:style-name="T115">Have to</text:span><text:span text:style-name="T177">, в отличие от </text:span><text:span text:style-name="T115">must</text:span><text:span text:style-name="T177">, может употребляться во всех временах. Форма в будущем </text:span></text:p>
      <text:p text:style-name="P618">времени используется редко и ее предпочитают заменять на форму настоящего.</text:p>
      <text:p text:style-name="P618"/>
      <text:p text:style-name="P618">Отрицательная и вопросительная форма образуется с помощью вспомогательных </text:p>
      <text:p text:style-name="P823"><text:span text:style-name="T177">глаголов </text:span><text:span text:style-name="T115">do/did/will</text:span><text:span text:style-name="T177">. (</text:span><text:span text:style-name="T193">здесь </text:span><text:span text:style-name="T115">have</text:span><text:span text:style-name="T177"> ведет себя как смысловой глагол).</text:span></text:p>
      <text:p text:style-name="P697"/>
      <text:p text:style-name="P696"><text:span text:style-name="T911">I </text:span><text:span text:style-name="T313">had to go — Я должен был идти.</text:span></text:p>
      <text:p text:style-name="P695">He doesn`t have to go — Он не должен идти.</text:p>
      <text:p text:style-name="P709">Will they have to go? — Они должны будут идти?</text:p>
      <text:p text:style-name="P619"/>
      <text:p text:style-name="P937"><text:span text:style-name="T177">В </text:span><text:span text:style-name="T150">отрицательных предложениях </text:span><text:span text:style-name="T102">have to</text:span><text:span text:style-name="T150"> и </text:span><text:span text:style-name="T102">must</text:span><text:span text:style-name="T150"> передают разный смысл. </text:span></text:p>
      <text:p text:style-name="P937"><text:span text:style-name="T102">Must not</text:span><text:span text:style-name="T150"> выражает запрет, а </text:span><text:span text:style-name="T102">heve to</text:span><text:span text:style-name="T150"> — отсутсвие обязанности.</text:span></text:p>
      <text:p text:style-name="P662"/>
      <text:p text:style-name="P695">You mustn`t tell anyone — Ты не должен рассказывать никому.</text:p>
      <text:p text:style-name="P695">You don`t have to tell me everything — Можешь не рассказывать мне всего.</text:p>
      <text:p text:style-name="P618"/>
      <text:p text:style-name="P831"><text:span text:style-name="T116">Have</text:span><text:span text:style-name="T178"> в значении «должен» всегда используется с частицей </text:span><text:span text:style-name="T116">to</text:span><text:span text:style-name="T178">. Если не поставить </text:span><text:span text:style-name="T116">to</text:span><text:span text:style-name="T178"> </text:span></text:p>
      <text:p text:style-name="P831"><text:span text:style-name="T178">после </text:span><text:span text:style-name="T116">have</text:span><text:span text:style-name="T178">, то этот глагол будет ознать «иметь». </text:span></text:p>
      <text:p text:style-name="P618"/>
      <text:p text:style-name="P7"><text:span text:style-name="T228">Г</text:span><text:span text:style-name="T229">лагол </text:span><text:span text:style-name="T144">should</text:span></text:p>
      <text:p text:style-name="P620"/>
      <text:p text:style-name="P832"><text:span text:style-name="T124">Should [шуд] </text:span><text:span text:style-name="T194">подходит</text:span><text:span text:style-name="T178">, чтобы дать</text:span><text:span text:style-name="T194"> вежливый</text:span><text:span text:style-name="T178"> совет. Переводится как «</text:span><text:span text:style-name="T195">следует сделать</text:span><text:span text:style-name="T178">» </text:span></text:p>
      <text:p text:style-name="P832"><text:span text:style-name="T195">или «нужно (так поступить)». </text:span><text:span text:style-name="T197">С</text:span><text:span text:style-name="T195">вязан с на</text:span><text:span text:style-name="T197">с</text:span><text:span text:style-name="T195">тоящим и будущим временем. Грамматически использ</text:span><text:span text:style-name="T194">уется</text:span><text:span text:style-name="T195"> по тем же правилами, что и другие модальные глаголы.</text:span></text:p>
      <text:p text:style-name="P623"/>
      <text:p text:style-name="P58">You should be more attentive — Вам следует быть более внимательным.</text:p>
      <text:p text:style-name="P621"/>
      <text:p text:style-name="P833"><text:span text:style-name="T196">Для</text:span><text:span text:style-name="T195"> совет</text:span><text:span text:style-name="T196">а</text:span><text:span text:style-name="T195">, помимо </text:span><text:span text:style-name="T124">should,</text:span><text:span text:style-name="T195"> можно также использовать обороты, помогающие </text:span></text:p>
      <text:p text:style-name="P833"><text:span text:style-name="T195">выразить мненеие, например </text:span><text:span text:style-name="T124">I think, I don`t think</text:span><text:span text:style-name="T195">.</text:span></text:p>
      <text:p text:style-name="P622"/>
      <text:p text:style-name="P698">I think you should leave — Думаю, вам пора уйти.</text:p>
      <text:p text:style-name="P699"/>
      <text:p text:style-name="P824"><text:span text:style-name="T117">Should</text:span><text:span text:style-name="T179"> также выражает: недоумение, удивление, возмущение. В этом случае </text:span><text:span text:style-name="T196">он</text:span><text:span text:style-name="T179"> передает эмоциональную окраску высказыванию. Отрицательная форма говорит о плохой зате</text:span><text:span text:style-name="T180">е</text:span><text:span text:style-name="T179">.</text:span></text:p>
      <text:p text:style-name="P621"/>
      <text:p text:style-name="P698">Why should I go there? - Скакой стати мне туда идти?</text:p>
      <text:p text:style-name="P698">You shouldn`t go there — Не нужно туда идти <text:span text:style-name="T909">(это плохая идея)</text:span>.</text:p>
      <text:p text:style-name="P621"/>
      <text:p text:style-name="P8"><text:span text:style-name="T223">Глагол </text:span><text:span text:style-name="T142">would</text:span></text:p>
      <text:p text:style-name="P624"/>
      <text:p text:style-name="P626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893">Грамматически использ</text:span><text:span text:style-name="T894">уется</text:span><text:span text:style-name="T893"> по тем же правилами, что и другие модальные глаголы.</text:span></text:p>
      <text:p text:style-name="P625"/>
      <text:p text:style-name="P629"><text:soft-page-break/>При переводе <text:span text:style-name="T452">would</text:span>, <text:span text:style-name="T894">по сути, </text:span>выпадает, а идущий после него смысловой глагол, используется с частицей<text:span text:style-name="T467"> </text:span><text:span text:style-name="T452">to</text:span>. <text:span text:style-name="T467">Would</text:span><text:span text:style-name="T896"> часто сокращается до </text:span><text:span text:style-name="T467">`d</text:span><text:span text:style-name="T896"> и произносится как одна буква (поэтому поначалу расслышать </text:span><text:span text:style-name="T467">would</text:span><text:span text:style-name="T896"> в предложении довольно сложно).</text:span></text:p>
      <text:p text:style-name="P625"/>
      <text:p text:style-name="P627"><text:span text:style-name="T892">В</text:span>стречается в вариантах, <text:span text:style-name="T910">когда</text:span>:</text:p>
      <text:list xml:id="list1940754005" text:style-name="L36">
        <text:list-item>
          <text:p text:style-name="P1085">соответствует русской частице «бы» (когда представляют ситуацию);</text:p>
        </text:list-item>
        <text:list-item>
          <text:p text:style-name="P1085">сообщает о привычках прошлого (в этом случае может заменяться на <text:span text:style-name="T452">used to</text:span>).</text:p>
        </text:list-item>
      </text:list>
      <text:p text:style-name="P628"/>
      <text:p text:style-name="P700">I would like to live in New Your — Я бы хотел жить в Нью Йорке <text:span text:style-name="T892">(представил)</text:span>.</text:p>
      <text:p text:style-name="P701">I wouldn`t watch this film with my child — Я бы не смотрела этот фильм с моим ребенком.</text:p>
      <text:p text:style-name="P702">Would you like to go <text:span text:style-name="T895">to the party with us? </text:span>—<text:span text:style-name="T895"> Ты бы хотел пойти с нами на вечеринку?</text:span></text:p>
      <text:p text:style-name="P630"/>
      <text:p text:style-name="P865"><text:span text:style-name="T181">Фраза </text:span><text:span text:style-name="T118">would you like</text:span><text:span text:style-name="T181"> часто используется, когда хотят предложить человеку услугу</text:span><text:span text:style-name="T199">, </text:span><text:span text:style-name="T181">предмет </text:span></text:p>
      <text:p text:style-name="P865"><text:span text:style-name="T181">и т. п. Если человек согласен, то он отвечает </text:span><text:span text:style-name="T118">I`d like to</text:span><text:span text:style-name="T181"> (</text:span><text:span text:style-name="T198">я бы хотел</text:span><text:span text:style-name="T181">) </text:span><text:span text:style-name="T198">или </text:span><text:span text:style-name="T126">I`d love to</text:span></text:p>
      <text:p text:style-name="P865"><text:span text:style-name="T181">(с удовольствием). <text:s/></text:span><text:span text:style-name="T118">I`d like to </text:span><text:span text:style-name="T221">можно использовать вместо</text:span><text:span text:style-name="T135"> I want </text:span><text:span text:style-name="T139">(уточнить)</text:span><text:span text:style-name="T135">.</text:span></text:p>
      <text:p text:style-name="P631"/>
      <text:p text:style-name="P834"><text:span text:style-name="T118">Would you like a cup of </text:span><text:span text:style-name="T125">tea</text:span><text:span text:style-name="T118">? Yes, I would — Вы бы хотили чашечку </text:span><text:span text:style-name="T125">чая</text:span><text:span text:style-name="T118">? Да, хотел бы.</text:span></text:p>
      <text:p text:style-name="P631"/>
      <text:p text:style-name="P703">What would you like, coffee or tea? I`d like some cofee — Чтобы вы хотели, </text:p>
      <text:p text:style-name="P703">кофе или чай? Я бы хотел кофе.</text:p>
      <text:p text:style-name="P631"/>
      <text:p text:style-name="P577">Конструкция <text:span text:style-name="T452">used to</text:span></text:p>
      <text:p text:style-name="P631"/>
      <text:p text:style-name="P632">Используется, когда говорят о регулярных вещах, происходящих в прошлом. </text:p>
      <text:p text:style-name="P825"><text:span text:style-name="T182">Британцы </text:span><text:span text:style-name="T183">предпочитают</text:span><text:span text:style-name="T182"> </text:span><text:span text:style-name="T119">used to</text:span><text:span text:style-name="T182">, американцы чаще использую </text:span><text:span text:style-name="T119">would</text:span><text:span text:style-name="T182">.</text:span></text:p>
      <text:p text:style-name="P632"/>
      <text:p text:style-name="P632">На русский <text:span text:style-name="T452">would/used to</text:span> можно перевести как «имел привычку делать» <text:span text:style-name="T898">или</text:span> «раньше».</text:p>
      <text:p text:style-name="P633"><text:span text:style-name="T898">Также </text:span><text:span text:style-name="T452">would/used to</text:span> <text:span text:style-name="T898">подразумевает, что сейчас человек уже не делает того, что делал раньше.</text:span></text:p>
      <text:p text:style-name="P633"/>
      <text:p text:style-name="P634">Как правило <text:span text:style-name="T452">would</text:span> используется в ситуациях, когда указан период во время которого </text:p>
      <text:p text:style-name="P634">человек так не поступал. </text:p>
      <text:p text:style-name="P634"/>
      <text:p text:style-name="P635">После <text:span text:style-name="T452">used to</text:span> стоит глагол в начальной форме. В настоящем времени эта констуркция </text:p>
      <text:p text:style-name="P635">не используется <text:span text:style-name="T899">(для этого есть Present Simple) </text:span>и<text:span text:style-name="T897"> </text:span>часто <text:span text:style-name="T897">выпадает при переводе.</text:span></text:p>
      <text:p text:style-name="P635"/>
      <text:p text:style-name="P704">I used to live in Bristol — Раньше я жил <text:span text:style-name="T900">в Бристоле (а сейчас нет).</text:span></text:p>
      <text:p text:style-name="P705">I didn`t use to drink tea — Раньше я не пил чай (а теперь пью).</text:p>
      <text:p text:style-name="P706">Did you use to play tennis? — Ты раньше играл в теннис?</text:p>
      <text:p text:style-name="P579"/>
      <text:p text:style-name="P783">Повелительно наклонение. Imperative</text:p>
      <text:p text:style-name="P641"/>
      <text:p text:style-name="P642">Это способ озвучить распоряжение, приказ, <text:span text:style-name="T912">просьбу</text:span> или призыв к действию.</text:p>
      <text:p text:style-name="P642">В речи очень часто используются предложения в форме повелительного наклонения.</text:p>
      <text:p text:style-name="P642"/>
      <text:p text:style-name="P835"><text:span text:style-name="T200">Чтобы выразить приказ или просьбу (</text:span><text:span text:style-name="T201">настойчиво</text:span><text:span text:style-name="T200">), нужно начать предложение с глагола </text:span></text:p>
      <text:p text:style-name="P643">в начальной форме (форма повелительного наклонения только одна).</text:p>
      <text:p text:style-name="P642"/>
      <text:p text:style-name="P59"><text:span text:style-name="T319">C</text:span><text:span text:style-name="T313">ome here — Подойдите сюда ( призыв к действию).</text:span></text:p>
      <text:p text:style-name="P710">Put your gun down! — Опусти оружие! (приказ).</text:p>
      <text:p text:style-name="P710">Help! — Помогите! (настойчивая просьба).</text:p>
      <text:p text:style-name="P644"/>
      <text:p text:style-name="P938"><text:span text:style-name="T150">Чтобы просьба звучала вежливее, </text:span><text:span text:style-name="T202">используют слово please: </text:span><text:span text:style-name="T127">Come here, please</text:span><text:span text:style-name="T202">.</text:span></text:p>
      <text:p text:style-name="P939"><text:soft-page-break/><text:span text:style-name="T202">Е</text:span><text:span text:style-name="T150">сли </text:span><text:span text:style-name="T203">человеку предлагают угоститься едой, то часто начинают предложение с </text:span><text:span text:style-name="T128">have</text:span><text:span text:style-name="T203">.</text:span></text:p>
      <text:p text:style-name="P711">Have a cake, please — Угощайтесь тортом, пожалуйста.</text:p>
      <text:p text:style-name="P645"/>
      <text:p text:style-name="P961"><text:span text:style-name="T150">Глагол </text:span><text:span text:style-name="T102">have</text:span><text:span text:style-name="T150"> может входить в устойчивые обороты, связанные с пожеланием. </text:span></text:p>
      <text:p text:style-name="P645">В этом случае он обычно выпадает при переводе.</text:p>
      <text:p text:style-name="P646"/>
      <text:p text:style-name="P60"><text:span text:style-name="T320">H</text:span><text:span text:style-name="T313">ave a nice time — Приятно провести время.</text:span></text:p>
      <text:p text:style-name="P712">Have fun — Повеселитесь.</text:p>
      <text:p text:style-name="P712"/>
      <text:p text:style-name="P186"><text:span text:style-name="T313">Если нужно призвать человека или группу людей совершить что-то вместе, то нужно использовать </text:span><text:span text:style-name="T102">let`s (let us)</text:span><text:span text:style-name="T313"> перед глаголом. Это еще один способ говорить вежливее </text:span></text:p>
      <text:p text:style-name="P647">в повелительном наклонении.</text:p>
      <text:p text:style-name="P647"/>
      <text:p text:style-name="P712">Let`s do it — Давай сделаем это (досл. Позволь нам сделать это).</text:p>
      <text:p text:style-name="P712">Let`s not watch this movie — Давай не будем смотреть этот фильм.</text:p>
      <text:p text:style-name="P647"/>
      <text:p text:style-name="P186"><text:span text:style-name="T313">Если нужно попросить человека не делать что-либо, то нужно начать с </text:span><text:span text:style-name="T102">don`t</text:span><text:span text:style-name="T313">.</text:span></text:p>
      <text:p text:style-name="P712"/>
      <text:p text:style-name="P713">Don`t come here — Не подходи сюда. </text:p>
      <text:p text:style-name="P713">Don`t do it — Не делай этого.</text:p>
      <text:p text:style-name="P713"/>
      <text:p text:style-name="P784">Пассивный<text:span text:style-name="T920"> </text:span>залог. <text:span text:style-name="T921">Passive Voice</text:span></text:p>
      <text:p text:style-name="P648"/>
      <text:p text:style-name="P187"><text:span text:style-name="T313">В английском языке, как и в русском, </text:span><text:span text:style-name="T321">есть 2</text:span><text:span text:style-name="T313"> вида залога: активный и пассивный.</text:span></text:p>
      <text:p text:style-name="P836"><text:span text:style-name="T204">Активный залог </text:span><text:span text:style-name="T205">по другому</text:span><text:span text:style-name="T204"> называется действительным (я сам совершаю действие), </text:span></text:p>
      <text:p text:style-name="P649">а пассивный — страдательным (надо мной совершают действие.)</text:p>
      <text:p text:style-name="P650"/>
      <text:p text:style-name="P651">Порядок слов у предложения в пассивном залоге: </text:p>
      <text:list xml:id="list2558662818" text:style-name="L37">
        <text:list-item>
          <text:p text:style-name="P1086">подлежащее;</text:p>
        </text:list-item>
        <text:list-item>
          <text:p text:style-name="P1086">сказуемое в пассивном залоге (что сделано?);</text:p>
        </text:list-item>
        <text:list-item>
          <text:p text:style-name="P1086">дополнение;</text:p>
        </text:list-item>
        <text:list-item>
          <text:p text:style-name="P1086">обстоятельство.</text:p>
        </text:list-item>
      </text:list>
      <text:p text:style-name="P652"/>
      <text:p text:style-name="P837"><text:span text:style-name="T206">Сказуемое в пассивном залоге состоит из 2х частей: вспомогательного глагола </text:span><text:span text:style-name="T132">be</text:span><text:span text:style-name="T206"> </text:span></text:p>
      <text:p text:style-name="P837"><text:span text:style-name="T206">и смыслового глагола в 3й форме </text:span><text:span text:style-name="T219">(для </text:span><text:span text:style-name="T220">группы </text:span><text:span text:style-name="T219">Simple)</text:span><text:span text:style-name="T206">.</text:span></text:p>
      <text:p text:style-name="P653"/>
      <text:p text:style-name="P61"><text:span text:style-name="T324">I finished my work</text:span><text:span text:style-name="T313"> yesterday — </text:span><text:span text:style-name="T324">Я закончил работу</text:span><text:span text:style-name="T313"> вчера (активный залог).</text:span></text:p>
      <text:p text:style-name="P61"><text:span text:style-name="T324">The work was finished</text:span><text:span text:style-name="T313"> yesterday — </text:span><text:span text:style-name="T324">Работа была закончена</text:span><text:span text:style-name="T313"> вчера (пассивный залог).</text:span></text:p>
      <text:p text:style-name="P663"/>
      <text:p text:style-name="P842"><text:span text:style-name="T217">П</text:span><text:span text:style-name="T216">ассивный залог </text:span><text:span text:style-name="T217">обычно </text:span><text:span text:style-name="T216">используется, когда автор действия неизвестен, не важен </text:span></text:p>
      <text:p text:style-name="P188"><text:span text:style-name="T313">или намеренно скрыт. </text:span><text:span text:style-name="T322">Пассивный залог часто применяется в деловой речи.</text:span></text:p>
      <text:p text:style-name="P714"/>
      <text:p text:style-name="P715">This house is quite old. It was buil in 1990 — Дом старый. Он был простроен в 1990 году.</text:p>
      <text:p text:style-name="P715">(кто построил дом — неизвестно; известен только дом, и что с ним сделали — построили).</text:p>
      <text:p text:style-name="P716"/>
      <text:p text:style-name="P838"><text:span text:style-name="T207">Если нужно указать </text:span><text:span text:style-name="T208">автора</text:span><text:span text:style-name="T207"> действи</text:span><text:span text:style-name="T208">я</text:span><text:span text:style-name="T207">, то это можно сделать в дополнении </text:span></text:p>
      <text:p text:style-name="P838"><text:span text:style-name="T207">с использованием предлога </text:span><text:span text:style-name="T133">by</text:span><text:span text:style-name="T207"> (кем).</text:span></text:p>
      <text:p text:style-name="P654"/>
      <text:p text:style-name="P715">Ann Karenina was written by Leo Tolstoy — Анна Каренина была написана Львом Толстым.</text:p>
      <text:p text:style-name="P839"><text:span text:style-name="T129">(</text:span><text:span text:style-name="T130">над книгой совершили действие — ее написали</text:span><text:span text:style-name="T129">)</text:span></text:p>
      <text:p text:style-name="P717"/>
      <text:p text:style-name="P655"/>
      <text:p text:style-name="P1064"><text:span text:style-name="T209">Подлежащие </text:span><text:span text:style-name="T131">I</text:span><text:span text:style-name="T209">, в предложении с пассивным залогом, часто переводится </text:span></text:p>
      <text:p text:style-name="P655">не как «я», а как «мне/мной/меня».</text:p>
      <text:p text:style-name="P656"/>
      <text:p text:style-name="P718">I am ignored all the time — Меня игнорируют все время.</text:p>
      <text:p text:style-name="P718">I was born in 1990 — Я родился в 1990 году (Меня родили в 1990 году).</text:p>
      <text:p text:style-name="P718"/>
      <text:p text:style-name="P843"><text:span text:style-name="T209">При переводе </text:span><text:span text:style-name="T131">I was born</text:span><text:span text:style-name="T209">, не совсем понятно, что это пассивный залог </text:span><text:span text:style-name="T215">(</text:span><text:span text:style-name="T134">I</text:span><text:span text:style-name="T215"> переводится как «я»)</text:span><text:span text:style-name="T209">.</text:span></text:p>
      <text:p text:style-name="P454"><text:span text:style-name="T209">В английском таких фраз мног. </text:span><text:span text:style-name="T218">Их</text:span><text:span text:style-name="T209"> нужно просто </text:span><text:span text:style-name="T218">запомнить</text:span><text:span text:style-name="T209">, </text:span><text:span text:style-name="T210">например:</text:span></text:p>
      <text:list xml:id="list489632471" text:style-name="L38">
        <text:list-item>
          <text:p text:style-name="P1087">be born — родился (в Past Simple);</text:p>
        </text:list-item>
        <text:list-item>
          <text:p text:style-name="P1087">be gone — умер (в Present Simple).</text:p>
        </text:list-item>
      </text:list>
      <text:p text:style-name="P657"/>
      <text:p text:style-name="P658">Present Simple Passive:</text:p>
      <text:p text:style-name="P719">Children are taught at school — Детей учат в школе.</text:p>
      <text:p text:style-name="P658"/>
      <text:p text:style-name="P658">Past Simple Passive:</text:p>
      <text:p text:style-name="P719">I was taught to ride a bike by my dadschool — Меня научил ездить на велосипеде папа.</text:p>
      <text:p text:style-name="P658"/>
      <text:p text:style-name="P658">Future Simple Passive:</text:p>
      <text:p text:style-name="P719">I will be taught English at university — Меня будут учить английскому в универе.</text:p>
      <text:p text:style-name="P719"/>
      <text:p text:style-name="P659">Present Perfect Passive <text:span text:style-name="T917">требует дополнительно</text:span><text:span text:style-name="T919">го</text:span><text:span text:style-name="T917"> слов</text:span><text:span text:style-name="T919">а</text:span><text:span text:style-name="T917"> </text:span><text:span text:style-name="T469">been, </text:span><text:span text:style-name="T919">после</text:span><text:span text:style-name="T470"> have</text:span><text:span text:style-name="T917">. </text:span></text:p>
      <text:p text:style-name="P660"><text:span text:style-name="T959">Е</text:span>сли его не указать, то предложение будет в форме активного залога (Present Perfect).</text:p>
      <text:p text:style-name="P720"/>
      <text:p text:style-name="P720">I have been taught an important lesson — Мне преподали важный урок.</text:p>
      <text:p text:style-name="P721">I have <text:span text:style-name="T918">taught an important lesson — </text:span>Я преподал важный урок.</text:p>
      <text:p text:style-name="P661"/>
      <text:p text:style-name="P658">Предложение в Present Perfect Passive можно перепутать с Present Perfect Continuous.</text:p>
      <text:p text:style-name="P658">Здесь главное в том, что в Passive смысловой глагол стоит в 3й форме, </text:p>
      <text:p text:style-name="P189"><text:span text:style-name="T313">а в Continuous — с окончанием </text:span><text:span text:style-name="T102">ing</text:span><text:span text:style-name="T313">.</text:span></text:p>
      <text:p text:style-name="P658"/>
      <text:p text:style-name="P840"><text:span text:style-name="T68">I have been </text:span><text:span text:style-name="T70">speaking</text:span><text:span text:style-name="T68"> English for 2 years. </text:span><text:span text:style-name="T69">—</text:span><text:span text:style-name="T68"> Я </text:span><text:span text:style-name="T70">говорю по</text:span><text:span text:style-name="T68"> английски уже 2 года.</text:span></text:p>
      <text:p text:style-name="P840"><text:span text:style-name="T68">I </text:span><text:span text:style-name="T71">have been </text:span><text:span text:style-name="T70">spoken English — </text:span><text:span text:style-name="T72">Со мной</text:span><text:span text:style-name="T70"> говорили по английски.</text:span></text:p>
      <text:p text:style-name="P722"/>
      <text:p text:style-name="P841"><text:span text:style-name="T231">Т</text:span><text:span text:style-name="T232">акже можно легко перепутать ситуации, когда be используется с прилагательным </text:span><text:span text:style-name="T233">и</text:span><text:span text:style-name="T232"> когда </text:span></text:p>
      <text:p text:style-name="P841"><text:span text:style-name="T233">с</text:span><text:span text:style-name="T232"> пассивн</text:span><text:span text:style-name="T233">ым</text:span><text:span text:style-name="T232"> залог</text:span><text:span text:style-name="T233">ом</text:span><text:span text:style-name="T232">. Здесь важно отлич</text:span><text:span text:style-name="T233">а</text:span><text:span text:style-name="T232">ть прилагательное от глагола.</text:span></text:p>
      <text:p text:style-name="P723"/>
      <text:p text:style-name="P387"><text:span text:style-name="T98">I am interested in art — Я</text:span><text:span text:style-name="T99"> интересуюсь</text:span><text:span text:style-name="T100"> </text:span><text:span text:style-name="T99">искусством </text:span><text:span text:style-name="T97">(interested — прилагательное)</text:span><text:span text:style-name="T99">.</text:span></text:p>
      <text:p text:style-name="P947"><text:span text:style-name="T70">I </text:span><text:span text:style-name="T67">am ignored all the time — Меня игнорируют все время (ignored — глагол в 3й форме).</text:span></text:p>
      <text:p text:style-name="P730"/>
      <text:p text:style-name="P785">Вопросительные предложения</text:p>
      <text:p text:style-name="P471"/>
      <text:p text:style-name="P473">Чтобы задать вопрос, нужно придерживаться обратного порядка слов, когда </text:p>
      <text:p text:style-name="P473">вспомогательный глагол стоит перед подлежащим (см. выше).</text:p>
      <text:p text:style-name="P473"/>
      <text:p text:style-name="P473">В вопросе может не быть вопросительного слова, смыслового глагола, дополнения, </text:p>
      <text:p text:style-name="P473">но в нем всегда есть вспомогательный глагол и подлежащее.</text:p>
      <text:p text:style-name="P473"/>
      <text:p text:style-name="P913">В английском есть 5 типов вопросов: <text:span text:style-name="T1017">общий, разделительный, </text:span><text:span text:style-name="T1020">специальный, </text:span></text:p>
      <text:p text:style-name="P996">вопрос к подлежащему и вопрос с альтернативой.</text:p>
      <text:p text:style-name="P475"/>
      <text:p text:style-name="P474"/>
      <text:p text:style-name="P1066">Общий вопрос</text:p>
      <text:p text:style-name="P474"/>
      <text:p text:style-name="P474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474"/>
      <text:p text:style-name="P940"><text:span text:style-name="T234">Чтобы коротко ответить на </text:span><text:span text:style-name="T235">такой </text:span><text:span text:style-name="T234">вопрос, недостаточно просто написать </text:span><text:span text:style-name="T73">yes/no</text:span><text:span text:style-name="T234">. Нужно также добавить корешок — местоимение со вспомогательным глаголом. </text:span><text:span text:style-name="T236">Корешок</text:span><text:span text:style-name="T234"> будет указыват</text:span><text:span text:style-name="T236">ь</text:span><text:span text:style-name="T234"> на мысль, которая была сказана в предыдушем предложении:</text:span></text:p>
      <text:p text:style-name="P758"/>
      <text:p text:style-name="P756"><text:span text:style-name="T787">Do you play</text:span> the piano? <text:span text:style-name="T582">—</text:span> Yes, <text:span text:style-name="T788">I do</text:span><text:span text:style-name="T807">.</text:span></text:p>
      <text:p text:style-name="P757"><text:span text:style-name="T788">Does Rita play</text:span><text:span text:style-name="T807"> football? </text:span><text:span text:style-name="T582">— </text:span><text:span text:style-name="T807">No, </text:span><text:span text:style-name="T788">she doesn`t</text:span><text:span text:style-name="T807">.</text:span> </text:p>
      <text:p text:style-name="P472"/>
      <text:p text:style-name="P563">Разделительный вопрос</text:p>
      <text:p text:style-name="P474"/>
      <text:p text:style-name="P847"><text:span text:style-name="T237">Вопрос, который часто используется в разговорной речи, когда собеседник пытается </text:span><text:span text:style-name="T243">начать или поддержать беседу. Также с помощью таких вопросов можно </text:span><text:span text:style-name="T237">выяснить какую-то информацию на основе имеющихся фактов.</text:span></text:p>
      <text:p text:style-name="P476"/>
      <text:p text:style-name="P844"><text:span text:style-name="T237">С</text:span><text:span text:style-name="T238">остоит из 2х частей, разделенных запятой: утверждения и противоположного корешка. </text:span></text:p>
      <text:p text:style-name="P477">Корешок можно переводить словами: «правда?» «да?», «не так ли?», «верно?»</text:p>
      <text:p text:style-name="P62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477"/>
      <text:p text:style-name="P844"><text:span text:style-name="T238">В </text:span><text:span text:style-name="T239">корешке </text:span><text:span text:style-name="T238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478"/>
      <text:p text:style-name="P480">Если в главной части отрицание, то в корешке должно быть утверждение (и наоборот). </text:p>
      <text:p text:style-name="P39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480"/>
      <text:p text:style-name="P845"><text:span text:style-name="T240">Если в гланой части используется </text:span><text:span text:style-name="T74">I am</text:span><text:span text:style-name="T240">, то в корешке нужно говорить </text:span><text:span text:style-name="T74">aren`t I</text:span><text:span text:style-name="T240">, а не </text:span><text:span text:style-name="T74">amn`t I</text:span><text:span text:style-name="T240">.</text:span></text:p>
      <text:p text:style-name="P63"><text:span text:style-name="T48">I </text:span><text:span text:style-name="T45">am a famous artist, aren`t I? - Я знаменитая художница, да?</text:span></text:p>
      <text:p text:style-name="P480"/>
      <text:p text:style-name="P481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481"/>
      <text:p text:style-name="P846"><text:span text:style-name="T241">П</text:span><text:span text:style-name="T242">осему на такие вопросы лучше отвечать так, чтобы ответ отражал реальное </text:span></text:p>
      <text:p text:style-name="P482">положение дел, а не форму вопроса.</text:p>
      <text:p text:style-name="P482"/>
      <text:p text:style-name="P40"><text:span text:style-name="T50">T</text:span><text:span text:style-name="T45">hat isn`t your car, is it? Yes, it is — Это не твоя машина, да? Нет, моя</text:span></text:p>
      <text:p text:style-name="P854"><text:span text:style-name="T81">Можно</text:span><text:span text:style-name="T67"> ответить </text:span><text:span text:style-name="T81">и так</text:span><text:span text:style-name="T67">: Yes, it is my car — Да, это моя машина.</text:span></text:p>
      <text:p text:style-name="P479"/>
      <text:p text:style-name="P565">Специальный вопрос</text:p>
      <text:p text:style-name="P483"/>
      <text:p text:style-name="P484">Самый популярный тип вопроса. Используется для получения доп. информации, </text:p>
      <text:p text:style-name="P941"><text:span text:style-name="T230">поэтому всегда начинается с вопросительного слова </text:span><text:span text:style-name="T245">или связки</text:span><text:span text:style-name="T230">.</text:span></text:p>
      <text:p text:style-name="P485"/>
      <text:p text:style-name="P486">Вопросительные слова:</text:p>
      <text:list xml:id="list2308504191" text:style-name="L39">
        <text:list-item>
          <text:p text:style-name="P1198"><text:span text:style-name="T230">who [ху] — </text:span><text:span text:style-name="T244">кто</text:span><text:span text:style-name="T230">;</text:span></text:p>
        </text:list-item>
        <text:list-item>
          <text:p text:style-name="P1198"><text:span text:style-name="T230">whom [хум] — </text:span><text:span text:style-name="T244">кого</text:span><text:span text:style-name="T230">;</text:span></text:p>
        </text:list-item>
        <text:list-item>
          <text:p text:style-name="P1198"><text:span text:style-name="T230">whose [хуз] — </text:span><text:span text:style-name="T244">чей</text:span><text:span text:style-name="T230">;</text:span></text:p>
        </text:list-item>
        <text:list-item>
          <text:p text:style-name="P1198"><text:span text:style-name="T230">what — </text:span><text:span text:style-name="T244">что, какой</text:span><text:span text:style-name="T230">;</text:span></text:p>
        </text:list-item>
        <text:list-item>
          <text:p text:style-name="P1198"><text:soft-page-break/><text:span text:style-name="T230">which — </text:span><text:span text:style-name="T244">который</text:span><text:span text:style-name="T230">;</text:span></text:p>
        </text:list-item>
        <text:list-item>
          <text:p text:style-name="P1198"><text:span text:style-name="T230">where [</text:span><text:span text:style-name="T244">вэа</text:span><text:span text:style-name="T230">] — </text:span><text:span text:style-name="T244">где, куда</text:span><text:span text:style-name="T230">;</text:span></text:p>
        </text:list-item>
        <text:list-item>
          <text:p text:style-name="P1198"><text:span text:style-name="T230">when — </text:span><text:span text:style-name="T244">когда</text:span><text:span text:style-name="T230">;</text:span></text:p>
        </text:list-item>
        <text:list-item>
          <text:p text:style-name="P1198"><text:span text:style-name="T230">why [</text:span><text:span text:style-name="T244">вай</text:span><text:span text:style-name="T230">] — </text:span><text:span text:style-name="T244">зачем, почему</text:span><text:span text:style-name="T230">;</text:span></text:p>
        </text:list-item>
        <text:list-item>
          <text:p text:style-name="P1088">how [хау] — как;</text:p>
        </text:list-item>
        <text:list-item>
          <text:p text:style-name="P1198"><text:span text:style-name="T230">how often [хау офэн] — </text:span><text:span text:style-name="T244">как часто</text:span><text:span text:style-name="T230">;</text:span></text:p>
        </text:list-item>
        <text:list-item>
          <text:p text:style-name="P1198"><text:span text:style-name="T230">how many — </text:span><text:span text:style-name="T244">сколько (исчисляемые существительные)</text:span><text:span text:style-name="T230">;</text:span></text:p>
        </text:list-item>
        <text:list-item>
          <text:p text:style-name="P1198"><text:span text:style-name="T230">how much — </text:span><text:span text:style-name="T244">сколько (неисчесляемые существительные)</text:span><text:span text:style-name="T230">;</text:span></text:p>
        </text:list-item>
        <text:list-item>
          <text:p text:style-name="P1198"><text:span text:style-name="T230">how long [хау лон] — </text:span><text:span text:style-name="T244">как долго</text:span><text:span text:style-name="T230">;</text:span></text:p>
        </text:list-item>
        <text:list-item>
          <text:p text:style-name="P1198"><text:span text:style-name="T230">how long ago — </text:span><text:span text:style-name="T244">как давно</text:span><text:span text:style-name="T230">;</text:span></text:p>
        </text:list-item>
        <text:list-item>
          <text:p text:style-name="P1198"><text:span text:style-name="T230">how old — </text:span><text:span text:style-name="T244">сколько лет</text:span><text:span text:style-name="T230">.</text:span></text:p>
        </text:list-item>
      </text:list>
      <text:p text:style-name="P478"/>
      <text:p text:style-name="P942"><text:span text:style-name="T75">W</text:span><text:span text:style-name="T67">hat</text:span><text:span text:style-name="T230"> и </text:span><text:span text:style-name="T67">which</text:span><text:span text:style-name="T230"> могут использоваться отдельно или с уточняющим словом, обычно, существительным, и тогда переводятся как «какой» и «какой из» </text:span><text:span text:style-name="T245">соотв</text:span><text:span text:style-name="T230">. </text:span></text:p>
      <text:p text:style-name="P487"/>
      <text:p text:style-name="P724">What do you like? — Что ты любишь?</text:p>
      <text:p text:style-name="P724">What car have you got? — Какая у тебя машина?</text:p>
      <text:p text:style-name="P724">Which car is yours? — Какая из машин твоя? </text:p>
      <text:p text:style-name="P724"/>
      <text:p text:style-name="P64"><text:span text:style-name="T51">Which</text:span><text:span text:style-name="T245"> подразумевает выбор из нескольких вариантов.</text:span></text:p>
      <text:p text:style-name="P848"><text:span text:style-name="T246">Слово </text:span><text:span text:style-name="T76">how</text:span><text:span text:style-name="T246"> чаще присутствует в </text:span><text:span text:style-name="T248">связке</text:span><text:span text:style-name="T246"> с прилагательным или наречием, но может употребляться и самостоятельно.</text:span></text:p>
      <text:p text:style-name="P488"/>
      <text:p text:style-name="P725">How old are you? — Сколько тебе лет?</text:p>
      <text:p text:style-name="P725">How are you? — Как ты?</text:p>
      <text:p text:style-name="P489"/>
      <text:p text:style-name="P65"><text:span text:style-name="T230">Вопрос с </text:span><text:span text:style-name="T45">how much</text:span><text:span text:style-name="T230"> задают, когда спрашивают о веществах, жидкостях или абстрактных понятиях </text:span><text:span text:style-name="T247">(что нельзя количественно посчитать)</text:span><text:span text:style-name="T230">. А с </text:span><text:span text:style-name="T45">how many</text:span><text:span text:style-name="T230">, когда спрашивают </text:span></text:p>
      <text:p text:style-name="P489">о нескольких предметах. </text:p>
      <text:p text:style-name="P488"/>
      <text:p text:style-name="P725">How much money have you got? — Сколько у тебя денег? (<text:span text:style-name="T924">много, </text:span>абстракция).</text:p>
      <text:p text:style-name="P725">How many friends have you got? — Сколько у тебя друзей? (<text:span text:style-name="T925">10, </text:span>количество).</text:p>
      <text:p text:style-name="P725"/>
      <text:p text:style-name="P564">Вопрос к подлежащему</text:p>
      <text:p text:style-name="P490"/>
      <text:p text:style-name="P849"><text:span text:style-name="T249">Задается, когда хотят узнать кто или что совершает действие. Начинается со слова </text:span><text:span text:style-name="T77">who</text:span><text:span text:style-name="T249"> </text:span></text:p>
      <text:p text:style-name="P849"><text:span text:style-name="T249">или </text:span><text:span text:style-name="T77">what</text:span><text:span text:style-name="T249">, которое заменяют собой подлежащее. При этом порядок слов остается таким же, что и в утрверждении. В</text:span><text:span text:style-name="T250">спомогательный глагол часто отсутсвует в таком вопросе.</text:span></text:p>
      <text:p text:style-name="P491"/>
      <text:p text:style-name="P726">Who is in the Room? — Кто в комнате?</text:p>
      <text:p text:style-name="P727">What was that? — Что это было?</text:p>
      <text:p text:style-name="P727"/>
      <text:p text:style-name="P856"><text:span text:style-name="T78">W</text:span><text:span text:style-name="T67">ho/what</text:span><text:span text:style-name="T230"> </text:span><text:span text:style-name="T251">условно </text:span><text:span text:style-name="T230">являются 3м лицом единственного числа — т. е. </text:span><text:span text:style-name="T67">he/she/it</text:span><text:span text:style-name="T230">.</text:span></text:p>
      <text:p text:style-name="P492"/>
      <text:p text:style-name="P850"><text:span text:style-name="T230">Если подлежащее предполагается во множественном числе, то </text:span><text:span text:style-name="T250">в форму множественного числа нужно поставить глагол.</text:span></text:p>
      <text:p text:style-name="P492"/>
      <text:p text:style-name="P66"><text:span text:style-name="T45">Who </text:span><text:span text:style-name="T63">are</text:span><text:span text:style-name="T45"> my best friends? → </text:span><text:span text:style-name="T63">Mike and Paul</text:span><text:span text:style-name="T45"> are my best friends.</text:span></text:p>
      <text:p text:style-name="P492"/>
      <text:p text:style-name="P493"/>
      <text:p text:style-name="P1067">Вопрос с альтернативой</text:p>
      <text:p text:style-name="P493"/>
      <text:p text:style-name="P943"><text:span text:style-name="T230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7">or</text:span><text:span text:style-name="T230"> (в подлежащем, сказуемоем, дополнении или даже в слове </text:span><text:span text:style-name="T67">not</text:span><text:span text:style-name="T230">).</text:span></text:p>
      <text:p text:style-name="P761"/>
      <text:p text:style-name="P851"><text:span text:style-name="T45">Does </text:span><text:span text:style-name="T63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851"><text:span text:style-name="T79">Has he just </text:span><text:span text:style-name="T101">arrived or left</text:span><text:span text:style-name="T79">? (в смыслово</text:span><text:span text:style-name="T80">й</text:span><text:span text:style-name="T79"> глагол)</text:span></text:p>
      <text:p text:style-name="P851"><text:span text:style-name="T79">Will you go to Kiev </text:span><text:span text:style-name="T101">by train or by plane</text:span><text:span text:style-name="T79">? (дополнени</text:span><text:span text:style-name="T80">е</text:span><text:span text:style-name="T79">)</text:span></text:p>
      <text:p text:style-name="P851"><text:span text:style-name="T79">Do you like </text:span><text:span text:style-name="T101">sushi or not</text:span><text:span text:style-name="T79">? (слов</text:span><text:span text:style-name="T80">о</text:span><text:span text:style-name="T79"> not)</text:span></text:p>
      <text:p text:style-name="P496"/>
      <text:p text:style-name="P384"><text:span text:style-name="T66">В</text:span><text:span text:style-name="T44">опросы с предлогами</text:span></text:p>
      <text:p text:style-name="P494"/>
      <text:p text:style-name="P497">По началу вызывают много трудностей, т. к. в русском языке предлог и вопросительное </text:p>
      <text:p text:style-name="P497">слово стоят рядом, а в английском они находятся в разных местах. </text:p>
      <text:p text:style-name="P498"/>
      <text:p text:style-name="P498">В английском вопросе предлог стоит в самом конце, но при переводе </text:p>
      <text:p text:style-name="P498">относится к началу предложения.</text:p>
      <text:p text:style-name="P498"/>
      <text:p text:style-name="P944"><text:span text:style-name="T40">W</text:span><text:span text:style-name="T39">ho</text:span><text:span text:style-name="T230"> do you meet </text:span><text:span text:style-name="T922">with</text:span><text:span text:style-name="T230">? — </text:span><text:span text:style-name="T922">С</text:span><text:span text:style-name="T230"> </text:span><text:span text:style-name="T39">кем</text:span><text:span text:style-name="T230"> ты встречаешься?</text:span></text:p>
      <text:p text:style-name="P944"><text:span text:style-name="T40">W</text:span><text:span text:style-name="T39">hat</text:span><text:span text:style-name="T230"> are you looking </text:span><text:span text:style-name="T922">at</text:span><text:span text:style-name="T230">? — </text:span><text:span text:style-name="T922">На</text:span><text:span text:style-name="T230"> </text:span><text:span text:style-name="T39">что</text:span><text:span text:style-name="T230"> ты смотришь?</text:span></text:p>
      <text:p text:style-name="P499"/>
      <text:p text:style-name="P852"><text:span text:style-name="T253">Ч</text:span><text:span text:style-name="T252">асто логика использования предлогов в русском и английском не совпадают. </text:span></text:p>
      <text:p text:style-name="P500">Поэтому лучше запомнить некоторые устойчивые сочетания предлогов с глаголами, </text:p>
      <text:p text:style-name="P501">которые встречаются достаточно часто:</text:p>
      <text:list xml:id="list2571562931" text:style-name="L40">
        <text:list-item>
          <text:p text:style-name="P1199"><text:span text:style-name="T230">what … like — на что похож (здесь </text:span><text:span text:style-name="T67">like</text:span><text:span text:style-name="T230"> не глагол, а предлог);</text:span></text:p>
        </text:list-item>
        <text:list-item>
          <text:p text:style-name="P1089">look at — стмотреть на;</text:p>
        </text:list-item>
        <text:list-item>
          <text:p text:style-name="P1089">look for — искать;</text:p>
        </text:list-item>
        <text:list-item>
          <text:p text:style-name="P1089">listen to — слушать;</text:p>
        </text:list-item>
        <text:list-item>
          <text:p text:style-name="P1089">wait for — ждать;</text:p>
        </text:list-item>
        <text:list-item>
          <text:p text:style-name="P1089">stay at — останавливаться (например, в отеле).</text:p>
        </text:list-item>
      </text:list>
      <text:p text:style-name="P944"/>
      <text:p text:style-name="P728">What does he look like? — Как он выглядит?</text:p>
      <text:p text:style-name="P728">What are you looking at? — На что ты смотришь?</text:p>
      <text:p text:style-name="P499"/>
      <text:p text:style-name="P853"><text:span text:style-name="T252">П</text:span><text:span text:style-name="T255">римеры </text:span><text:span text:style-name="T254">5</text:span><text:span text:style-name="T255"> типов вопросов во всех временах, а также с модальными глаголами </text:span></text:p>
      <text:p text:style-name="P503">можно найти на стр. 146.</text:p>
      <text:p text:style-name="P502"/>
      <text:p text:style-name="P786">Отрицательные предложения</text:p>
      <text:p text:style-name="P495"/>
      <text:p text:style-name="P505">Чтобы придать мысли отрицательное значение, используются 2 способа:</text:p>
      <text:list xml:id="list1078994021" text:style-name="L41">
        <text:list-item>
          <text:p text:style-name="P1090">отрицательная частица <text:span text:style-name="T452">not</text:span>;</text:p>
        </text:list-item>
        <text:list-item>
          <text:p text:style-name="P1090">слово <text:span text:style-name="T452">never</text:span> (и другие слова, придающие отрицательное значение).</text:p>
        </text:list-item>
      </text:list>
      <text:p text:style-name="P504"/>
      <text:p text:style-name="P506">Частица <text:span text:style-name="T452">not</text:span> стоит всегда в связке либо со вспомогательным глаголом, либо с модальным.</text:p>
      <text:p text:style-name="P506">Она является частью сказуемого. Переводится как «не».</text:p>
      <text:p text:style-name="P506"/>
      <text:p text:style-name="P729">I not like horror movies (неправильно, остуствует вспомогательный глагол)</text:p>
      <text:p text:style-name="P729">I do n<text:span text:style-name="T926">o</text:span>t like horror movies (правильно <text:span text:style-name="T927">для простых предложений</text:span>)</text:p>
      <text:p text:style-name="P506"/>
      <text:p text:style-name="P507"><text:soft-page-break/>В сложных предложениях, где несколько глаголов, используются другие правила.</text:p>
      <text:p text:style-name="P509"><text:span text:style-name="T932">C</text:span>казуемым обычно является самый первый глагол. Если отрицатульную мысль сообщить </text:p>
      <text:p text:style-name="P509">в дополнении, то not будет стоять самостоятельно.</text:p>
      <text:p text:style-name="P508"/>
      <text:p text:style-name="P510">It`s quite impolite not to call me back — Очень не вежливо не перезванивать мне.</text:p>
      <text:p text:style-name="P510">(здесь сказуемым является первый глагол — is)</text:p>
      <text:p text:style-name="P510"/>
      <text:p text:style-name="P991"><text:span text:style-name="T310">С</text:span><text:span text:style-name="T309">амые важные глаголы</text:span></text:p>
      <text:p text:style-name="P511"/>
      <text:p text:style-name="P512">Это <text:span text:style-name="T452">be</text:span>, <text:span text:style-name="T452">do</text:span>, <text:span text:style-name="T452">have</text:span> и <text:span text:style-name="T452">get</text:span>. Они могут быть как смысловыми, так и вспомогательными <text:span text:style-name="T935">(кроме </text:span><text:span text:style-name="T476">get</text:span><text:span text:style-name="T935">)</text:span>.</text:p>
      <text:p text:style-name="P512">Они могут входить в устойчивые сочетания, где меняют свое значение.</text:p>
      <text:p text:style-name="P512"/>
      <text:p text:style-name="P556">Глагол <text:span text:style-name="T452">be</text:span></text:p>
      <text:p text:style-name="P512"/>
      <text:p text:style-name="P462"><text:span text:style-name="T326">Э</text:span><text:span text:style-name="T327">то начальная форма глагола</text:span><text:span text:style-name="T328"> «быть». </text:span><text:span text:style-name="T333">В </text:span><text:span text:style-name="T326">Present Simple </text:span><text:span text:style-name="T340">be</text:span><text:span text:style-name="T326"> </text:span><text:span text:style-name="T325">изменяется</text:span><text:span text:style-name="T326"> на</text:span><text:span text:style-name="T328">: </text:span></text:p>
      <text:list xml:id="list2070296246" text:style-name="L42">
        <text:list-item>
          <text:p text:style-name="P1108"><text:span text:style-name="T594">a</text:span><text:span text:style-name="T589">m — если подлежащее в первом лице (</text:span><text:span text:style-name="T487">I</text:span><text:span text:style-name="T589">);</text:span></text:p>
        </text:list-item>
        <text:list-item>
          <text:p text:style-name="P1109">is — если подлежащее в третьем лице, единственном числе (<text:span text:style-name="T452">he/she/it</text:span>);</text:p>
        </text:list-item>
        <text:list-item>
          <text:p text:style-name="P1109">are — если подлежащее во множественном числе (<text:span text:style-name="T452">you/we/they</text:span>).</text:p>
        </text:list-item>
      </text:list>
      <text:p text:style-name="P763"/>
      <text:p text:style-name="P922"><text:span text:style-name="T345">Г</text:span><text:span text:style-name="T346">лагол </text:span><text:span text:style-name="T145">be</text:span><text:span text:style-name="T346"> в форме </text:span><text:span text:style-name="T145">am/is/are</text:span><text:span text:style-name="T346"> является смысловым, но при переводе на русский выпадает. </text:span></text:p>
      <text:p text:style-name="P766"/>
      <text:p text:style-name="P780"><text:span text:style-name="T695">Одновременно с этим формы </text:span><text:span text:style-name="T938">am/is/are</text:span><text:span text:style-name="T696"> </text:span><text:span text:style-name="T695">привязывают предложение к настоящему времени. </text:span><text:span text:style-name="T876">(привязывает ко времени во всех формах)</text:span></text:p>
      <text:p text:style-name="P781"/>
      <text:p text:style-name="P766">После <text:span text:style-name="T452">be</text:span> обычно указывается характеристика (какой) или место (где).</text:p>
      <text:p text:style-name="P763"/>
      <text:p text:style-name="P762"><text:span text:style-name="T454">This dress is blue — </text:span><text:span text:style-name="T475">Это платье синие.</text:span></text:p>
      <text:p text:style-name="P860"><text:span text:style-name="T334">I</text:span><text:span text:style-name="T335"> </text:span><text:span text:style-name="T334">am</text:span><text:span text:style-name="T335"> in </text:span><text:span text:style-name="T334">my</text:span><text:span text:style-name="T335"> office now — </text:span><text:span text:style-name="T334">Я</text:span><text:span text:style-name="T336"> у себя в офисе сейчас.</text:span></text:p>
      <text:p text:style-name="P764"/>
      <text:p text:style-name="P958"><text:span text:style-name="T330">В русском языке предложение может </text:span><text:span text:style-name="T329">не иметь</text:span><text:span text:style-name="T330"> сказуемого. </text:span><text:span text:style-name="T329">Там где в русском сказуемое отсутсвует, в английском будет стоять глагол </text:span><text:span text:style-name="T334">be</text:span><text:span text:style-name="T329"> в форме </text:span><text:span text:style-name="T339">am/is/are</text:span><text:span text:style-name="T326"> </text:span><text:span text:style-name="T329">(т. к. для английского не характерно, когда в предложении нет сказуемого)</text:span><text:span text:style-name="T326">. </text:span></text:p>
      <text:p text:style-name="P763"/>
      <text:p text:style-name="P773"><text:span text:style-name="T506">I </text:span><text:span text:style-name="T489">am a doctor — Я (</text:span><text:span text:style-name="T490">есть</text:span><text:span text:style-name="T489">) доктор.</text:span></text:p>
      <text:p text:style-name="P774"><text:span text:style-name="T809">We are happy </text:span><text:span text:style-name="T812">— </text:span><text:span text:style-name="T809">Мы (есть) счастливы.</text:span></text:p>
      <text:p text:style-name="P768"/>
      <text:p text:style-name="P967"><text:span text:style-name="T302">Глагол</text:span><text:span text:style-name="T303"> </text:span><text:span text:style-name="T94">be</text:span><text:span text:style-name="T303"> может использоваться в связке с прилагательным. </text:span><text:span text:style-name="T304">П</text:span><text:span text:style-name="T305">ри переводе такая связка </text:span></text:p>
      <text:p text:style-name="P967"><text:span text:style-name="T305">может образовывать новый глагол, которого нет в </text:span><text:span text:style-name="T306">словаре</text:span><text:span text:style-name="T305">.</text:span></text:p>
      <text:p text:style-name="P769"/>
      <text:p text:style-name="P778"><text:span text:style-name="T491">I </text:span><text:span text:style-name="T508">am interested</text:span><text:span text:style-name="T491"> in art — Я</text:span><text:span text:style-name="T492"> </text:span><text:span text:style-name="T509">интересуюсь</text:span><text:span text:style-name="T501"> </text:span><text:span text:style-name="T492">искусством </text:span><text:span text:style-name="T501">(есть заинтересованный)</text:span><text:span text:style-name="T492">.</text:span></text:p>
      <text:p text:style-name="P778"><text:span text:style-name="T492">My hands </text:span><text:span text:style-name="T509">are cold</text:span><text:span text:style-name="T492"> — Мои руки</text:span><text:span text:style-name="T493"> </text:span><text:span text:style-name="T509">замерзли </text:span><text:span text:style-name="T501">(есть замерзшие)</text:span><text:span text:style-name="T493">.</text:span></text:p>
      <text:p text:style-name="P731"/>
      <text:p text:style-name="P538">В вопросительных предложениях глагол <text:span text:style-name="T452">be</text:span> меняется местами с подлежащим, </text:p>
      <text:p text:style-name="P538">а в отрицательных, используется с частицей <text:span text:style-name="T452">not</text:span>:</text:p>
      <text:p text:style-name="P538"/>
      <text:p text:style-name="P665"><text:span text:style-name="T810">I </text:span><text:span text:style-name="T809">am not a student — Я не студент.</text:span></text:p>
      <text:p text:style-name="P732">We are not English speakers — Они не англоговорящие люди.</text:p>
      <text:p text:style-name="P665"><text:span text:style-name="T810">I</text:span><text:span text:style-name="T809">s it dark? — Сейчас темно?</text:span></text:p>
      <text:p text:style-name="P732">Are they hungry? — Они голодны?</text:p>
      <text:p text:style-name="P732"/>
      <text:p text:style-name="P539">Если перед <text:span text:style-name="T461">am/is/are</text:span> нет вопросительного слова, то это общий вопрос. </text:p>
      <text:p text:style-name="P539">В корешке ответа вместо <text:span text:style-name="T452">do/does</text:span> используется <text:span text:style-name="T452">am/is/are</text:span>:</text:p>
      <text:p text:style-name="P539"><text:soft-page-break/></text:p>
      <text:p text:style-name="P666"><text:span text:style-name="T809">Am I in danger? Yes, you are. </text:span><text:span text:style-name="T811">—</text:span><text:span text:style-name="T809"> Я в опасности? Да.</text:span></text:p>
      <text:p text:style-name="P666"><text:span text:style-name="T809">Is John married? - No, he isn`t. </text:span><text:span text:style-name="T811">— </text:span><text:span text:style-name="T809">Джон женат? </text:span><text:span text:style-name="T811">— </text:span><text:span text:style-name="T809">Нет.</text:span></text:p>
      <text:p text:style-name="P733"><text:span text:style-name="T680">Специальный вопрос начинается с вопросительного слова </text:span><text:span text:style-name="T685">или связки</text:span><text:span text:style-name="T680">:</text:span> </text:p>
      <text:p text:style-name="P733">Where is Jill?<text:span text:style-name="T840"> </text:span>She is at school. <text:span text:style-name="T840">— </text:span>Где Джил? Она в школе.</text:p>
      <text:p text:style-name="P733"/>
      <text:p text:style-name="P778"><text:span text:style-name="T597">Очень часто </text:span><text:span text:style-name="T495">am/is/are</text:span><text:span text:style-name="T597"> сокращаются: </text:span><text:span text:style-name="T495">I am → I`m, he is → he`s, <text:s/></text:span></text:p>
      <text:p text:style-name="P778"><text:span text:style-name="T495">you are → you`re, John is → John`s, </text:span><text:span text:style-name="T497">t</text:span><text:span text:style-name="T495">hey are → </text:span><text:span text:style-name="T497">t</text:span><text:span text:style-name="T495">hey`re</text:span><text:span text:style-name="T496">. </text:span></text:p>
      <text:p text:style-name="P734"/>
      <text:p text:style-name="P778"><text:span text:style-name="T598">С</text:span><text:span text:style-name="T599">окращать можно как по </text:span><text:span text:style-name="T600">вспом.</text:span><text:span text:style-name="T599"> глаголу, так и по частице </text:span><text:span text:style-name="T498">not</text:span><text:span text:style-name="T599">: </text:span><text:span text:style-name="T498">he is not → he`s not</text:span><text:span text:style-name="T499"> или</text:span><text:span text:style-name="T498"> he isn`t.</text:span></text:p>
      <text:p text:style-name="P765"><text:span text:style-name="T936">П</text:span>ри этом <text:span text:style-name="T452">am</text:span> сокращается только по <text:span text:style-name="T452">am</text:span> → <text:span text:style-name="T452">I`m not (I amn`t не существует).</text:span></text:p>
      <text:p text:style-name="P568"/>
      <text:p text:style-name="P779"><text:span text:style-name="T654">Глагол be</text:span><text:span text:style-name="T656"> </text:span><text:span text:style-name="T654">в Past Simple имеет 2 формы: </text:span></text:p>
      <text:list xml:id="list3500600085" text:style-name="L43">
        <text:list-item>
          <text:p text:style-name="P1112"><text:span text:style-name="T654">was — </text:span><text:span text:style-name="T655">если подлежащее в первом лице или множественном числе (</text:span><text:span text:style-name="T517">I, you, we, they</text:span><text:span text:style-name="T655">);</text:span></text:p>
        </text:list-item>
        <text:list-item>
          <text:p text:style-name="P1112"><text:span text:style-name="T655">were <text:s/>— если подлежащее в третьем лице, единственно</text:span><text:span text:style-name="T679">го</text:span><text:span text:style-name="T655"> числ</text:span><text:span text:style-name="T679">а </text:span><text:span text:style-name="T655">(</text:span><text:span text:style-name="T517">he, she, it</text:span><text:span text:style-name="T655">).</text:span></text:p>
        </text:list-item>
      </text:list>
      <text:p text:style-name="P566"/>
      <text:p text:style-name="P667"><text:span text:style-name="T832">I </text:span><text:span text:style-name="T809">was</text:span><text:span text:style-name="T808"> satisfied with my work — Я </text:span><text:span text:style-name="T809">был</text:span><text:span text:style-name="T808"> доволен своей работой.</text:span></text:p>
      <text:p text:style-name="P667"><text:span text:style-name="T809">Was</text:span><text:span text:style-name="T808"> the weather good? No, it </text:span><text:span text:style-name="T809">wasn`t</text:span><text:span text:style-name="T808"> — </text:span><text:span text:style-name="T809">Погода была хорош</text:span><text:span text:style-name="T818">ая</text:span><text:span text:style-name="T809">? Нет.</text:span></text:p>
      <text:p text:style-name="P513"/>
      <text:p text:style-name="P555">В Future Simple принимает только одну форму — <text:span text:style-name="T452">will be</text:span> (буду).</text:p>
      <text:p text:style-name="P887"><text:span text:style-name="T95">I will be happy to eat — Я буду </text:span><text:span text:style-name="T96">рад </text:span><text:span text:style-name="T95">поесть.</text:span></text:p>
      <text:p text:style-name="P513"/>
      <text:p text:style-name="P558">Глагол <text:span text:style-name="T452">do</text:span></text:p>
      <text:p text:style-name="P514"/>
      <text:p text:style-name="P777"><text:span text:style-name="T720">Переводится как </text:span><text:span text:style-name="T719">«делать». В </text:span><text:span text:style-name="T721">одном предложении </text:span><text:span text:style-name="T719">может встречаться несколько раз, </text:span></text:p>
      <text:p text:style-name="P923"><text:span text:style-name="T349">в качестве вспомогательного </text:span><text:span text:style-name="T350">глагола </text:span><text:span text:style-name="T349">и смыслового.</text:span><text:span text:style-name="T937"> </text:span><text:span text:style-name="T347">Вспомогательным глаголом </text:span><text:span text:style-name="T348">он </text:span><text:span text:style-name="T347">может быть только в отрицаниях и вопросах, времен группы Simple.</text:span></text:p>
      <text:p text:style-name="P925"/>
      <text:p text:style-name="P767"><text:span text:style-name="T473">What do you do? </text:span><text:span text:style-name="T474">— </text:span><text:span text:style-name="T473">Что ты делаешь?</text:span></text:p>
      <text:p text:style-name="P924"><text:span text:style-name="T347">D</text:span><text:span text:style-name="T41">o you like pets? </text:span><text:span text:style-name="T347">—</text:span><text:span text:style-name="T41"> No, I don`t.</text:span></text:p>
      <text:p text:style-name="P926"/>
      <text:p text:style-name="P183"><text:span text:style-name="T341">В</text:span><text:span text:style-name="T342"> </text:span><text:span text:style-name="T343">прошедшем времени</text:span><text:span text:style-name="T344"> преорбазуется в </text:span><text:span text:style-name="T338">did</text:span><text:span text:style-name="T344"> — «</text:span><text:span text:style-name="T342">делал» (2я форма </text:span><text:span text:style-name="T337">do</text:span><text:span text:style-name="T342">)</text:span><text:span text:style-name="T344">.</text:span></text:p>
      <text:p text:style-name="P567">Если в предложении появляется <text:span text:style-name="T452">was/were</text:span>, <text:span text:style-name="T866">то </text:span><text:span text:style-name="T865">did</text:span><text:span text:style-name="T866"> уже не нужно использовать.</text:span></text:p>
      <text:p text:style-name="P560"/>
      <text:p text:style-name="P559">Глагол <text:span text:style-name="T452">have</text:span></text:p>
      <text:p text:style-name="P540"/>
      <text:p text:style-name="P861"><text:span text:style-name="T270">Переводится как «иметь». </text:span><text:span text:style-name="T272">Д</text:span><text:span text:style-name="T270">ля времен группы Perfect </text:span><text:span text:style-name="T272">выступает в роли вспомогательного глагола</text:span><text:span text:style-name="T270">. </text:span><text:span text:style-name="T256">Также </text:span><text:span text:style-name="T270">может быть</text:span><text:span text:style-name="T256"> частью устойчивых словосотечаний. В </text:span><text:span text:style-name="T273">прошедшем </text:span></text:p>
      <text:p text:style-name="P861"><text:span text:style-name="T273">времени</text:span><text:span text:style-name="T256"> преобразуется в </text:span><text:span text:style-name="T82">had</text:span><text:span text:style-name="T256"> </text:span><text:span text:style-name="T338">—</text:span><text:span text:style-name="T256"> «</text:span><text:span text:style-name="T273">имел</text:span><text:span text:style-name="T256">».</text:span></text:p>
      <text:p text:style-name="P542"/>
      <text:p text:style-name="P857"><text:span text:style-name="T256">В некоторых ситуациях его можно не переводить (когда он смысловой). </text:span><text:span text:style-name="T257">Но при этом в предложении он обязан быть. </text:span><text:span text:style-name="T270">Это </text:span><text:span text:style-name="T257">из-за особенностей английской грамматики, которая требует, обязательного наличия подлежащего и сказуемого.</text:span></text:p>
      <text:p text:style-name="P515"/>
      <text:p text:style-name="P735">I have a lot of friends — У меня (есть) много друзей.</text:p>
      <text:p text:style-name="P736">We heave a big house — У нас (есть) большой дом.</text:p>
      <text:p text:style-name="P541"/>
      <text:p text:style-name="P862"><text:span text:style-name="T274">Когда </text:span><text:span text:style-name="T85">have</text:span><text:span text:style-name="T274"> является смысловым глаголом, он </text:span><text:span text:style-name="T260">работает по тем же правилам что и </text:span><text:span text:style-name="T261">другие</text:span><text:span text:style-name="T260"> </text:span><text:span text:style-name="T274">смысловые </text:span><text:span text:style-name="T260">глаголы, т. е. требует вспомогательного </text:span><text:span text:style-name="T83">do</text:span><text:span text:style-name="T260"> для отрицаний и вопросов. </text:span></text:p>
      <text:p text:style-name="P862"><text:span text:style-name="T272">В утверждениях </text:span><text:span text:style-name="T85">have</text:span><text:span text:style-name="T274"> </text:span><text:span text:style-name="T272">не пишется с окончанием </text:span><text:span text:style-name="T84">-s</text:span><text:span text:style-name="T272">, а преобразуется в </text:span><text:span text:style-name="T84">has</text:span><text:span text:style-name="T272">.</text:span></text:p>
      <text:p text:style-name="P515"/>
      <text:p text:style-name="P41"><text:span text:style-name="T53">Mike has </text:span><text:span text:style-name="T54">many friends</text:span><text:span text:style-name="T53"> — У Майка много друзей.</text:span></text:p>
      <text:p text:style-name="P42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67"><text:span text:style-name="T45">Do you have many friends? </text:span><text:span text:style-name="T55">—</text:span><text:span text:style-name="T45"> У тебя много друзей?</text:span></text:p>
      <text:p text:style-name="P745"/>
      <text:p text:style-name="P191"><text:span text:style-name="T45">Когда </text:span><text:span text:style-name="T67">have</text:span><text:span text:style-name="T45"> является вспомогательным глаголом, то для </text:span><text:span text:style-name="T67">he/she/it</text:span><text:span text:style-name="T45"> он всегда в форме </text:span><text:span text:style-name="T67">has</text:span><text:span text:style-name="T45">.</text:span></text:p>
      <text:p text:style-name="P68">He hasn`t lost his keys — Он не потерял свои ключи <text:span text:style-name="T939">(has в отрицании)</text:span>.</text:p>
      <text:p text:style-name="P746"/>
      <text:p text:style-name="P516">Have в значении «иметь» не употребляется во временах группы Continuous.</text:p>
      <text:p text:style-name="P516"/>
      <text:p text:style-name="P737">I am having many friends now → Неправильно</text:p>
      <text:p text:style-name="P737">I have many friends → Правильно</text:p>
      <text:p text:style-name="P515"/>
      <text:p text:style-name="P952"><text:span text:style-name="T230">В разговорной речи очесть часто используется оборот </text:span><text:span text:style-name="T67">have got</text:span><text:span text:style-name="T230">. </text:span><text:span text:style-name="T258">Он обозначает тоже самое, что и </text:span><text:span text:style-name="T86">have</text:span><text:span text:style-name="T258"> </text:span><text:span text:style-name="T230">(иметь/владеть/</text:span><text:span text:style-name="T308">есть</text:span><text:span text:style-name="T230">)</text:span><text:span text:style-name="T258">, но используется только в настоящем времени.</text:span></text:p>
      <text:p text:style-name="P523"/>
      <text:p text:style-name="P952"><text:span text:style-name="T258">Г</text:span><text:span text:style-name="T230">рамматически, </text:span><text:span text:style-name="T67">have got</text:span><text:span text:style-name="T230"> — это Present Perfect, т. е. </text:span><text:span text:style-name="T67">have</text:span><text:span text:style-name="T230"> здесь вспомогательный глагол, </text:span></text:p>
      <text:p text:style-name="P888"><text:span text:style-name="T271">а основное значение «</text:span><text:span text:style-name="T307">есть</text:span><text:span text:style-name="T271">» передает </text:span><text:span text:style-name="T87">got</text:span><text:span text:style-name="T271"> </text:span><text:span text:style-name="T259">(3я форма get)</text:span><text:span text:style-name="T271">. </text:span></text:p>
      <text:p text:style-name="P517"/>
      <text:p text:style-name="P738">Have you got a Mercedes? / Do you have a Mercedes? — У тебя есть мерседес?</text:p>
      <text:p text:style-name="P738">I haven`t got a Mercedes / I don`t have a Mercedes — У меня нет мерседеса.</text:p>
      <text:p text:style-name="P518"/>
      <text:p text:style-name="P863"><text:span text:style-name="T262">Глагол </text:span><text:span text:style-name="T88">have</text:span><text:span text:style-name="T263"> может входить в состав устойчивых выражений и словосочетаний. </text:span></text:p>
      <text:p text:style-name="P520">В этом случае он может переводится по другому. Также здесь отменяется правило, </text:p>
      <text:p text:style-name="P519">по которому <text:span text:style-name="T452">have</text:span> нельзя употребять в Continuous:</text:p>
      <text:p text:style-name="P519"/>
      <text:list xml:id="list942268462" text:style-name="L44">
        <text:list-item>
          <text:p text:style-name="P1091"><text:span text:style-name="T960">в</text:span>ыражения, связанные с приемом пищи:</text:p>
        </text:list-item>
      </text:list>
      <text:list xml:id="list1723317697" text:style-name="L45">
        <text:list-item>
          <text:list>
            <text:list-item>
              <text:p text:style-name="P1092">have a coffee/tea/<text:span text:style-name="T934">drink</text:span> — пить кофе/чай/<text:span text:style-name="T934">напиток</text:span>;</text:p>
            </text:list-item>
            <text:list-item>
              <text:p text:style-name="P1092">have a meal — принимать пищу;</text:p>
            </text:list-item>
            <text:list-item>
              <text:p text:style-name="P1092">have a breakfast/luch/dinner — завтракать/обедать/ужинать.</text:p>
            </text:list-item>
          </text:list>
        </text:list-item>
      </text:list>
      <text:p text:style-name="P521"/>
      <text:list xml:id="list194403244490145" text:continue-list="list942268462" text:style-name="L44">
        <text:list-item>
          <text:p text:style-name="P1200"><text:span text:style-name="T299">в</text:span><text:span text:style-name="T263">ыражения, связанные с времяпровождением:</text:span></text:p>
        </text:list-item>
      </text:list>
      <text:list xml:id="list947742555" text:style-name="L46">
        <text:list-item>
          <text:list>
            <text:list-item>
              <text:p text:style-name="P1093">have a date — ходить на свидание;</text:p>
            </text:list-item>
            <text:list-item>
              <text:p text:style-name="P1093">have a good time — хорошо проводить время;</text:p>
            </text:list-item>
            <text:list-item>
              <text:p text:style-name="P1093">have a meeting / an appointment — назначать встречу;</text:p>
            </text:list-item>
            <text:list-item>
              <text:p text:style-name="P1093">have a nice day — удачного дня (пожелание);</text:p>
            </text:list-item>
            <text:list-item>
              <text:p text:style-name="P1093">have fun — веселиться.</text:p>
            </text:list-item>
          </text:list>
        </text:list-item>
      </text:list>
      <text:p text:style-name="P519"/>
      <text:list xml:id="list194404472284074" text:continue-list="list194403244490145" text:style-name="L44">
        <text:list-item>
          <text:p text:style-name="P1200"><text:span text:style-name="T299">в</text:span><text:span text:style-name="T263">ыражения, связанные </text:span><text:span text:style-name="T300">с внешностью:</text:span></text:p>
        </text:list-item>
      </text:list>
      <text:list xml:id="list4222062844" text:style-name="L47">
        <text:list-item>
          <text:list>
            <text:list-item>
              <text:p text:style-name="P1094">have a bath/shower/shave — принимать ванну/душ, побриться;</text:p>
            </text:list-item>
            <text:list-item>
              <text:p text:style-name="P1094">have a haircat — постричься.</text:p>
            </text:list-item>
          </text:list>
        </text:list-item>
      </text:list>
      <text:p text:style-name="P522"/>
      <text:list xml:id="list194404840776336" text:continue-list="list194404472284074" text:style-name="L44">
        <text:list-item>
          <text:p text:style-name="P1201"><text:span text:style-name="T299">в</text:span><text:span text:style-name="T300">ыражения, связанные с общением:</text:span></text:p>
        </text:list-item>
      </text:list>
      <text:list xml:id="list4060601290" text:style-name="L48">
        <text:list-item>
          <text:list>
            <text:list-item>
              <text:p text:style-name="P1095">have a guess — угадывать, догадываться;</text:p>
            </text:list-item>
            <text:list-item>
              <text:p text:style-name="P1095">have a chat — болтать;</text:p>
            </text:list-item>
            <text:list-item>
              <text:p text:style-name="P1095">have a talk/discussion — беседовать/обсуждать;</text:p>
            </text:list-item>
            <text:list-item>
              <text:p text:style-name="P1095">have a call — позвонить.</text:p>
            </text:list-item>
          </text:list>
        </text:list-item>
      </text:list>
      <text:p text:style-name="P522"/>
      <text:list xml:id="list194403001299054" text:continue-list="list194404840776336" text:style-name="L44">
        <text:list-item>
          <text:p text:style-name="P1201"><text:span text:style-name="T299">в</text:span><text:span text:style-name="T300">ыражения связанные со здоровьем:</text:span></text:p>
        </text:list-item>
      </text:list>
      <text:list xml:id="list3981684184" text:style-name="L49">
        <text:list-item>
          <text:list>
            <text:list-item>
              <text:p text:style-name="P1096">have a baby — родить;</text:p>
            </text:list-item>
            <text:list-item>
              <text:p text:style-name="P1096">have a cold — простудиться;</text:p>
            </text:list-item>
            <text:list-item>
              <text:p text:style-name="P1096"><text:soft-page-break/>have a cough — кашлять;</text:p>
            </text:list-item>
            <text:list-item>
              <text:p text:style-name="P1096">have a headache — болит голова.</text:p>
            </text:list-item>
          </text:list>
        </text:list-item>
      </text:list>
      <text:p text:style-name="P522"/>
      <text:list xml:id="list194403389844536" text:continue-list="list194403001299054" text:style-name="L44">
        <text:list-item>
          <text:p text:style-name="P1201"><text:span text:style-name="T299">в</text:span><text:span text:style-name="T300">ыражения, связанные с отдыхом:</text:span></text:p>
          <text:list>
            <text:list-item>
              <text:p text:style-name="P1097">have a day off — взять выходной;</text:p>
            </text:list-item>
            <text:list-item>
              <text:p text:style-name="P1097">have a dream — видеть сон;</text:p>
            </text:list-item>
            <text:list-item>
              <text:p text:style-name="P1097">have a nightmare — видеть кошмар;</text:p>
            </text:list-item>
            <text:list-item>
              <text:p text:style-name="P1097">have a rest — отдыхать;</text:p>
            </text:list-item>
            <text:list-item>
              <text:p text:style-name="P1097">have a sleep — спать.</text:p>
            </text:list-item>
          </text:list>
        </text:list-item>
      </text:list>
      <text:p text:style-name="P522"/>
      <text:list xml:id="list194403410746241" text:continue-numbering="true" text:style-name="L44">
        <text:list-item>
          <text:p text:style-name="P1201"><text:span text:style-name="T299">в</text:span><text:span text:style-name="T300">ыражения, свяханые с физической активностью:</text:span></text:p>
        </text:list-item>
      </text:list>
      <text:list xml:id="list1088617876" text:style-name="L50">
        <text:list-item>
          <text:list>
            <text:list-item>
              <text:p text:style-name="P1098">have a good journey — добраться без проблем (пожелание);</text:p>
            </text:list-item>
            <text:list-item>
              <text:p text:style-name="P1098">have a good flight — хорошо долететь (пожелание);</text:p>
            </text:list-item>
            <text:list-item>
              <text:p text:style-name="P1098">have a lift — подвести (на машине);</text:p>
            </text:list-item>
            <text:list-item>
              <text:p text:style-name="P1099">have a ride — проехаться;</text:p>
            </text:list-item>
            <text:list-item>
              <text:p text:style-name="P1099">have a walk — пройтись (прогуляться);</text:p>
            </text:list-item>
            <text:list-item>
              <text:p text:style-name="P1099">have a swim — поплавать;</text:p>
            </text:list-item>
            <text:list-item>
              <text:p text:style-name="P1099">have a hug — обняться;</text:p>
            </text:list-item>
            <text:list-item>
              <text:p text:style-name="P1099">have a kiss — поцеловаться.</text:p>
            </text:list-item>
          </text:list>
        </text:list-item>
      </text:list>
      <text:p text:style-name="P522"/>
      <text:p text:style-name="P561">Глагол <text:span text:style-name="T452">get</text:span></text:p>
      <text:p text:style-name="P524"/>
      <text:p text:style-name="P858"><text:span text:style-name="T265">Один и самых запутанных глаголов, который может переводится по разному,</text:span><text:span text:style-name="T264"> в записимости </text:span></text:p>
      <text:p text:style-name="P525">от слов, идущих после него. Поэтому его нужно переводить в связке с соседними словами.</text:p>
      <text:p text:style-name="P526"/>
      <text:p text:style-name="P858"><text:span text:style-name="T265">Если после </text:span><text:span text:style-name="T89">get</text:span><text:span text:style-name="T265"> идет существительное, то он передает значение </text:span><text:span text:style-name="T264">«</text:span><text:span text:style-name="T265">получать, покупать</text:span><text:span text:style-name="T264">».</text:span></text:p>
      <text:p text:style-name="P525"/>
      <text:p text:style-name="P69"><text:span text:style-name="T56">I </text:span><text:span text:style-name="T45">got a new car — Я купил новую машину.</text:span></text:p>
      <text:p text:style-name="P739">I got an A today — Я получил пятерку сегодня. (A — <text:span text:style-name="T939">это </text:span>оценка)</text:p>
      <text:p text:style-name="P953"><text:span text:style-name="T264">Е</text:span><text:span text:style-name="T230">сли </text:span><text:span text:style-name="T67">get</text:span><text:span text:style-name="T230"> используется со средством передвижения, то он приобретает значение </text:span></text:p>
      <text:p text:style-name="P527">«сесть в транспорт». В этом случае он может использоваться с предлогом <text:span text:style-name="T452">on</text:span>.</text:p>
      <text:p text:style-name="P527"/>
      <text:p text:style-name="P739">I got on a bus at 5 o`clock — Я сел в автобус в 5 часов.</text:p>
      <text:p text:style-name="P739">I got a taxi — Я взял такси.</text:p>
      <text:p text:style-name="P525"/>
      <text:p text:style-name="P953"><text:span text:style-name="T264">Е</text:span><text:span text:style-name="T230">сли после get идет прилагательное, то это означает «прийти к этому состоянию», </text:span></text:p>
      <text:p text:style-name="P527">например: <text:span text:style-name="T452">get hungry (проголодаться), get better (стать лучше), get cold (замерзнуть)</text:span> и т. д.</text:p>
      <text:p text:style-name="P527"/>
      <text:p text:style-name="P739">He got dressed quickly and left — Он оделся быстро и ушел.</text:p>
      <text:p text:style-name="P527"/>
      <text:p text:style-name="P527">Если <text:span text:style-name="T452">get</text:span> используется с частицей <text:span text:style-name="T452">to</text:span>, то это означает «прибывать в такое-то место».</text:p>
      <text:p text:style-name="P527"/>
      <text:p text:style-name="P739">I got to work late — Я приехал на работу поздно.</text:p>
      <text:p text:style-name="P739">I got to the airport by train — Я приехал в аэропорт на поезде.</text:p>
      <text:p text:style-name="P525"/>
      <text:p text:style-name="P525">В пассивном залоге может заменять глагол <text:span text:style-name="T452">be</text:span>. </text:p>
      <text:p text:style-name="P525"/>
      <text:p text:style-name="P525">Если <text:span text:style-name="T452">be</text:span> означает «быть в состоянии / обладать качеством», то <text:span text:style-name="T452">get</text:span> означает </text:p>
      <text:p text:style-name="P526">«входить в состояние / приобретать качество».</text:p>
      <text:p text:style-name="P526"/>
      <text:p text:style-name="P526">В отличии от <text:span text:style-name="T452">be, do, have</text:span>, этот глагол не может быть вспомогательным.</text:p>
      <text:p text:style-name="P528"><text:soft-page-break/>Почти для любого предложения с <text:span text:style-name="T452">get</text:span> можно найти замену с другим глаголом.</text:p>
      <text:p text:style-name="P526"/>
      <text:p text:style-name="P959"><text:span text:style-name="T230">После </text:span><text:span text:style-name="T67">get</text:span><text:span text:style-name="T230"> могут стоять разные предлоги, в зависимости от которых он может сильно</text:span></text:p>
      <text:p text:style-name="P960"><text:span text:style-name="T230">меняться. Такие измененя не всегда поддаются логике</text:span><text:span text:style-name="T266">:</text:span></text:p>
      <text:list xml:id="list1286646941" text:style-name="L51">
        <text:list-item>
          <text:p text:style-name="P1100">get along — ладить друг с другом;</text:p>
        </text:list-item>
        <text:list-item>
          <text:p text:style-name="P1100">get away — убираться прочь (грубо);</text:p>
        </text:list-item>
        <text:list-item>
          <text:p text:style-name="P1100">get back — вернуться;</text:p>
        </text:list-item>
        <text:list-item>
          <text:p text:style-name="P1100">get in — попасть внутрь;</text:p>
        </text:list-item>
        <text:list-item>
          <text:p text:style-name="P1100">get on — справиться с ситуацией.</text:p>
        </text:list-item>
      </text:list>
      <text:p text:style-name="P529"/>
      <text:p text:style-name="P668"><text:span text:style-name="T819">W</text:span><text:span text:style-name="T809">e get along well — Мы хорошо ладим.</text:span></text:p>
      <text:p text:style-name="P740">I`ll get away from work as soon as I can — Я свалю с этой работы, как только смогу.</text:p>
      <text:p text:style-name="P740">Get in the car quickly! — Быстро садись в машину!</text:p>
      <text:p text:style-name="P741">How are you getting on with your new job? — Как дела на новой работе?</text:p>
      <text:p text:style-name="P920"/>
      <text:p text:style-name="P920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919">Такие сочетания нельзя переводить по отдельности, а только в связке.</text:p>
      <text:p text:style-name="P526"/>
      <text:p text:style-name="P919">Один и тот же фразовый глагол может иметь несколько значений.</text:p>
      <text:p text:style-name="P526"/>
      <text:p text:style-name="P557">Глаголы, в которых все путаются</text:p>
      <text:p text:style-name="P530"/>
      <text:p text:style-name="P531"><text:span text:style-name="T573">Tell и say</text:span> можно перевести как «сказать». Только первый означатает «рассказать», </text:p>
      <text:p text:style-name="P531">а второй - «сказать/говорить». </text:p>
      <text:p text:style-name="P531"/>
      <text:p text:style-name="P531">После <text:span text:style-name="T452">tell</text:span> нужно обязательно указать, кому адресована фраза, либо что именно </text:p>
      <text:p text:style-name="P531">говорится. После <text:span text:style-name="T452">tell</text:span> не нужен предлог.</text:p>
      <text:p text:style-name="P531"/>
      <text:p text:style-name="P742">Tell me the truth — Скажи мне правду.</text:p>
      <text:p text:style-name="P742">Tell Michael that I will be late — Скажи Майклу, что я опоздаю.</text:p>
      <text:p text:style-name="P531"/>
      <text:p text:style-name="P531">После <text:span text:style-name="T452">say</text:span> можно ничего не указывать, либо указать того, кто сказал фразу.</text:p>
      <text:p text:style-name="P531">Если мы говорим, кому адресована фраза, то после <text:span text:style-name="T452">say</text:span> нужен предлог <text:span text:style-name="T452">to</text:span>.</text:p>
      <text:p text:style-name="P531"/>
      <text:p text:style-name="P742">«You deserve more than this», I said to myself — Ты заслуживаешь большего, я сказал себе.</text:p>
      <text:p text:style-name="P531"/>
      <text:p text:style-name="P954"><text:span text:style-name="T149">See, l</text:span><text:span text:style-name="T148">ook, watch</text:span><text:span text:style-name="T230"> передают значение «видеть», но с разными смысловыми оттенками.</text:span></text:p>
      <text:p text:style-name="P531"/>
      <text:p text:style-name="P532">Глагол <text:span text:style-name="T452">see</text:span> означает «видеть», как физическую возможность. Обычно <text:span text:style-name="T940">он </text:span>не употребляется </text:p>
      <text:p text:style-name="P532">во временах Continuous.</text:p>
      <text:p text:style-name="P531"/>
      <text:p text:style-name="P742">I see a bird in the tree — Я вижу птицу на дереве.</text:p>
      <text:p text:style-name="P531"/>
      <text:p text:style-name="P531"><text:span text:style-name="T452">Look</text:span> означает «смотреть на что-либо». Если мы хотим узнать на какой объет смотрим — используется предлог <text:span text:style-name="T452">at</text:span>. В отличии от <text:span text:style-name="T452">see</text:span>, можно использовать в Continuous.</text:p>
      <text:p text:style-name="P531"/>
      <text:p text:style-name="P742">Don`t worry, I`m not looking — Не волнуйся, я не смотрю.</text:p>
      <text:p text:style-name="P742">I`m looking at the dog — Я смотрю на собаку.</text:p>
      <text:p text:style-name="P531"/>
      <text:p text:style-name="P859"><text:span text:style-name="T67">Watch</text:span><text:span text:style-name="T230"> означает «</text:span><text:span text:style-name="T268">следить (взором)</text:span><text:span text:style-name="T230">» или «наблюдать» </text:span><text:span text:style-name="T267">за объектом</text:span><text:span text:style-name="T230">.</text:span></text:p>
      <text:p text:style-name="P533"/>
      <text:p text:style-name="P43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70"><text:span text:style-name="T59">I </text:span><text:span text:style-name="T45">like watching birds — Мне нравится наблюдать за птицами.</text:span></text:p>
      <text:p text:style-name="P533"/>
      <text:p text:style-name="P859"><text:span text:style-name="T148">Hear, listen</text:span><text:span text:style-name="T230"> можно перевести как «слышать» и «слушать». Первый означает физическую возможность, а второй — осознанное действие.</text:span></text:p>
      <text:p text:style-name="P533"/>
      <text:p text:style-name="P743">Can you hear some noise? — Ты слышишь шум?</text:p>
      <text:p text:style-name="P743">I think I heard something — Кажется, я что-то слышал.</text:p>
      <text:p text:style-name="P533"/>
      <text:p text:style-name="P955"><text:span text:style-name="T268">Когда мы говорим о том, что именно слушаем, то</text:span><text:span text:style-name="T230"> </text:span><text:span text:style-name="T268">п</text:span><text:span text:style-name="T230">осле </text:span><text:span text:style-name="T67">listen</text:span><text:span text:style-name="T230"> </text:span><text:span text:style-name="T268">ставится предлог </text:span><text:span text:style-name="T90">to</text:span><text:span text:style-name="T268">.</text:span></text:p>
      <text:p text:style-name="P534">При переводе на русский предлог выпадает.</text:p>
      <text:p text:style-name="P534"/>
      <text:p text:style-name="P743">Listen to me, please — Пожалуйста, послушай меня.</text:p>
      <text:p text:style-name="P743">What music do you listen to? - Какую музыку ты слушает?</text:p>
      <text:p text:style-name="P534"/>
      <text:p text:style-name="P956"><text:span text:style-name="T148">Do, make</text:span><text:span text:style-name="T230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534"/>
      <text:p text:style-name="P535">Устойчивые выражения с do:</text:p>
      <text:list xml:id="list1919475844" text:style-name="L52">
        <text:list-item>
          <text:p text:style-name="P1101">do an exam/test — сдавать экзамен/тест;</text:p>
        </text:list-item>
        <text:list-item>
          <text:p text:style-name="P1101">do a course — пройти курс;</text:p>
        </text:list-item>
        <text:list-item>
          <text:p text:style-name="P1101">do work/homework/housework — делать работу / домашнюю работу / работу по дому;</text:p>
        </text:list-item>
        <text:list-item>
          <text:p text:style-name="P1101">do a favour — оказывать услугу;</text:p>
        </text:list-item>
        <text:list-item>
          <text:p text:style-name="P1101">do business — заниматься бизнесом;</text:p>
        </text:list-item>
        <text:list-item>
          <text:p text:style-name="P1101">do right/wrong — поступать правильно/неправильно;</text:p>
        </text:list-item>
        <text:list-item>
          <text:p text:style-name="P1103">do the shopping — делать покупки;</text:p>
        </text:list-item>
        <text:list-item>
          <text:p text:style-name="P1101">do the wassing up — мыть посуду;</text:p>
        </text:list-item>
      </text:list>
      <text:p text:style-name="P534"/>
      <text:p text:style-name="P535">Устойчивые выражения с make:</text:p>
      <text:list xml:id="list218081108" text:style-name="L53">
        <text:list-item>
          <text:p text:style-name="P1102">make a noise — шуметь;</text:p>
        </text:list-item>
        <text:list-item>
          <text:p text:style-name="P1102">make a bed — застилать постель;</text:p>
        </text:list-item>
        <text:list-item>
          <text:p text:style-name="P1102">make a cake/tea/dinner — приготовить торт/чай/ужин;</text:p>
        </text:list-item>
        <text:list-item>
          <text:p text:style-name="P1203"><text:span text:style-name="T230">make a choice — сделать </text:span><text:span text:style-name="T269">выбор;</text:span></text:p>
        </text:list-item>
        <text:list-item>
          <text:p text:style-name="P1104">make a scision — принять решение;</text:p>
        </text:list-item>
        <text:list-item>
          <text:p text:style-name="P1104">make a promise — обещать, дать обещание;</text:p>
        </text:list-item>
        <text:list-item>
          <text:p text:style-name="P1104">make a friends — подружиться.</text:p>
        </text:list-item>
      </text:list>
      <text:p text:style-name="P536"/>
      <text:p text:style-name="P744">Could you do me a favour — Не мог бы ты оказать мне услугу? </text:p>
      <text:p text:style-name="P744">I belive she`ll make the right choice — Я верю, что она сделает правильный выбор.</text:p>
      <text:p text:style-name="P536"/>
      <text:p text:style-name="P914"><text:span text:style-name="T353">Про и</text:span><text:span text:style-name="T354">нфинитив и герундий</text:span></text:p>
      <text:p text:style-name="P537"/>
      <text:p text:style-name="P544">Когда в английском предложении идет несколько глаголов <text:span text:style-name="T942">подря</text:span><text:span text:style-name="T943">д</text:span>, то первый является сказуемым<text:span text:style-name="T941">, а следующий, свободный от времени, стоит в форме инфинитива </text:span></text:p>
      <text:p text:style-name="P867"><text:span text:style-name="T289">или герундия </text:span><text:span text:style-name="T290">(</text:span><text:span text:style-name="T301">после сказуемоего</text:span><text:span text:style-name="T291"> </text:span><text:span text:style-name="T289">может быть несколько </text:span><text:span text:style-name="T301">глаголов</text:span><text:span text:style-name="T290">)</text:span><text:span text:style-name="T289">.</text:span></text:p>
      <text:p text:style-name="P543"/>
      <text:p text:style-name="P753">What do you want <text:span text:style-name="T787">to do</text:span>? — Что ты хочешь <text:span text:style-name="T787">делать</text:span>?</text:p>
      <text:p text:style-name="P753">I like <text:span text:style-name="T787">playing</text:span> cards — Я люблю <text:span text:style-name="T787">играть</text:span> в карты.</text:p>
      <text:p text:style-name="P754">Please don`t make me <text:span text:style-name="T787">worry</text:span> — Пожалуйста, не заставляй меня <text:span text:style-name="T787">волноваться</text:span>.</text:p>
      <text:p text:style-name="P755">I don`t mind <text:span text:style-name="T787">doing</text:span> it on my own — Я не против <text:span text:style-name="T787">сделать</text:span> это в одиночку.</text:p>
      <text:p text:style-name="P545"/>
      <text:p text:style-name="P868"><text:soft-page-break/><text:span text:style-name="T275">И</text:span><text:span text:style-name="T276">нфинитив и герундий дополняют по смыслу </text:span><text:span text:style-name="T292">сказуемое</text:span><text:span text:style-name="T276">. </text:span><text:span text:style-name="T277">Они являются взаимозаменяемы </text:span></text:p>
      <text:p text:style-name="P868"><text:span text:style-name="T285">и</text:span><text:span text:style-name="T277"> </text:span><text:span text:style-name="T285">в</text:span><text:span text:style-name="T277"> основном </text:span><text:span text:style-name="T285">и</text:span><text:span text:style-name="T277">спользуют</text:span><text:span text:style-name="T285">ся</text:span><text:span text:style-name="T277"> по наитию </text:span><text:span text:style-name="T292">либо</text:span><text:span text:style-name="T277"> в зависимости от диалекта.</text:span></text:p>
      <text:p text:style-name="P546"/>
      <text:p text:style-name="P547">На русский инфинитив и герундий переводятся несколькими способами:</text:p>
      <text:list xml:id="list3989796220" text:style-name="L54">
        <text:list-item>
          <text:p text:style-name="P1105">начальной формой глагола (делать);</text:p>
        </text:list-item>
        <text:list-item>
          <text:p text:style-name="P1105">причастием (делая);</text:p>
        </text:list-item>
        <text:list-item>
          <text:p text:style-name="P1105">придаточным предложением (чтобы сделать).</text:p>
        </text:list-item>
      </text:list>
      <text:p text:style-name="P546"/>
      <text:p text:style-name="P562">Инфинитив </text:p>
      <text:p text:style-name="P553"/>
      <text:p text:style-name="P874"><text:span text:style-name="T298">Э</text:span><text:span text:style-name="T285">то глагол в начальной форме, </text:span><text:span text:style-name="T292">который </text:span><text:span text:style-name="T293">обычно </text:span><text:span text:style-name="T294">идет</text:span><text:span text:style-name="T292"> </text:span><text:span text:style-name="T285">с частицей </text:span><text:span text:style-name="T92">to</text:span><text:span text:style-name="T285">.</text:span></text:p>
      <text:p text:style-name="P748"><text:span text:style-name="T65">I don`t want </text:span><text:span text:style-name="T958">to interface</text:span><text:span text:style-name="T65"> — Я не хочу </text:span><text:span text:style-name="T958">вмешиваться</text:span><text:span text:style-name="T65">.</text:span></text:p>
      <text:p text:style-name="P554"/>
      <text:p text:style-name="P456"><text:span text:style-name="T285">Г</text:span><text:span text:style-name="T278">лаголы, после которых инфинитив всегда </text:span><text:span text:style-name="T286">с частицей </text:span><text:span text:style-name="T91">to</text:span><text:span text:style-name="T278">:</text:span></text:p>
      <text:list xml:id="list1852176968" text:style-name="L55">
        <text:list-item>
          <text:p text:style-name="P1106">want — хотеть;</text:p>
        </text:list-item>
        <text:list-item>
          <text:p text:style-name="P1106">need — нуждаться;</text:p>
        </text:list-item>
        <text:list-item>
          <text:p text:style-name="P1106">plan — планировать;</text:p>
        </text:list-item>
        <text:list-item>
          <text:p text:style-name="P1106">decide — принимать решение;</text:p>
        </text:list-item>
        <text:list-item>
          <text:p text:style-name="P1106">offer — предлагать;</text:p>
        </text:list-item>
        <text:list-item>
          <text:p text:style-name="P1106">hope — надеяться;</text:p>
        </text:list-item>
        <text:list-item>
          <text:p text:style-name="P1106">promise — обещать;</text:p>
        </text:list-item>
        <text:list-item>
          <text:p text:style-name="P1106">try — пытаться;</text:p>
        </text:list-item>
        <text:list-item>
          <text:p text:style-name="P1106">forget — забывать;</text:p>
        </text:list-item>
        <text:list-item>
          <text:p text:style-name="P1106">learn — изучать;</text:p>
        </text:list-item>
        <text:list-item>
          <text:p text:style-name="P1106">would like — хотел бы.</text:p>
        </text:list-item>
      </text:list>
      <text:p text:style-name="P747"/>
      <text:p text:style-name="P747">We promise <text:span text:style-name="T787">to get</text:span> the money — Мы обещали <text:span text:style-name="T787">достать</text:span> денег.</text:p>
      <text:p text:style-name="P747">Don`t forget <text:span text:style-name="T787">to write</text:span> importang things — Не забывай <text:span text:style-name="T787">записывать</text:span> самое главное.</text:p>
      <text:p text:style-name="P548"/>
      <text:p text:style-name="P866"><text:span text:style-name="T279">Между смысловым глаголом и идущим за ним инфинитивом часто </text:span><text:span text:style-name="T296">стоит</text:span><text:span text:style-name="T279"> дополнение.</text:span></text:p>
      <text:p text:style-name="P457"><text:span text:style-name="T296">Обычно</text:span><text:span text:style-name="T297"> </text:span><text:span text:style-name="T283">дополнение указывает</text:span><text:span text:style-name="T284">ся</text:span><text:span text:style-name="T283"> после </text:span><text:span text:style-name="T296">следующих </text:span><text:span text:style-name="T283">глаголов:</text:span></text:p>
      <text:list xml:id="list1276773172" text:style-name="L56">
        <text:list-item>
          <text:p text:style-name="P1107">ask — спрашивать;</text:p>
        </text:list-item>
        <text:list-item>
          <text:p text:style-name="P1107">tell — говорить;</text:p>
        </text:list-item>
        <text:list-item>
          <text:p text:style-name="P1107">advice — советовать;</text:p>
        </text:list-item>
        <text:list-item>
          <text:p text:style-name="P1107">expect — ожидать;</text:p>
        </text:list-item>
        <text:list-item>
          <text:p text:style-name="P1107">pesuade — убеждать;</text:p>
        </text:list-item>
        <text:list-item>
          <text:p text:style-name="P1107">teach — обучать.</text:p>
        </text:list-item>
      </text:list>
      <text:p text:style-name="P551"/>
      <text:p text:style-name="P752"><text:span text:style-name="T949">I </text:span><text:span text:style-name="T34">asked</text:span><text:span text:style-name="T950"> </text:span><text:span text:style-name="T979">Mike</text:span><text:span text:style-name="T950"> </text:span><text:span text:style-name="T792">to come</text:span><text:span text:style-name="T950"> in — Я просила Майка войти.</text:span></text:p>
      <text:p text:style-name="P72"><text:span text:style-name="T32">Tell</text:span><text:span text:style-name="T45"> </text:span><text:span text:style-name="T980">them</text:span><text:span text:style-name="T45"> </text:span><text:span text:style-name="T63">to leave</text:span><text:span text:style-name="T45"> us alone — Попроси их оставить нас в покое.</text:span></text:p>
      <text:p text:style-name="P548"/>
      <text:p text:style-name="P869"><text:span text:style-name="T279">Если после смыслового глагола </text:span><text:span text:style-name="T295">указано</text:span><text:span text:style-name="T280"> </text:span><text:span text:style-name="T279">дополне</text:span><text:span text:style-name="T280">ние, </text:span><text:span text:style-name="T281">то такие предложения удобней переводить с использованием придаточного предложения.</text:span></text:p>
      <text:p text:style-name="P552"/>
      <text:p text:style-name="P76"><text:span text:style-name="T60">I </text:span><text:span text:style-name="T33">promise</text:span><text:span text:style-name="T60"> </text:span><text:span text:style-name="T981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749"/>
      <text:p text:style-name="P76"><text:span text:style-name="T230">(</text:span><text:span text:style-name="T288">п</text:span><text:span text:style-name="T281">ридаточно</text:span><text:span text:style-name="T282">е</text:span><text:span text:style-name="T281"> предложения — </text:span><text:span text:style-name="T230">это синтаксическая часть сложноподчиненного предложения, содержащая подчинительный союз или союзное слово: </text:span><text:span text:style-name="T45">Петя убежал с урока, </text:span><text:span text:style-name="T351">чтобы не пропустить концерт</text:span><text:span text:style-name="T230">. </text:span><text:span text:style-name="Emphasis"><text:span text:style-name="T45">Изобразить чувство, </text:span></text:span><text:span text:style-name="Emphasis"><text:span text:style-name="T351">которое я испытывал</text:span></text:span><text:span text:style-name="Emphasis"><text:span text:style-name="T45">, очень трудно</text:span></text:span><text:span text:style-name="T230">)</text:span><text:span text:style-name="T281">.</text:span></text:p>
      <text:p text:style-name="P749"/>
      <text:p text:style-name="P869"><text:soft-page-break/><text:span text:style-name="T281">Т</text:span><text:span text:style-name="T287">акже придаточное предложение используется, когда вторая часть объясняет причину действия из главной части. </text:span><text:span text:style-name="T288">В этом случае инфинитив всегда используется с </text:span><text:span text:style-name="T93">to</text:span><text:span text:style-name="T288">.</text:span></text:p>
      <text:p text:style-name="P549"/>
      <text:p text:style-name="P77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78"><text:span text:style-name="T60">W</text:span><text:span text:style-name="T45">hy did I </text:span><text:span text:style-name="T32">come in</text:span><text:span text:style-name="T45">? </text:span><text:span text:style-name="T63">To drink</text:span><text:span text:style-name="T45"> cofee — Почему я </text:span><text:span text:style-name="T32">зашел</text:span><text:span text:style-name="T45">? </text:span><text:span text:style-name="T63">Чтобы выпить</text:span><text:span text:style-name="T45"> кофе.</text:span></text:p>
      <text:p text:style-name="P750"/>
      <text:p text:style-name="P200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7">for</text:span><text:span text:style-name="T45"> </text:span><text:span text:style-name="T61">(за, для)</text:span><text:span text:style-name="T45">.</text:span></text:p>
      <text:p text:style-name="P550"/>
      <text:p text:style-name="P751">I <text:span text:style-name="T23">went out</text:span> <text:span text:style-name="T787">for food</text:span> — Я <text:span text:style-name="T23">вышел</text:span><text:span text:style-name="T948"> </text:span><text:span text:style-name="T787">за едой</text:span>.</text:p>
      <text:p text:style-name="P194"/>
      <text:p text:style-name="P194">Ес<text:span text:style-name="T948">ть</text:span> глаголы, после которых инфинитив используется без частицы <text:span text:style-name="T452">to</text:span> («голый» инфитив). Таких глаголов немного. Самыми распространенные: <text:span text:style-name="T452">let </text:span>(позволять) и <text:span text:style-name="T452">make</text:span>.</text:p>
      <text:p text:style-name="P192"/>
      <text:p text:style-name="P74"><text:span text:style-name="T23">Let</text:span> <text:span text:style-name="T977">Peter</text:span> <text:span text:style-name="T787">explain</text:span> himself — Позволь Питеру объясниться.</text:p>
      <text:p text:style-name="P75"><text:span text:style-name="T23">Let</text:span> <text:span text:style-name="T977">us</text:span> (let`s) <text:span text:style-name="T787">watch</text:span> this movie — Давай<text:span text:style-name="T945"> </text:span>посмотрим этот фильм.</text:p>
      <text:p text:style-name="P193"/>
      <text:p text:style-name="P195">Если после <text:span text:style-name="T452">make</text:span> стоит еще один глагол, то в этом случае <text:span text:style-name="T452">make</text:span> переводится не как «делать», </text:p>
      <text:p text:style-name="P195">а как «заставлять». После <text:span text:style-name="T452">make</text:span> нужно также указать дополнение.</text:p>
      <text:p text:style-name="P195"/>
      <text:p text:style-name="P164">I <text:span text:style-name="T3">can`t</text:span> <text:span text:style-name="T23">make</text:span> <text:span text:style-name="T977">John</text:span> <text:span text:style-name="T787">work</text:span> — Я не могу заставить Джона работать.</text:p>
      <text:p text:style-name="P196"/>
      <text:p text:style-name="P198"><text:span text:style-name="T946">Если инфинитив стоит после связки </text:span><text:span text:style-name="T480">it</text:span><text:span text:style-name="T968"> + </text:span><text:span text:style-name="T477">be </text:span><text:span text:style-name="T946">+ прилагательно</text:span><text:span text:style-name="T947">е</text:span><text:span text:style-name="T946">, то </text:span><text:span text:style-name="T968">он </text:span><text:span text:style-name="T946">используется </text:span></text:p>
      <text:p text:style-name="P198"><text:span text:style-name="T946">с частицей </text:span><text:span text:style-name="T477">to</text:span><text:span text:style-name="T946">. </text:span><text:span text:style-name="T968">Такая связка выражает отношение к делу.</text:span></text:p>
      <text:p text:style-name="P197"/>
      <text:p text:style-name="P73">It <text:span text:style-name="T352">is difficult</text:span> to understand him — Его<text:span text:style-name="T968"> </text:span>сложно понять.</text:p>
      <text:p text:style-name="P81">It was difficult to find a good job — Было трудно найти хорошую работу.</text:p>
      <text:p text:style-name="P45"><text:span text:style-name="T968">It is nice to live here — Здесь </text:span><text:span text:style-name="T969">приятно жить.</text:span></text:p>
      <text:p text:style-name="P197"/>
      <text:p text:style-name="P971">По правилам английского языка после <text:span text:style-name="T452">be</text:span> всегда используется прилалагательное, при этом на русский, <text:span text:style-name="T452">be</text:span> + прилагательное будет переводиться наречием (где, куда, зачем, как).</text:p>
      <text:p text:style-name="P199"/>
      <text:p text:style-name="P874"><text:span text:style-name="T778">Г</text:span><text:span text:style-name="T779">ерундий</text:span><text:span text:style-name="T701"> </text:span></text:p>
      <text:p text:style-name="P203"/>
      <text:p text:style-name="P874"><text:span text:style-name="T704">Э</text:span><text:span text:style-name="T697">то нечно среднее между глаголом и существительным, </text:span><text:span text:style-name="T702">потому что м</text:span><text:span text:style-name="T697">ожет переводит</text:span><text:span text:style-name="T702">ь</text:span><text:span text:style-name="T697">ся </text:span></text:p>
      <text:p text:style-name="P874"><text:span text:style-name="T702">и так и этак </text:span><text:span text:style-name="T705">(в зависимости от места)</text:span><text:span text:style-name="T697">.</text:span><text:span text:style-name="T703"> </text:span><text:span text:style-name="T698">Выглядит как глагол c окончанием </text:span><text:span text:style-name="T478">-ing</text:span><text:span text:style-name="T698">.</text:span></text:p>
      <text:p text:style-name="P206"/>
      <text:p text:style-name="P875"><text:span text:style-name="T706">Герундий используется после предлогов </text:span><text:span text:style-name="T709">и</text:span><text:span text:style-name="T706"> некоторых глаголов. </text:span><text:span text:style-name="T708">Т</text:span><text:span text:style-name="T709">акже</text:span><text:span text:style-name="T706"> е</text:span><text:span text:style-name="T707">сли после </text:span></text:p>
      <text:p text:style-name="P207">первого глагола идет предлог, то второй всегда пишется в форме герундия.</text:p>
      <text:p text:style-name="P208"/>
      <text:p text:style-name="P205">Если герундий стоит в конце предложения, то он переводится глаголом.</text:p>
      <text:p text:style-name="P770"/>
      <text:p text:style-name="P669"><text:span text:style-name="T869">I </text:span><text:span text:style-name="T31">ran</text:span><text:span text:style-name="T868"> for a long time </text:span><text:span text:style-name="T923">without</text:span><text:span text:style-name="T868"> </text:span><text:span text:style-name="T871">stopping</text:span><text:span text:style-name="T868"> — Я долго бежал, не останавливаясь.</text:span></text:p>
      <text:p text:style-name="P669"><text:span text:style-name="T869">D</text:span><text:span text:style-name="T868">on`t stop. </text:span><text:span text:style-name="T31">Keep</text:span><text:span text:style-name="T868"> </text:span><text:span text:style-name="T923">on</text:span><text:span text:style-name="T868"> </text:span><text:span text:style-name="T871">running</text:span><text:span text:style-name="T868">! </text:span><text:span text:style-name="T870">— </text:span><text:span text:style-name="T868">Не останавливайся. Продолжай бежать!</text:span></text:p>
      <text:p text:style-name="P670"><text:span text:style-name="T923">Before</text:span><text:span text:style-name="T868"> </text:span><text:span text:style-name="T871">going</text:span><text:span text:style-name="T868"> </text:span><text:span text:style-name="T871">out</text:span><text:span text:style-name="T868">, I phoned Jerry — Перед выходом я позвонил Джерри.</text:span></text:p>
      <text:p text:style-name="P770"/>
      <text:p text:style-name="P870"><text:span text:style-name="T331">Глаголы, после которых </text:span><text:span text:style-name="T332">принято использовать</text:span><text:span text:style-name="T331"> герундий:</text:span></text:p>
      <text:p text:style-name="P771"/>
      <text:list xml:id="list1397955322" text:style-name="L57">
        <text:list-item>
          <text:p text:style-name="P1110">обозначающие начало, продолжительность или конец процесса:</text:p>
          <text:list>
            <text:list-item>
              <text:p text:style-name="P1111">stop — прекращать;</text:p>
            </text:list-item>
            <text:list-item>
              <text:p text:style-name="P1111">finish — заканчивать;</text:p>
            </text:list-item>
            <text:list-item>
              <text:p text:style-name="P1111">give up — прекращать;</text:p>
            </text:list-item>
            <text:list-item>
              <text:p text:style-name="P1111"><text:soft-page-break/>carry on / go on / keep on — продолжать;</text:p>
            </text:list-item>
          </text:list>
          <text:p text:style-name="P1111"/>
        </text:list-item>
        <text:list-item>
          <text:p text:style-name="P1110">обозначающие отношение к чему-то:</text:p>
          <text:list>
            <text:list-item>
              <text:p text:style-name="P1111">dislike — нелюбить;</text:p>
            </text:list-item>
            <text:list-item>
              <text:p text:style-name="P1111">enjoy — нравиться;</text:p>
            </text:list-item>
          </text:list>
        </text:list-item>
        <text:list-item>
          <text:p text:style-name="P1110">глаголы чувственного восприятия:</text:p>
          <text:list>
            <text:list-item>
              <text:p text:style-name="P1111">see — видеть;</text:p>
            </text:list-item>
            <text:list-item>
              <text:p text:style-name="P1111">watch — смотреть;</text:p>
            </text:list-item>
            <text:list-item>
              <text:p text:style-name="P1111">hear — слышать;</text:p>
            </text:list-item>
            <text:list-item>
              <text:p text:style-name="P1111">listen to — слушать.</text:p>
            </text:list-item>
          </text:list>
        </text:list-item>
      </text:list>
      <text:p text:style-name="P772"/>
      <text:list xml:id="list194404493244879" text:continue-numbering="true" text:style-name="L57">
        <text:list-item>
          <text:p text:style-name="P1110">другие глаголы и словосочетания:</text:p>
          <text:list>
            <text:list-item>
              <text:p text:style-name="P1111">suggest — предлагать;</text:p>
            </text:list-item>
            <text:list-item>
              <text:p text:style-name="P1111">mind — иметь ввиду, возражать;</text:p>
            </text:list-item>
            <text:list-item>
              <text:p text:style-name="P1111">avoid — избегать;</text:p>
            </text:list-item>
            <text:list-item>
              <text:p text:style-name="P1111">practice — практиковаться;</text:p>
            </text:list-item>
            <text:list-item>
              <text:p text:style-name="P1111">can`t help — не мочь не делать;</text:p>
            </text:list-item>
            <text:list-item>
              <text:p text:style-name="P1111">can`t stand — не выносить, ненавидеть;</text:p>
            </text:list-item>
            <text:list-item>
              <text:p text:style-name="P1111">look forward to — ждать с нетерпением.</text:p>
            </text:list-item>
          </text:list>
        </text:list-item>
      </text:list>
      <text:p text:style-name="P771"/>
      <text:p text:style-name="P671">I enjoy <text:span text:style-name="T787">reading</text:span> very much — Я очень люблю читать.</text:p>
      <text:p text:style-name="P671">I can`t help <text:span text:style-name="T787">feeling</text:span> responsible — Я не могу не чувствовать ответственности.</text:p>
      <text:p text:style-name="P671">I look forward to <text:span text:style-name="T787">meeting</text:span> John — Я жд<text:span text:style-name="T961">у</text:span> с нетерпением встечи с Джоном.</text:p>
      <text:p text:style-name="P201"/>
      <text:p text:style-name="P201">Сочетание сказуемого и герундия можно расш<text:span text:style-name="T962">и</text:span>рить, добавив между ними дополнение.</text:p>
      <text:p text:style-name="P201"/>
      <text:p text:style-name="P44"><text:span text:style-name="T951">I </text:span><text:span text:style-name="T35">saw</text:span><text:span text:style-name="T951"> </text:span><text:span text:style-name="T982">John</text:span><text:span text:style-name="T951"> </text:span><text:span text:style-name="T793">working</text:span><text:span text:style-name="T951"> in the garden — Я видел, как Джон работает в саду.</text:span></text:p>
      <text:p text:style-name="P79">He <text:span text:style-name="T3">can`t</text:span> <text:span text:style-name="T23">stand</text:span> <text:span text:style-name="T977">his father</text:span> <text:span text:style-name="T787">drinking</text:span> — Он не может вынести того, что его отец пьет.</text:p>
      <text:p text:style-name="P192"/>
      <text:p text:style-name="P204">Когда нужно сказать про дейсвтие, которое регулярно совершается, то для этого используется</text:p>
      <text:p text:style-name="P458"><text:span text:style-name="T699">связка </text:span><text:span text:style-name="T479">go</text:span><text:span text:style-name="T699"> + герундий. Глагол </text:span><text:span text:style-name="T479">go</text:span><text:span text:style-name="T699"> в этом случае переводится как «занимаюсь этим делом»:</text:span></text:p>
      <text:list xml:id="list2961042944" text:style-name="L58">
        <text:list-item>
          <text:p text:style-name="P1186"><text:span text:style-name="T699">go swimming — занима</text:span><text:span text:style-name="T700">ться</text:span><text:span text:style-name="T699"> плаваньем;</text:span></text:p>
        </text:list-item>
        <text:list-item>
          <text:p text:style-name="P1157">go running — бегать;</text:p>
        </text:list-item>
        <text:list-item>
          <text:p text:style-name="P1157">go fishing — рыбачить;</text:p>
        </text:list-item>
        <text:list-item>
          <text:p text:style-name="P1186">go skiing — кататься на лыжах;</text:p>
        </text:list-item>
        <text:list-item>
          <text:p text:style-name="P1204">go shopping — ходить по магазинам.</text:p>
        </text:list-item>
      </text:list>
      <text:p text:style-name="P963"/>
      <text:p text:style-name="P871"><text:span text:style-name="T952">А связка </text:span><text:span text:style-name="T479">like</text:span><text:span text:style-name="T952"> + герундий означает «</text:span><text:span text:style-name="T953">люблю</text:span><text:span text:style-name="T952"> заниматься этим </text:span><text:span text:style-name="T953">делом</text:span><text:span text:style-name="T952">».</text:span></text:p>
      <text:p text:style-name="P963"/>
      <text:p text:style-name="P80">Would you like to <text:span text:style-name="T787">go skiing</text:span> this weekend? — Ты хочешь <text:span text:style-name="T787">покататься на лыжах</text:span> на выходных?</text:p>
      <text:p text:style-name="P80">I would rather <text:span text:style-name="T787">go shopp</text:span><text:span text:style-name="T794">i</text:span><text:span text:style-name="T787">ng</text:span> — Нет, я лучше <text:span text:style-name="T787">пойду по магазинам</text:span>.</text:p>
      <text:p text:style-name="P80">I <text:span text:style-name="T787">like shopping</text:span> with my girlfriends! — Я <text:span text:style-name="T787">люблю ходить по магазинам</text:span> с подру<text:span text:style-name="T963">ж</text:span>ками!</text:p>
      <text:p text:style-name="P963"/>
      <text:p text:style-name="P873"><text:span text:style-name="T955">Если герундий стоит в начале предложения, то он </text:span><text:span text:style-name="T957">переводится не как глагол, а</text:span><text:span text:style-name="T956"> как сущестительное </text:span><text:span text:style-name="T957">(т. е. в этом случае он является подлежащим)</text:span><text:span text:style-name="T955">.</text:span></text:p>
      <text:p text:style-name="P872"/>
      <text:p text:style-name="P102">Swimming is very good for your health — Плаванье хорошо для здоровья</text:p>
      <text:p text:style-name="P102"><text:span text:style-name="T954">L</text:span>earning English is not easy — Изучение английского — это нелегко.</text:p>
      <text:p text:style-name="P872"/>
      <text:p text:style-name="P388">Глаголы, после который можно использовать как инфинитив так и герундий:</text:p>
      <text:p text:style-name="P388"><text:soft-page-break/></text:p>
      <text:list xml:id="list448307774" text:style-name="L59">
        <text:list-item>
          <text:p text:style-name="P1169">обозначающие процесс:</text:p>
          <text:list>
            <text:list-item>
              <text:p text:style-name="P1170">start, begin — начинать;</text:p>
            </text:list-item>
            <text:list-item>
              <text:p text:style-name="P1170">continue — продолжать;</text:p>
            </text:list-item>
          </text:list>
        </text:list-item>
      </text:list>
      <text:p text:style-name="P388"/>
      <text:list xml:id="list194403397731056" text:continue-numbering="true" text:style-name="L59">
        <text:list-item>
          <text:p text:style-name="P1169">обозначающие отношение к чему-то:</text:p>
          <text:list>
            <text:list-item>
              <text:p text:style-name="P1171">love — любить;</text:p>
            </text:list-item>
            <text:list-item>
              <text:p text:style-name="P1171">like — нравиться;</text:p>
            </text:list-item>
            <text:list-item>
              <text:p text:style-name="P1171">hate — ненавидеть;</text:p>
            </text:list-item>
            <text:list-item>
              <text:p text:style-name="P1171">prefer — предпочитать;</text:p>
            </text:list-item>
          </text:list>
        </text:list-item>
      </text:list>
      <text:p text:style-name="P389"/>
      <text:p text:style-name="P103">I started to leart English at school / I started learning English at school.</text:p>
      <text:p text:style-name="P103">I love to play the piano / I love playing the piano.</text:p>
      <text:p text:style-name="P390"/>
      <text:p text:style-name="P992">Формальное подлежащее. <text:span text:style-name="T965">Dummy subject</text:span></text:p>
      <text:p text:style-name="P391"/>
      <text:p text:style-name="P392">В английском предложении обязательно должно присутствовать подлежащее и сказуемое.</text:p>
      <text:p text:style-name="P393">Это его грамматическая основа. В русском предложении подлежащее может отсутствовать.</text:p>
      <text:p text:style-name="P392">Из-за этого могут возн<text:span text:style-name="T965">и</text:span>кать некоторые трудности при переводе.</text:p>
      <text:p text:style-name="P392"/>
      <text:p text:style-name="P394">Когда в русском предложении подлежащее отсутствует, в английском используется формальное подлежащее. Их всего 2: <text:span text:style-name="T452">there</text:span> и <text:span text:style-name="T452">it</text:span>, <text:span text:style-name="T966">но </text:span><text:span text:style-name="T970">еще </text:span><text:span text:style-name="T966">могут</text:span><text:span text:style-name="T970"> </text:span><text:span text:style-name="T966">встретиться: </text:span><text:span text:style-name="T481">t</text:span><text:span text:style-name="T452">hey</text:span>, <text:span text:style-name="T452">this</text:span>, <text:span text:style-name="T452">that</text:span>.</text:p>
      <text:p text:style-name="P903"><text:span text:style-name="T363">Т</text:span><text:span text:style-name="T364">акие предложения удобнее переводить с конца </text:span><text:span text:style-name="T435">(как и </text:span><text:span text:style-name="T436">все, в английском</text:span><text:span text:style-name="T435">)</text:span><text:span text:style-name="T364">. </text:span></text:p>
      <text:p text:style-name="P395"/>
      <text:p text:style-name="P879"><text:span text:style-name="T371">П</text:span><text:span text:style-name="T369">одлежащее </text:span><text:span text:style-name="T528">there</text:span><text:span text:style-name="T369"> </text:span><text:span text:style-name="T371">всегда идет</text:span><text:span text:style-name="T369"> в связке с глаголом </text:span><text:span text:style-name="T528">be</text:span><text:span text:style-name="T369">. Оно необходимо, чтобы сказать </text:span></text:p>
      <text:p text:style-name="P879"><text:span text:style-name="T369">о местоположении существительного, которое идет после </text:span><text:span text:style-name="T528">be</text:span><text:span text:style-name="T369"> </text:span><text:span text:style-name="T371">(как указатель)</text:span><text:span text:style-name="T369">.</text:span></text:p>
      <text:p text:style-name="P398"/>
      <text:p text:style-name="P104"><text:span text:style-name="T21">There</text:span><text:span text:style-name="T967"> </text:span><text:span text:style-name="T37">is</text:span><text:span text:style-name="T967"> </text:span><text:span text:style-name="T983">a new restaurant</text:span><text:span text:style-name="T967"> </text:span><text:span text:style-name="T12">in King Street</text:span><text:span text:style-name="T967"> — На Кинг-стрит есть новый ресторан.</text:span></text:p>
      <text:p text:style-name="P105"><text:span text:style-name="T13">There</text:span> <text:span text:style-name="T23">was</text:span> <text:span text:style-name="T977">a fight</text:span> <text:span text:style-name="T10">in the street today</text:span> — На улице сегодня была драка.</text:p>
      <text:p text:style-name="P399"/>
      <text:p text:style-name="P877"><text:span text:style-name="T369">Иногда с помощью </text:span><text:span text:style-name="T528">there</text:span><text:span text:style-name="T369"> + </text:span><text:span text:style-name="T528">be</text:span><text:span text:style-name="T369"> говорят о существительном, которое не может совершать действий, но с которым связана дополнительная информация.</text:span></text:p>
      <text:p text:style-name="P399"/>
      <text:p text:style-name="P82"><text:span text:style-name="T363">T</text:span><text:span text:style-name="T369">here is something I want to tell you — Есть, кое-что, что я должен сказать тебе.</text:span></text:p>
      <text:p text:style-name="P400"/>
      <text:p text:style-name="P878"><text:span text:style-name="T364">Связка </text:span><text:span text:style-name="T529">there</text:span><text:span text:style-name="T364"> + </text:span><text:span text:style-name="T529">be</text:span><text:span text:style-name="T364"> переводится по глаголу </text:span><text:span text:style-name="T529">be</text:span><text:span text:style-name="T364">, либо полностью выпадает при переводе.</text:span></text:p>
      <text:p text:style-name="P965"><text:span text:style-name="T365">В Present Perfect, </text:span><text:span text:style-name="T530">be</text:span><text:span text:style-name="T365"> преобразуется в </text:span><text:span text:style-name="T530">have/has been</text:span><text:span text:style-name="T365">.</text:span></text:p>
      <text:p text:style-name="P400"/>
      <text:p text:style-name="P876"><text:span text:style-name="T365">В вопросах </text:span><text:span text:style-name="T530">be</text:span><text:span text:style-name="T365"> </text:span><text:span text:style-name="T366">ставится</text:span><text:span text:style-name="T365"> перед </text:span><text:span text:style-name="T530">there</text:span><text:span text:style-name="T365">. Вопрос не обязательно </text:span><text:span text:style-name="T370">должен быть </text:span><text:span text:style-name="T365">общи</text:span><text:span text:style-name="T370">м</text:span><text:span text:style-name="T365">. </text:span></text:p>
      <text:p text:style-name="P397">Он может начинаться и с вопросительного слова. </text:p>
      <text:p text:style-name="P402"/>
      <text:p text:style-name="P106">What is there in the box? — Что находится в коробке? (Что есть в коробке?)</text:p>
      <text:p text:style-name="P402"/>
      <text:p text:style-name="P876"><text:span text:style-name="T366">Отрицание образуется</text:span><text:span text:style-name="T365"> </text:span><text:span text:style-name="T366">с помощью частицы </text:span><text:span text:style-name="T531">not</text:span><text:span text:style-name="T366"> после </text:span><text:span text:style-name="T531">be</text:span><text:span text:style-name="T366">. Также </text:span><text:span text:style-name="T368">можно</text:span><text:span text:style-name="T366"> использовать отрицательное местоимение </text:span><text:span text:style-name="T531">no</text:span><text:span text:style-name="T366">, </text:span><text:span text:style-name="T973">которое стоит перед существительным, как отдельное слово</text:span><text:span text:style-name="T366">.</text:span></text:p>
      <text:p text:style-name="P402"/>
      <text:p text:style-name="P83"><text:span text:style-name="T355">There aren`t any challenges in his life / T</text:span><text:span text:style-name="T367">here are no challenges in his life</text:span><text:span text:style-name="T355"> — </text:span></text:p>
      <text:p text:style-name="P106">В его жизни нет испытаний.</text:p>
      <text:p text:style-name="P402"/>
      <text:p text:style-name="P879"><text:span text:style-name="T371">Подлежащее </text:span><text:span text:style-name="T532">it</text:span><text:span text:style-name="T371"> </text:span><text:span text:style-name="T380">обычно </text:span><text:span text:style-name="T371">используется, когда надо сообщить время или сказать о погоде.</text:span></text:p>
      <text:p text:style-name="P406"/>
      <text:p text:style-name="P880"><text:soft-page-break/><text:span text:style-name="T374">После </text:span><text:span text:style-name="T533">it</text:span><text:span text:style-name="T374"> может идти не только существительное </text:span><text:span text:style-name="T376">(в отличие от </text:span><text:span text:style-name="T535">there</text:span><text:span text:style-name="T376">)</text:span><text:span text:style-name="T374">, но </text:span><text:span text:style-name="T376">также </text:span><text:span text:style-name="T374">прилагательное </text:span><text:span text:style-name="T376">или глагол</text:span><text:span text:style-name="T374"> </text:span><text:span text:style-name="T376">(обычно идет прилагательное).</text:span></text:p>
      <text:p text:style-name="P107"/>
      <text:p text:style-name="P405"><text:span text:style-name="T482">It</text:span><text:span text:style-name="T972"> может идти в связке с любым глаголом, а не только с </text:span><text:span text:style-name="T482">be</text:span><text:span text:style-name="T972">.</text:span></text:p>
      <text:p text:style-name="P406"/>
      <text:p text:style-name="P976"><text:span text:style-name="T16">It</text:span><text:span text:style-name="T526"> </text:span><text:span text:style-name="T27">is</text:span><text:span text:style-name="T526"> 5 o`clock — Сейчас 5 часов.</text:span></text:p>
      <text:p text:style-name="P84"><text:span text:style-name="T17">It</text:span><text:span text:style-name="T355"> </text:span><text:span text:style-name="T36">is</text:span><text:span text:style-name="T355"> warm — Тепло.</text:span></text:p>
      <text:p text:style-name="P84"><text:span text:style-name="T17">It</text:span><text:span text:style-name="T355"> often </text:span><text:span text:style-name="T36">snows</text:span><text:span text:style-name="T355"> </text:span><text:span text:style-name="T372">in the winter — Зимой часто идет снег.</text:span></text:p>
      <text:p text:style-name="P407"/>
      <text:p text:style-name="P459"><text:span text:style-name="T372">Е</text:span><text:span text:style-name="T375">ще </text:span><text:span text:style-name="T534">it</text:span><text:span text:style-name="T375"> является подлежащим в таких конструкциях:</text:span></text:p>
      <text:list xml:id="list761801585" text:style-name="L60">
        <text:list-item>
          <text:p text:style-name="P1205"><text:span text:style-name="T526">It`s time</text:span><text:span text:style-name="T355"> — пора (после используется инфинитив для указания действия, </text:span></text:p>
          <text:p text:style-name="P1172">которое пришло время сделать);</text:p>
        </text:list-item>
        <text:list-item>
          <text:p text:style-name="P1206"><text:span text:style-name="T531">I</text:span><text:span text:style-name="T526">t</text:span><text:span text:style-name="T355"> + </text:span><text:span text:style-name="T526">be</text:span><text:span text:style-name="T355"> + прилагательное + инфинитив</text:span><text:span text:style-name="T373"> (отношение к делу);</text:span></text:p>
        </text:list-item>
        <text:list-item>
          <text:p text:style-name="P1207"><text:span text:style-name="T373">в </text:span><text:span text:style-name="T355">пассивном залоге, в оборотах </text:span><text:span text:style-name="T526">it is known</text:span><text:span text:style-name="T355"> (известно) и </text:span><text:span text:style-name="T526">it is said</text:span><text:span text:style-name="T355"> (говорят).</text:span></text:p>
        </text:list-item>
      </text:list>
      <text:p text:style-name="P403"/>
      <text:p text:style-name="P891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403"/>
      <text:p text:style-name="P975"><text:span text:style-name="T367">Т</text:span><text:span text:style-name="T355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404"/>
      <text:p text:style-name="P775"><text:span text:style-name="T362">They say this film is interesting / </text:span><text:span text:style-name="T361">This film is said to be interesting</text:span><text:span text:style-name="T362"> — </text:span></text:p>
      <text:p text:style-name="P776">Говорят, этот фильминтересный.</text:p>
      <text:p text:style-name="P966"/>
      <text:p text:style-name="P950"><text:span text:style-name="T971">М</text:span>естоимение. Pronoun</text:p>
      <text:p text:style-name="P401"/>
      <text:p text:style-name="P949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408"/>
      <text:p text:style-name="P409">Все местоимения можно разбить на несколько группы:</text:p>
      <text:list xml:id="list1648396835" text:style-name="L61">
        <text:list-item>
          <text:p text:style-name="P1173">личные местоимения (Personal Pronouns);</text:p>
        </text:list-item>
        <text:list-item>
          <text:p text:style-name="P1173">притяжательные местоимения (Possessive Pronouns);</text:p>
        </text:list-item>
        <text:list-item>
          <text:p text:style-name="P1173">возвратные местоимения (Reflexive Pronouns);</text:p>
        </text:list-item>
        <text:list-item>
          <text:p text:style-name="P1173">указательные местоимения (Demonstrative Pronouns);</text:p>
        </text:list-item>
        <text:list-item>
          <text:p text:style-name="P1173"><text:span text:style-name="T1001">неопределенные </text:span>местоимения <text:span text:style-name="T1005">(</text:span>some, any, no и их производные<text:span text:style-name="T1005">)</text:span>.</text:p>
        </text:list-item>
      </text:list>
      <text:p text:style-name="P396"/>
      <text:p text:style-name="P9">Личные местоимения</text:p>
      <text:p text:style-name="P410"/>
      <text:p text:style-name="P896"><text:span text:style-name="T377">Имеют только 2 формы: </text:span>именительный паде<text:span text:style-name="T1006">ж и </text:span><text:span text:style-name="T377">объектные падеж.</text:span></text:p>
      <text:p text:style-name="P411">Объектный падеж соответсвует любому косвенному падежу русского языка.</text:p>
      <text:p text:style-name="P411">(косвенный падежы — это все падежы, кроме именительного)</text:p>
      <text:p text:style-name="P411"/>
      <text:p text:style-name="P460"><text:span text:style-name="T377">Личные местоимения в именительном падеже </text:span><text:span text:style-name="T390">заменяют</text:span><text:span text:style-name="T386"> подлежащее </text:span><text:span text:style-name="T394">(кто/</text:span><text:span text:style-name="T395">что</text:span><text:span text:style-name="T394">)</text:span><text:span text:style-name="T386">:</text:span></text:p>
      <table:table table:name="Table10" table:style-name="Table10">
        <table:table-column table:style-name="Table10.A" table:number-columns-repeated="3"/>
        <table:table-row table:style-name="TableLine93974509455648">
          <table:table-cell table:style-name="Table10.A1" office:value-type="string">
            <text:p text:style-name="P1011">Лицо</text:p>
          </table:table-cell>
          <table:table-cell table:style-name="Table10.A1" office:value-type="string">
            <text:p text:style-name="P1011">Единственное число</text:p>
          </table:table-cell>
          <table:table-cell table:style-name="Table10.C1" office:value-type="string">
            <text:p text:style-name="P1011">Множественное число</text:p>
          </table:table-cell>
        </table:table-row>
        <table:table-row table:style-name="TableLine93974506862048">
          <table:table-cell table:style-name="Table10.A2" office:value-type="string">
            <text:p text:style-name="P1050">1</text:p>
          </table:table-cell>
          <table:table-cell table:style-name="Table10.A2" office:value-type="string">
            <text:p text:style-name="P1050">I</text:p>
          </table:table-cell>
          <table:table-cell table:style-name="Table10.C2" office:value-type="string">
            <text:p text:style-name="P1051">we</text:p>
          </table:table-cell>
        </table:table-row>
        <table:table-row table:style-name="TableLine93974506883504">
          <table:table-cell table:style-name="Table10.A2" office:value-type="string">
            <text:p text:style-name="P1050">2</text:p>
          </table:table-cell>
          <table:table-cell table:style-name="Table10.A2" office:value-type="string">
            <text:p text:style-name="P1050">you</text:p>
          </table:table-cell>
          <table:table-cell table:style-name="Table10.C2" office:value-type="string">
            <text:p text:style-name="P1051">you</text:p>
          </table:table-cell>
        </table:table-row>
        <table:table-row table:style-name="TableLine93974506887296">
          <table:table-cell table:style-name="Table10.A2" office:value-type="string">
            <text:p text:style-name="P1050">3</text:p>
          </table:table-cell>
          <table:table-cell table:style-name="Table10.A2" office:value-type="string">
            <text:p text:style-name="P1050">he/she/<text:span text:style-name="T974">it</text:span></text:p>
          </table:table-cell>
          <table:table-cell table:style-name="Table10.C2" office:value-type="string">
            <text:p text:style-name="P1051">they</text:p>
          </table:table-cell>
        </table:table-row>
      </table:table>
      <text:p text:style-name="P411"><text:soft-page-break/></text:p>
      <text:p text:style-name="P413">Местоимения <text:span text:style-name="T452">he</text:span> <text:span text:style-name="T985">(он)</text:span> и <text:span text:style-name="T452">she</text:span> <text:span text:style-name="T985">(она)</text:span> заменяют <text:span text:style-name="T942">человека</text:span>.</text:p>
      <text:p text:style-name="P413">Они не могут заменить неодушевленный предмет или животное.</text:p>
      <text:p text:style-name="P412"/>
      <text:p text:style-name="P885">Местоимение you заменяет 2 лицо <text:span text:style-name="T995">(ты/</text:span>вы<text:span text:style-name="T995">)</text:span>. По умолчанию you означает «вы» <text:span text:style-name="T378">и лишь </text:span></text:p>
      <text:p text:style-name="P885"><text:span text:style-name="T378">по тону и </text:span><text:span text:style-name="T379">словам</text:span><text:span text:style-name="T378"> можно догадаться что вместо «вы», хотят сказать «ты».</text:span></text:p>
      <text:p text:style-name="P412"/>
      <text:p text:style-name="P108">Hey you, kid! Come to me — Эй ты, пацан, подойди сюда. (грубо)</text:p>
      <text:p text:style-name="P108">Would you like some tea? — Не хотите ли вы чаю? (вежливо)</text:p>
      <text:p text:style-name="P412"/>
      <text:p text:style-name="P416">Местоимение <text:span text:style-name="T452">it</text:span> <text:span text:style-name="T975">переводится как «он/она/оно».</text:span> <text:span text:style-name="T975">З</text:span>аменяет все неодушевленный </text:p>
      <text:p text:style-name="P417">предметы <text:span text:style-name="T994">(</text:span>независимо от их рода<text:span text:style-name="T994">)</text:span>, а также животных.</text:p>
      <text:p text:style-name="P414"/>
      <text:p text:style-name="P109">Where is the <text:span text:style-name="T787">book</text:span>? <text:span text:style-name="T787">It</text:span> is on the table — Где <text:span text:style-name="T787">книга</text:span>? <text:span text:style-name="T787">Она</text:span> на столе.</text:p>
      <text:p text:style-name="P109">My <text:span text:style-name="T787">cat</text:span> is funny. <text:span text:style-name="T787">It</text:span> plays all day long — Мой <text:span text:style-name="T787">кот</text:span> смешной. <text:span text:style-name="T787">Он</text:span> играет целый день.</text:p>
      <text:p text:style-name="P414"/>
      <text:p text:style-name="P416">Местоимение <text:span text:style-name="T452">they</text:span> переводится как «они». <text:span text:style-name="T975">Может заменять как людей,</text:span> </text:p>
      <text:p text:style-name="P416"><text:span text:style-name="T975">так и </text:span>неодушевленные предметы.</text:p>
      <text:p text:style-name="P415"/>
      <text:p text:style-name="P110">Where are the <text:span text:style-name="T787">keys</text:span>? <text:span text:style-name="T787">They</text:span> are on the table — Где <text:span text:style-name="T787">ключи</text:span>? <text:span text:style-name="T787">Они</text:span> на столе.</text:p>
      <text:p text:style-name="P416"/>
      <text:p text:style-name="P881"><text:span text:style-name="T381">Местоимение </text:span><text:span text:style-name="T536">we</text:span><text:span text:style-name="T381"> переводится как «мы». </text:span><text:span text:style-name="T384">И </text:span><text:span text:style-name="T537">they</text:span><text:span text:style-name="T384">, и </text:span><text:span text:style-name="T537">we</text:span><text:span text:style-name="T381"> </text:span><text:span text:style-name="T384">могут </text:span><text:span text:style-name="T381">заменять связки из </text:span></text:p>
      <text:p text:style-name="P419">нескольких слов, которые используются как одно подлежащее.</text:p>
      <text:p text:style-name="P420"/>
      <text:p text:style-name="P46"><text:span text:style-name="T795">S</text:span><text:span text:style-name="T796">ue and I</text:span><text:span text:style-name="T382"> are good friends — </text:span><text:span text:style-name="T797">Мы со Сью</text:span><text:span text:style-name="T383"> хорошие друзья </text:span><text:span text:style-name="T385">(</text:span><text:span text:style-name="T387">я</text:span><text:span text:style-name="T385"> </text:span><text:span text:style-name="T387">+</text:span><text:span text:style-name="T385"> Сью = we)</text:span><text:span text:style-name="T382">.</text:span></text:p>
      <text:p text:style-name="P111"><text:span text:style-name="T355">Where are </text:span><text:span text:style-name="T787">Tom and Jerry</text:span><text:span text:style-name="T355">? </text:span><text:span text:style-name="T787">They</text:span><text:span text:style-name="T355"> are in the garden — Где </text:span><text:span text:style-name="T787">Том и Джерри</text:span><text:span text:style-name="T355">? </text:span><text:span text:style-name="T787">Они</text:span><text:span text:style-name="T355"> в саду.</text:span></text:p>
      <text:p text:style-name="P421"/>
      <text:p text:style-name="P972"><text:span text:style-name="T379">It — </text:span><text:span text:style-name="T414">переводится как «</text:span><text:span text:style-name="T379">это»? </text:span><text:span text:style-name="T415">(</text:span><text:span text:style-name="T379">I</text:span><text:span text:style-name="T416">t</text:span><text:span text:style-name="T379"> is in the garden — Это в саду</text:span><text:span text:style-name="T415">)</text:span><text:span text:style-name="T379">.</text:span></text:p>
      <text:p text:style-name="P973"><text:span text:style-name="T379">(</text:span><text:span text:style-name="T417">после it может стоять указание на место, где происходит ситуация, стр. 192</text:span><text:span text:style-name="T413">)</text:span></text:p>
      <text:p text:style-name="P422"/>
      <text:p text:style-name="P461"><text:span text:style-name="T388">Личные местоимения в объектном падеже </text:span><text:span text:style-name="T390">заменяют</text:span><text:span text:style-name="T388"> дополнени</text:span><text:span text:style-name="T389">е </text:span><text:span text:style-name="T394">(кого, кому, кем)</text:span><text:span text:style-name="T388">:</text:span></text:p>
      <text:list xml:id="list3352278524" text:style-name="L62">
        <text:list-item>
          <text:p text:style-name="P1218">me — меня, мне, мной;</text:p>
        </text:list-item>
        <text:list-item>
          <text:p text:style-name="P1218">you — тебя, тебе, тобой / вас, вам, вами;</text:p>
        </text:list-item>
        <text:list-item>
          <text:p text:style-name="P1219">him — его, ему, <text:span text:style-name="T991">им;</text:span></text:p>
        </text:list-item>
        <text:list-item>
          <text:p text:style-name="P1219">her — ее, ей;</text:p>
        </text:list-item>
        <text:list-item>
          <text:p text:style-name="P1220"><text:span text:style-name="T872">it — </text:span><text:span text:style-name="T873">этого</text:span><text:span text:style-name="T872">, </text:span><text:span text:style-name="T873">этому, этим </text:span><text:span text:style-name="T875">(неодушевлен.)</text:span><text:span text:style-name="T874">;</text:span></text:p>
        </text:list-item>
        <text:list-item>
          <text:p text:style-name="P1219">us — нас, нам, нами;</text:p>
        </text:list-item>
        <text:list-item>
          <text:p text:style-name="P1219">them — их, им, ими.</text:p>
          <text:p text:style-name="P1221"/>
        </text:list-item>
      </text:list>
      <text:p text:style-name="P112"><text:span text:style-name="T13">I</text:span> <text:span text:style-name="T23">love</text:span> <text:span text:style-name="T977">Jave</text:span> — Я люблю Джейн</text:p>
      <text:p text:style-name="P112"><text:span text:style-name="T13">Jane</text:span> <text:span text:style-name="T23">loves</text:span> <text:span text:style-name="T977">me</text:span> — Джейн любит меня</text:p>
      <text:p text:style-name="P423"/>
      <text:p text:style-name="P10">Притяжательные местоимения</text:p>
      <text:p text:style-name="P424"/>
      <text:p text:style-name="P883"><text:span text:style-name="T391">Овечают на вопрос «чей?». </text:span><text:span text:style-name="T392">И</text:span><text:span text:style-name="T402">х особенность </text:span><text:span text:style-name="T401">в</text:span><text:span text:style-name="T402"> то</text:span><text:span text:style-name="T401">м</text:span><text:span text:style-name="T402">, что они заменяют артикли.</text:span></text:p>
      <text:p text:style-name="P113">The dress is blue →<text:span text:style-name="T997"> </text:span>Her dress is blue.</text:p>
      <text:p text:style-name="P425"/>
      <text:p text:style-name="P970"><text:span text:style-name="T391">А</text:span><text:span text:style-name="T355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426"/>
      <text:p text:style-name="P882"><text:span text:style-name="T397">П</text:span><text:span text:style-name="T393">ритяжательные местоимения первого типа — это местоимен</text:span><text:span text:style-name="T396">ия</text:span><text:span text:style-name="T393">, </text:span><text:span text:style-name="T396">которые </text:span><text:span text:style-name="T391">употребляются</text:span><text:span text:style-name="T396"> </text:span></text:p>
      <text:p text:style-name="P433"><text:soft-page-break/>в связке с существительным (существительное идет после, обязательно):</text:p>
      <text:list xml:id="list374590814" text:style-name="L63">
        <text:list-item>
          <text:p text:style-name="P1174">my — <text:span text:style-name="T986">мо</text:span><text:span text:style-name="T987">й</text:span>; </text:p>
        </text:list-item>
        <text:list-item>
          <text:p text:style-name="P1174">your — <text:span text:style-name="T986">твой/ваш</text:span>; </text:p>
        </text:list-item>
        <text:list-item>
          <text:p text:style-name="P1174">his — <text:span text:style-name="T987">его</text:span>;</text:p>
        </text:list-item>
        <text:list-item>
          <text:p text:style-name="P1174">her — <text:span text:style-name="T987">ее</text:span>;</text:p>
        </text:list-item>
        <text:list-item>
          <text:p text:style-name="P1187"><text:span text:style-name="T393">its — </text:span><text:span text:style-name="T406">этого</text:span><text:span text:style-name="T393">.</text:span></text:p>
        </text:list-item>
        <text:list-item>
          <text:p text:style-name="P1175">our — <text:span text:style-name="T986">наш</text:span>; </text:p>
        </text:list-item>
        <text:list-item>
          <text:p text:style-name="P1174">their — <text:span text:style-name="T987">их</text:span>; </text:p>
        </text:list-item>
      </text:list>
      <text:p text:style-name="P428"/>
      <text:p text:style-name="P47"><text:span text:style-name="T798">I</text:span><text:span text:style-name="T396"> like </text:span><text:span text:style-name="T798">my</text:span><text:span text:style-name="T396"> </text:span><text:span text:style-name="T409">work</text:span><text:span text:style-name="T396"> — Мне нравится моя </text:span><text:span text:style-name="T409">работа</text:span><text:span text:style-name="T396">.</text:span></text:p>
      <text:p text:style-name="P48"><text:span text:style-name="T798">He</text:span><text:span text:style-name="T396"> likes </text:span><text:span text:style-name="T798">his</text:span><text:span text:style-name="T396"> </text:span><text:span text:style-name="T409">work</text:span><text:span text:style-name="T396"> — Ему нравится его </text:span><text:span text:style-name="T409">работа</text:span><text:span text:style-name="T396">.</text:span></text:p>
      <text:p text:style-name="P435"/>
      <text:p text:style-name="P886"><text:span text:style-name="T408">С</text:span><text:span text:style-name="T410">ледует обратить внимание, в каком контексте используется </text:span><text:span text:style-name="T538">its</text:span><text:span text:style-name="T410">.</text:span></text:p>
      <text:p text:style-name="P436"/>
      <text:p text:style-name="P85"><text:span text:style-name="T405">T</text:span><text:span text:style-name="T355">he </text:span><text:span text:style-name="T799">plant</text:span><text:span text:style-name="T407"> likes </text:span><text:span text:style-name="T799">its</text:span><text:span text:style-name="T407"> soil — Растению нравится его почва.</text:span></text:p>
      <text:p text:style-name="P902"><text:span text:style-name="T552">The</text:span><text:span text:style-name="T575"> </text:span><text:span text:style-name="T576">dog</text:span><text:span text:style-name="T553"> likes </text:span><text:span text:style-name="T575">his</text:span><text:span text:style-name="T553"> food — </text:span><text:span text:style-name="T554">Собаке</text:span><text:span text:style-name="T553"> нратися е</text:span><text:span text:style-name="T554">е</text:span><text:span text:style-name="T553"> </text:span><text:span text:style-name="T555">корм </text:span><text:span text:style-name="T556">(так выдает google-переводчик)</text:span><text:span text:style-name="T553">.</text:span></text:p>
      <text:p text:style-name="P427"/>
      <text:p text:style-name="P884"><text:span text:style-name="T394">Иногда </text:span><text:span text:style-name="T403">такие</text:span><text:span text:style-name="T396"> местоимения удобнее переводить словом «свой» </text:span><text:span text:style-name="T397">и его вариантами</text:span><text:span text:style-name="T396">.</text:span></text:p>
      <text:p text:style-name="P430"/>
      <text:p text:style-name="P114">I love <text:span text:style-name="T787">my</text:span> native town — Я люблю <text:span text:style-name="T787">свой</text:span> родной город.</text:p>
      <text:p text:style-name="P114">He loves <text:span text:style-name="T787">his</text:span> native town — Он любит <text:span text:style-name="T787">свой</text:span> родной город.</text:p>
      <text:p text:style-name="P429"/>
      <text:p text:style-name="P431">Бывают ситуации, когда после притяжательного местоимения существительного нет.</text:p>
      <text:p text:style-name="P432">В этом случае используются притяжательные местоимения второго типа. </text:p>
      <text:p text:style-name="P432"/>
      <text:p text:style-name="P437">Они употребляются самостоятельно, в конце предложения:</text:p>
      <text:list xml:id="list4235960163" text:style-name="L64">
        <text:list-item>
          <text:p text:style-name="P1176"><text:span text:style-name="T992">m</text:span>ine — <text:span text:style-name="T992">мой</text:span>;</text:p>
        </text:list-item>
        <text:list-item>
          <text:p text:style-name="P1176">yours — <text:span text:style-name="T992">твой/ваш</text:span>;</text:p>
        </text:list-item>
        <text:list-item>
          <text:p text:style-name="P1176">his — <text:span text:style-name="T992">его</text:span>;</text:p>
        </text:list-item>
        <text:list-item>
          <text:p text:style-name="P1176">hers — <text:span text:style-name="T992">ее</text:span>;</text:p>
        </text:list-item>
        <text:list-item>
          <text:p text:style-name="P1188"><text:span text:style-name="T398">its — </text:span><text:span text:style-name="T404">э</text:span><text:span text:style-name="T399">того</text:span><text:span text:style-name="T398">;</text:span></text:p>
        </text:list-item>
        <text:list-item>
          <text:p text:style-name="P1176">ours — <text:span text:style-name="T992">наш</text:span>; </text:p>
        </text:list-item>
        <text:list-item>
          <text:p text:style-name="P1177">theirs — их.</text:p>
        </text:list-item>
      </text:list>
      <text:p text:style-name="P438"/>
      <text:p text:style-name="P49"><text:span text:style-name="T399">Don`t touch it. It`s </text:span><text:span text:style-name="T403">mine</text:span><text:span text:style-name="T399"> — </text:span><text:span text:style-name="T400">Не трогай это. Это </text:span><text:span text:style-name="T403">мое</text:span><text:span text:style-name="T400">.</text:span></text:p>
      <text:p text:style-name="P115">It`s my money (это мои деньги) → It`s mine (они мои).</text:p>
      <text:p text:style-name="P418"/>
      <text:p text:style-name="P11">Возвратные местоимения</text:p>
      <text:p text:style-name="P434"/>
      <text:p text:style-name="P889"><text:span text:style-name="T411">Показывают, что человек совершает действие по отношению к самому себе. </text:span><text:span text:style-name="T722">С</text:span><text:span text:style-name="T724">остоят из </text:span></text:p>
      <text:p text:style-name="P897"><text:span text:style-name="T724">2х частей: слова </text:span><text:span text:style-name="T539">my/your/him/her/it/our/them</text:span><text:span text:style-name="T724"> и хвостика </text:span><text:span text:style-name="T539">-self</text:span><text:span text:style-name="T724"> или </text:span><text:span text:style-name="T539">-selves</text:span><text:span text:style-name="T724"> </text:span><text:span text:style-name="T739">(</text:span><text:span text:style-name="T724">для множеств. числа</text:span><text:span text:style-name="T739">)</text:span><text:span text:style-name="T724">.</text:span><text:span text:style-name="T412"> </text:span></text:p>
      <text:p text:style-name="P359"/>
      <text:p text:style-name="P897"><text:span text:style-name="T722">В</text:span><text:span text:style-name="T723">сегда </text:span><text:span text:style-name="T724">идут</text:span><text:span text:style-name="T723"> после глаголов. </text:span><text:span text:style-name="T710">На русский переводятся словами «себя, себе, собой», </text:span></text:p>
      <text:p text:style-name="P210">либо появляются у глаголов в виде окончания -сь, -ся.</text:p>
      <text:p text:style-name="P209"/>
      <text:p text:style-name="P86"><text:span text:style-name="T1007">I </text:span>looked at <text:span text:style-name="T787">myself</text:span> in the mirror — Я посмотрела на <text:span text:style-name="T787">себя</text:span> в зеркало.</text:p>
      <text:p text:style-name="P116">He had to explain <text:span text:style-name="T787">himself</text:span> — Ему пришлось объяснить<text:span text:style-name="T787">ся</text:span></text:p>
      <text:p text:style-name="P321"/>
      <text:p text:style-name="P439"><text:span text:style-name="T680">Местоимение, образованное от you имеет 2 варианта: </text:span><text:span text:style-name="T452">yourself</text:span><text:span text:style-name="T680"> и </text:span><text:span text:style-name="T452">yourselves</text:span><text:span text:style-name="T680">. Это практически единственный слу</text:span><text:span text:style-name="T711">ч</text:span><text:span text:style-name="T680">ай в английском, когда видны отличия между «ты» и «вы».</text:span></text:p>
      <text:p text:style-name="P321"/>
      <text:p text:style-name="P117"><text:soft-page-break/>You talk to yourself when you sleep — Ты говоришь с собой, когда спишь.</text:p>
      <text:p text:style-name="P117">You should belive in yourselves — Вы должны верить в себя. (во множественном)</text:p>
      <text:p text:style-name="P322"/>
      <text:p text:style-name="P322">Местоимение <text:span text:style-name="T452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22"/>
      <text:p text:style-name="P117">I hope crisis resolves itself — Я надеюсь, кризис разрешится сам собой.</text:p>
      <text:p text:style-name="P322"/>
      <text:p text:style-name="P324">Глаголы, после которых возвратные местоимения не используются:</text:p>
      <text:list xml:id="list225383105" text:style-name="L65">
        <text:list-item>
          <text:p text:style-name="P1117">concentrate — сконцентрироваться;</text:p>
        </text:list-item>
        <text:list-item>
          <text:p text:style-name="P1117">relax — расслабиться;</text:p>
        </text:list-item>
        <text:list-item>
          <text:p text:style-name="P1117">feel — чувствовать (себя);</text:p>
        </text:list-item>
        <text:list-item>
          <text:p text:style-name="P1117">meet — встретиться.</text:p>
        </text:list-item>
      </text:list>
      <text:p text:style-name="P323"/>
      <text:p text:style-name="P118">I can`t concentrate — Я не могу сконцентрировать<text:span text:style-name="T787">ся</text:span>.</text:p>
      <text:p text:style-name="P118">I feel good — Я чувствую <text:span text:style-name="T787">себя</text:span> хорошо.</text:p>
      <text:p text:style-name="P119">You need to relax — Тебе нужно расслабить<text:span text:style-name="T787">ся</text:span>.</text:p>
      <text:p text:style-name="P325"/>
      <text:p text:style-name="P325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325"/>
      <text:p text:style-name="P87">I did it <text:span text:style-name="T787">myself</text:span> — Я <text:span text:style-name="T787">сам</text:span> это сделал.</text:p>
      <text:p text:style-name="P50"><text:span text:style-name="T998">If you want to do it well, do it </text:span><text:span text:style-name="T800">yourself</text:span><text:span text:style-name="T998"> — Хочешь сделать хорошо, делай это </text:span><text:span text:style-name="T800">сам</text:span><text:span text:style-name="T998">.</text:span></text:p>
      <text:p text:style-name="P325"/>
      <text:p text:style-name="P898"><text:span text:style-name="T746">Также, в этом случае перед местоимением можно поставить предлог </text:span><text:span text:style-name="T540">by</text:span><text:span text:style-name="T746">. </text:span><text:span text:style-name="T744">Он лишь указывает на то, кто же сделал это самостоятельно </text:span><text:span text:style-name="T745">(здесь </text:span><text:span text:style-name="T541">by</text:span><text:span text:style-name="T745"> — это отсылка к пассивному залогу)</text:span><text:span text:style-name="T744">.</text:span></text:p>
      <text:p text:style-name="P326"/>
      <text:p text:style-name="P120">I did it by myself — Я сам это сделал (обратите внимание на меня).</text:p>
      <text:p text:style-name="P326"/>
      <text:p text:style-name="P383">Указательные местоимения</text:p>
      <text:p text:style-name="P327"/>
      <text:p text:style-name="P463"><text:span text:style-name="T718">Нужны, чтобы указать на человека, предмет </text:span><text:span text:style-name="T725">или идею</text:span><text:span text:style-name="T730">.</text:span></text:p>
      <text:list xml:id="list1655119815" text:style-name="L66">
        <text:list-item>
          <text:p text:style-name="P1118">this — этот;</text:p>
        </text:list-item>
        <text:list-item>
          <text:p text:style-name="P1118">that — тот;</text:p>
        </text:list-item>
        <text:list-item>
          <text:p text:style-name="P1118">these — эти;</text:p>
        </text:list-item>
        <text:list-item>
          <text:p text:style-name="P1118">those — те.</text:p>
        </text:list-item>
      </text:list>
      <text:p text:style-name="P328"/>
      <text:p text:style-name="P329">Они связаны с расстоянием и показывают близко ли объект или далеко. Если объект близко, </text:p>
      <text:p text:style-name="P329">то используют <text:span text:style-name="T452">this</text:span> и <text:span text:style-name="T452">these</text:span>. Если объект далеко, и до него не дотянуться — то <text:span text:style-name="T452">that</text:span> и <text:span text:style-name="T452">thas</text:span>. </text:p>
      <text:p text:style-name="P329">После <text:span text:style-name="T452">these</text:span> и <text:span text:style-name="T452">those</text:span> нужно использовать глагол во множественном числе.</text:p>
      <text:p text:style-name="P329"/>
      <text:p text:style-name="P51"><text:span text:style-name="T420">T</text:span><text:span text:style-name="T421">his is my friend Joe — Это мой друг Джо (</text:span><text:span text:style-name="T422">досл. </text:span><text:span text:style-name="T423">Этот есть мой друг</text:span><text:span text:style-name="T421">).</text:span></text:p>
      <text:p text:style-name="P121">Those pictures on the wall are very beautiful — Те картины на стене очень красивые.</text:p>
      <text:p text:style-name="P329"/>
      <text:p text:style-name="P899"><text:span text:style-name="T747">Данные</text:span><text:span text:style-name="T725"> местоимения могут использоватьс в связке с существительным или самостоятельно.</text:span></text:p>
      <text:p text:style-name="P330">Если используются самостоятельно, то могут быть как подлежащим, так и дополнением.</text:p>
      <text:p text:style-name="P330"/>
      <text:p text:style-name="P890"><text:span text:style-name="T727">Очень часто </text:span><text:span text:style-name="T542">this</text:span><text:span text:style-name="T727"> и </text:span><text:span text:style-name="T542">that</text:span><text:span text:style-name="T727"> указывают именно на идею, </text:span><text:span text:style-name="T728">выступа</text:span><text:span text:style-name="T729">я</text:span><text:span text:style-name="T726"> формальн</text:span><text:span text:style-name="T728">ым</text:span><text:span text:style-name="T726"> подлежа</text:span><text:span text:style-name="T728">щим</text:span><text:span text:style-name="T727">. </text:span></text:p>
      <text:p text:style-name="P331">В этом случае <text:span text:style-name="T452">this</text:span> соответствует тому, что человек видит сейчас, а <text:span text:style-name="T452">that</text:span> — тому, что человек видел или слышал раньше. Также <text:span text:style-name="T452">that</text:span> может указывать на событие прошлого.</text:p>
      <text:p text:style-name="P332"/>
      <text:p text:style-name="P88"><text:soft-page-break/><text:span text:style-name="T424">T</text:span><text:span text:style-name="T355">hanks for help. That was really nice of you — Спасибо за помощь. Это было мило </text:span></text:p>
      <text:p text:style-name="P122">с вашей стороны (that указывает на ранее произошедшее событие).</text:p>
      <text:p text:style-name="P334"/>
      <text:p text:style-name="P122">I`ve got a new job! That`s good news — Я получил работу. Это хорошие новости </text:p>
      <text:p text:style-name="P122">(that указывает на озвученную ранее мысл).</text:p>
      <text:p text:style-name="P334"/>
      <text:p text:style-name="P123">That`s OK — Все в порядке (формальное подлежащее, </text:p>
      <text:p text:style-name="P52"><text:span text:style-name="T425">я </text:span><text:span text:style-name="T944">вижу</text:span><text:span text:style-name="T425"> что все хорошо / </text:span><text:span text:style-name="T821">идея</text:span><text:span text:style-name="T425"> хороша</text:span><text:span text:style-name="T426">).</text:span></text:p>
      <text:p text:style-name="P335"/>
      <text:p text:style-name="P122">This is Kerry — Это Кэри (подлежащее).</text:p>
      <text:p text:style-name="P332"/>
      <text:p text:style-name="P333">Указательные местоимения можно заменить определенным артиклем <text:span text:style-name="T452">the</text:span>.</text:p>
      <text:p text:style-name="P124">This food is delicious → The food is delicious (Эта еда очень вкусная).</text:p>
      <text:p text:style-name="P336"/>
      <text:p text:style-name="P337">Когда необходимо указать на человека или предмет, то это можно сделать и через <text:span text:style-name="T452">it is</text:span>. Разницы между <text:span text:style-name="T452">this is</text:span> и <text:span text:style-name="T452">it is</text:span> в этом случае нет. Но обычно используют вариант с <text:span text:style-name="T452">it</text:span>, </text:p>
      <text:p text:style-name="P338">т. к. он короче и является более разговорным: </text:p>
      <text:p text:style-name="P338"/>
      <text:p text:style-name="P53"><text:span text:style-name="T427">T</text:span><text:span text:style-name="T415">his is my book / </text:span><text:span text:style-name="T427">I</text:span><text:span text:style-name="T415">t is my book — </text:span><text:span text:style-name="T427">Это моя книга</text:span><text:span text:style-name="T415">. </text:span></text:p>
      <text:p text:style-name="P337"/>
      <text:p text:style-name="P12"><text:span text:style-name="T712">Н</text:span><text:span text:style-name="T680">еопределенные местоимения</text:span></text:p>
      <text:p text:style-name="P339"/>
      <text:p text:style-name="P340">Местоимения <text:span text:style-name="T452">some</text:span> и <text:span text:style-name="T452">any</text:span> означают «какой-то», «какое-то количество», «некоторый». </text:p>
      <text:p text:style-name="P340">Они связаны с чем-то неопределенным и часто выпадают при переводе.</text:p>
      <text:p text:style-name="P969"/>
      <text:p text:style-name="P893"><text:span text:style-name="T737">Они стоят перед существительном во множественно числе или перед неисчисляемым существительным: </text:span><text:span text:style-name="T543">s</text:span><text:span text:style-name="T544">ome water</text:span><text:span text:style-name="T731">, </text:span><text:span text:style-name="T543">some</text:span><text:span text:style-name="T544"> friends</text:span><text:span text:style-name="T731"> </text:span><text:span text:style-name="T736">и т. д.</text:span></text:p>
      <text:p text:style-name="P341"/>
      <text:p text:style-name="P342">Разница между <text:span text:style-name="T452">some</text:span> и <text:span text:style-name="T452">any</text:span> в том, что <text:span text:style-name="T452">some</text:span> используется в утверждениях, а <text:span text:style-name="T452">any</text:span> — </text:p>
      <text:p text:style-name="P342">в отрицаниях (в связке с <text:span text:style-name="T452">not</text:span>). Связка <text:span text:style-name="T452">not + any</text:span> <text:span text:style-name="T1004">обычно </text:span>переводится двойным отрицанием.</text:p>
      <text:p text:style-name="P340"/>
      <text:p text:style-name="P125">I have some friends — У меня есть друзья. (какое-то количество)</text:p>
      <text:p text:style-name="P125">I haven`t got any friends — У меня нет (никаких) друзей.</text:p>
      <text:p text:style-name="P341"/>
      <text:p text:style-name="P343">В утвержениях <text:span text:style-name="T452">some</text:span> ставить не обязательно. Его часто не указывают.</text:p>
      <text:p text:style-name="P126">I have some friends / I have friends (одно и тоже).</text:p>
      <text:p text:style-name="P343"/>
      <text:p text:style-name="P343">В вопросах можно использовать оба местоимения, но смысл они будут передавать разный.</text:p>
      <text:p text:style-name="P345"/>
      <text:p text:style-name="P345"><text:span text:style-name="T452">Some</text:span> имеет позитивный оттенок <text:span text:style-name="T1000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345"/>
      <text:p text:style-name="P900"><text:span text:style-name="T545">Would you like some </text:span><text:span text:style-name="T546">milk</text:span><text:span text:style-name="T545">? </text:span><text:span text:style-name="T544">—</text:span><text:span text:style-name="T545"> Вы хотите </text:span><text:span text:style-name="T546">молока</text:span><text:span text:style-name="T545">? (он</text:span><text:span text:style-name="T547">о</text:span><text:span text:style-name="T545"> у нас есть)</text:span></text:p>
      <text:p text:style-name="P54"><text:span text:style-name="T428">Could you give me some </text:span><text:span text:style-name="T429">milk</text:span><text:span text:style-name="T428">? </text:span><text:span text:style-name="T430">— </text:span><text:span text:style-name="T428">Я могу попросить </text:span><text:span text:style-name="T429">молока</text:span><text:span text:style-name="T428">? (поделитесь </text:span><text:span text:style-name="T431">пожалуйста</text:span><text:span text:style-name="T428">)</text:span></text:p>
      <text:p text:style-name="P346"/>
      <text:p text:style-name="P892"><text:span text:style-name="T548">Any</text:span><text:span text:style-name="T732"> передает сомнение </text:span><text:span text:style-name="T733">в наличии объектов, о которых спрашивают, поэтому обычно используется в вопросах, </text:span><text:span text:style-name="T734">где нужно получить </text:span><text:span text:style-name="T747">дополнительную</text:span><text:span text:style-name="T734"> информаци</text:span><text:span text:style-name="T735">ю</text:span><text:span text:style-name="T733">.</text:span></text:p>
      <text:p text:style-name="P347"/>
      <text:p text:style-name="P89"><text:span text:style-name="T432">H</text:span><text:span text:style-name="T355">ave you </text:span><text:span text:style-name="T431">got any milk in the fridge? </text:span><text:span text:style-name="T433">—</text:span><text:span text:style-name="T431"> У тебя есть молоко в холодильнике?</text:span></text:p>
      <text:p text:style-name="P90"><text:span text:style-name="T431">H</text:span><text:span text:style-name="T355">ave you bought </text:span><text:span text:style-name="T787">any</text:span><text:span text:style-name="T355"> new closes? — Ты купила </text:span><text:span text:style-name="T787">какую-нибудь</text:span><text:span text:style-name="T355"> новую одежду?</text:span></text:p>
      <text:p text:style-name="P344"/>
      <text:p text:style-name="P901"><text:span text:style-name="T734">Если зада</text:span><text:span text:style-name="T736">ется вопрос и ожидается положительный ответ, то используется </text:span><text:span text:style-name="T543">some</text:span><text:span text:style-name="T736">.</text:span></text:p>
      <text:p text:style-name="P968"><text:soft-page-break/>Are you wainting for somebody? — Ты кого-то ждешь? (не так ли).<text:span text:style-name="T867"> <text:s/></text:span><text:span text:style-name="T877">(привести другой пример)</text:span></text:p>
      <text:p text:style-name="P968"/>
      <text:p text:style-name="P894"><text:span text:style-name="T738">Местоимение </text:span><text:span text:style-name="T549">no</text:span><text:span text:style-name="T738"> </text:span><text:span text:style-name="T743">также </text:span><text:span text:style-name="T738">используется в отрицаниях. Им можно заменить связку </text:span><text:span text:style-name="T549">not</text:span><text:span text:style-name="T738"> + </text:span><text:span text:style-name="T549">any</text:span><text:span text:style-name="T738">.</text:span></text:p>
      <text:p text:style-name="P348">В предложениях с <text:span text:style-name="T452">no</text:span> первая половина выглядит, как утверждение. </text:p>
      <text:p text:style-name="P348"/>
      <text:p text:style-name="P350">Местоимение <text:span text:style-name="T452">no</text:span> стоит перед существительным, а частица <text:span text:style-name="T452">not</text:span> идет вместе со вспомогательны<text:span text:style-name="T1002">м</text:span> глаголом. <text:span text:style-name="T1002">Они не могут использоваться вместе в одном предложении.</text:span></text:p>
      <text:p text:style-name="P351"/>
      <text:p text:style-name="P127">There are no shops here / There aren`t any shops here — Здесь нет<text:span text:style-name="T1003"> </text:span>магазинов.</text:p>
      <text:p text:style-name="P349"/>
      <text:p text:style-name="P1197"><text:span text:style-name="T739">Неопределенные местоимения, </text:span><text:span text:style-name="T741">как и</text:span><text:span text:style-name="T739"> возвратны</text:span><text:span text:style-name="T741">е</text:span><text:span text:style-name="T739">, могут объединяться с некоторыми словами. </text:span><text:span text:style-name="T740">Здесь п</text:span><text:span text:style-name="T739">ервой половинкой будет: </text:span><text:span text:style-name="T550">some</text:span><text:span text:style-name="T739">, </text:span><text:span text:style-name="T550">any</text:span><text:span text:style-name="T739">, </text:span><text:span text:style-name="T550">no</text:span><text:span text:style-name="T739">, а второй — </text:span><text:span text:style-name="T550">b</text:span><text:span text:style-name="T551">ody/one</text:span><text:span text:style-name="T740"> (если человек), </text:span></text:p>
      <text:p text:style-name="P1197"><text:span text:style-name="T551">thing</text:span><text:span text:style-name="T740"> (если предмет) или </text:span><text:span text:style-name="T551">where</text:span><text:span text:style-name="T740"> (если мест</text:span><text:span text:style-name="T777">о</text:span><text:span text:style-name="T740">).</text:span></text:p>
      <text:p text:style-name="P352"/>
      <text:p text:style-name="P353">Переводятся они как: «кто-то», «что-то», «где-то», «никто», «ничто», «нигде».</text:p>
      <text:p text:style-name="P354">Могут заменять как подлежащее, так и дополнение. <text:span text:style-name="T1009">И</text:span><text:span text:style-name="T1008">спользуются по тем же правилам.</text:span></text:p>
      <text:p text:style-name="P352"/>
      <text:p text:style-name="P91"><text:span text:style-name="T434">T</text:span><text:span text:style-name="T355">here is somebody in the street — Кто-то на улице.</text:span></text:p>
      <text:p text:style-name="P128">Is there anybody in the street? — Есть кто на улице?</text:p>
      <text:p text:style-name="P128">There is nobody in the street / There isn`t anybody in the street — Никого нет на улице.</text:p>
      <text:p text:style-name="P352"/>
      <text:p text:style-name="P352">Если в предложении стоит <text:span text:style-name="T452">nobody</text:span>/<text:span text:style-name="T452">nothing</text:span>/<text:span text:style-name="T452">nowthere</text:span>, то отрицательная частица <text:span text:style-name="T452">not</text:span> уже </text:p>
      <text:p text:style-name="P895"><text:span text:style-name="T740">не нужна, подобно тому как она не используется </text:span><text:span text:style-name="T742">вместе с</text:span><text:span text:style-name="T740"> </text:span><text:span text:style-name="T551">no</text:span><text:span text:style-name="T740">.</text:span></text:p>
      <text:p text:style-name="P352"/>
      <text:p text:style-name="P980"><text:span text:style-name="T740">М</text:span><text:span text:style-name="T718">естоимения с окончанием </text:span><text:span text:style-name="T526">-body</text:span><text:span text:style-name="T718"> и </text:span><text:span text:style-name="T526">-one</text:span><text:span text:style-name="T718"> взаимозаменяемы.</text:span></text:p>
      <text:p text:style-name="P355"/>
      <text:p text:style-name="P994">Притяжательный падеж. Possessive Case</text:p>
      <text:p text:style-name="P360"/>
      <text:p text:style-name="P907"><text:span text:style-name="T748">Сообщает информацию о том, </text:span><text:span text:style-name="T717">кому</text:span><text:span text:style-name="T748"> принадлежит </text:span><text:span text:style-name="T752">объект</text:span><text:span text:style-name="T748">, </text:span><text:span text:style-name="T749">т. е. указывает на владельца.</text:span></text:p>
      <text:p text:style-name="P362"/>
      <text:p text:style-name="P982"><text:span text:style-name="T718">Существительно в притяжательном падеже, как и </text:span><text:span text:style-name="T749">притяжательное</text:span><text:span text:style-name="T718"> местоимение, </text:span></text:p>
      <text:p text:style-name="P905"><text:span text:style-name="T748">отвечает </text:span><text:span text:style-name="T718">на вопрос «чей?». </text:span><text:span text:style-name="T749">Они взаимозаменяемы.</text:span></text:p>
      <text:p text:style-name="P363"/>
      <text:p text:style-name="P364"><text:span text:style-name="T749">Чтобы поставить существительное в этот падеж, нужно добавить к нему окончание </text:span><text:span text:style-name="T452">`s</text:span><text:span text:style-name="T749">.</text:span></text:p>
      <text:p text:style-name="P361"/>
      <text:p text:style-name="P55"><text:span text:style-name="T437">This is </text:span><text:span text:style-name="T801">Tom`s</text:span><text:span text:style-name="T438"> friend — </text:span><text:span text:style-name="T437">Это друг </text:span><text:span text:style-name="T802">Тома</text:span><text:span text:style-name="T437"> (существительное в притяжательном падеже)</text:span></text:p>
      <text:p text:style-name="P130">This is <text:span text:style-name="T787">his</text:span> friend — Это <text:span text:style-name="T787">его</text:span> друг (притяжательное местоимение)</text:p>
      <text:p text:style-name="P361"/>
      <text:p text:style-name="P362"><text:span text:style-name="T1010">Если существительное </text:span><text:span text:style-name="T1011">только </text:span><text:span text:style-name="T1010">подразумевается, то его можно не указывать.</text:span></text:p>
      <text:p text:style-name="P130">This isn`t my car. It`s my brothers`s — Это не моя машина. Она брата.</text:p>
      <text:p text:style-name="P363"/>
      <text:p text:style-name="P365">Если существительное идет в связке с прилагательным или местоимением, то <text:span text:style-name="T452">`s</text:span> </text:p>
      <text:p text:style-name="P365">ставиться в концей всей связки: <text:span text:style-name="T452">a </text:span><text:span text:style-name="T574">big dog`s</text:span><text:span text:style-name="T452"> owner</text:span>, <text:span text:style-name="T574">my friend`s</text:span><text:span text:style-name="T452"> house</text:span>.</text:p>
      <text:p text:style-name="P365"/>
      <text:p text:style-name="P365">Если владельцев несколько то <text:span text:style-name="T452">`s</text:span> ставится в конце словосочетания: </text:p>
      <text:p text:style-name="P131"><text:span text:style-name="T787">Rick and Kate`s</text:span> wedding — Свадьба Рика и Кейт.</text:p>
      <text:p text:style-name="P365"/>
      <text:p text:style-name="P365">Если существительное во множественном числе, то в конце пишется только апостроф, </text:p>
      <text:p text:style-name="P906"><text:span text:style-name="T750">без </text:span><text:span text:style-name="T557">s</text:span><text:span text:style-name="T750">: </text:span><text:span text:style-name="T557">my </text:span><text:span text:style-name="T577">friends`</text:span><text:span text:style-name="T557"> school</text:span><text:span text:style-name="T750">. Но если во множественном числе слово-исключение, </text:span></text:p>
      <text:p text:style-name="P906"><text:span text:style-name="T750">то применяются обычные правила: </text:span><text:span text:style-name="T577">men`s</text:span><text:span text:style-name="T557"> clothes</text:span><text:span text:style-name="T750"> (мужская одежда).</text:span></text:p>
      <text:p text:style-name="P365"/>
      <text:p text:style-name="P983"><text:span text:style-name="T750">П</text:span><text:span text:style-name="T718">орядок слов следующий: сначала указывается владелец в притяжательном падеже, </text:span></text:p>
      <text:p text:style-name="P366"><text:soft-page-break/>а потом то, чем он владеет (в русском языке все наоборот).</text:p>
      <text:p text:style-name="P366"/>
      <text:p text:style-name="P907"><text:span text:style-name="T751">Если </text:span><text:span text:style-name="T752">предмет</text:span><text:span text:style-name="T751"> является частью другого </text:span><text:span text:style-name="T752">предмета</text:span><text:span text:style-name="T751">, то вместо притяжательного падежа используется предлог </text:span><text:span text:style-name="T558">of</text:span><text:span text:style-name="T751">. Т. к. владельцем может быть кто-то живой.</text:span></text:p>
      <text:p text:style-name="P366"/>
      <text:p text:style-name="P92"><text:span text:style-name="T439">T</text:span><text:span text:style-name="T355">he wheel of the car — Колесо машины (Car`s wheel неправильно).</text:span></text:p>
      <text:p text:style-name="P56"><text:span text:style-name="T439">The door of the house — Двер дома </text:span><text:span text:style-name="T440">(предмет + of + больший предмет)</text:span><text:span text:style-name="T439">.</text:span></text:p>
      <text:p text:style-name="P367"/>
      <text:p text:style-name="P985"><text:span text:style-name="T751">С</text:span><text:span text:style-name="T718">ловосочетания с предлогом </text:span><text:span text:style-name="T526">of</text:span><text:span text:style-name="T718">:</text:span></text:p>
      <text:list xml:id="list538663798" text:style-name="L67">
        <text:list-item>
          <text:p text:style-name="P1119">the beginning/end of — начало/конец чего-то;</text:p>
        </text:list-item>
        <text:list-item>
          <text:p text:style-name="P1119">the top/middle/bottom of — вершина/середина/дно чего-то;</text:p>
        </text:list-item>
        <text:list-item>
          <text:p text:style-name="P1119">the side of — сторона чего-то.</text:p>
        </text:list-item>
      </text:list>
      <text:p text:style-name="P984"/>
      <text:p text:style-name="P993">Существительное. Noun</text:p>
      <text:p text:style-name="P986"/>
      <text:p text:style-name="P908"><text:span text:style-name="T1021">Ч</text:span>асть речи, обознача<text:span text:style-name="T1021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012">в предложении. </text:span></text:p>
      <text:p text:style-name="P987"/>
      <text:p text:style-name="P909"><text:span text:style-name="T1012">В русском языке существительное меняется по падежам. В английском </text:span><text:span text:style-name="T1016">все</text:span><text:span text:style-name="T1012"> по другому. </text:span></text:p>
      <text:p text:style-name="P909"><text:span text:style-name="T1012">Там за падежи отвечают предлоги, а не окончания:</text:span><text:span text:style-name="T803"> </text:span><text:span text:style-name="T580">to</text:span><text:span text:style-name="T485"> the table </text:span><text:span text:style-name="T562">—</text:span><text:span text:style-name="T485"> </text:span><text:span text:style-name="T580">к</text:span><text:span text:style-name="T485"> стол</text:span><text:span text:style-name="T580">у</text:span><text:span text:style-name="T1012">.</text:span></text:p>
      <text:p text:style-name="P909"/>
      <text:p text:style-name="P974">(именительным и объектный падеж, используются только в местоимениях?)</text:p>
      <text:p text:style-name="P987"/>
      <text:p text:style-name="P13">Множественное <text:span text:style-name="T1013">число. Plural</text:span></text:p>
      <text:p text:style-name="P987"/>
      <text:p text:style-name="P997">Распространяется только на существительные, и не касается прилагательных.</text:p>
      <text:p text:style-name="P912"><text:span text:style-name="T1014">Образуется с помощью окончания </text:span><text:span text:style-name="T483">-s</text:span><text:span text:style-name="T1014"> или </text:span><text:span text:style-name="T483">-es.</text:span></text:p>
      <text:p text:style-name="P95"/>
      <text:p text:style-name="P912"><text:span text:style-name="T484">a </text:span><text:span text:style-name="T483">blue ballon</text:span><text:span text:style-name="T579">s</text:span><text:span text:style-name="T483"> — </text:span><text:span text:style-name="T484">г</text:span><text:span text:style-name="T483">олуб</text:span><text:span text:style-name="T579">ые</text:span><text:span text:style-name="T483"> шарик</text:span><text:span text:style-name="T579">и</text:span><text:span text:style-name="T483">.</text:span></text:p>
      <text:p text:style-name="P984"/>
      <text:p text:style-name="P368">Окончание <text:span text:style-name="T452">-es</text:span> ставится, когда:</text:p>
      <text:p text:style-name="P368"/>
      <text:list xml:id="list2783981116" text:style-name="L68">
        <text:list-item>
          <text:p text:style-name="P1120">слово заканчивается на <text:span text:style-name="T452">-s</text:span> или шипящий <text:span text:style-name="T452">-sh</text:span>, <text:span text:style-name="T452">-ch</text:span>, <text:span text:style-name="T452">-x</text:span>:</text:p>
          <text:p text:style-name="P1208">box/boxes, watch/watches, dish/dishes, bus/buses;</text:p>
          <text:p text:style-name="P1120"/>
        </text:list-item>
        <text:list-item>
          <text:p text:style-name="P1120">слово заканчивается на <text:span text:style-name="T452">-o</text:span> <text:span text:style-name="T1015">(</text:span>кроме исключений<text:span text:style-name="T1015">)</text:span>:</text:p>
          <text:p text:style-name="P1208">potato/potatoes, piano/pianos;</text:p>
          <text:p text:style-name="P1120"/>
        </text:list-item>
        <text:list-item>
          <text:p text:style-name="P1189"><text:span text:style-name="T753">слово заканчивается на </text:span><text:span text:style-name="T563">-f</text:span><text:span text:style-name="T753"> или </text:span><text:span text:style-name="T563">-fe</text:span><text:span text:style-name="T753">, </text:span><text:span text:style-name="T754">где</text:span><text:span text:style-name="T753"> </text:span><text:span text:style-name="T563">-f</text:span><text:span text:style-name="T753"> </text:span><text:span text:style-name="T754">также </text:span><text:span text:style-name="T753">заменяется на </text:span><text:span text:style-name="T563">-v</text:span><text:span text:style-name="T753"> </text:span><text:span text:style-name="T754">(кроме исключений)</text:span><text:span text:style-name="T753">:</text:span></text:p>
          <text:p text:style-name="P1212"><text:span text:style-name="T441">s</text:span><text:span text:style-name="T355">helf/shelves, wife/wives, proof/proofs.</text:span></text:p>
        </text:list-item>
      </text:list>
      <text:p text:style-name="P369"/>
      <text:p text:style-name="P370">Слова-исключения, которые меняются не по правилам:</text:p>
      <text:list xml:id="list4244491754" text:style-name="L69">
        <text:list-item>
          <text:p text:style-name="P1121">man/men — мужчина/мужчины;</text:p>
        </text:list-item>
        <text:list-item>
          <text:p text:style-name="P1121">child/children — ребенок/дети;</text:p>
        </text:list-item>
        <text:list-item>
          <text:p text:style-name="P1121">woman/women [вимен] — женщина/женщины;</text:p>
        </text:list-item>
        <text:list-item>
          <text:p text:style-name="P1121">foot/feet — нога/ноги;</text:p>
        </text:list-item>
        <text:list-item>
          <text:p text:style-name="P1121">mouse/mice — мышь/мыши;</text:p>
        </text:list-item>
        <text:list-item>
          <text:p text:style-name="P1121">sheep/sheep — овца/овцы;</text:p>
        </text:list-item>
        <text:list-item>
          <text:p text:style-name="P1214"><text:span text:style-name="T718">tooth/teeth — </text:span><text:span text:style-name="T755">зуб/</text:span><text:span text:style-name="T718">зубы;</text:span></text:p>
        </text:list-item>
        <text:list-item>
          <text:p text:style-name="P1122">fish/fish — рыба/рыбы;</text:p>
        </text:list-item>
        <text:list-item>
          <text:p text:style-name="P1214"><text:span text:style-name="T755">goose/geese — гусь/гуси.</text:span><text:span text:style-name="T718"> </text:span></text:p>
        </text:list-item>
      </text:list>
      <text:p text:style-name="P14"><text:soft-page-break/><text:span text:style-name="T713">И</text:span><text:span text:style-name="T680">счисляемые и неисчисляемые существительные</text:span></text:p>
      <text:p text:style-name="P371"/>
      <text:p text:style-name="P372">Исчисляемые существительные можно пересчитать. У них есть форма единственного </text:p>
      <text:p text:style-name="P911"><text:span text:style-name="T756">и множественного числа. Количество можно указать числом, наречием </text:span><text:span text:style-name="T758">или артиклем </text:span><text:span text:style-name="T560">a</text:span><text:span text:style-name="T758"> (one).</text:span></text:p>
      <text:p text:style-name="P373"/>
      <text:p text:style-name="P132"><text:span text:style-name="T787">3</text:span> apples — 3 яблока;</text:p>
      <text:p text:style-name="P132"><text:span text:style-name="T787">many</text:span> books — много книг;</text:p>
      <text:p text:style-name="P910"><text:span text:style-name="T559">I want </text:span><text:span text:style-name="T578">a</text:span><text:span text:style-name="T559"> banana — </text:span><text:span text:style-name="T561">я</text:span><text:span text:style-name="T559"> хочу банан.</text:span></text:p>
      <text:p text:style-name="P373"/>
      <text:p text:style-name="P988"><text:span text:style-name="T718">Неисчисляемые существительные невозможно посчитать. К ним относятся вещества, жидкости, явления, ощущуне</text:span><text:span text:style-name="T758">н</text:span><text:span text:style-name="T718">ия, </text:span><text:span text:style-name="T759">абстрактные </text:span><text:span text:style-name="T718">понятия. </text:span><text:span text:style-name="T761">Они и</text:span><text:span text:style-name="T718">меют только одну форму единственного числа и заменяются местоимнием </text:span><text:span text:style-name="T526">it</text:span><text:span text:style-name="T718">.</text:span></text:p>
      <text:p text:style-name="P373"/>
      <text:p text:style-name="P373">Чтобы выразить количество, используется дополнительная мерка: </text:p>
      <text:p text:style-name="P373"/>
      <text:list xml:id="list4210455699" text:style-name="L70">
        <text:list-item>
          <text:p text:style-name="P1123">для жидкостей:</text:p>
          <text:list>
            <text:list-item>
              <text:p text:style-name="P1125"><text:span text:style-name="T1023">a </text:span>glass of — стакан;</text:p>
            </text:list-item>
            <text:list-item>
              <text:p text:style-name="P1125"><text:span text:style-name="T1023">a </text:span>cup of — чашка;</text:p>
            </text:list-item>
            <text:list-item>
              <text:p text:style-name="P1125"><text:span text:style-name="T1023">a</text:span> jar of — банка;</text:p>
            </text:list-item>
            <text:list-item>
              <text:p text:style-name="P1125"><text:span text:style-name="T1023">a </text:span>jug of — кувшин;</text:p>
            </text:list-item>
            <text:list-item>
              <text:p text:style-name="P1125"><text:span text:style-name="T1023">a </text:span>bottle of — бутылка;</text:p>
            </text:list-item>
          </text:list>
          <text:p text:style-name="P1124"/>
        </text:list-item>
        <text:list-item>
          <text:p text:style-name="P1123">для сыпучих веществ:</text:p>
          <text:list>
            <text:list-item>
              <text:p text:style-name="P1125"><text:span text:style-name="T1023">a </text:span>packet of — упаковка;</text:p>
            </text:list-item>
            <text:list-item>
              <text:p text:style-name="P1125"><text:span text:style-name="T1023">a </text:span>bowl of — миска;</text:p>
            </text:list-item>
            <text:list-item>
              <text:p text:style-name="P1125"><text:span text:style-name="T1023">a </text:span>bag of — мешок;</text:p>
            </text:list-item>
            <text:list-item>
              <text:p text:style-name="P1125"><text:span text:style-name="T1023">a </text:span>kilo of — килограм;</text:p>
            </text:list-item>
          </text:list>
          <text:p text:style-name="P1128"/>
        </text:list-item>
        <text:list-item>
          <text:p text:style-name="P1127">для продуктов, которые режут:</text:p>
          <text:list>
            <text:list-item>
              <text:p text:style-name="P1215"><text:span text:style-name="T763">a </text:span><text:span text:style-name="T718">piece/</text:span><text:span text:style-name="T757">slice</text:span><text:span text:style-name="T718"> of — кусо</text:span><text:span text:style-name="T757">чек</text:span><text:span text:style-name="T718">;</text:span></text:p>
            </text:list-item>
            <text:list-item>
              <text:p text:style-name="P1125"><text:span text:style-name="T1023">a </text:span>loaf of — буханка;</text:p>
            </text:list-item>
          </text:list>
        </text:list-item>
      </text:list>
      <text:p text:style-name="P374"/>
      <text:p text:style-name="P57"><text:span text:style-name="T442">2 loafs of bread — </text:span><text:span text:style-name="T443">д</text:span><text:span text:style-name="T442">ве буханки хлеба.</text:span></text:p>
      <text:p text:style-name="P96"><text:span text:style-name="T445">a </text:span><text:span text:style-name="T442">c</text:span><text:span text:style-name="T355">up of tea — (одна) чашка чая</text:span></text:p>
      <text:p text:style-name="P374"/>
      <text:p text:style-name="P375">Существительные, которые всегда неислисляемые:</text:p>
      <text:list xml:id="list4202213545" text:style-name="L71">
        <text:list-item>
          <text:p text:style-name="P1126">news — новости;</text:p>
        </text:list-item>
        <text:list-item>
          <text:p text:style-name="P1126">money — деньги;</text:p>
        </text:list-item>
        <text:list-item>
          <text:p text:style-name="P1126">bad luck — неудача;</text:p>
        </text:list-item>
        <text:list-item>
          <text:p text:style-name="P1126">traffic — транспорт на дороге;</text:p>
        </text:list-item>
        <text:list-item>
          <text:p text:style-name="P1126">f<text:span text:style-name="T1022">u</text:span>rniture — мебель;</text:p>
        </text:list-item>
        <text:list-item>
          <text:p text:style-name="P1126">progress — прогресс;</text:p>
        </text:list-item>
        <text:list-item>
          <text:p text:style-name="P1126">information — информация;</text:p>
        </text:list-item>
        <text:list-item>
          <text:p text:style-name="P1126">advice — совет;</text:p>
        </text:list-item>
        <text:list-item>
          <text:p text:style-name="P1126">hair — волосы;</text:p>
        </text:list-item>
        <text:list-item>
          <text:p text:style-name="P1126">paper — бумага;</text:p>
        </text:list-item>
        <text:list-item>
          <text:p text:style-name="P1126">food — еда;</text:p>
        </text:list-item>
      </text:list>
      <text:p text:style-name="P374"/>
      <text:p text:style-name="P93"><text:span text:style-name="T355">It is good news — Это хорошие новости </text:span><text:span text:style-name="T444">(без артикля)</text:span><text:span text:style-name="T355">.</text:span></text:p>
      <text:p text:style-name="P94"><text:span text:style-name="T355">I need good advice — Мне нужен хороший совет </text:span><text:span text:style-name="T444">(без артикля)</text:span><text:span text:style-name="T355">.</text:span></text:p>
      <text:p text:style-name="P15"><text:soft-page-break/><text:span text:style-name="T680">Два </text:span><text:span text:style-name="T714">(и более) </text:span><text:span text:style-name="T680">существительный рядом</text:span></text:p>
      <text:p text:style-name="P376"/>
      <text:p text:style-name="P915"><text:span text:style-name="T760">Такая цепочка обозначает один предмет, идею </text:span><text:span text:style-name="T762">или </text:span><text:span text:style-name="T760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764">ь</text:span><text:span text:style-name="T760">ся прилагательным </text:span><text:span text:style-name="T762">или</text:span><text:span text:style-name="T760"> существительным с предлогом).</text:span></text:p>
      <text:p text:style-name="P377"/>
      <text:p text:style-name="P133">a tennis ball — теннисный мяч / мяч для тенниса;</text:p>
      <text:p text:style-name="P133">a income tax — подоходный налог / налог на прибыль;</text:p>
      <text:p text:style-name="P378"/>
      <text:p text:style-name="P380">Первое существительное всегда стоит в единственном числе.</text:p>
      <text:p text:style-name="P380"/>
      <text:p text:style-name="P134">tennis balls — теннисные мячи;</text:p>
      <text:p text:style-name="P135">two part question (question of two parts) — <text:span text:style-name="T1024">вопрос из 2х частей;</text:span></text:p>
      <text:p text:style-name="P378"/>
      <text:p text:style-name="P989"><text:span text:style-name="T760">И</text:span><text:span text:style-name="T718">ногда первое существительное имеет окончание </text:span><text:span text:style-name="T526">-ing</text:span><text:span text:style-name="T718">.</text:span></text:p>
      <text:p text:style-name="P379"/>
      <text:p text:style-name="P133">a swimming pool — плавательный бассейн;</text:p>
      <text:p text:style-name="P135">working hours — рабочие часы;</text:p>
      <text:p text:style-name="P379"/>
      <text:p text:style-name="P995">Артикли. Articles</text:p>
      <text:p text:style-name="P1130"/>
      <text:p text:style-name="P1131">Это маленькие слова перед существительными, которые передают оттенки смысла.</text:p>
      <text:p text:style-name="P1131">Есть 2 вида артикля: неопределенный <text:span text:style-name="T1030">(</text:span><text:span text:style-name="T452">a/an</text:span><text:span text:style-name="T1030">)</text:span> и определенный <text:span text:style-name="T1030">(</text:span><text:span text:style-name="T452">the</text:span><text:span text:style-name="T1030">)</text:span>.</text:p>
      <text:p text:style-name="P1131"/>
      <text:p text:style-name="P1158">Неопределенный артикль</text:p>
      <text:p text:style-name="P1131"/>
      <text:p text:style-name="P1190"><text:span text:style-name="T765">Артикль </text:span><text:span text:style-name="T564">a</text:span><text:span text:style-name="T765"> означает </text:span><text:span text:style-name="T766">один </text:span><text:span text:style-name="T765">предмет. Причем не конкретный предмет, а</text:span><text:span text:style-name="T766"> </text:span><text:span text:style-name="T765">неопределенный. </text:span><text:span text:style-name="T766">К</text:span><text:span text:style-name="T765">аждый </text:span><text:span text:style-name="T766">человек </text:span><text:span text:style-name="T765">может представлять </text:span><text:span text:style-name="T766">такой предмет </text:span><text:span text:style-name="T765">по своему.</text:span></text:p>
      <text:p text:style-name="P1132"/>
      <text:p text:style-name="P1209">a house — дом (один представит большой особняк, другой — маленький домик).</text:p>
      <text:p text:style-name="P1132"/>
      <text:p text:style-name="P1196"><text:span text:style-name="T766">Его можно условно заменить на числительное </text:span><text:span text:style-name="T570">one </text:span><text:span text:style-name="T776">(какой-то один)</text:span><text:span text:style-name="T766">. </text:span><text:span text:style-name="T620">Поэтому о</text:span><text:span text:style-name="T621">н ставится перед исчисляемыми существительными в единственном числе.</text:span></text:p>
      <text:p text:style-name="P1133"/>
      <text:p text:style-name="P1194"><text:span text:style-name="T565">I have </text:span><text:span text:style-name="T581">a</text:span><text:span text:style-name="T565"> cat / I have </text:span><text:span text:style-name="T581">one</text:span><text:span text:style-name="T565"> cat — У меня есть </text:span><text:span text:style-name="T572">(какая-то одна) </text:span><text:span text:style-name="T565">кошка.</text:span></text:p>
      <text:p text:style-name="P1194"><text:span text:style-name="T768"/></text:p>
      <text:p text:style-name="P1213"><text:span text:style-name="T448">(никакой конкретной информации о кошке </text:span><text:span text:style-name="T449">у собеседника </text:span><text:span text:style-name="T450">еще </text:span><text:span text:style-name="T449">нет; </text:span><text:span text:style-name="T451">ни сколько ей лет, </text:span></text:p>
      <text:p text:style-name="P1213"><text:span text:style-name="T451">ни какого она цвета, и т. п.;</text:span><text:span text:style-name="T448"> </text:span><text:span text:style-name="T449">ему </text:span><text:span text:style-name="T448">изветсно только что «у меня одна кошка»)</text:span><text:span text:style-name="T446">.</text:span></text:p>
      <text:p text:style-name="P1191"><text:span text:style-name="T768"/></text:p>
      <text:p text:style-name="P1135"><text:span text:style-name="T452">A</text:span> ставится перед согласными, а <text:span text:style-name="T452">an</text:span> — перед гласными. Оба означают одно и тоже.</text:p>
      <text:p text:style-name="P1135"/>
      <text:p text:style-name="P1179"><text:span text:style-name="T715">Если гласная читается как двойной звук с первым [</text:span>йи<text:span text:style-name="T715">], то ставится </text:span><text:span text:style-name="T486">a</text:span><text:span text:style-name="T715">: </text:span></text:p>
      <text:p text:style-name="P1179"><text:span text:style-name="T486">a union</text:span><text:span text:style-name="T715">, </text:span><text:span text:style-name="T486">a European</text:span><text:span text:style-name="T715">.</text:span></text:p>
      <text:p text:style-name="P1178"><text:span text:style-name="T715"/></text:p>
      <text:p text:style-name="P1193"><text:span text:style-name="T770">Если первая согласная (после которой гласная) не произносится, то ставится </text:span><text:span text:style-name="T568">an</text:span><text:span text:style-name="T770">: </text:span></text:p>
      <text:p text:style-name="P1193"><text:span text:style-name="T568">an hour </text:span><text:span text:style-name="T770">(аувер), </text:span><text:span text:style-name="T568">an honesty </text:span><text:span text:style-name="T770">(анэсти).</text:span></text:p>
      <text:p text:style-name="P1192"><text:span text:style-name="T770"/></text:p>
      <text:p text:style-name="P1202"><text:span text:style-name="T770">Т</text:span><text:span text:style-name="T771">акже артикль </text:span><text:span text:style-name="T569">a</text:span><text:span text:style-name="T771"> </text:span><text:span text:style-name="T775">ставится</text:span><text:span text:style-name="T771">, когда:</text:span></text:p>
      <text:list xml:id="list356424" text:style-name="L72">
        <text:list-item>
          <text:p text:style-name="P1216"><text:span text:style-name="T718">говорят о профессии (</text:span><text:span text:style-name="T526">I`m a doctor)</text:span><text:span text:style-name="T718">;</text:span></text:p>
        </text:list-item>
        <text:list-item>
          <text:p text:style-name="P1217"><text:span text:style-name="T718">впервые упоминяют человека или предмет в разговоре </text:span><text:span text:style-name="T772">(</text:span><text:span text:style-name="T565">I have a cat</text:span><text:span text:style-name="T772">);</text:span></text:p>
        </text:list-item>
        <text:list-item>
          <text:p text:style-name="P1195"><text:span text:style-name="T772">дается определение предмету (</text:span><text:span text:style-name="T566">He is a good man «</text:span><text:span text:style-name="T567">О</text:span><text:span text:style-name="T566">н относится к хорошим людям»</text:span><text:span text:style-name="T772">)</text:span></text:p>
        </text:list-item>
      </text:list>
      <text:p text:style-name="P1192"><text:span text:style-name="T770"/></text:p>
      <text:p text:style-name="P1134"><text:soft-page-break/></text:p>
      <text:p text:style-name="P1194">Если перед существительным сто<text:span text:style-name="T1029">и</text:span>т прилагательн<text:span text:style-name="T1029">ое</text:span>, то артикль ставится перед ним.</text:p>
      <text:p text:style-name="P1138"/>
      <text:p text:style-name="P1210">a big old house — большой старый дом.</text:p>
      <text:p text:style-name="P1210">a black and white cat — черно-белый кот.</text:p>
      <text:p text:style-name="P1133"/>
      <text:p text:style-name="P1136">При этом перед прилагательным без существительного артикль не ставится.</text:p>
      <text:p text:style-name="P1136"/>
      <text:p text:style-name="P1211">This book is a good (неправильно).</text:p>
      <text:p text:style-name="P1211">Th<text:span text:style-name="T1026">i</text:span>s book is good (правильно).</text:p>
      <text:p text:style-name="P1133"/>
      <text:p text:style-name="P1159">Определенный артикль</text:p>
      <text:p text:style-name="P1137"/>
      <text:p text:style-name="P1132"/>
      <text:p text:style-name="P1061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974507913616">
          <table:table-cell table:style-name="Table7.A1" office:value-type="string">
            <text:p text:style-name="P1014"/>
          </table:table-cell>
          <table:table-cell table:style-name="Table7.A1" office:value-type="string">
            <text:p text:style-name="P998">Past</text:p>
          </table:table-cell>
          <table:table-cell table:style-name="Table7.A1" office:value-type="string">
            <text:p text:style-name="P998">Present</text:p>
          </table:table-cell>
          <table:table-cell table:style-name="Table7.D1" office:value-type="string">
            <text:p text:style-name="P998">Future</text:p>
          </table:table-cell>
        </table:table-row>
        <table:table-row table:style-name="TableLine93974507862672">
          <table:table-cell table:style-name="Table7.A2" office:value-type="string">
            <text:p text:style-name="P1005">+</text:p>
          </table:table-cell>
          <table:table-cell table:style-name="Table7.A2" office:value-type="string">
            <text:p text:style-name="P1036">I/y<text:span text:style-name="T885">ou</text:span>/w<text:span text:style-name="T885">e</text:span>/t<text:span text:style-name="T885">hey</text:span>/he/she/it started</text:p>
          </table:table-cell>
          <table:table-cell table:style-name="Table7.A2" office:value-type="string">
            <text:p text:style-name="P1027">I/you/we/they start</text:p>
            <text:p text:style-name="P1027">He/she/it starts</text:p>
          </table:table-cell>
          <table:table-cell table:style-name="Table7.D2" office:value-type="string">
            <text:p text:style-name="P1039">I/y<text:span text:style-name="T885">ou</text:span>/w<text:span text:style-name="T885">e</text:span>/t<text:span text:style-name="T885">hey</text:span>/he/she/it </text:p>
            <text:p text:style-name="P1039">will start</text:p>
          </table:table-cell>
        </table:table-row>
        <table:table-row table:style-name="TableLine93974508820048">
          <table:table-cell table:style-name="Table7.A2" office:value-type="string">
            <text:p text:style-name="P999">-</text:p>
          </table:table-cell>
          <table:table-cell table:style-name="Table7.A2" office:value-type="string">
            <text:p text:style-name="P1036">I/y<text:span text:style-name="T885">ou</text:span>/w<text:span text:style-name="T885">e</text:span>/t<text:span text:style-name="T885">hey</text:span>/he/she/it</text:p>
            <text:p text:style-name="P1036">didn`t start</text:p>
          </table:table-cell>
          <table:table-cell table:style-name="Table7.A2" office:value-type="string">
            <text:p text:style-name="P1027">I/you/we/they don`t start</text:p>
            <text:p text:style-name="P1027">He/she/it doesn`t start</text:p>
          </table:table-cell>
          <table:table-cell table:style-name="Table7.D2" office:value-type="string">
            <text:p text:style-name="P1039">I/y<text:span text:style-name="T885">ou</text:span>/w<text:span text:style-name="T885">e</text:span>/t<text:span text:style-name="T885">hey</text:span>/he/she/it</text:p>
            <text:p text:style-name="P1039">won`t start</text:p>
          </table:table-cell>
        </table:table-row>
        <table:table-row table:style-name="TableLine93974508749488">
          <table:table-cell table:style-name="Table7.A2" office:value-type="string">
            <text:p text:style-name="P999">?</text:p>
          </table:table-cell>
          <table:table-cell table:style-name="Table7.A2" office:value-type="string">
            <text:p text:style-name="P1037">Did I/y<text:span text:style-name="T885">ou</text:span>/w<text:span text:style-name="T885">e</text:span>/t<text:span text:style-name="T885">hey</text:span>/he</text:p>
            <text:p text:style-name="P1037">/she/it start?</text:p>
          </table:table-cell>
          <table:table-cell table:style-name="Table7.A2" office:value-type="string">
            <text:p text:style-name="P1027">Do I/you/we/they start?</text:p>
            <text:p text:style-name="P1027">Does he/she/it start?</text:p>
          </table:table-cell>
          <table:table-cell table:style-name="Table7.D2" office:value-type="string">
            <text:p text:style-name="P1040">Will I/y<text:span text:style-name="T885">ou</text:span>/w<text:span text:style-name="T885">e</text:span>/t<text:span text:style-name="T885">hey</text:span>/he</text:p>
            <text:p text:style-name="P1040">/she/it start?</text:p>
          </table:table-cell>
        </table:table-row>
      </table:table>
      <text:p text:style-name="P174"/>
      <text:p text:style-name="P450"><text:span text:style-name="T686">Таблица времен группы Continu</text:span><text:span text:style-name="T687">ou</text:span><text:span text:style-name="T686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974508703120">
          <table:table-cell table:style-name="Table8.A1" office:value-type="string">
            <text:p text:style-name="P1026"/>
          </table:table-cell>
          <table:table-cell table:style-name="Table8.A1" office:value-type="string">
            <text:p text:style-name="P998">Past</text:p>
          </table:table-cell>
          <table:table-cell table:style-name="Table8.A1" office:value-type="string">
            <text:p text:style-name="P998">Present</text:p>
          </table:table-cell>
          <table:table-cell table:style-name="Table8.D1" office:value-type="string">
            <text:p text:style-name="P998">Future</text:p>
          </table:table-cell>
        </table:table-row>
        <table:table-row table:style-name="TableLine93974506946432">
          <table:table-cell table:style-name="Table8.A2" office:value-type="string">
            <text:p text:style-name="P999">+</text:p>
          </table:table-cell>
          <table:table-cell table:style-name="Table8.A2" office:value-type="string">
            <text:p text:style-name="P1038">I/<text:span text:style-name="T884">he/she/it</text:span> <text:span text:style-name="T884">was starting</text:span></text:p>
            <text:p text:style-name="P1038"><text:span text:style-name="T884">Y</text:span><text:span text:style-name="T885">ou</text:span><text:span text:style-name="T884">/w</text:span><text:span text:style-name="T885">e</text:span><text:span text:style-name="T884">/t</text:span><text:span text:style-name="T885">hey</text:span><text:span text:style-name="T884"> were starting</text:span></text:p>
          </table:table-cell>
          <table:table-cell table:style-name="Table8.A2" office:value-type="string">
            <text:p text:style-name="P1029">I am starting</text:p>
            <text:p text:style-name="P1030">He/she/it is starting</text:p>
            <text:p text:style-name="P1029">You/we/they are starting</text:p>
          </table:table-cell>
          <table:table-cell table:style-name="Table8.D2" office:value-type="string">
            <text:p text:style-name="P1014"/>
          </table:table-cell>
        </table:table-row>
        <table:table-row table:style-name="TableLine93974507067008">
          <table:table-cell table:style-name="Table8.A2" office:value-type="string">
            <text:p text:style-name="P999">-</text:p>
          </table:table-cell>
          <table:table-cell table:style-name="Table8.A2" office:value-type="string">
            <text:p text:style-name="P1039">I/he/she/it wasn`t starting</text:p>
            <text:p text:style-name="P1039">Y<text:span text:style-name="T885">ou</text:span>/w<text:span text:style-name="T885">e</text:span>/t<text:span text:style-name="T885">hey</text:span> weren`t starting</text:p>
          </table:table-cell>
          <table:table-cell table:style-name="Table8.A2" office:value-type="string">
            <text:p text:style-name="P1029">I`m not starting</text:p>
            <text:p text:style-name="P1030">He/she/it isn`t starting</text:p>
            <text:p text:style-name="P1029">You/we/they aren`t starting</text:p>
          </table:table-cell>
          <table:table-cell table:style-name="Table8.D2" office:value-type="string">
            <text:p text:style-name="P1014"/>
          </table:table-cell>
        </table:table-row>
        <table:table-row table:style-name="TableLine93974507145824">
          <table:table-cell table:style-name="Table8.A2" office:value-type="string">
            <text:p text:style-name="P999">?</text:p>
          </table:table-cell>
          <table:table-cell table:style-name="Table8.A2" office:value-type="string">
            <text:p text:style-name="P1039">Was I/he/she/it starting?</text:p>
            <text:p text:style-name="P1039">Were y<text:span text:style-name="T885">ou</text:span>/w<text:span text:style-name="T885">e</text:span>/t<text:span text:style-name="T885">hey</text:span> starting?</text:p>
          </table:table-cell>
          <table:table-cell table:style-name="Table8.A2" office:value-type="string">
            <text:p text:style-name="P1029">Am I starting?</text:p>
            <text:p text:style-name="P1030">Is he/she/it starting?</text:p>
            <text:p text:style-name="P1029">Are you/we/they starting?</text:p>
          </table:table-cell>
          <table:table-cell table:style-name="Table8.D2" office:value-type="string">
            <text:p text:style-name="P1014"/>
          </table:table-cell>
        </table:table-row>
      </table:table>
      <text:p text:style-name="P174"/>
      <text:p text:style-name="P176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974507141760">
          <table:table-cell table:style-name="Table9.A1" office:value-type="string">
            <text:p text:style-name="P1026"/>
          </table:table-cell>
          <table:table-cell table:style-name="Table9.A1" office:value-type="string">
            <text:p text:style-name="P998">Past</text:p>
          </table:table-cell>
          <table:table-cell table:style-name="Table9.A1" office:value-type="string">
            <text:p text:style-name="P998">Present</text:p>
          </table:table-cell>
          <table:table-cell table:style-name="Table9.D1" office:value-type="string">
            <text:p text:style-name="P998">Future</text:p>
          </table:table-cell>
        </table:table-row>
        <table:table-row table:style-name="TableLine93974507628256">
          <table:table-cell table:style-name="Table9.A2" office:value-type="string">
            <text:p text:style-name="P999">+</text:p>
          </table:table-cell>
          <table:table-cell table:style-name="Table9.A2" office:value-type="string">
            <text:p text:style-name="P1014"/>
          </table:table-cell>
          <table:table-cell table:style-name="Table9.A2" office:value-type="string">
            <text:p text:style-name="P1029">I/you/we/they have started</text:p>
            <text:p text:style-name="P1029">He/she/it has started</text:p>
          </table:table-cell>
          <table:table-cell table:style-name="Table9.D2" office:value-type="string">
            <text:p text:style-name="P1014"/>
          </table:table-cell>
        </table:table-row>
        <table:table-row table:style-name="TableLine93974507659632">
          <table:table-cell table:style-name="Table9.A2" office:value-type="string">
            <text:p text:style-name="P999">-</text:p>
          </table:table-cell>
          <table:table-cell table:style-name="Table9.A2" office:value-type="string">
            <text:p text:style-name="P1014"/>
          </table:table-cell>
          <table:table-cell table:style-name="Table9.A2" office:value-type="string">
            <text:p text:style-name="P1029">I/y<text:span text:style-name="T851">ou</text:span>/w<text:span text:style-name="T851">e</text:span>/t<text:span text:style-name="T851">hey</text:span> haven`t started</text:p>
            <text:p text:style-name="P1029">He/she/it hasn`t started</text:p>
          </table:table-cell>
          <table:table-cell table:style-name="Table9.D2" office:value-type="string">
            <text:p text:style-name="P1014"/>
          </table:table-cell>
        </table:table-row>
        <table:table-row table:style-name="TableLine93974507635440">
          <table:table-cell table:style-name="Table9.A2" office:value-type="string">
            <text:p text:style-name="P999">?</text:p>
          </table:table-cell>
          <table:table-cell table:style-name="Table9.A2" office:value-type="string">
            <text:p text:style-name="P1014"/>
          </table:table-cell>
          <table:table-cell table:style-name="Table9.A2" office:value-type="string">
            <text:p text:style-name="P1029">Have I/y<text:span text:style-name="T852">ou</text:span>/w<text:span text:style-name="T852">e</text:span>/t<text:span text:style-name="T852">hey</text:span> started?</text:p>
            <text:p text:style-name="P1029">Has he/she/it started?</text:p>
          </table:table-cell>
          <table:table-cell table:style-name="Table9.D2" office:value-type="string">
            <text:p text:style-name="P1014"/>
          </table:table-cell>
        </table:table-row>
      </table:table>
      <text:p text:style-name="P176"/>
      <text:p text:style-name="P177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74507715408">
          <table:table-cell table:style-name="Table1.A1" office:value-type="string">
            <text:p text:style-name="P1028"/>
          </table:table-cell>
          <table:table-cell table:style-name="Table1.A1" office:value-type="string">
            <text:p text:style-name="P1000">Past</text:p>
          </table:table-cell>
          <table:table-cell table:style-name="Table1.A1" office:value-type="string">
            <text:p text:style-name="P1000">Present</text:p>
          </table:table-cell>
          <table:table-cell table:style-name="Table1.D1" office:value-type="string">
            <text:p text:style-name="P1000">Future</text:p>
          </table:table-cell>
        </table:table-row>
        <table:table-row table:style-name="TableLine93974507841040">
          <table:table-cell table:style-name="Table1.A2" office:value-type="string">
            <text:p text:style-name="P1000">+</text:p>
          </table:table-cell>
          <table:table-cell table:style-name="Table1.A2" office:value-type="string">
            <text:p text:style-name="P1015"/>
          </table:table-cell>
          <table:table-cell table:style-name="Table1.A2" office:value-type="string">
            <text:p text:style-name="P1035">I/y<text:span text:style-name="T885">ou</text:span>/w<text:span text:style-name="T885">e</text:span>/t<text:span text:style-name="T885">hey</text:span> have been starting</text:p>
            <text:p text:style-name="P1035">He/she/it has been starting</text:p>
          </table:table-cell>
          <table:table-cell table:style-name="Table1.D2" office:value-type="string">
            <text:p text:style-name="P1015"/>
          </table:table-cell>
        </table:table-row>
        <table:table-row table:style-name="TableLine93974507915888">
          <table:table-cell table:style-name="Table1.A2" office:value-type="string">
            <text:p text:style-name="P1000">-</text:p>
          </table:table-cell>
          <table:table-cell table:style-name="Table1.A2" office:value-type="string">
            <text:p text:style-name="P1015"/>
          </table:table-cell>
          <table:table-cell table:style-name="Table1.A2" office:value-type="string">
            <text:p text:style-name="P1035">I/y<text:span text:style-name="T885">ou</text:span>/w<text:span text:style-name="T885">e</text:span>/t<text:span text:style-name="T885">hey</text:span> haven`t been starting</text:p>
            <text:p text:style-name="P1035">He/she/it hasn`t been starting</text:p>
          </table:table-cell>
          <table:table-cell table:style-name="Table1.D2" office:value-type="string">
            <text:p text:style-name="P1015"/>
          </table:table-cell>
        </table:table-row>
        <table:table-row table:style-name="TableLine93974507973152">
          <table:table-cell table:style-name="Table1.A2" office:value-type="string">
            <text:p text:style-name="P1000">?</text:p>
          </table:table-cell>
          <table:table-cell table:style-name="Table1.A2" office:value-type="string">
            <text:p text:style-name="P1015"/>
          </table:table-cell>
          <table:table-cell table:style-name="Table1.A2" office:value-type="string">
            <text:p text:style-name="P1035">Have I/y<text:span text:style-name="T885">ou</text:span>/w<text:span text:style-name="T885">e</text:span>/t<text:span text:style-name="T885">hey</text:span> been starting?</text:p>
            <text:p text:style-name="P1035">Has he/she/it been starting?</text:p>
          </table:table-cell>
          <table:table-cell table:style-name="Table1.D2" office:value-type="string">
            <text:p text:style-name="P1015"/>
          </table:table-cell>
        </table:table-row>
      </table:table>
      <text:p text:style-name="P1062"><text:span text:style-name="T603">Таблица </text:span><text:span text:style-name="T615">форм </text:span><text:span text:style-name="T603">пассивно</text:span><text:span text:style-name="T616">го</text:span><text:span text:style-name="T603"> залог</text:span><text:span text:style-name="T616">а</text:span><text:span text:style-name="T603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3974508103168">
          <table:table-cell table:style-name="Table4.A1" office:value-type="string">
            <text:p text:style-name="P1017"/>
          </table:table-cell>
          <table:table-cell table:style-name="Table4.A1" office:value-type="string">
            <text:p text:style-name="P1009">Past</text:p>
          </table:table-cell>
          <table:table-cell table:style-name="Table4.A1" office:value-type="string">
            <text:p text:style-name="P1009">Present</text:p>
          </table:table-cell>
          <table:table-cell table:style-name="Table4.D1" office:value-type="string">
            <text:p text:style-name="P1009">Future</text:p>
          </table:table-cell>
        </table:table-row>
        <table:table-row table:style-name="TableLine93974508298800">
          <table:table-cell table:style-name="Table4.A2" office:value-type="string">
            <text:p text:style-name="P1010">Simple</text:p>
          </table:table-cell>
          <table:table-cell table:style-name="Table4.A2" office:value-type="string">
            <text:p text:style-name="P1017"><text:span text:style-name="T913">I/</text:span><text:span text:style-name="T914">he/she/it</text:span><text:span text:style-name="T913"> </text:span><text:span text:style-name="T914">was</text:span><text:span text:style-name="T913"> </text:span><text:span text:style-name="T211">taught</text:span></text:p>
            <text:p text:style-name="P1047">You/we/they were <text:span text:style-name="T211">taught</text:span></text:p>
          </table:table-cell>
          <table:table-cell table:style-name="Table4.A2" office:value-type="string">
            <text:p text:style-name="P1048">I am <text:span text:style-name="T211">taught</text:span></text:p>
            <text:p text:style-name="P1047">He/she/it is <text:span text:style-name="T211">taught</text:span></text:p>
            <text:p text:style-name="P1047">You/we/the<text:span text:style-name="T915">y</text:span> are <text:span text:style-name="T211">taught</text:span></text:p>
          </table:table-cell>
          <table:table-cell table:style-name="Table4.D2" office:value-type="string">
            <text:p text:style-name="P1046">I/you/we/they/he/she/it</text:p>
            <text:p text:style-name="P1046">will be <text:span text:style-name="T211">taught</text:span></text:p>
          </table:table-cell>
        </table:table-row>
        <table:table-row table:style-name="TableLine93974508340144">
          <table:table-cell table:style-name="Table4.A2" office:value-type="string">
            <text:p text:style-name="P1010">Contin.</text:p>
          </table:table-cell>
          <table:table-cell table:style-name="Table4.A2" office:value-type="string">
            <text:p text:style-name="P1017"><text:span text:style-name="T915">I/he/she/it was being </text:span><text:span text:style-name="T211">taught</text:span></text:p>
            <text:p text:style-name="P1017"><text:span text:style-name="T213">You/we/the</text:span><text:span text:style-name="T212">y</text:span><text:span text:style-name="T213"> </text:span><text:span text:style-name="T212">were</text:span><text:span text:style-name="T213"> </text:span><text:span text:style-name="T212">being</text:span><text:span text:style-name="T213"> </text:span><text:span text:style-name="T211">taught</text:span></text:p>
          </table:table-cell>
          <table:table-cell table:style-name="Table4.A2" office:value-type="string">
            <text:p text:style-name="P1046">I am being <text:span text:style-name="T211">taught</text:span></text:p>
            <text:p text:style-name="P1046"><text:span text:style-name="T211">H</text:span><text:span text:style-name="T150">e/she/it is being taught</text:span></text:p>
            <text:p text:style-name="P1047"><text:span text:style-name="T150">You/we/the</text:span><text:span text:style-name="T212">y</text:span><text:span text:style-name="T150"> are </text:span><text:span text:style-name="T212">being</text:span><text:span text:style-name="T150"> </text:span><text:span text:style-name="T211">taught</text:span></text:p>
          </table:table-cell>
          <table:table-cell table:style-name="Table4.D2" office:value-type="string">
            <text:p text:style-name="P1046">— </text:p>
          </table:table-cell>
        </table:table-row>
        <table:table-row table:style-name="TableLine93974508367664">
          <table:table-cell table:style-name="Table4.A2" office:value-type="string">
            <text:p text:style-name="P1010">Perfect</text:p>
          </table:table-cell>
          <table:table-cell table:style-name="Table4.A2" office:value-type="string">
            <text:p text:style-name="P1017"><text:span text:style-name="T916">I/you/we/they/</text:span><text:span text:style-name="T214">he/she/it</text:span><text:span text:style-name="T916"> </text:span></text:p>
            <text:p text:style-name="P1017"><text:span text:style-name="T916">had been </text:span><text:span text:style-name="T211">taught</text:span></text:p>
          </table:table-cell>
          <table:table-cell table:style-name="Table4.A2" office:value-type="string">
            <text:p text:style-name="P1049">I/you/we/they have been <text:span text:style-name="T211">taught</text:span></text:p>
            <text:p text:style-name="P1049"><text:span text:style-name="T211">H</text:span><text:span text:style-name="T150">e/she/it has been </text:span><text:span text:style-name="T211">taught</text:span></text:p>
          </table:table-cell>
          <table:table-cell table:style-name="Table4.D2" office:value-type="string">
            <text:p text:style-name="P1017"><text:span text:style-name="T916">I/you/we/they/</text:span><text:span text:style-name="T214">he/she/it</text:span><text:span text:style-name="T916"> </text:span></text:p>
            <text:p text:style-name="P1017"><text:span text:style-name="T916">will have been </text:span><text:span text:style-name="T211">taught</text:span></text:p>
          </table:table-cell>
        </table:table-row>
      </table:table>
      <text:p text:style-name="P236"/>
      <text:p text:style-name="P455"><text:span text:style-name="T603">Таблица </text:span><text:span text:style-name="T604">форм</text:span><text:span text:style-name="T603"> глагола </text:span><text:span text:style-name="T613">b</text:span><text:span text:style-name="T603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3974508381440">
          <table:table-cell table:style-name="Table5.A1" office:value-type="string">
            <text:p text:style-name="P1004">Подлежащее</text:p>
          </table:table-cell>
          <table:table-cell table:style-name="Table5.A1" office:value-type="string">
            <text:p text:style-name="P1001">Past</text:p>
          </table:table-cell>
          <table:table-cell table:style-name="Table5.A1" office:value-type="string">
            <text:p text:style-name="P1001">Present</text:p>
          </table:table-cell>
          <table:table-cell table:style-name="Table5.D1" office:value-type="string">
            <text:p text:style-name="P1001">Future</text:p>
          </table:table-cell>
        </table:table-row>
        <table:table-row table:style-name="TableLine93974508475376">
          <table:table-cell table:style-name="Table5.A2" office:value-type="string">
            <text:p text:style-name="P1034">I</text:p>
          </table:table-cell>
          <table:table-cell table:style-name="Table5.A2" office:value-type="string">
            <text:p text:style-name="P1035">was</text:p>
          </table:table-cell>
          <table:table-cell table:style-name="Table5.A2" office:value-type="string">
            <text:p text:style-name="P1031">am</text:p>
          </table:table-cell>
          <table:table-cell table:style-name="Table5.D2" office:value-type="string">
            <text:p text:style-name="P1041">will be</text:p>
          </table:table-cell>
        </table:table-row>
        <table:table-row table:style-name="TableLine93974508529184">
          <table:table-cell table:style-name="Table5.A2" office:value-type="string">
            <text:p text:style-name="P1033">he/she/<text:span text:style-name="T859">it</text:span></text:p>
          </table:table-cell>
          <table:table-cell table:style-name="Table5.A2" office:value-type="string">
            <text:p text:style-name="P1035">was</text:p>
          </table:table-cell>
          <table:table-cell table:style-name="Table5.A2" office:value-type="string">
            <text:p text:style-name="P1032">is</text:p>
          </table:table-cell>
          <table:table-cell table:style-name="Table5.D2" office:value-type="string">
            <text:p text:style-name="P1041">will be</text:p>
          </table:table-cell>
        </table:table-row>
        <table:table-row table:style-name="TableLine93974508522176">
          <table:table-cell table:style-name="Table5.A2" office:value-type="string">
            <text:p text:style-name="P1033">you/we/they</text:p>
          </table:table-cell>
          <table:table-cell table:style-name="Table5.A2" office:value-type="string">
            <text:p text:style-name="P1035">were</text:p>
          </table:table-cell>
          <table:table-cell table:style-name="Table5.A2" office:value-type="string">
            <text:p text:style-name="P1032">are</text:p>
          </table:table-cell>
          <table:table-cell table:style-name="Table5.D2" office:value-type="string">
            <text:p text:style-name="P1041">will be</text:p>
          </table:table-cell>
        </table:table-row>
      </table:table>
      <text:p text:style-name="P233"/>
      <text:p text:style-name="P233">Таблица модальных глаголов:</text:p>
      <table:table table:name="Table2" table:style-name="Table2">
        <table:table-column table:style-name="Table2.A" table:number-columns-repeated="3"/>
        <table:table-row table:style-name="TableLine93974508615904">
          <table:table-cell table:style-name="Table2.A1" office:value-type="string">
            <text:p text:style-name="P1007">Глагол</text:p>
          </table:table-cell>
          <table:table-cell table:style-name="Table2.A1" office:value-type="string">
            <text:p text:style-name="P1016"><text:span text:style-name="T790">З</text:span><text:span text:style-name="T791">начение</text:span></text:p>
          </table:table-cell>
          <table:table-cell table:style-name="Table2.C1" office:value-type="string">
            <text:p text:style-name="P1016"><text:span text:style-name="T790">В</text:span><text:span text:style-name="T791">рем</text:span><text:span text:style-name="T790">я</text:span></text:p>
          </table:table-cell>
        </table:table-row>
        <table:table-row table:style-name="TableLine93974509023328">
          <table:table-cell table:style-name="Table2.A2" office:value-type="string">
            <text:p text:style-name="P1042">can</text:p>
          </table:table-cell>
          <table:table-cell table:style-name="Table2.A2" office:value-type="string">
            <text:p text:style-name="P1042">могу, умею, смогу;</text:p>
            <text:p text:style-name="P1042">(часто используется в просьбах и предложениях)</text:p>
          </table:table-cell>
          <table:table-cell table:style-name="Table2.C2" office:value-type="string">
            <text:p text:style-name="P1042">настоящее и будущее</text:p>
          </table:table-cell>
        </table:table-row>
        <table:table-row table:style-name="TableLine93974509007584">
          <table:table-cell table:style-name="Table2.A2" office:value-type="string">
            <text:p text:style-name="P1042">could</text:p>
          </table:table-cell>
          <table:table-cell table:style-name="Table2.A2" office:value-type="string">
            <text:p text:style-name="P1042">мог, умел</text:p>
          </table:table-cell>
          <table:table-cell table:style-name="Table2.C2" office:value-type="string">
            <text:p text:style-name="P1042">прошедшее</text:p>
          </table:table-cell>
        </table:table-row>
        <table:table-row table:style-name="TableLine93974509080224">
          <table:table-cell table:style-name="Table2.A2" office:value-type="string">
            <text:p text:style-name="P1042">might, may</text:p>
          </table:table-cell>
          <table:table-cell table:style-name="Table2.A2" office:value-type="string">
            <text:p text:style-name="P1042">может быть, мог бы, возможно, наверное</text:p>
          </table:table-cell>
          <table:table-cell table:style-name="Table2.C2" office:value-type="string">
            <text:p text:style-name="P1042">настоящее и будущие</text:p>
          </table:table-cell>
        </table:table-row>
        <table:table-row table:style-name="TableLine93974509075728">
          <table:table-cell table:style-name="Table2.A2" office:value-type="string">
            <text:p text:style-name="P1042">must</text:p>
          </table:table-cell>
          <table:table-cell table:style-name="Table2.A2" office:value-type="string">
            <text:p text:style-name="P1042">должен, обязан, нужно, запрет, нельзя</text:p>
          </table:table-cell>
          <table:table-cell table:style-name="Table2.C2" office:value-type="string">
            <text:p text:style-name="P1042">настоящее</text:p>
          </table:table-cell>
        </table:table-row>
        <table:table-row table:style-name="TableLine93974509182096">
          <table:table-cell table:style-name="Table2.A2" office:value-type="string">
            <text:p text:style-name="P1042">should</text:p>
          </table:table-cell>
          <table:table-cell table:style-name="Table2.A2" office:value-type="string">
            <text:p text:style-name="P1042">следует сделать, следовало бы сделать; (совет)</text:p>
          </table:table-cell>
          <table:table-cell table:style-name="Table2.C2" office:value-type="string">
            <text:p text:style-name="P1042">настоящее и будущие</text:p>
          </table:table-cell>
        </table:table-row>
        <table:table-row table:style-name="TableLine93974509180144">
          <table:table-cell table:style-name="Table2.A2" office:value-type="string">
            <text:p text:style-name="P1042">would</text:p>
          </table:table-cell>
          <table:table-cell table:style-name="Table2.A2" office:value-type="string">
            <text:p text:style-name="P1042">частица «бы», предложение услуги, привычка прошлого</text:p>
          </table:table-cell>
          <table:table-cell table:style-name="Table2.C2" office:value-type="string">
            <text:p text:style-name="P1042">настоящее, прошедшее, будущие</text:p>
          </table:table-cell>
        </table:table-row>
      </table:table>
      <text:p text:style-name="P234"/>
      <text:p text:style-name="P234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74509230272">
          <table:table-cell table:style-name="Table3.A1" office:value-type="string">
            <text:p text:style-name="P1008">Конструкция</text:p>
          </table:table-cell>
          <table:table-cell table:style-name="Table3.A1" office:value-type="string">
            <text:p text:style-name="P1008">Значение</text:p>
          </table:table-cell>
          <table:table-cell table:style-name="Table3.C1" office:value-type="string">
            <text:p text:style-name="P1008">Время</text:p>
          </table:table-cell>
        </table:table-row>
        <table:table-row table:style-name="TableLine93974509354512">
          <table:table-cell table:style-name="Table3.A2" office:value-type="string">
            <text:p text:style-name="P1043">be able to</text:p>
          </table:table-cell>
          <table:table-cell table:style-name="Table3.A2" office:value-type="string">
            <text:p text:style-name="P1043">могу (близко к can)</text:p>
          </table:table-cell>
          <table:table-cell table:style-name="Table3.C2" office:value-type="string">
            <text:p text:style-name="P1043">be меняется по временам</text:p>
          </table:table-cell>
        </table:table-row>
        <table:table-row table:style-name="TableLine93974509364160">
          <table:table-cell table:style-name="Table3.A2" office:value-type="string">
            <text:p text:style-name="P1043">have to</text:p>
          </table:table-cell>
          <table:table-cell table:style-name="Table3.A2" office:value-type="string">
            <text:p text:style-name="P1043">должен (близко к must)</text:p>
          </table:table-cell>
          <table:table-cell table:style-name="Table3.C2" office:value-type="string">
            <text:p text:style-name="P1043">have меняется по временам</text:p>
          </table:table-cell>
        </table:table-row>
        <table:table-row table:style-name="TableLine93974509357296">
          <table:table-cell table:style-name="Table3.A2" office:value-type="string">
            <text:p text:style-name="P1043">used to</text:p>
          </table:table-cell>
          <table:table-cell table:style-name="Table3.A2" office:value-type="string">
            <text:p text:style-name="P1043">делал раньше, имел привычку делать (близко к would)</text:p>
          </table:table-cell>
          <table:table-cell table:style-name="Table3.C2" office:value-type="string">
            <text:p text:style-name="P1043">всегда стоит в прошедшем;</text:p>
            <text:p text:style-name="P1043">меняется как Past Simple</text:p>
          </table:table-cell>
        </table:table-row>
      </table:table>
      <text:p text:style-name="P235"/>
      <text:p text:style-name="P242"/>
      <text:p text:style-name="P1063"><text:span text:style-name="T401">Таблица </text:span><text:span text:style-name="T418">личны</text:span><text:span text:style-name="T419">х</text:span><text:span text:style-name="T418"> и притяжательных </text:span><text:span text:style-name="T401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3974507883152">
          <table:table-cell table:style-name="Table11.A1" table:number-columns-spanned="2" office:value-type="string">
            <text:p text:style-name="P1012">Личные местоимения</text:p>
          </table:table-cell>
          <table:covered-table-cell/>
          <table:table-cell table:style-name="Table11.C1" table:number-columns-spanned="2" office:value-type="string">
            <text:p text:style-name="P1012">Притяжательные местоимения</text:p>
          </table:table-cell>
          <table:covered-table-cell/>
        </table:table-row>
        <table:table-row table:style-name="TableLine93974509815536">
          <table:table-cell table:style-name="Table11.A2" office:value-type="string">
            <text:p text:style-name="P1018"><text:span text:style-name="T999">и</text:span><text:span text:style-name="T993">менительный падеж</text:span></text:p>
            <text:p text:style-name="P1053"><text:span text:style-name="T996">(</text:span>кто/что<text:span text:style-name="T996">)</text:span></text:p>
          </table:table-cell>
          <table:table-cell table:style-name="Table11.A2" office:value-type="string">
            <text:p text:style-name="P1018"><text:span text:style-name="T999">о</text:span><text:span text:style-name="T993">бъектный падеж</text:span></text:p>
            <text:p text:style-name="P1053"><text:span text:style-name="T996">(</text:span>кого, <text:span text:style-name="T996">к</text:span>ому, кем<text:span text:style-name="T996">)</text:span></text:p>
          </table:table-cell>
          <table:table-cell table:style-name="Table11.A2" office:value-type="string">
            <text:p text:style-name="P1052"><text:span text:style-name="T996">с</text:span> существительным</text:p>
            <text:p text:style-name="P1054">(чей)</text:p>
          </table:table-cell>
          <table:table-cell table:style-name="Table11.D2" office:value-type="string">
            <text:p text:style-name="P1018"><text:span text:style-name="T996">о</text:span><text:span text:style-name="T993">тдельно</text:span></text:p>
            <text:p text:style-name="P1054">(чей)</text:p>
          </table:table-cell>
        </table:table-row>
        <table:table-row table:style-name="TableLine93974509817152">
          <table:table-cell table:style-name="Table11.A2" office:value-type="string">
            <text:p text:style-name="P1057">I</text:p>
          </table:table-cell>
          <table:table-cell table:style-name="Table11.A2" office:value-type="string">
            <text:p text:style-name="P1057">me</text:p>
          </table:table-cell>
          <table:table-cell table:style-name="Table11.A2" office:value-type="string">
            <text:p text:style-name="P1055">my</text:p>
          </table:table-cell>
          <table:table-cell table:style-name="Table11.D2" office:value-type="string">
            <text:p text:style-name="P1055">mine</text:p>
          </table:table-cell>
        </table:table-row>
        <table:table-row table:style-name="TableLine93974509818064">
          <table:table-cell table:style-name="Table11.A2" office:value-type="string">
            <text:p text:style-name="P1057">you</text:p>
          </table:table-cell>
          <table:table-cell table:style-name="Table11.A2" office:value-type="string">
            <text:p text:style-name="P1057">you</text:p>
          </table:table-cell>
          <table:table-cell table:style-name="Table11.A2" office:value-type="string">
            <text:p text:style-name="P1055">your</text:p>
          </table:table-cell>
          <table:table-cell table:style-name="Table11.D2" office:value-type="string">
            <text:p text:style-name="P1055">yours</text:p>
          </table:table-cell>
        </table:table-row>
        <table:table-row table:style-name="TableLine93974509819104">
          <table:table-cell table:style-name="Table11.A2" office:value-type="string">
            <text:p text:style-name="P1057">he</text:p>
          </table:table-cell>
          <table:table-cell table:style-name="Table11.A2" office:value-type="string">
            <text:p text:style-name="P1057">him</text:p>
          </table:table-cell>
          <table:table-cell table:style-name="Table11.A2" office:value-type="string">
            <text:p text:style-name="P1055">his</text:p>
          </table:table-cell>
          <table:table-cell table:style-name="Table11.D2" office:value-type="string">
            <text:p text:style-name="P1056">his</text:p>
          </table:table-cell>
        </table:table-row>
        <table:table-row table:style-name="TableLine93974509820256">
          <table:table-cell table:style-name="Table11.A2" office:value-type="string">
            <text:p text:style-name="P1057">she</text:p>
          </table:table-cell>
          <table:table-cell table:style-name="Table11.A2" office:value-type="string">
            <text:p text:style-name="P1055">her</text:p>
          </table:table-cell>
          <table:table-cell table:style-name="Table11.A2" office:value-type="string">
            <text:p text:style-name="P1055">her</text:p>
          </table:table-cell>
          <table:table-cell table:style-name="Table11.D2" office:value-type="string">
            <text:p text:style-name="P1055">hers</text:p>
          </table:table-cell>
        </table:table-row>
        <table:table-row table:style-name="TableLine93974509821280">
          <table:table-cell table:style-name="Table11.A2" office:value-type="string">
            <text:p text:style-name="P1057">it</text:p>
          </table:table-cell>
          <table:table-cell table:style-name="Table11.A2" office:value-type="string">
            <text:p text:style-name="P1055">it</text:p>
          </table:table-cell>
          <table:table-cell table:style-name="Table11.A2" office:value-type="string">
            <text:p text:style-name="P1055">its</text:p>
          </table:table-cell>
          <table:table-cell table:style-name="Table11.D2" office:value-type="string">
            <text:p text:style-name="P1056">its</text:p>
          </table:table-cell>
        </table:table-row>
        <table:table-row table:style-name="TableLine93974509822352">
          <table:table-cell table:style-name="Table11.A2" office:value-type="string">
            <text:p text:style-name="P1057">we</text:p>
          </table:table-cell>
          <table:table-cell table:style-name="Table11.A2" office:value-type="string">
            <text:p text:style-name="P1055">us</text:p>
          </table:table-cell>
          <table:table-cell table:style-name="Table11.A2" office:value-type="string">
            <text:p text:style-name="P1055">our</text:p>
          </table:table-cell>
          <table:table-cell table:style-name="Table11.D2" office:value-type="string">
            <text:p text:style-name="P1055">ours</text:p>
          </table:table-cell>
        </table:table-row>
        <table:table-row table:style-name="TableLine93974509823424">
          <table:table-cell table:style-name="Table11.A2" office:value-type="string">
            <text:p text:style-name="P1057">they</text:p>
          </table:table-cell>
          <table:table-cell table:style-name="Table11.A2" office:value-type="string">
            <text:p text:style-name="P1055">them</text:p>
          </table:table-cell>
          <table:table-cell table:style-name="Table11.A2" office:value-type="string">
            <text:p text:style-name="P1055">their</text:p>
          </table:table-cell>
          <table:table-cell table:style-name="Table11.D2" office:value-type="string">
            <text:p text:style-name="P1055">theirs</text:p>
          </table:table-cell>
        </table:table-row>
      </table:table>
      <text:p text:style-name="P243"/>
      <text:p text:style-name="P356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3974509825120">
          <table:table-cell table:style-name="Table12.A1" office:value-type="string">
            <text:p text:style-name="P1006"/>
          </table:table-cell>
          <table:table-cell table:style-name="Table12.A1" office:value-type="string">
            <text:p text:style-name="P1013">body/one</text:p>
          </table:table-cell>
          <table:table-cell table:style-name="Table12.A1" office:value-type="string">
            <text:p text:style-name="P1013">thing</text:p>
          </table:table-cell>
          <table:table-cell table:style-name="Table12.D1" office:value-type="string">
            <text:p text:style-name="P1013">where</text:p>
          </table:table-cell>
        </table:table-row>
        <table:table-row table:style-name="TableLine93974509838464">
          <table:table-cell table:style-name="Table12.A2" office:value-type="string">
            <text:p text:style-name="P1013">some </text:p>
          </table:table-cell>
          <table:table-cell table:style-name="Table12.A2" office:value-type="string">
            <text:p text:style-name="P1058">somebody/someone (кто-то)</text:p>
          </table:table-cell>
          <table:table-cell table:style-name="Table12.A2" office:value-type="string">
            <text:p text:style-name="P1058">something </text:p>
            <text:p text:style-name="P1058">(что-то)</text:p>
          </table:table-cell>
          <table:table-cell table:style-name="Table12.D2" office:value-type="string">
            <text:p text:style-name="P1058">somewhere </text:p>
            <text:p text:style-name="P1058">(где-то)</text:p>
          </table:table-cell>
        </table:table-row>
        <table:table-row table:style-name="TableLine93974509840288">
          <table:table-cell table:style-name="Table12.A2" office:value-type="string">
            <text:p text:style-name="P1013">any</text:p>
          </table:table-cell>
          <table:table-cell table:style-name="Table12.A2" office:value-type="string">
            <text:p text:style-name="P1058">anybody/anyone </text:p>
            <text:p text:style-name="P1058">(кто-то)</text:p>
          </table:table-cell>
          <table:table-cell table:style-name="Table12.A2" office:value-type="string">
            <text:p text:style-name="P1058">anything </text:p>
            <text:p text:style-name="P1058">(что-то)</text:p>
          </table:table-cell>
          <table:table-cell table:style-name="Table12.D2" office:value-type="string">
            <text:p text:style-name="P1058">anywhere </text:p>
            <text:p text:style-name="P1058">(где-то)</text:p>
          </table:table-cell>
        </table:table-row>
        <table:table-row table:style-name="TableLine93974509841200">
          <table:table-cell table:style-name="Table12.A2" office:value-type="string">
            <text:p text:style-name="P1013">no</text:p>
          </table:table-cell>
          <table:table-cell table:style-name="Table12.A2" office:value-type="string">
            <text:p text:style-name="P1058">nobody/noone </text:p>
            <text:p text:style-name="P1058">(никто)</text:p>
          </table:table-cell>
          <table:table-cell table:style-name="Table12.A2" office:value-type="string">
            <text:p text:style-name="P1058">nothing </text:p>
            <text:p text:style-name="P1058">(ничто)</text:p>
          </table:table-cell>
          <table:table-cell table:style-name="Table12.D2" office:value-type="string">
            <text:p text:style-name="P1058">nowhere </text:p>
            <text:p text:style-name="P1058">(нигде)</text:p>
          </table:table-cell>
        </table:table-row>
      </table:table>
      <text:p text:style-name="P244"/>
      <text:p text:style-name="P1060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974509842864">
          <table:table-cell table:style-name="Table6.A1" office:value-type="string">
            <text:p text:style-name="P1003">Перевод</text:p>
          </table:table-cell>
          <table:table-cell table:style-name="Table6.A1" office:value-type="string">
            <text:p text:style-name="P1002">Начальная форма</text:p>
          </table:table-cell>
          <table:table-cell table:style-name="Table6.A1" office:value-type="string">
            <text:p text:style-name="P1002">2я форма</text:p>
          </table:table-cell>
          <table:table-cell table:style-name="Table6.D1" office:value-type="string">
            <text:p text:style-name="P1003">3я форма</text:p>
          </table:table-cell>
        </table:table-row>
        <table:table-row table:style-name="TableLine93974509941888">
          <table:table-cell table:style-name="Table6.A2" office:value-type="string">
            <text:p text:style-name="P1019">начинать</text:p>
          </table:table-cell>
          <table:table-cell table:style-name="Table6.A2" office:value-type="string">
            <text:p text:style-name="P1020">begin</text:p>
          </table:table-cell>
          <table:table-cell table:style-name="Table6.A2" office:value-type="string">
            <text:p text:style-name="P1020">began</text:p>
          </table:table-cell>
          <table:table-cell table:style-name="Table6.D2" office:value-type="string">
            <text:p text:style-name="P1019">begun</text:p>
          </table:table-cell>
        </table:table-row>
        <table:table-row table:style-name="TableLine93974509944672">
          <table:table-cell table:style-name="Table6.A2" office:value-type="string">
            <text:p text:style-name="P1019">ломать</text:p>
          </table:table-cell>
          <table:table-cell table:style-name="Table6.A2" office:value-type="string">
            <text:p text:style-name="P1020">break</text:p>
          </table:table-cell>
          <table:table-cell table:style-name="Table6.A2" office:value-type="string">
            <text:p text:style-name="P1020">broke</text:p>
          </table:table-cell>
          <table:table-cell table:style-name="Table6.D2" office:value-type="string">
            <text:p text:style-name="P1019">broken</text:p>
          </table:table-cell>
        </table:table-row>
        <table:table-row table:style-name="TableLine93974509945584">
          <table:table-cell table:style-name="Table6.A2" office:value-type="string">
            <text:p text:style-name="P1019">приносить</text:p>
          </table:table-cell>
          <table:table-cell table:style-name="Table6.A2" office:value-type="string">
            <text:p text:style-name="P1020">bring</text:p>
          </table:table-cell>
          <table:table-cell table:style-name="Table6.A2" office:value-type="string">
            <text:p text:style-name="P1020">brought</text:p>
          </table:table-cell>
          <table:table-cell table:style-name="Table6.D2" office:value-type="string">
            <text:p text:style-name="P1019">brought</text:p>
          </table:table-cell>
        </table:table-row>
        <table:table-row table:style-name="TableLine93974509946624">
          <table:table-cell table:style-name="Table6.A2" office:value-type="string">
            <text:p text:style-name="P1019">покупать</text:p>
          </table:table-cell>
          <table:table-cell table:style-name="Table6.A2" office:value-type="string">
            <text:p text:style-name="P1020">buy</text:p>
          </table:table-cell>
          <table:table-cell table:style-name="Table6.A2" office:value-type="string">
            <text:p text:style-name="P1020">bought</text:p>
          </table:table-cell>
          <table:table-cell table:style-name="Table6.D2" office:value-type="string">
            <text:p text:style-name="P1019">bought</text:p>
          </table:table-cell>
        </table:table-row>
        <table:table-row table:style-name="TableLine93974509947776">
          <table:table-cell table:style-name="Table6.A2" office:value-type="string">
            <text:p text:style-name="P1019">приходить</text:p>
          </table:table-cell>
          <table:table-cell table:style-name="Table6.A2" office:value-type="string">
            <text:p text:style-name="P1020">come</text:p>
          </table:table-cell>
          <table:table-cell table:style-name="Table6.A2" office:value-type="string">
            <text:p text:style-name="P1020">came</text:p>
          </table:table-cell>
          <table:table-cell table:style-name="Table6.D2" office:value-type="string">
            <text:p text:style-name="P1019">come</text:p>
          </table:table-cell>
        </table:table-row>
        <table:table-row table:style-name="TableLine93974509948800">
          <table:table-cell table:style-name="Table6.A2" office:value-type="string">
            <text:p text:style-name="P1019">делать</text:p>
          </table:table-cell>
          <table:table-cell table:style-name="Table6.A2" office:value-type="string">
            <text:p text:style-name="P1020">do</text:p>
          </table:table-cell>
          <table:table-cell table:style-name="Table6.A2" office:value-type="string">
            <text:p text:style-name="P1020">did</text:p>
          </table:table-cell>
          <table:table-cell table:style-name="Table6.D2" office:value-type="string">
            <text:p text:style-name="P1019">done</text:p>
          </table:table-cell>
        </table:table-row>
        <table:table-row table:style-name="TableLine93974509949872">
          <table:table-cell table:style-name="Table6.A2" office:value-type="string">
            <text:p text:style-name="P1019">пить</text:p>
          </table:table-cell>
          <table:table-cell table:style-name="Table6.A2" office:value-type="string">
            <text:p text:style-name="P1020">drink</text:p>
          </table:table-cell>
          <table:table-cell table:style-name="Table6.A2" office:value-type="string">
            <text:p text:style-name="P1020">drank</text:p>
          </table:table-cell>
          <table:table-cell table:style-name="Table6.D2" office:value-type="string">
            <text:p text:style-name="P1019">drunk</text:p>
          </table:table-cell>
        </table:table-row>
        <table:table-row table:style-name="TableLine93974509950944">
          <table:table-cell table:style-name="Table6.A2" office:value-type="string">
            <text:p text:style-name="P1019">есть</text:p>
          </table:table-cell>
          <table:table-cell table:style-name="Table6.A2" office:value-type="string">
            <text:p text:style-name="P1020">eat</text:p>
          </table:table-cell>
          <table:table-cell table:style-name="Table6.A2" office:value-type="string">
            <text:p text:style-name="P1020">ate</text:p>
          </table:table-cell>
          <table:table-cell table:style-name="Table6.D2" office:value-type="string">
            <text:p text:style-name="P1019">eaten</text:p>
          </table:table-cell>
        </table:table-row>
        <table:table-row table:style-name="TableLine93974509951936">
          <table:table-cell table:style-name="Table6.A2" office:value-type="string">
            <text:p text:style-name="P1019">падать</text:p>
          </table:table-cell>
          <table:table-cell table:style-name="Table6.A2" office:value-type="string">
            <text:p text:style-name="P1021">fall</text:p>
          </table:table-cell>
          <table:table-cell table:style-name="Table6.A2" office:value-type="string">
            <text:p text:style-name="P1021">fell</text:p>
          </table:table-cell>
          <table:table-cell table:style-name="Table6.D2" office:value-type="string">
            <text:p text:style-name="P1019">fallen</text:p>
          </table:table-cell>
        </table:table-row>
        <table:table-row table:style-name="TableLine93974509953008">
          <table:table-cell table:style-name="Table6.A2" office:value-type="string">
            <text:p text:style-name="P1019">летать</text:p>
          </table:table-cell>
          <table:table-cell table:style-name="Table6.A2" office:value-type="string">
            <text:p text:style-name="P1021">fly</text:p>
          </table:table-cell>
          <table:table-cell table:style-name="Table6.A2" office:value-type="string">
            <text:p text:style-name="P1021">flew</text:p>
          </table:table-cell>
          <table:table-cell table:style-name="Table6.D2" office:value-type="string">
            <text:p text:style-name="P1019">flown</text:p>
          </table:table-cell>
        </table:table-row>
        <table:table-row table:style-name="TableLine93974509954080">
          <table:table-cell table:style-name="Table6.A2" office:value-type="string">
            <text:p text:style-name="P1019">забывать</text:p>
          </table:table-cell>
          <table:table-cell table:style-name="Table6.A2" office:value-type="string">
            <text:p text:style-name="P1021">forget</text:p>
          </table:table-cell>
          <table:table-cell table:style-name="Table6.A2" office:value-type="string">
            <text:p text:style-name="P1021">forgot</text:p>
          </table:table-cell>
          <table:table-cell table:style-name="Table6.D2" office:value-type="string">
            <text:p text:style-name="P1019">forgotten</text:p>
          </table:table-cell>
        </table:table-row>
        <table:table-row table:style-name="TableLine93974509955152">
          <table:table-cell table:style-name="Table6.A2" office:value-type="string">
            <text:p text:style-name="P1019">получать</text:p>
          </table:table-cell>
          <table:table-cell table:style-name="Table6.A2" office:value-type="string">
            <text:p text:style-name="P1021">get</text:p>
          </table:table-cell>
          <table:table-cell table:style-name="Table6.A2" office:value-type="string">
            <text:p text:style-name="P1021">got</text:p>
          </table:table-cell>
          <table:table-cell table:style-name="Table6.D2" office:value-type="string">
            <text:p text:style-name="P1019">got</text:p>
          </table:table-cell>
        </table:table-row>
        <table:table-row table:style-name="TableLine93974509956224">
          <table:table-cell table:style-name="Table6.A2" office:value-type="string">
            <text:p text:style-name="P1022">давать</text:p>
          </table:table-cell>
          <table:table-cell table:style-name="Table6.A2" office:value-type="string">
            <text:p text:style-name="P1023">give</text:p>
          </table:table-cell>
          <table:table-cell table:style-name="Table6.A2" office:value-type="string">
            <text:p text:style-name="P1023">gave</text:p>
          </table:table-cell>
          <table:table-cell table:style-name="Table6.D2" office:value-type="string">
            <text:p text:style-name="P1022">given</text:p>
          </table:table-cell>
        </table:table-row>
        <table:table-row table:style-name="TableLine93974509957296">
          <table:table-cell table:style-name="Table6.A2" office:value-type="string">
            <text:p text:style-name="P1022">идти</text:p>
          </table:table-cell>
          <table:table-cell table:style-name="Table6.A2" office:value-type="string">
            <text:p text:style-name="P1023">go</text:p>
          </table:table-cell>
          <table:table-cell table:style-name="Table6.A2" office:value-type="string">
            <text:p text:style-name="P1023">went</text:p>
          </table:table-cell>
          <table:table-cell table:style-name="Table6.D2" office:value-type="string">
            <text:p text:style-name="P1022">gone</text:p>
          </table:table-cell>
        </table:table-row>
        <table:table-row table:style-name="TableLine93974509958368">
          <table:table-cell table:style-name="Table6.A2" office:value-type="string">
            <text:p text:style-name="P1024">иметь </text:p>
          </table:table-cell>
          <table:table-cell table:style-name="Table6.A2" office:value-type="string">
            <text:p text:style-name="P1025">have</text:p>
          </table:table-cell>
          <table:table-cell table:style-name="Table6.A2" office:value-type="string">
            <text:p text:style-name="P1025">had</text:p>
          </table:table-cell>
          <table:table-cell table:style-name="Table6.D2" office:value-type="string">
            <text:p text:style-name="P1024">had</text:p>
          </table:table-cell>
        </table:table-row>
        <table:table-row table:style-name="TableLine93974509959440">
          <table:table-cell table:style-name="Table6.A2" office:value-type="string">
            <text:p text:style-name="P1024">слышать</text:p>
          </table:table-cell>
          <table:table-cell table:style-name="Table6.A2" office:value-type="string">
            <text:p text:style-name="P1025">hear</text:p>
          </table:table-cell>
          <table:table-cell table:style-name="Table6.A2" office:value-type="string">
            <text:p text:style-name="P1025">heard</text:p>
          </table:table-cell>
          <table:table-cell table:style-name="Table6.D2" office:value-type="string">
            <text:p text:style-name="P1024">heard</text:p>
          </table:table-cell>
        </table:table-row>
        <table:table-row table:style-name="TableLine93974509961504">
          <table:table-cell table:style-name="Table6.A2" office:value-type="string">
            <text:p text:style-name="P1024">знать</text:p>
          </table:table-cell>
          <table:table-cell table:style-name="Table6.A2" office:value-type="string">
            <text:p text:style-name="P1025">know</text:p>
          </table:table-cell>
          <table:table-cell table:style-name="Table6.A2" office:value-type="string">
            <text:p text:style-name="P1025">knew</text:p>
          </table:table-cell>
          <table:table-cell table:style-name="Table6.D2" office:value-type="string">
            <text:p text:style-name="P1024">known</text:p>
          </table:table-cell>
        </table:table-row>
        <table:table-row table:style-name="TableLine93974509962528">
          <table:table-cell table:style-name="Table6.A2" office:value-type="string">
            <text:p text:style-name="P1024">терять</text:p>
          </table:table-cell>
          <table:table-cell table:style-name="Table6.A2" office:value-type="string">
            <text:p text:style-name="P1025">lose</text:p>
          </table:table-cell>
          <table:table-cell table:style-name="Table6.A2" office:value-type="string">
            <text:p text:style-name="P1025">lost</text:p>
          </table:table-cell>
          <table:table-cell table:style-name="Table6.D2" office:value-type="string">
            <text:p text:style-name="P1024">lost</text:p>
          </table:table-cell>
        </table:table-row>
        <table:table-row table:style-name="TableLine93974509963600">
          <table:table-cell table:style-name="Table6.A2" office:value-type="string">
            <text:p text:style-name="P1024">делать</text:p>
          </table:table-cell>
          <table:table-cell table:style-name="Table6.A2" office:value-type="string">
            <text:p text:style-name="P1025">make</text:p>
          </table:table-cell>
          <table:table-cell table:style-name="Table6.A2" office:value-type="string">
            <text:p text:style-name="P1025">made</text:p>
          </table:table-cell>
          <table:table-cell table:style-name="Table6.D2" office:value-type="string">
            <text:p text:style-name="P1024">made</text:p>
          </table:table-cell>
        </table:table-row>
        <table:table-row table:style-name="TableLine93974509964672">
          <table:table-cell table:style-name="Table6.A2" office:value-type="string">
            <text:p text:style-name="P1024">платить</text:p>
          </table:table-cell>
          <table:table-cell table:style-name="Table6.A2" office:value-type="string">
            <text:p text:style-name="P1025">pay</text:p>
          </table:table-cell>
          <table:table-cell table:style-name="Table6.A2" office:value-type="string">
            <text:p text:style-name="P1025">paid</text:p>
          </table:table-cell>
          <table:table-cell table:style-name="Table6.D2" office:value-type="string">
            <text:p text:style-name="P1024">paid</text:p>
          </table:table-cell>
        </table:table-row>
        <table:table-row table:style-name="TableLine93974509965744">
          <table:table-cell table:style-name="Table6.A2" office:value-type="string">
            <text:p text:style-name="P1024">класть</text:p>
          </table:table-cell>
          <table:table-cell table:style-name="Table6.A2" office:value-type="string">
            <text:p text:style-name="P1025">put</text:p>
          </table:table-cell>
          <table:table-cell table:style-name="Table6.A2" office:value-type="string">
            <text:p text:style-name="P1025">put</text:p>
          </table:table-cell>
          <table:table-cell table:style-name="Table6.D2" office:value-type="string">
            <text:p text:style-name="P1024">put</text:p>
          </table:table-cell>
        </table:table-row>
        <table:table-row table:style-name="TableLine93974509966816">
          <table:table-cell table:style-name="Table6.A2" office:value-type="string">
            <text:p text:style-name="P1024">читать</text:p>
          </table:table-cell>
          <table:table-cell table:style-name="Table6.A2" office:value-type="string">
            <text:p text:style-name="P1025">read</text:p>
          </table:table-cell>
          <table:table-cell table:style-name="Table6.A2" office:value-type="string">
            <text:p text:style-name="P1025">read</text:p>
          </table:table-cell>
          <table:table-cell table:style-name="Table6.D2" office:value-type="string">
            <text:p text:style-name="P1025">read</text:p>
          </table:table-cell>
        </table:table-row>
        <table:table-row table:style-name="TableLine93974509967888">
          <table:table-cell table:style-name="Table6.A2" office:value-type="string">
            <text:p text:style-name="P1024">сказать</text:p>
          </table:table-cell>
          <table:table-cell table:style-name="Table6.A2" office:value-type="string">
            <text:p text:style-name="P1025">say</text:p>
          </table:table-cell>
          <table:table-cell table:style-name="Table6.A2" office:value-type="string">
            <text:p text:style-name="P1025">said</text:p>
          </table:table-cell>
          <table:table-cell table:style-name="Table6.D2" office:value-type="string">
            <text:p text:style-name="P1025">said</text:p>
          </table:table-cell>
        </table:table-row>
        <table:table-row table:style-name="TableLine93974509968960">
          <table:table-cell table:style-name="Table6.A2" office:value-type="string">
            <text:p text:style-name="P1024">говорить</text:p>
          </table:table-cell>
          <table:table-cell table:style-name="Table6.A2" office:value-type="string">
            <text:p text:style-name="P1025">speak</text:p>
          </table:table-cell>
          <table:table-cell table:style-name="Table6.A2" office:value-type="string">
            <text:p text:style-name="P1025">spoke</text:p>
          </table:table-cell>
          <table:table-cell table:style-name="Table6.D2" office:value-type="string">
            <text:p text:style-name="P1024">spoken</text:p>
          </table:table-cell>
        </table:table-row>
        <table:table-row table:style-name="TableLine93974509970032">
          <table:table-cell table:style-name="Table6.A2" office:value-type="string">
            <text:p text:style-name="P1024">видеть</text:p>
          </table:table-cell>
          <table:table-cell table:style-name="Table6.A2" office:value-type="string">
            <text:p text:style-name="P1025">see</text:p>
          </table:table-cell>
          <table:table-cell table:style-name="Table6.A2" office:value-type="string">
            <text:p text:style-name="P1025">saw</text:p>
          </table:table-cell>
          <table:table-cell table:style-name="Table6.D2" office:value-type="string">
            <text:p text:style-name="P1024">seen</text:p>
          </table:table-cell>
        </table:table-row>
        <table:table-row table:style-name="TableLine93974509971104">
          <table:table-cell table:style-name="Table6.A2" office:value-type="string">
            <text:p text:style-name="P1024">сидеть</text:p>
          </table:table-cell>
          <table:table-cell table:style-name="Table6.A2" office:value-type="string">
            <text:p text:style-name="P1025">sit</text:p>
          </table:table-cell>
          <table:table-cell table:style-name="Table6.A2" office:value-type="string">
            <text:p text:style-name="P1025">sat</text:p>
          </table:table-cell>
          <table:table-cell table:style-name="Table6.D2" office:value-type="string">
            <text:p text:style-name="P1024">sat</text:p>
          </table:table-cell>
        </table:table-row>
        <table:table-row table:style-name="TableLine93974509972176">
          <table:table-cell table:style-name="Table6.A2" office:value-type="string">
            <text:p text:style-name="P1024">брать</text:p>
          </table:table-cell>
          <table:table-cell table:style-name="Table6.A2" office:value-type="string">
            <text:p text:style-name="P1025">take</text:p>
          </table:table-cell>
          <table:table-cell table:style-name="Table6.A2" office:value-type="string">
            <text:p text:style-name="P1025">took</text:p>
          </table:table-cell>
          <table:table-cell table:style-name="Table6.D2" office:value-type="string">
            <text:p text:style-name="P1024">taken</text:p>
          </table:table-cell>
        </table:table-row>
        <table:table-row table:style-name="TableLine93974509973248">
          <table:table-cell table:style-name="Table6.A2" office:value-type="string">
            <text:p text:style-name="P1044">обучать</text:p>
          </table:table-cell>
          <table:table-cell table:style-name="Table6.A2" office:value-type="string">
            <text:p text:style-name="P1044">teach</text:p>
          </table:table-cell>
          <table:table-cell table:style-name="Table6.A2" office:value-type="string">
            <text:p text:style-name="P1045">taught</text:p>
          </table:table-cell>
          <table:table-cell table:style-name="Table6.D2" office:value-type="string">
            <text:p text:style-name="P1044">taught</text:p>
          </table:table-cell>
        </table:table-row>
        <table:table-row table:style-name="TableLine93974509974320">
          <table:table-cell table:style-name="Table6.A2" office:value-type="string">
            <text:p text:style-name="P1024">рассказывать</text:p>
          </table:table-cell>
          <table:table-cell table:style-name="Table6.A2" office:value-type="string">
            <text:p text:style-name="P1025">tell</text:p>
          </table:table-cell>
          <table:table-cell table:style-name="Table6.A2" office:value-type="string">
            <text:p text:style-name="P1025">told</text:p>
          </table:table-cell>
          <table:table-cell table:style-name="Table6.D2" office:value-type="string">
            <text:p text:style-name="P1024">told</text:p>
          </table:table-cell>
        </table:table-row>
        <table:table-row table:style-name="TableLine93974509975392">
          <table:table-cell table:style-name="Table6.A2" office:value-type="string">
            <text:p text:style-name="P1024">думать</text:p>
          </table:table-cell>
          <table:table-cell table:style-name="Table6.A2" office:value-type="string">
            <text:p text:style-name="P1025">think</text:p>
          </table:table-cell>
          <table:table-cell table:style-name="Table6.A2" office:value-type="string">
            <text:p text:style-name="P1025">thought</text:p>
          </table:table-cell>
          <table:table-cell table:style-name="Table6.D2" office:value-type="string">
            <text:p text:style-name="P1024">thought</text:p>
          </table:table-cell>
        </table:table-row>
        <table:table-row table:style-name="TableLine93974509976464">
          <table:table-cell table:style-name="Table6.A2" office:value-type="string">
            <text:p text:style-name="P1024">побеждать</text:p>
          </table:table-cell>
          <table:table-cell table:style-name="Table6.A2" office:value-type="string">
            <text:p text:style-name="P1025">win</text:p>
          </table:table-cell>
          <table:table-cell table:style-name="Table6.A2" office:value-type="string">
            <text:p text:style-name="P1025">won</text:p>
          </table:table-cell>
          <table:table-cell table:style-name="Table6.D2" office:value-type="string">
            <text:p text:style-name="P1024">won</text:p>
          </table:table-cell>
        </table:table-row>
        <table:table-row table:style-name="TableLine93974509977536">
          <table:table-cell table:style-name="Table6.A2" office:value-type="string">
            <text:p text:style-name="P1024">писать</text:p>
          </table:table-cell>
          <table:table-cell table:style-name="Table6.A2" office:value-type="string">
            <text:p text:style-name="P1025">write</text:p>
          </table:table-cell>
          <table:table-cell table:style-name="Table6.A2" office:value-type="string">
            <text:p text:style-name="P1025">wrote</text:p>
          </table:table-cell>
          <table:table-cell table:style-name="Table6.D2" office:value-type="string">
            <text:p text:style-name="P1024">written</text:p>
          </table:table-cell>
        </table:table-row>
      </table:table>
      <text:p text:style-name="P239"/>
      <text:p text:style-name="P240">Таблица сокращений:</text:p>
      <text:p text:style-name="P241">Попробовать написать упрощенный конспект, без тонких подробностей, <text:span text:style-name="T984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04T19:43:27.715167529</dc:date>
    <meta:editing-duration>P2DT2H50M59S</meta:editing-duration>
    <meta:editing-cycles>896</meta:editing-cycles>
    <meta:generator>LibreOffice/6.4.7.2$Linux_X86_64 LibreOffice_project/40$Build-2</meta:generator>
    <meta:document-statistic meta:table-count="12" meta:image-count="0" meta:object-count="0" meta:page-count="45" meta:paragraph-count="1684" meta:word-count="13048" meta:character-count="83074" meta:non-whitespace-character-count="71205"/>
  </office:meta>
</office:document-meta>
</file>